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riables32-key" table:style-name="ta1">
        <table:shapes>
          <draw:frame draw:z-index="0" draw:style-name="gr1" draw:text-style-name="P2" svg:width="15.999cm" svg:height="8.999cm" svg:x="8.737cm" svg:y="0cm">
            <draw:object draw:notify-on-update-of-ranges="'variables32-key'.B3:'variables32-key'.B7 'variables32-key'.C2:'variables32-key'.C2 'variables32-key'.C3:'variables32-key'.C7" xlink:href="./Object 1" xlink:type="simple" xlink:show="embed" xlink:actuate="onLoad">
              <loext:p text:style-name="P1"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16.009cm" svg:height="9.031cm" svg:x="33.892cm" svg:y="0.374cm">
            <draw:object draw:notify-on-update-of-ranges="'variables32-key'.N2:'variables32-key'.N9 'variables32-key'.O2:'variables32-key'.O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8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Importância</text:p>
          </table:table-cell>
          <table:table-cell table:number-columns-repeated="10"/>
          <table:table-cell office:value-type="string" calcext:value-type="string">
            <text:p>3</text:p>
          </table:table-cell>
          <table:table-cell table:formula="of:=SUMIF([.$H$18:.$H$1147];[.N2];[.$D$18:.$D$1147])" office:value-type="float" office:value="119.176187934498" calcext:value-type="float">
            <text:p>119,176187934498</text:p>
          </table:table-cell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1" table:formula="of:=SUMIF([.$F$18:.$F$1147];[.B3];[.$D$18:.$D$1147])" office:value-type="float" office:value="327.981624168997" calcext:value-type="float">
            <text:p>327,98</text:p>
          </table:table-cell>
          <table:table-cell table:number-columns-repeated="10"/>
          <table:table-cell office:value-type="string" calcext:value-type="string">
            <text:p>4</text:p>
          </table:table-cell>
          <table:table-cell table:formula="of:=SUMIF([.$H$18:.$H$1147];[.N3];[.$D$18:.$D$1147])" office:value-type="float" office:value="107.028854692372" calcext:value-type="float">
            <text:p>107,028854692372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" table:formula="of:=SUMIF([.$F$18:.$F$1147];[.B4];[.$D$18:.$D$1147])" office:value-type="float" office:value="201.514078191748" calcext:value-type="float">
            <text:p>201,51</text:p>
          </table:table-cell>
          <table:table-cell table:number-columns-repeated="10"/>
          <table:table-cell office:value-type="string" calcext:value-type="string">
            <text:p>1</text:p>
          </table:table-cell>
          <table:table-cell table:formula="of:=SUMIF([.$H$18:.$H$1147];[.N4];[.$D$18:.$D$1147])" office:value-type="float" office:value="96.4285029428815" calcext:value-type="float">
            <text:p>96,4285029428815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style-name="ce1" table:formula="of:=SUMIF([.$F$18:.$F$1147];[.B5];[.$D$18:.$D$1147])" office:value-type="float" office:value="51.7630231684331" calcext:value-type="float">
            <text:p>51,76</text:p>
          </table:table-cell>
          <table:table-cell table:number-columns-repeated="10"/>
          <table:table-cell office:value-type="string" calcext:value-type="string">
            <text:p>9</text:p>
          </table:table-cell>
          <table:table-cell table:formula="of:=SUMIF([.$H$18:.$H$1147];[.N5];[.$D$18:.$D$1147])" office:value-type="float" office:value="89.2460996856121" calcext:value-type="float">
            <text:p>89,2460996856121</text:p>
          </table:table-cell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table:style-name="ce1" table:formula="of:=SUMIF([.$F$18:.$F$1147];[.B6];[.$D$18:.$D$1147])" office:value-type="float" office:value="48.9266724401937" calcext:value-type="float">
            <text:p>48,93</text:p>
          </table:table-cell>
          <table:table-cell table:number-columns-repeated="10"/>
          <table:table-cell office:value-type="string" calcext:value-type="string">
            <text:p>8</text:p>
          </table:table-cell>
          <table:table-cell table:formula="of:=SUMIF([.$H$18:.$H$1147];[.N6];[.$D$18:.$D$1147])" office:value-type="float" office:value="76.7931258066427" calcext:value-type="float">
            <text:p>76,7931258066427</text:p>
          </table:table-cell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table:style-name="ce1" table:formula="of:=SUMIF([.$F$18:.$F$1147];[.B7];[.$D$18:.$D$1147])" office:value-type="float" office:value="21.7749575325941" calcext:value-type="float">
            <text:p>21,77</text:p>
          </table:table-cell>
          <table:table-cell table:number-columns-repeated="10"/>
          <table:table-cell office:value-type="string" calcext:value-type="string">
            <text:p>0</text:p>
          </table:table-cell>
          <table:table-cell table:formula="of:=SUMIF([.$H$18:.$H$1147];[.N7];[.$D$18:.$D$1147])" office:value-type="float" office:value="57.579914617635" calcext:value-type="float">
            <text:p>57,57991461763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7</text:p>
          </table:table-cell>
          <table:table-cell table:formula="of:=SUMIF([.$H$18:.$H$1147];[.N8];[.$D$18:.$D$1147])" office:value-type="float" office:value="56.9250586460131" calcext:value-type="float">
            <text:p>56,925058646013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</text:p>
          </table:table-cell>
          <table:table-cell table:formula="of:=SUMIF([.$H$18:.$H$1147];[.N9];[.$D$18:.$D$1147])" office:value-type="float" office:value="48.7826111763113" calcext:value-type="float">
            <text:p>48,7826111763113</text:p>
          </table:table-cell>
        </table:table-row>
        <table:table-row table:style-name="ro1" table:number-rows-repeated="7">
          <table:table-cell table:number-columns-repeated="15"/>
        </table:table-row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no_var</text:p>
          </table:table-cell>
          <table:table-cell office:value-type="string" calcext:value-type="string">
            <text:p>pc_var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1,54941699394403</text:p>
          </table:table-cell>
          <table:table-cell office:value-type="float" office:value="1.54941699394403" calcext:value-type="float">
            <text:p>1,54941699394403</text:p>
          </table:table-cell>
          <table:table-cell table:formula="of:=SUBSTITUTE(LEFT([.B1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x_3</text:p>
          </table:table-cell>
          <table:table-cell office:value-type="string" calcext:value-type="string">
            <text:p>1,4152755916557</text:p>
          </table:table-cell>
          <table:table-cell office:value-type="float" office:value="1.4152755916557" calcext:value-type="float">
            <text:p>1,4152755916557</text:p>
          </table:table-cell>
          <table:table-cell table:formula="of:=SUBSTITUTE(LEFT([.B1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9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1,36523534930188</text:p>
          </table:table-cell>
          <table:table-cell office:value-type="float" office:value="1.36523534930188" calcext:value-type="float">
            <text:p>1,36523534930188</text:p>
          </table:table-cell>
          <table:table-cell table:formula="of:=SUBSTITUTE(LEFT([.B2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0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1,33889389146033</text:p>
          </table:table-cell>
          <table:table-cell office:value-type="float" office:value="1.33889389146033" calcext:value-type="float">
            <text:p>1,33889389146033</text:p>
          </table:table-cell>
          <table:table-cell table:formula="of:=SUBSTITUTE(LEFT([.B2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1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1,33889389146033</text:p>
          </table:table-cell>
          <table:table-cell office:value-type="float" office:value="1.33889389146033" calcext:value-type="float">
            <text:p>1,33889389146033</text:p>
          </table:table-cell>
          <table:table-cell table:formula="of:=SUBSTITUTE(LEFT([.B2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2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1,33889389146033</text:p>
          </table:table-cell>
          <table:table-cell office:value-type="float" office:value="1.33889389146033" calcext:value-type="float">
            <text:p>1,33889389146033</text:p>
          </table:table-cell>
          <table:table-cell table:formula="of:=SUBSTITUTE(LEFT([.B2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1,33823060757552</text:p>
          </table:table-cell>
          <table:table-cell office:value-type="float" office:value="1.33823060757552" calcext:value-type="float">
            <text:p>1,33823060757552</text:p>
          </table:table-cell>
          <table:table-cell table:formula="of:=SUBSTITUTE(LEFT([.B2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4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1,31486036126692</text:p>
          </table:table-cell>
          <table:table-cell office:value-type="float" office:value="1.31486036126692" calcext:value-type="float">
            <text:p>1,31486036126692</text:p>
          </table:table-cell>
          <table:table-cell table:formula="of:=SUBSTITUTE(LEFT([.B2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5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n_3</text:p>
          </table:table-cell>
          <table:table-cell office:value-type="string" calcext:value-type="string">
            <text:p>1,31486036126692</text:p>
          </table:table-cell>
          <table:table-cell office:value-type="float" office:value="1.31486036126692" calcext:value-type="float">
            <text:p>1,31486036126692</text:p>
          </table:table-cell>
          <table:table-cell table:formula="of:=SUBSTITUTE(LEFT([.B2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6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1,30056920796733</text:p>
          </table:table-cell>
          <table:table-cell office:value-type="float" office:value="1.30056920796733" calcext:value-type="float">
            <text:p>1,30056920796733</text:p>
          </table:table-cell>
          <table:table-cell table:formula="of:=SUBSTITUTE(LEFT([.B2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7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1,30056920796733</text:p>
          </table:table-cell>
          <table:table-cell office:value-type="float" office:value="1.30056920796733" calcext:value-type="float">
            <text:p>1,30056920796733</text:p>
          </table:table-cell>
          <table:table-cell table:formula="of:=SUBSTITUTE(LEFT([.B2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1,30056920796733</text:p>
          </table:table-cell>
          <table:table-cell office:value-type="float" office:value="1.30056920796733" calcext:value-type="float">
            <text:p>1,30056920796733</text:p>
          </table:table-cell>
          <table:table-cell table:formula="of:=SUBSTITUTE(LEFT([.B2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9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1,30056920796733</text:p>
          </table:table-cell>
          <table:table-cell office:value-type="float" office:value="1.30056920796733" calcext:value-type="float">
            <text:p>1,30056920796733</text:p>
          </table:table-cell>
          <table:table-cell table:formula="of:=SUBSTITUTE(LEFT([.B3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0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1,28403368918228</text:p>
          </table:table-cell>
          <table:table-cell office:value-type="float" office:value="1.28403368918228" calcext:value-type="float">
            <text:p>1,28403368918228</text:p>
          </table:table-cell>
          <table:table-cell table:formula="of:=SUBSTITUTE(LEFT([.B3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1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x_3</text:p>
          </table:table-cell>
          <table:table-cell office:value-type="string" calcext:value-type="string">
            <text:p>1,27833596305752</text:p>
          </table:table-cell>
          <table:table-cell office:value-type="float" office:value="1.27833596305752" calcext:value-type="float">
            <text:p>1,27833596305752</text:p>
          </table:table-cell>
          <table:table-cell table:formula="of:=SUBSTITUTE(LEFT([.B3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2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1,26607974899085</text:p>
          </table:table-cell>
          <table:table-cell office:value-type="float" office:value="1.26607974899085" calcext:value-type="float">
            <text:p>1,26607974899085</text:p>
          </table:table-cell>
          <table:table-cell table:formula="of:=SUBSTITUTE(LEFT([.B3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1,25882741358788</text:p>
          </table:table-cell>
          <table:table-cell office:value-type="float" office:value="1.25882741358788" calcext:value-type="float">
            <text:p>1,25882741358788</text:p>
          </table:table-cell>
          <table:table-cell table:formula="of:=SUBSTITUTE(LEFT([.B3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4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1,25882741358788</text:p>
          </table:table-cell>
          <table:table-cell office:value-type="float" office:value="1.25882741358788" calcext:value-type="float">
            <text:p>1,25882741358788</text:p>
          </table:table-cell>
          <table:table-cell table:formula="of:=SUBSTITUTE(LEFT([.B3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5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1,25208992790934</text:p>
          </table:table-cell>
          <table:table-cell office:value-type="float" office:value="1.25208992790934" calcext:value-type="float">
            <text:p>1,25208992790934</text:p>
          </table:table-cell>
          <table:table-cell table:formula="of:=SUBSTITUTE(LEFT([.B3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6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n_3</text:p>
          </table:table-cell>
          <table:table-cell office:value-type="string" calcext:value-type="string">
            <text:p>1,25120354550948</text:p>
          </table:table-cell>
          <table:table-cell office:value-type="float" office:value="1.25120354550948" calcext:value-type="float">
            <text:p>1,25120354550948</text:p>
          </table:table-cell>
          <table:table-cell table:formula="of:=SUBSTITUTE(LEFT([.B3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7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1,24045172381773</text:p>
          </table:table-cell>
          <table:table-cell office:value-type="float" office:value="1.24045172381773" calcext:value-type="float">
            <text:p>1,24045172381773</text:p>
          </table:table-cell>
          <table:table-cell table:formula="of:=SUBSTITUTE(LEFT([.B3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n_8</text:p>
          </table:table-cell>
          <table:table-cell office:value-type="string" calcext:value-type="string">
            <text:p>1,23459136199471</text:p>
          </table:table-cell>
          <table:table-cell office:value-type="float" office:value="1.23459136199471" calcext:value-type="float">
            <text:p>1,23459136199471</text:p>
          </table:table-cell>
          <table:table-cell table:formula="of:=SUBSTITUTE(LEFT([.B3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9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am_8</text:p>
          </table:table-cell>
          <table:table-cell office:value-type="string" calcext:value-type="string">
            <text:p>1,23149970519913</text:p>
          </table:table-cell>
          <table:table-cell office:value-type="float" office:value="1.23149970519913" calcext:value-type="float">
            <text:p>1,23149970519913</text:p>
          </table:table-cell>
          <table:table-cell table:formula="of:=SUBSTITUTE(LEFT([.B4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0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1,22968406560589</text:p>
          </table:table-cell>
          <table:table-cell office:value-type="float" office:value="1.22968406560589" calcext:value-type="float">
            <text:p>1,22968406560589</text:p>
          </table:table-cell>
          <table:table-cell table:formula="of:=SUBSTITUTE(LEFT([.B4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1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1,22390871543862</text:p>
          </table:table-cell>
          <table:table-cell office:value-type="float" office:value="1.22390871543862" calcext:value-type="float">
            <text:p>1,22390871543862</text:p>
          </table:table-cell>
          <table:table-cell table:formula="of:=SUBSTITUTE(LEFT([.B4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2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1,20917988007286</text:p>
          </table:table-cell>
          <table:table-cell office:value-type="float" office:value="1.20917988007286" calcext:value-type="float">
            <text:p>1,20917988007286</text:p>
          </table:table-cell>
          <table:table-cell table:formula="of:=SUBSTITUTE(LEFT([.B4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n_3</text:p>
          </table:table-cell>
          <table:table-cell office:value-type="string" calcext:value-type="string">
            <text:p>1,19658581981019</text:p>
          </table:table-cell>
          <table:table-cell office:value-type="float" office:value="1.19658581981019" calcext:value-type="float">
            <text:p>1,19658581981019</text:p>
          </table:table-cell>
          <table:table-cell table:formula="of:=SUBSTITUTE(LEFT([.B4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4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x_3</text:p>
          </table:table-cell>
          <table:table-cell office:value-type="string" calcext:value-type="string">
            <text:p>1,18654000288815</text:p>
          </table:table-cell>
          <table:table-cell office:value-type="float" office:value="1.18654000288815" calcext:value-type="float">
            <text:p>1,18654000288815</text:p>
          </table:table-cell>
          <table:table-cell table:formula="of:=SUBSTITUTE(LEFT([.B4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5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1,18528637151683</text:p>
          </table:table-cell>
          <table:table-cell office:value-type="float" office:value="1.18528637151683" calcext:value-type="float">
            <text:p>1,18528637151683</text:p>
          </table:table-cell>
          <table:table-cell table:formula="of:=SUBSTITUTE(LEFT([.B4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6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qm_1</text:p>
          </table:table-cell>
          <table:table-cell office:value-type="string" calcext:value-type="string">
            <text:p>1,18478662493668</text:p>
          </table:table-cell>
          <table:table-cell office:value-type="float" office:value="1.18478662493668" calcext:value-type="float">
            <text:p>1,18478662493668</text:p>
          </table:table-cell>
          <table:table-cell table:formula="of:=SUBSTITUTE(LEFT([.B4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x_3</text:p>
          </table:table-cell>
          <table:table-cell office:value-type="string" calcext:value-type="string">
            <text:p>1,18158734395998</text:p>
          </table:table-cell>
          <table:table-cell office:value-type="float" office:value="1.18158734395998" calcext:value-type="float">
            <text:p>1,18158734395998</text:p>
          </table:table-cell>
          <table:table-cell table:formula="of:=SUBSTITUTE(LEFT([.B4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d_4</text:p>
          </table:table-cell>
          <table:table-cell office:value-type="string" calcext:value-type="string">
            <text:p>1,16489494093867</text:p>
          </table:table-cell>
          <table:table-cell office:value-type="float" office:value="1.16489494093867" calcext:value-type="float">
            <text:p>1,16489494093867</text:p>
          </table:table-cell>
          <table:table-cell table:formula="of:=SUBSTITUTE(LEFT([.B4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9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fq_4</text:p>
          </table:table-cell>
          <table:table-cell office:value-type="string" calcext:value-type="string">
            <text:p>1,16489494093867</text:p>
          </table:table-cell>
          <table:table-cell office:value-type="float" office:value="1.16489494093867" calcext:value-type="float">
            <text:p>1,16489494093867</text:p>
          </table:table-cell>
          <table:table-cell table:formula="of:=SUBSTITUTE(LEFT([.B5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0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tq_4</text:p>
          </table:table-cell>
          <table:table-cell office:value-type="string" calcext:value-type="string">
            <text:p>1,16489494093867</text:p>
          </table:table-cell>
          <table:table-cell office:value-type="float" office:value="1.16489494093867" calcext:value-type="float">
            <text:p>1,16489494093867</text:p>
          </table:table-cell>
          <table:table-cell table:formula="of:=SUBSTITUTE(LEFT([.B5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1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am_4</text:p>
          </table:table-cell>
          <table:table-cell office:value-type="string" calcext:value-type="string">
            <text:p>1,16489494093867</text:p>
          </table:table-cell>
          <table:table-cell office:value-type="float" office:value="1.16489494093867" calcext:value-type="float">
            <text:p>1,16489494093867</text:p>
          </table:table-cell>
          <table:table-cell table:formula="of:=SUBSTITUTE(LEFT([.B5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n_4</text:p>
          </table:table-cell>
          <table:table-cell office:value-type="string" calcext:value-type="string">
            <text:p>1,16489494093867</text:p>
          </table:table-cell>
          <table:table-cell office:value-type="float" office:value="1.16489494093867" calcext:value-type="float">
            <text:p>1,16489494093867</text:p>
          </table:table-cell>
          <table:table-cell table:formula="of:=SUBSTITUTE(LEFT([.B5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qm_4</text:p>
          </table:table-cell>
          <table:table-cell office:value-type="string" calcext:value-type="string">
            <text:p>1,16489494093867</text:p>
          </table:table-cell>
          <table:table-cell office:value-type="float" office:value="1.16489494093867" calcext:value-type="float">
            <text:p>1,16489494093867</text:p>
          </table:table-cell>
          <table:table-cell table:formula="of:=SUBSTITUTE(LEFT([.B5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4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1,16459118081334</text:p>
          </table:table-cell>
          <table:table-cell office:value-type="float" office:value="1.16459118081334" calcext:value-type="float">
            <text:p>1,16459118081334</text:p>
          </table:table-cell>
          <table:table-cell table:formula="of:=SUBSTITUTE(LEFT([.B5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5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x_3</text:p>
          </table:table-cell>
          <table:table-cell office:value-type="string" calcext:value-type="string">
            <text:p>1,1591622387923</text:p>
          </table:table-cell>
          <table:table-cell office:value-type="float" office:value="1.1591622387923" calcext:value-type="float">
            <text:p>1,1591622387923</text:p>
          </table:table-cell>
          <table:table-cell table:formula="of:=SUBSTITUTE(LEFT([.B5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6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tq_5</text:p>
          </table:table-cell>
          <table:table-cell office:value-type="string" calcext:value-type="string">
            <text:p>1,1469133128977</text:p>
          </table:table-cell>
          <table:table-cell office:value-type="float" office:value="1.1469133128977" calcext:value-type="float">
            <text:p>1,1469133128977</text:p>
          </table:table-cell>
          <table:table-cell table:formula="of:=SUBSTITUTE(LEFT([.B5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7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x_5</text:p>
          </table:table-cell>
          <table:table-cell office:value-type="string" calcext:value-type="string">
            <text:p>1,1469133128977</text:p>
          </table:table-cell>
          <table:table-cell office:value-type="float" office:value="1.1469133128977" calcext:value-type="float">
            <text:p>1,1469133128977</text:p>
          </table:table-cell>
          <table:table-cell table:formula="of:=SUBSTITUTE(LEFT([.B5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8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1,14155319252887</text:p>
          </table:table-cell>
          <table:table-cell office:value-type="float" office:value="1.14155319252887" calcext:value-type="float">
            <text:p>1,14155319252887</text:p>
          </table:table-cell>
          <table:table-cell table:formula="of:=SUBSTITUTE(LEFT([.B5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9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n_1</text:p>
          </table:table-cell>
          <table:table-cell office:value-type="string" calcext:value-type="string">
            <text:p>1,13781809562917</text:p>
          </table:table-cell>
          <table:table-cell office:value-type="float" office:value="1.13781809562917" calcext:value-type="float">
            <text:p>1,13781809562917</text:p>
          </table:table-cell>
          <table:table-cell table:formula="of:=SUBSTITUTE(LEFT([.B6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n_8</text:p>
          </table:table-cell>
          <table:table-cell office:value-type="string" calcext:value-type="string">
            <text:p>1,13635507987505</text:p>
          </table:table-cell>
          <table:table-cell office:value-type="float" office:value="1.13635507987505" calcext:value-type="float">
            <text:p>1,13635507987505</text:p>
          </table:table-cell>
          <table:table-cell table:formula="of:=SUBSTITUTE(LEFT([.B6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1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n_3</text:p>
          </table:table-cell>
          <table:table-cell office:value-type="string" calcext:value-type="string">
            <text:p>1,12606969311842</text:p>
          </table:table-cell>
          <table:table-cell office:value-type="float" office:value="1.12606969311842" calcext:value-type="float">
            <text:p>1,12606969311842</text:p>
          </table:table-cell>
          <table:table-cell table:formula="of:=SUBSTITUTE(LEFT([.B6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2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1,11978175133941</text:p>
          </table:table-cell>
          <table:table-cell office:value-type="float" office:value="1.11978175133941" calcext:value-type="float">
            <text:p>1,11978175133941</text:p>
          </table:table-cell>
          <table:table-cell table:formula="of:=SUBSTITUTE(LEFT([.B6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x_4</text:p>
          </table:table-cell>
          <table:table-cell office:value-type="string" calcext:value-type="string">
            <text:p>1,1110112690217</text:p>
          </table:table-cell>
          <table:table-cell office:value-type="float" office:value="1.1110112690217" calcext:value-type="float">
            <text:p>1,1110112690217</text:p>
          </table:table-cell>
          <table:table-cell table:formula="of:=SUBSTITUTE(LEFT([.B6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4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1,10571537679846</text:p>
          </table:table-cell>
          <table:table-cell office:value-type="float" office:value="1.10571537679846" calcext:value-type="float">
            <text:p>1,10571537679846</text:p>
          </table:table-cell>
          <table:table-cell table:formula="of:=SUBSTITUTE(LEFT([.B6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5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1,10201988034533</text:p>
          </table:table-cell>
          <table:table-cell office:value-type="float" office:value="1.10201988034533" calcext:value-type="float">
            <text:p>1,10201988034533</text:p>
          </table:table-cell>
          <table:table-cell table:formula="of:=SUBSTITUTE(LEFT([.B6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6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1,10170754861131</text:p>
          </table:table-cell>
          <table:table-cell office:value-type="float" office:value="1.10170754861131" calcext:value-type="float">
            <text:p>1,10170754861131</text:p>
          </table:table-cell>
          <table:table-cell table:formula="of:=SUBSTITUTE(LEFT([.B6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7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1,09830714549454</text:p>
          </table:table-cell>
          <table:table-cell office:value-type="float" office:value="1.09830714549454" calcext:value-type="float">
            <text:p>1,09830714549454</text:p>
          </table:table-cell>
          <table:table-cell table:formula="of:=SUBSTITUTE(LEFT([.B6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n_3</text:p>
          </table:table-cell>
          <table:table-cell office:value-type="string" calcext:value-type="string">
            <text:p>1,08628081069151</text:p>
          </table:table-cell>
          <table:table-cell office:value-type="float" office:value="1.08628081069151" calcext:value-type="float">
            <text:p>1,08628081069151</text:p>
          </table:table-cell>
          <table:table-cell table:formula="of:=SUBSTITUTE(LEFT([.B6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9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qm_8</text:p>
          </table:table-cell>
          <table:table-cell office:value-type="string" calcext:value-type="string">
            <text:p>1,08622143910634</text:p>
          </table:table-cell>
          <table:table-cell office:value-type="float" office:value="1.08622143910634" calcext:value-type="float">
            <text:p>1,08622143910634</text:p>
          </table:table-cell>
          <table:table-cell table:formula="of:=SUBSTITUTE(LEFT([.B7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0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qm_4</text:p>
          </table:table-cell>
          <table:table-cell office:value-type="string" calcext:value-type="string">
            <text:p>1,08057576889363</text:p>
          </table:table-cell>
          <table:table-cell office:value-type="float" office:value="1.08057576889363" calcext:value-type="float">
            <text:p>1,08057576889363</text:p>
          </table:table-cell>
          <table:table-cell table:formula="of:=SUBSTITUTE(LEFT([.B7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1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d_4</text:p>
          </table:table-cell>
          <table:table-cell office:value-type="string" calcext:value-type="string">
            <text:p>1,06248539976694</text:p>
          </table:table-cell>
          <table:table-cell office:value-type="float" office:value="1.06248539976694" calcext:value-type="float">
            <text:p>1,06248539976694</text:p>
          </table:table-cell>
          <table:table-cell table:formula="of:=SUBSTITUTE(LEFT([.B7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fq_4</text:p>
          </table:table-cell>
          <table:table-cell office:value-type="string" calcext:value-type="string">
            <text:p>1,06248539976694</text:p>
          </table:table-cell>
          <table:table-cell office:value-type="float" office:value="1.06248539976694" calcext:value-type="float">
            <text:p>1,06248539976694</text:p>
          </table:table-cell>
          <table:table-cell table:formula="of:=SUBSTITUTE(LEFT([.B7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tq_4</text:p>
          </table:table-cell>
          <table:table-cell office:value-type="string" calcext:value-type="string">
            <text:p>1,06248539976694</text:p>
          </table:table-cell>
          <table:table-cell office:value-type="float" office:value="1.06248539976694" calcext:value-type="float">
            <text:p>1,06248539976694</text:p>
          </table:table-cell>
          <table:table-cell table:formula="of:=SUBSTITUTE(LEFT([.B7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4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am_4</text:p>
          </table:table-cell>
          <table:table-cell office:value-type="string" calcext:value-type="string">
            <text:p>1,06248539976694</text:p>
          </table:table-cell>
          <table:table-cell office:value-type="float" office:value="1.06248539976694" calcext:value-type="float">
            <text:p>1,06248539976694</text:p>
          </table:table-cell>
          <table:table-cell table:formula="of:=SUBSTITUTE(LEFT([.B7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5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n_4</text:p>
          </table:table-cell>
          <table:table-cell office:value-type="string" calcext:value-type="string">
            <text:p>1,06248539976694</text:p>
          </table:table-cell>
          <table:table-cell office:value-type="float" office:value="1.06248539976694" calcext:value-type="float">
            <text:p>1,06248539976694</text:p>
          </table:table-cell>
          <table:table-cell table:formula="of:=SUBSTITUTE(LEFT([.B7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6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qm_4</text:p>
          </table:table-cell>
          <table:table-cell office:value-type="string" calcext:value-type="string">
            <text:p>1,06248539976694</text:p>
          </table:table-cell>
          <table:table-cell office:value-type="float" office:value="1.06248539976694" calcext:value-type="float">
            <text:p>1,06248539976694</text:p>
          </table:table-cell>
          <table:table-cell table:formula="of:=SUBSTITUTE(LEFT([.B7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7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1,05514407986276</text:p>
          </table:table-cell>
          <table:table-cell office:value-type="float" office:value="1.05514407986276" calcext:value-type="float">
            <text:p>1,05514407986276</text:p>
          </table:table-cell>
          <table:table-cell table:formula="of:=SUBSTITUTE(LEFT([.B7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1,05514407986276</text:p>
          </table:table-cell>
          <table:table-cell office:value-type="float" office:value="1.05514407986276" calcext:value-type="float">
            <text:p>1,05514407986276</text:p>
          </table:table-cell>
          <table:table-cell table:formula="of:=SUBSTITUTE(LEFT([.B7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tq_8</text:p>
          </table:table-cell>
          <table:table-cell office:value-type="string" calcext:value-type="string">
            <text:p>1,0549462876352</text:p>
          </table:table-cell>
          <table:table-cell office:value-type="float" office:value="1.0549462876352" calcext:value-type="float">
            <text:p>1,0549462876352</text:p>
          </table:table-cell>
          <table:table-cell table:formula="of:=SUBSTITUTE(LEFT([.B8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0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x_8</text:p>
          </table:table-cell>
          <table:table-cell office:value-type="string" calcext:value-type="string">
            <text:p>1,0549462876352</text:p>
          </table:table-cell>
          <table:table-cell office:value-type="float" office:value="1.0549462876352" calcext:value-type="float">
            <text:p>1,0549462876352</text:p>
          </table:table-cell>
          <table:table-cell table:formula="of:=SUBSTITUTE(LEFT([.B8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1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tq_8</text:p>
          </table:table-cell>
          <table:table-cell office:value-type="string" calcext:value-type="string">
            <text:p>1,04842234971366</text:p>
          </table:table-cell>
          <table:table-cell office:value-type="float" office:value="1.04842234971366" calcext:value-type="float">
            <text:p>1,04842234971366</text:p>
          </table:table-cell>
          <table:table-cell table:formula="of:=SUBSTITUTE(LEFT([.B8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2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am_8</text:p>
          </table:table-cell>
          <table:table-cell office:value-type="string" calcext:value-type="string">
            <text:p>1,04842234971366</text:p>
          </table:table-cell>
          <table:table-cell office:value-type="float" office:value="1.04842234971366" calcext:value-type="float">
            <text:p>1,04842234971366</text:p>
          </table:table-cell>
          <table:table-cell table:formula="of:=SUBSTITUTE(LEFT([.B8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3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qm_8</text:p>
          </table:table-cell>
          <table:table-cell office:value-type="string" calcext:value-type="string">
            <text:p>1,04842234971366</text:p>
          </table:table-cell>
          <table:table-cell office:value-type="float" office:value="1.04842234971366" calcext:value-type="float">
            <text:p>1,04842234971366</text:p>
          </table:table-cell>
          <table:table-cell table:formula="of:=SUBSTITUTE(LEFT([.B8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4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1,04505398472794</text:p>
          </table:table-cell>
          <table:table-cell office:value-type="float" office:value="1.04505398472794" calcext:value-type="float">
            <text:p>1,04505398472794</text:p>
          </table:table-cell>
          <table:table-cell table:formula="of:=SUBSTITUTE(LEFT([.B8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fq_1</text:p>
          </table:table-cell>
          <table:table-cell office:value-type="string" calcext:value-type="string">
            <text:p>1,04505398472794</text:p>
          </table:table-cell>
          <table:table-cell office:value-type="float" office:value="1.04505398472794" calcext:value-type="float">
            <text:p>1,04505398472794</text:p>
          </table:table-cell>
          <table:table-cell table:formula="of:=SUBSTITUTE(LEFT([.B8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tq_1</text:p>
          </table:table-cell>
          <table:table-cell office:value-type="string" calcext:value-type="string">
            <text:p>1,04505398472794</text:p>
          </table:table-cell>
          <table:table-cell office:value-type="float" office:value="1.04505398472794" calcext:value-type="float">
            <text:p>1,04505398472794</text:p>
          </table:table-cell>
          <table:table-cell table:formula="of:=SUBSTITUTE(LEFT([.B8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1,04505398472794</text:p>
          </table:table-cell>
          <table:table-cell office:value-type="float" office:value="1.04505398472794" calcext:value-type="float">
            <text:p>1,04505398472794</text:p>
          </table:table-cell>
          <table:table-cell table:formula="of:=SUBSTITUTE(LEFT([.B8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n_1</text:p>
          </table:table-cell>
          <table:table-cell office:value-type="string" calcext:value-type="string">
            <text:p>1,04505398472794</text:p>
          </table:table-cell>
          <table:table-cell office:value-type="float" office:value="1.04505398472794" calcext:value-type="float">
            <text:p>1,04505398472794</text:p>
          </table:table-cell>
          <table:table-cell table:formula="of:=SUBSTITUTE(LEFT([.B8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x_1</text:p>
          </table:table-cell>
          <table:table-cell office:value-type="string" calcext:value-type="string">
            <text:p>1,04505398472794</text:p>
          </table:table-cell>
          <table:table-cell office:value-type="float" office:value="1.04505398472794" calcext:value-type="float">
            <text:p>1,04505398472794</text:p>
          </table:table-cell>
          <table:table-cell table:formula="of:=SUBSTITUTE(LEFT([.B9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1,0422020687528</text:p>
          </table:table-cell>
          <table:table-cell office:value-type="float" office:value="1.0422020687528" calcext:value-type="float">
            <text:p>1,0422020687528</text:p>
          </table:table-cell>
          <table:table-cell table:formula="of:=SUBSTITUTE(LEFT([.B9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mx_4</text:p>
          </table:table-cell>
          <table:table-cell office:value-type="string" calcext:value-type="string">
            <text:p>1,03801013220086</text:p>
          </table:table-cell>
          <table:table-cell office:value-type="float" office:value="1.03801013220086" calcext:value-type="float">
            <text:p>1,03801013220086</text:p>
          </table:table-cell>
          <table:table-cell table:formula="of:=SUBSTITUTE(LEFT([.B92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9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d_8</text:p>
          </table:table-cell>
          <table:table-cell office:value-type="string" calcext:value-type="string">
            <text:p>1,03627459516741</text:p>
          </table:table-cell>
          <table:table-cell office:value-type="float" office:value="1.03627459516741" calcext:value-type="float">
            <text:p>1,03627459516741</text:p>
          </table:table-cell>
          <table:table-cell table:formula="of:=SUBSTITUTE(LEFT([.B9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3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fq_8</text:p>
          </table:table-cell>
          <table:table-cell office:value-type="string" calcext:value-type="string">
            <text:p>1,03627459516741</text:p>
          </table:table-cell>
          <table:table-cell office:value-type="float" office:value="1.03627459516741" calcext:value-type="float">
            <text:p>1,03627459516741</text:p>
          </table:table-cell>
          <table:table-cell table:formula="of:=SUBSTITUTE(LEFT([.B9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4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tq_8</text:p>
          </table:table-cell>
          <table:table-cell office:value-type="string" calcext:value-type="string">
            <text:p>1,03627459516741</text:p>
          </table:table-cell>
          <table:table-cell office:value-type="float" office:value="1.03627459516741" calcext:value-type="float">
            <text:p>1,03627459516741</text:p>
          </table:table-cell>
          <table:table-cell table:formula="of:=SUBSTITUTE(LEFT([.B9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5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am_8</text:p>
          </table:table-cell>
          <table:table-cell office:value-type="string" calcext:value-type="string">
            <text:p>1,03627459516741</text:p>
          </table:table-cell>
          <table:table-cell office:value-type="float" office:value="1.03627459516741" calcext:value-type="float">
            <text:p>1,03627459516741</text:p>
          </table:table-cell>
          <table:table-cell table:formula="of:=SUBSTITUTE(LEFT([.B9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6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n_8</text:p>
          </table:table-cell>
          <table:table-cell office:value-type="string" calcext:value-type="string">
            <text:p>1,03627459516741</text:p>
          </table:table-cell>
          <table:table-cell office:value-type="float" office:value="1.03627459516741" calcext:value-type="float">
            <text:p>1,03627459516741</text:p>
          </table:table-cell>
          <table:table-cell table:formula="of:=SUBSTITUTE(LEFT([.B9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7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x_8</text:p>
          </table:table-cell>
          <table:table-cell office:value-type="string" calcext:value-type="string">
            <text:p>1,03627459516741</text:p>
          </table:table-cell>
          <table:table-cell office:value-type="float" office:value="1.03627459516741" calcext:value-type="float">
            <text:p>1,03627459516741</text:p>
          </table:table-cell>
          <table:table-cell table:formula="of:=SUBSTITUTE(LEFT([.B9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8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qm_8</text:p>
          </table:table-cell>
          <table:table-cell office:value-type="string" calcext:value-type="string">
            <text:p>1,03627459516741</text:p>
          </table:table-cell>
          <table:table-cell office:value-type="float" office:value="1.03627459516741" calcext:value-type="float">
            <text:p>1,03627459516741</text:p>
          </table:table-cell>
          <table:table-cell table:formula="of:=SUBSTITUTE(LEFT([.B9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9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1,03286191833814</text:p>
          </table:table-cell>
          <table:table-cell office:value-type="float" office:value="1.03286191833814" calcext:value-type="float">
            <text:p>1,03286191833814</text:p>
          </table:table-cell>
          <table:table-cell table:formula="of:=SUBSTITUTE(LEFT([.B10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0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fq_1</text:p>
          </table:table-cell>
          <table:table-cell office:value-type="string" calcext:value-type="string">
            <text:p>1,03171303343068</text:p>
          </table:table-cell>
          <table:table-cell office:value-type="float" office:value="1.03171303343068" calcext:value-type="float">
            <text:p>1,03171303343068</text:p>
          </table:table-cell>
          <table:table-cell table:formula="of:=SUBSTITUTE(LEFT([.B10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1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x_4</text:p>
          </table:table-cell>
          <table:table-cell office:value-type="string" calcext:value-type="string">
            <text:p>1,02986368480227</text:p>
          </table:table-cell>
          <table:table-cell office:value-type="float" office:value="1.02986368480227" calcext:value-type="float">
            <text:p>1,02986368480227</text:p>
          </table:table-cell>
          <table:table-cell table:formula="of:=SUBSTITUTE(LEFT([.B10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1,02701923502625</text:p>
          </table:table-cell>
          <table:table-cell office:value-type="float" office:value="1.02701923502625" calcext:value-type="float">
            <text:p>1,02701923502625</text:p>
          </table:table-cell>
          <table:table-cell table:formula="of:=SUBSTITUTE(LEFT([.B10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3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1,02444620188005</text:p>
          </table:table-cell>
          <table:table-cell office:value-type="float" office:value="1.02444620188005" calcext:value-type="float">
            <text:p>1,02444620188005</text:p>
          </table:table-cell>
          <table:table-cell table:formula="of:=SUBSTITUTE(LEFT([.B10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4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n_3</text:p>
          </table:table-cell>
          <table:table-cell office:value-type="string" calcext:value-type="string">
            <text:p>1,02166723948059</text:p>
          </table:table-cell>
          <table:table-cell office:value-type="float" office:value="1.02166723948059" calcext:value-type="float">
            <text:p>1,02166723948059</text:p>
          </table:table-cell>
          <table:table-cell table:formula="of:=SUBSTITUTE(LEFT([.B10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5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1,02059639244572</text:p>
          </table:table-cell>
          <table:table-cell office:value-type="float" office:value="1.02059639244572" calcext:value-type="float">
            <text:p>1,02059639244572</text:p>
          </table:table-cell>
          <table:table-cell table:formula="of:=SUBSTITUTE(LEFT([.B10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6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1,02059639244572</text:p>
          </table:table-cell>
          <table:table-cell office:value-type="float" office:value="1.02059639244572" calcext:value-type="float">
            <text:p>1,02059639244572</text:p>
          </table:table-cell>
          <table:table-cell table:formula="of:=SUBSTITUTE(LEFT([.B10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7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fq_1</text:p>
          </table:table-cell>
          <table:table-cell office:value-type="string" calcext:value-type="string">
            <text:p>1,02013979172416</text:p>
          </table:table-cell>
          <table:table-cell office:value-type="float" office:value="1.02013979172416" calcext:value-type="float">
            <text:p>1,02013979172416</text:p>
          </table:table-cell>
          <table:table-cell table:formula="of:=SUBSTITUTE(LEFT([.B10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1,0138907485795</text:p>
          </table:table-cell>
          <table:table-cell office:value-type="float" office:value="1.0138907485795" calcext:value-type="float">
            <text:p>1,0138907485795</text:p>
          </table:table-cell>
          <table:table-cell table:formula="of:=SUBSTITUTE(LEFT([.B10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9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0,988395654209379</text:p>
          </table:table-cell>
          <table:table-cell office:value-type="float" office:value="0.988395654209379" calcext:value-type="float">
            <text:p>0,988395654209379</text:p>
          </table:table-cell>
          <table:table-cell table:formula="of:=SUBSTITUTE(LEFT([.B11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10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n_3</text:p>
          </table:table-cell>
          <table:table-cell office:value-type="string" calcext:value-type="string">
            <text:p>0,983043092320971</text:p>
          </table:table-cell>
          <table:table-cell office:value-type="float" office:value="0.983043092320971" calcext:value-type="float">
            <text:p>0,983043092320971</text:p>
          </table:table-cell>
          <table:table-cell table:formula="of:=SUBSTITUTE(LEFT([.B11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11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0,978687101697985</text:p>
          </table:table-cell>
          <table:table-cell office:value-type="float" office:value="0.978687101697985" calcext:value-type="float">
            <text:p>0,978687101697985</text:p>
          </table:table-cell>
          <table:table-cell table:formula="of:=SUBSTITUTE(LEFT([.B11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12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0,978687101697985</text:p>
          </table:table-cell>
          <table:table-cell office:value-type="float" office:value="0.978687101697985" calcext:value-type="float">
            <text:p>0,978687101697985</text:p>
          </table:table-cell>
          <table:table-cell table:formula="of:=SUBSTITUTE(LEFT([.B11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1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0,977273060968665</text:p>
          </table:table-cell>
          <table:table-cell office:value-type="float" office:value="0.977273060968665" calcext:value-type="float">
            <text:p>0,977273060968665</text:p>
          </table:table-cell>
          <table:table-cell table:formula="of:=SUBSTITUTE(LEFT([.B114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14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0,97281710490614</text:p>
          </table:table-cell>
          <table:table-cell office:value-type="float" office:value="0.97281710490614" calcext:value-type="float">
            <text:p>0,97281710490614</text:p>
          </table:table-cell>
          <table:table-cell table:formula="of:=SUBSTITUTE(LEFT([.B11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15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0,964827533575353</text:p>
          </table:table-cell>
          <table:table-cell office:value-type="float" office:value="0.964827533575353" calcext:value-type="float">
            <text:p>0,964827533575353</text:p>
          </table:table-cell>
          <table:table-cell table:formula="of:=SUBSTITUTE(LEFT([.B11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16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0,957005689548561</text:p>
          </table:table-cell>
          <table:table-cell office:value-type="float" office:value="0.957005689548561" calcext:value-type="float">
            <text:p>0,957005689548561</text:p>
          </table:table-cell>
          <table:table-cell table:formula="of:=SUBSTITUTE(LEFT([.B11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17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0,95351166223822</text:p>
          </table:table-cell>
          <table:table-cell office:value-type="float" office:value="0.95351166223822" calcext:value-type="float">
            <text:p>0,95351166223822</text:p>
          </table:table-cell>
          <table:table-cell table:formula="of:=SUBSTITUTE(LEFT([.B11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1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d_8</text:p>
          </table:table-cell>
          <table:table-cell office:value-type="string" calcext:value-type="string">
            <text:p>0,952815215055598</text:p>
          </table:table-cell>
          <table:table-cell office:value-type="float" office:value="0.952815215055598" calcext:value-type="float">
            <text:p>0,952815215055598</text:p>
          </table:table-cell>
          <table:table-cell table:formula="of:=SUBSTITUTE(LEFT([.B11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19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fq_8</text:p>
          </table:table-cell>
          <table:table-cell office:value-type="string" calcext:value-type="string">
            <text:p>0,952815215055598</text:p>
          </table:table-cell>
          <table:table-cell office:value-type="float" office:value="0.952815215055598" calcext:value-type="float">
            <text:p>0,952815215055598</text:p>
          </table:table-cell>
          <table:table-cell table:formula="of:=SUBSTITUTE(LEFT([.B12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20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0,951661021490255</text:p>
          </table:table-cell>
          <table:table-cell office:value-type="float" office:value="0.951661021490255" calcext:value-type="float">
            <text:p>0,951661021490255</text:p>
          </table:table-cell>
          <table:table-cell table:formula="of:=SUBSTITUTE(LEFT([.B12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2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0,951661021490255</text:p>
          </table:table-cell>
          <table:table-cell office:value-type="float" office:value="0.951661021490255" calcext:value-type="float">
            <text:p>0,951661021490255</text:p>
          </table:table-cell>
          <table:table-cell table:formula="of:=SUBSTITUTE(LEFT([.B12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22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0,95030664187194</text:p>
          </table:table-cell>
          <table:table-cell office:value-type="float" office:value="0.95030664187194" calcext:value-type="float">
            <text:p>0,95030664187194</text:p>
          </table:table-cell>
          <table:table-cell table:formula="of:=SUBSTITUTE(LEFT([.B12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2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n_8</text:p>
          </table:table-cell>
          <table:table-cell office:value-type="string" calcext:value-type="string">
            <text:p>0,948248274521561</text:p>
          </table:table-cell>
          <table:table-cell office:value-type="float" office:value="0.948248274521561" calcext:value-type="float">
            <text:p>0,948248274521561</text:p>
          </table:table-cell>
          <table:table-cell table:formula="of:=SUBSTITUTE(LEFT([.B12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24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0,946518285196098</text:p>
          </table:table-cell>
          <table:table-cell office:value-type="float" office:value="0.946518285196098" calcext:value-type="float">
            <text:p>0,946518285196098</text:p>
          </table:table-cell>
          <table:table-cell table:formula="of:=SUBSTITUTE(LEFT([.B12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25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tq_4</text:p>
          </table:table-cell>
          <table:table-cell office:value-type="string" calcext:value-type="string">
            <text:p>0,943621342955639</text:p>
          </table:table-cell>
          <table:table-cell office:value-type="float" office:value="0.943621342955639" calcext:value-type="float">
            <text:p>0,943621342955639</text:p>
          </table:table-cell>
          <table:table-cell table:formula="of:=SUBSTITUTE(LEFT([.B12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26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0,941784873483643</text:p>
          </table:table-cell>
          <table:table-cell office:value-type="float" office:value="0.941784873483643" calcext:value-type="float">
            <text:p>0,941784873483643</text:p>
          </table:table-cell>
          <table:table-cell table:formula="of:=SUBSTITUTE(LEFT([.B12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27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x_3</text:p>
          </table:table-cell>
          <table:table-cell office:value-type="string" calcext:value-type="string">
            <text:p>0,938899134781905</text:p>
          </table:table-cell>
          <table:table-cell office:value-type="float" office:value="0.938899134781905" calcext:value-type="float">
            <text:p>0,938899134781905</text:p>
          </table:table-cell>
          <table:table-cell table:formula="of:=SUBSTITUTE(LEFT([.B12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2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n_1</text:p>
          </table:table-cell>
          <table:table-cell office:value-type="string" calcext:value-type="string">
            <text:p>0,937737175397682</text:p>
          </table:table-cell>
          <table:table-cell office:value-type="float" office:value="0.937737175397682" calcext:value-type="float">
            <text:p>0,937737175397682</text:p>
          </table:table-cell>
          <table:table-cell table:formula="of:=SUBSTITUTE(LEFT([.B12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2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x_8</text:p>
          </table:table-cell>
          <table:table-cell office:value-type="string" calcext:value-type="string">
            <text:p>0,937518800824073</text:p>
          </table:table-cell>
          <table:table-cell office:value-type="float" office:value="0.937518800824073" calcext:value-type="float">
            <text:p>0,937518800824073</text:p>
          </table:table-cell>
          <table:table-cell table:formula="of:=SUBSTITUTE(LEFT([.B13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30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0,935034168081075</text:p>
          </table:table-cell>
          <table:table-cell office:value-type="float" office:value="0.935034168081075" calcext:value-type="float">
            <text:p>0,935034168081075</text:p>
          </table:table-cell>
          <table:table-cell table:formula="of:=SUBSTITUTE(LEFT([.B131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31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n_8</text:p>
          </table:table-cell>
          <table:table-cell office:value-type="string" calcext:value-type="string">
            <text:p>0,934247702931872</text:p>
          </table:table-cell>
          <table:table-cell office:value-type="float" office:value="0.934247702931872" calcext:value-type="float">
            <text:p>0,934247702931872</text:p>
          </table:table-cell>
          <table:table-cell table:formula="of:=SUBSTITUTE(LEFT([.B13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32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x_1</text:p>
          </table:table-cell>
          <table:table-cell office:value-type="string" calcext:value-type="string">
            <text:p>0,934226283420976</text:p>
          </table:table-cell>
          <table:table-cell office:value-type="float" office:value="0.934226283420976" calcext:value-type="float">
            <text:p>0,934226283420976</text:p>
          </table:table-cell>
          <table:table-cell table:formula="of:=SUBSTITUTE(LEFT([.B13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33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am_4</text:p>
          </table:table-cell>
          <table:table-cell office:value-type="string" calcext:value-type="string">
            <text:p>0,933307758085463</text:p>
          </table:table-cell>
          <table:table-cell office:value-type="float" office:value="0.933307758085463" calcext:value-type="float">
            <text:p>0,933307758085463</text:p>
          </table:table-cell>
          <table:table-cell table:formula="of:=SUBSTITUTE(LEFT([.B13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34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qm_1</text:p>
          </table:table-cell>
          <table:table-cell office:value-type="string" calcext:value-type="string">
            <text:p>0,926938650218731</text:p>
          </table:table-cell>
          <table:table-cell office:value-type="float" office:value="0.926938650218731" calcext:value-type="float">
            <text:p>0,926938650218731</text:p>
          </table:table-cell>
          <table:table-cell table:formula="of:=SUBSTITUTE(LEFT([.B13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3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fq_8</text:p>
          </table:table-cell>
          <table:table-cell office:value-type="string" calcext:value-type="string">
            <text:p>0,926111090488943</text:p>
          </table:table-cell>
          <table:table-cell office:value-type="float" office:value="0.926111090488943" calcext:value-type="float">
            <text:p>0,926111090488943</text:p>
          </table:table-cell>
          <table:table-cell table:formula="of:=SUBSTITUTE(LEFT([.B13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36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mn_3</text:p>
          </table:table-cell>
          <table:table-cell office:value-type="string" calcext:value-type="string">
            <text:p>0,918688285137274</text:p>
          </table:table-cell>
          <table:table-cell office:value-type="float" office:value="0.918688285137274" calcext:value-type="float">
            <text:p>0,918688285137274</text:p>
          </table:table-cell>
          <table:table-cell table:formula="of:=SUBSTITUTE(LEFT([.B13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37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mn_1</text:p>
          </table:table-cell>
          <table:table-cell office:value-type="string" calcext:value-type="string">
            <text:p>0,916023169120165</text:p>
          </table:table-cell>
          <table:table-cell office:value-type="float" office:value="0.916023169120165" calcext:value-type="float">
            <text:p>0,916023169120165</text:p>
          </table:table-cell>
          <table:table-cell table:formula="of:=SUBSTITUTE(LEFT([.B13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3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qm_0</text:p>
          </table:table-cell>
          <table:table-cell office:value-type="string" calcext:value-type="string">
            <text:p>0,912562339834312</text:p>
          </table:table-cell>
          <table:table-cell office:value-type="float" office:value="0.912562339834312" calcext:value-type="float">
            <text:p>0,912562339834312</text:p>
          </table:table-cell>
          <table:table-cell table:formula="of:=SUBSTITUTE(LEFT([.B13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39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x_8</text:p>
          </table:table-cell>
          <table:table-cell office:value-type="string" calcext:value-type="string">
            <text:p>0,908850166141836</text:p>
          </table:table-cell>
          <table:table-cell office:value-type="float" office:value="0.908850166141836" calcext:value-type="float">
            <text:p>0,908850166141836</text:p>
          </table:table-cell>
          <table:table-cell table:formula="of:=SUBSTITUTE(LEFT([.B14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40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tq_4</text:p>
          </table:table-cell>
          <table:table-cell office:value-type="string" calcext:value-type="string">
            <text:p>0,907227050565948</text:p>
          </table:table-cell>
          <table:table-cell office:value-type="float" office:value="0.907227050565948" calcext:value-type="float">
            <text:p>0,907227050565948</text:p>
          </table:table-cell>
          <table:table-cell table:formula="of:=SUBSTITUTE(LEFT([.B14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41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d_8</text:p>
          </table:table-cell>
          <table:table-cell office:value-type="string" calcext:value-type="string">
            <text:p>0,904257399589554</text:p>
          </table:table-cell>
          <table:table-cell office:value-type="float" office:value="0.904257399589554" calcext:value-type="float">
            <text:p>0,904257399589554</text:p>
          </table:table-cell>
          <table:table-cell table:formula="of:=SUBSTITUTE(LEFT([.B14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42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tq_8</text:p>
          </table:table-cell>
          <table:table-cell office:value-type="string" calcext:value-type="string">
            <text:p>0,904257399589554</text:p>
          </table:table-cell>
          <table:table-cell office:value-type="float" office:value="0.904257399589554" calcext:value-type="float">
            <text:p>0,904257399589554</text:p>
          </table:table-cell>
          <table:table-cell table:formula="of:=SUBSTITUTE(LEFT([.B14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43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am_8</text:p>
          </table:table-cell>
          <table:table-cell office:value-type="string" calcext:value-type="string">
            <text:p>0,904257399589554</text:p>
          </table:table-cell>
          <table:table-cell office:value-type="float" office:value="0.904257399589554" calcext:value-type="float">
            <text:p>0,904257399589554</text:p>
          </table:table-cell>
          <table:table-cell table:formula="of:=SUBSTITUTE(LEFT([.B14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44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qm_8</text:p>
          </table:table-cell>
          <table:table-cell office:value-type="string" calcext:value-type="string">
            <text:p>0,904257399589554</text:p>
          </table:table-cell>
          <table:table-cell office:value-type="float" office:value="0.904257399589554" calcext:value-type="float">
            <text:p>0,904257399589554</text:p>
          </table:table-cell>
          <table:table-cell table:formula="of:=SUBSTITUTE(LEFT([.B14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45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0,90298113210645</text:p>
          </table:table-cell>
          <table:table-cell office:value-type="float" office:value="0.90298113210645" calcext:value-type="float">
            <text:p>0,90298113210645</text:p>
          </table:table-cell>
          <table:table-cell table:formula="of:=SUBSTITUTE(LEFT([.B14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46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0,888320946515959</text:p>
          </table:table-cell>
          <table:table-cell office:value-type="float" office:value="0.888320946515959" calcext:value-type="float">
            <text:p>0,888320946515959</text:p>
          </table:table-cell>
          <table:table-cell table:formula="of:=SUBSTITUTE(LEFT([.B14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47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tq_4</text:p>
          </table:table-cell>
          <table:table-cell office:value-type="string" calcext:value-type="string">
            <text:p>0,883875427957284</text:p>
          </table:table-cell>
          <table:table-cell office:value-type="float" office:value="0.883875427957284" calcext:value-type="float">
            <text:p>0,883875427957284</text:p>
          </table:table-cell>
          <table:table-cell table:formula="of:=SUBSTITUTE(LEFT([.B14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48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0,883711854849587</text:p>
          </table:table-cell>
          <table:table-cell office:value-type="float" office:value="0.883711854849587" calcext:value-type="float">
            <text:p>0,883711854849587</text:p>
          </table:table-cell>
          <table:table-cell table:formula="of:=SUBSTITUTE(LEFT([.B149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49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0,882952883295853</text:p>
          </table:table-cell>
          <table:table-cell office:value-type="float" office:value="0.882952883295853" calcext:value-type="float">
            <text:p>0,882952883295853</text:p>
          </table:table-cell>
          <table:table-cell table:formula="of:=SUBSTITUTE(LEFT([.B15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50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fq_8</text:p>
          </table:table-cell>
          <table:table-cell office:value-type="string" calcext:value-type="string">
            <text:p>0,881857029212713</text:p>
          </table:table-cell>
          <table:table-cell office:value-type="float" office:value="0.881857029212713" calcext:value-type="float">
            <text:p>0,881857029212713</text:p>
          </table:table-cell>
          <table:table-cell table:formula="of:=SUBSTITUTE(LEFT([.B15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51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n_8</text:p>
          </table:table-cell>
          <table:table-cell office:value-type="string" calcext:value-type="string">
            <text:p>0,881857029212713</text:p>
          </table:table-cell>
          <table:table-cell office:value-type="float" office:value="0.881857029212713" calcext:value-type="float">
            <text:p>0,881857029212713</text:p>
          </table:table-cell>
          <table:table-cell table:formula="of:=SUBSTITUTE(LEFT([.B15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52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0,879233653441673</text:p>
          </table:table-cell>
          <table:table-cell office:value-type="float" office:value="0.879233653441673" calcext:value-type="float">
            <text:p>0,879233653441673</text:p>
          </table:table-cell>
          <table:table-cell table:formula="of:=SUBSTITUTE(LEFT([.B15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5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fq_4</text:p>
          </table:table-cell>
          <table:table-cell office:value-type="string" calcext:value-type="string">
            <text:p>0,878188027809237</text:p>
          </table:table-cell>
          <table:table-cell office:value-type="float" office:value="0.878188027809237" calcext:value-type="float">
            <text:p>0,878188027809237</text:p>
          </table:table-cell>
          <table:table-cell table:formula="of:=SUBSTITUTE(LEFT([.B15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54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n_4</text:p>
          </table:table-cell>
          <table:table-cell office:value-type="string" calcext:value-type="string">
            <text:p>0,878188027809237</text:p>
          </table:table-cell>
          <table:table-cell office:value-type="float" office:value="0.878188027809237" calcext:value-type="float">
            <text:p>0,878188027809237</text:p>
          </table:table-cell>
          <table:table-cell table:formula="of:=SUBSTITUTE(LEFT([.B15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55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0,874754657834182</text:p>
          </table:table-cell>
          <table:table-cell office:value-type="float" office:value="0.874754657834182" calcext:value-type="float">
            <text:p>0,874754657834182</text:p>
          </table:table-cell>
          <table:table-cell table:formula="of:=SUBSTITUTE(LEFT([.B156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56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0,867897226212137</text:p>
          </table:table-cell>
          <table:table-cell office:value-type="float" office:value="0.867897226212137" calcext:value-type="float">
            <text:p>0,867897226212137</text:p>
          </table:table-cell>
          <table:table-cell table:formula="of:=SUBSTITUTE(LEFT([.B15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57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0,867068574004199</text:p>
          </table:table-cell>
          <table:table-cell office:value-type="float" office:value="0.867068574004199" calcext:value-type="float">
            <text:p>0,867068574004199</text:p>
          </table:table-cell>
          <table:table-cell table:formula="of:=SUBSTITUTE(LEFT([.B158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58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am_1</text:p>
          </table:table-cell>
          <table:table-cell office:value-type="string" calcext:value-type="string">
            <text:p>0,859415770438143</text:p>
          </table:table-cell>
          <table:table-cell office:value-type="float" office:value="0.859415770438143" calcext:value-type="float">
            <text:p>0,859415770438143</text:p>
          </table:table-cell>
          <table:table-cell table:formula="of:=SUBSTITUTE(LEFT([.B15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5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am_4</text:p>
          </table:table-cell>
          <table:table-cell office:value-type="string" calcext:value-type="string">
            <text:p>0,858654756368972</text:p>
          </table:table-cell>
          <table:table-cell office:value-type="float" office:value="0.858654756368972" calcext:value-type="float">
            <text:p>0,858654756368972</text:p>
          </table:table-cell>
          <table:table-cell table:formula="of:=SUBSTITUTE(LEFT([.B16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60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qm_4</text:p>
          </table:table-cell>
          <table:table-cell office:value-type="string" calcext:value-type="string">
            <text:p>0,858654756368972</text:p>
          </table:table-cell>
          <table:table-cell office:value-type="float" office:value="0.858654756368972" calcext:value-type="float">
            <text:p>0,858654756368972</text:p>
          </table:table-cell>
          <table:table-cell table:formula="of:=SUBSTITUTE(LEFT([.B16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61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fq_8</text:p>
          </table:table-cell>
          <table:table-cell office:value-type="string" calcext:value-type="string">
            <text:p>0,858623219580811</text:p>
          </table:table-cell>
          <table:table-cell office:value-type="float" office:value="0.858623219580811" calcext:value-type="float">
            <text:p>0,858623219580811</text:p>
          </table:table-cell>
          <table:table-cell table:formula="of:=SUBSTITUTE(LEFT([.B16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62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0,854868121543376</text:p>
          </table:table-cell>
          <table:table-cell office:value-type="float" office:value="0.854868121543376" calcext:value-type="float">
            <text:p>0,854868121543376</text:p>
          </table:table-cell>
          <table:table-cell table:formula="of:=SUBSTITUTE(LEFT([.B163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63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0,853064104550114</text:p>
          </table:table-cell>
          <table:table-cell office:value-type="float" office:value="0.853064104550114" calcext:value-type="float">
            <text:p>0,853064104550114</text:p>
          </table:table-cell>
          <table:table-cell table:formula="of:=SUBSTITUTE(LEFT([.B16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64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fq_4</text:p>
          </table:table-cell>
          <table:table-cell office:value-type="string" calcext:value-type="string">
            <text:p>0,848197819481425</text:p>
          </table:table-cell>
          <table:table-cell office:value-type="float" office:value="0.848197819481425" calcext:value-type="float">
            <text:p>0,848197819481425</text:p>
          </table:table-cell>
          <table:table-cell table:formula="of:=SUBSTITUTE(LEFT([.B16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65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tq_4</text:p>
          </table:table-cell>
          <table:table-cell office:value-type="string" calcext:value-type="string">
            <text:p>0,843372250216192</text:p>
          </table:table-cell>
          <table:table-cell office:value-type="float" office:value="0.843372250216192" calcext:value-type="float">
            <text:p>0,843372250216192</text:p>
          </table:table-cell>
          <table:table-cell table:formula="of:=SUBSTITUTE(LEFT([.B16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66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x_4</text:p>
          </table:table-cell>
          <table:table-cell office:value-type="string" calcext:value-type="string">
            <text:p>0,843372250216192</text:p>
          </table:table-cell>
          <table:table-cell office:value-type="float" office:value="0.843372250216192" calcext:value-type="float">
            <text:p>0,843372250216192</text:p>
          </table:table-cell>
          <table:table-cell table:formula="of:=SUBSTITUTE(LEFT([.B16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67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n_8</text:p>
          </table:table-cell>
          <table:table-cell office:value-type="string" calcext:value-type="string">
            <text:p>0,84292980073477</text:p>
          </table:table-cell>
          <table:table-cell office:value-type="float" office:value="0.84292980073477" calcext:value-type="float">
            <text:p>0,84292980073477</text:p>
          </table:table-cell>
          <table:table-cell table:formula="of:=SUBSTITUTE(LEFT([.B16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68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qm_4</text:p>
          </table:table-cell>
          <table:table-cell office:value-type="string" calcext:value-type="string">
            <text:p>0,842263050201046</text:p>
          </table:table-cell>
          <table:table-cell office:value-type="float" office:value="0.842263050201046" calcext:value-type="float">
            <text:p>0,842263050201046</text:p>
          </table:table-cell>
          <table:table-cell table:formula="of:=SUBSTITUTE(LEFT([.B16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69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0,842135849105321</text:p>
          </table:table-cell>
          <table:table-cell office:value-type="float" office:value="0.842135849105321" calcext:value-type="float">
            <text:p>0,842135849105321</text:p>
          </table:table-cell>
          <table:table-cell table:formula="of:=SUBSTITUTE(LEFT([.B17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7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0,840739620095002</text:p>
          </table:table-cell>
          <table:table-cell office:value-type="float" office:value="0.840739620095002" calcext:value-type="float">
            <text:p>0,840739620095002</text:p>
          </table:table-cell>
          <table:table-cell table:formula="of:=SUBSTITUTE(LEFT([.B17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7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0,839412510427557</text:p>
          </table:table-cell>
          <table:table-cell office:value-type="float" office:value="0.839412510427557" calcext:value-type="float">
            <text:p>0,839412510427557</text:p>
          </table:table-cell>
          <table:table-cell table:formula="of:=SUBSTITUTE(LEFT([.B17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72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fq_4</text:p>
          </table:table-cell>
          <table:table-cell office:value-type="string" calcext:value-type="string">
            <text:p>0,836340401237551</text:p>
          </table:table-cell>
          <table:table-cell office:value-type="float" office:value="0.836340401237551" calcext:value-type="float">
            <text:p>0,836340401237551</text:p>
          </table:table-cell>
          <table:table-cell table:formula="of:=SUBSTITUTE(LEFT([.B17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7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n_4</text:p>
          </table:table-cell>
          <table:table-cell office:value-type="string" calcext:value-type="string">
            <text:p>0,836340401237551</text:p>
          </table:table-cell>
          <table:table-cell office:value-type="float" office:value="0.836340401237551" calcext:value-type="float">
            <text:p>0,836340401237551</text:p>
          </table:table-cell>
          <table:table-cell table:formula="of:=SUBSTITUTE(LEFT([.B17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74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tq_4</text:p>
          </table:table-cell>
          <table:table-cell office:value-type="string" calcext:value-type="string">
            <text:p>0,833201216239733</text:p>
          </table:table-cell>
          <table:table-cell office:value-type="float" office:value="0.833201216239733" calcext:value-type="float">
            <text:p>0,833201216239733</text:p>
          </table:table-cell>
          <table:table-cell table:formula="of:=SUBSTITUTE(LEFT([.B17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75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x_3</text:p>
          </table:table-cell>
          <table:table-cell office:value-type="string" calcext:value-type="string">
            <text:p>0,832383449042381</text:p>
          </table:table-cell>
          <table:table-cell office:value-type="float" office:value="0.832383449042381" calcext:value-type="float">
            <text:p>0,832383449042381</text:p>
          </table:table-cell>
          <table:table-cell table:formula="of:=SUBSTITUTE(LEFT([.B17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76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n_4</text:p>
          </table:table-cell>
          <table:table-cell office:value-type="string" calcext:value-type="string">
            <text:p>0,827199017265546</text:p>
          </table:table-cell>
          <table:table-cell office:value-type="float" office:value="0.827199017265546" calcext:value-type="float">
            <text:p>0,827199017265546</text:p>
          </table:table-cell>
          <table:table-cell table:formula="of:=SUBSTITUTE(LEFT([.B17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77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0,824633572318822</text:p>
          </table:table-cell>
          <table:table-cell office:value-type="float" office:value="0.824633572318822" calcext:value-type="float">
            <text:p>0,824633572318822</text:p>
          </table:table-cell>
          <table:table-cell table:formula="of:=SUBSTITUTE(LEFT([.B17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78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am_4</text:p>
          </table:table-cell>
          <table:table-cell office:value-type="string" calcext:value-type="string">
            <text:p>0,824633572318822</text:p>
          </table:table-cell>
          <table:table-cell office:value-type="float" office:value="0.824633572318822" calcext:value-type="float">
            <text:p>0,824633572318822</text:p>
          </table:table-cell>
          <table:table-cell table:formula="of:=SUBSTITUTE(LEFT([.B17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79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qm_4</text:p>
          </table:table-cell>
          <table:table-cell office:value-type="string" calcext:value-type="string">
            <text:p>0,824633572318822</text:p>
          </table:table-cell>
          <table:table-cell office:value-type="float" office:value="0.824633572318822" calcext:value-type="float">
            <text:p>0,824633572318822</text:p>
          </table:table-cell>
          <table:table-cell table:formula="of:=SUBSTITUTE(LEFT([.B18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80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x_9</text:p>
          </table:table-cell>
          <table:table-cell office:value-type="string" calcext:value-type="string">
            <text:p>0,824406381540435</text:p>
          </table:table-cell>
          <table:table-cell office:value-type="float" office:value="0.824406381540435" calcext:value-type="float">
            <text:p>0,824406381540435</text:p>
          </table:table-cell>
          <table:table-cell table:formula="of:=SUBSTITUTE(LEFT([.B18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8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0,817703267976073</text:p>
          </table:table-cell>
          <table:table-cell office:value-type="float" office:value="0.817703267976073" calcext:value-type="float">
            <text:p>0,817703267976073</text:p>
          </table:table-cell>
          <table:table-cell table:formula="of:=SUBSTITUTE(LEFT([.B18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82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0,817565553358696</text:p>
          </table:table-cell>
          <table:table-cell office:value-type="float" office:value="0.817565553358696" calcext:value-type="float">
            <text:p>0,817565553358696</text:p>
          </table:table-cell>
          <table:table-cell table:formula="of:=SUBSTITUTE(LEFT([.B18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8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n_7</text:p>
          </table:table-cell>
          <table:table-cell office:value-type="string" calcext:value-type="string">
            <text:p>0,81487090927072</text:p>
          </table:table-cell>
          <table:table-cell office:value-type="float" office:value="0.81487090927072" calcext:value-type="float">
            <text:p>0,81487090927072</text:p>
          </table:table-cell>
          <table:table-cell table:formula="of:=SUBSTITUTE(LEFT([.B18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84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x_4</text:p>
          </table:table-cell>
          <table:table-cell office:value-type="string" calcext:value-type="string">
            <text:p>0,811876659095919</text:p>
          </table:table-cell>
          <table:table-cell office:value-type="float" office:value="0.811876659095919" calcext:value-type="float">
            <text:p>0,811876659095919</text:p>
          </table:table-cell>
          <table:table-cell table:formula="of:=SUBSTITUTE(LEFT([.B18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85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0,804314498016769</text:p>
          </table:table-cell>
          <table:table-cell office:value-type="float" office:value="0.804314498016769" calcext:value-type="float">
            <text:p>0,804314498016769</text:p>
          </table:table-cell>
          <table:table-cell table:formula="of:=SUBSTITUTE(LEFT([.B186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86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0,796914497878416</text:p>
          </table:table-cell>
          <table:table-cell office:value-type="float" office:value="0.796914497878416" calcext:value-type="float">
            <text:p>0,796914497878416</text:p>
          </table:table-cell>
          <table:table-cell table:formula="of:=SUBSTITUTE(LEFT([.B18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87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am_4</text:p>
          </table:table-cell>
          <table:table-cell office:value-type="string" calcext:value-type="string">
            <text:p>0,796914497878416</text:p>
          </table:table-cell>
          <table:table-cell office:value-type="float" office:value="0.796914497878416" calcext:value-type="float">
            <text:p>0,796914497878416</text:p>
          </table:table-cell>
          <table:table-cell table:formula="of:=SUBSTITUTE(LEFT([.B18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88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qm_4</text:p>
          </table:table-cell>
          <table:table-cell office:value-type="string" calcext:value-type="string">
            <text:p>0,796914497878416</text:p>
          </table:table-cell>
          <table:table-cell office:value-type="float" office:value="0.796914497878416" calcext:value-type="float">
            <text:p>0,796914497878416</text:p>
          </table:table-cell>
          <table:table-cell table:formula="of:=SUBSTITUTE(LEFT([.B18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89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fq_4</text:p>
          </table:table-cell>
          <table:table-cell office:value-type="string" calcext:value-type="string">
            <text:p>0,793115789131185</text:p>
          </table:table-cell>
          <table:table-cell office:value-type="float" office:value="0.793115789131185" calcext:value-type="float">
            <text:p>0,793115789131185</text:p>
          </table:table-cell>
          <table:table-cell table:formula="of:=SUBSTITUTE(LEFT([.B19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90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mn_4</text:p>
          </table:table-cell>
          <table:table-cell office:value-type="string" calcext:value-type="string">
            <text:p>0,793115789131185</text:p>
          </table:table-cell>
          <table:table-cell office:value-type="float" office:value="0.793115789131185" calcext:value-type="float">
            <text:p>0,793115789131185</text:p>
          </table:table-cell>
          <table:table-cell table:formula="of:=SUBSTITUTE(LEFT([.B19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91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tq_4</text:p>
          </table:table-cell>
          <table:table-cell office:value-type="string" calcext:value-type="string">
            <text:p>0,792421510366318</text:p>
          </table:table-cell>
          <table:table-cell office:value-type="float" office:value="0.792421510366318" calcext:value-type="float">
            <text:p>0,792421510366318</text:p>
          </table:table-cell>
          <table:table-cell table:formula="of:=SUBSTITUTE(LEFT([.B19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9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0,791698343017251</text:p>
          </table:table-cell>
          <table:table-cell office:value-type="float" office:value="0.791698343017251" calcext:value-type="float">
            <text:p>0,791698343017251</text:p>
          </table:table-cell>
          <table:table-cell table:formula="of:=SUBSTITUTE(LEFT([.B19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93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0,791698343017251</text:p>
          </table:table-cell>
          <table:table-cell office:value-type="float" office:value="0.791698343017251" calcext:value-type="float">
            <text:p>0,791698343017251</text:p>
          </table:table-cell>
          <table:table-cell table:formula="of:=SUBSTITUTE(LEFT([.B19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94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0,791698343017251</text:p>
          </table:table-cell>
          <table:table-cell office:value-type="float" office:value="0.791698343017251" calcext:value-type="float">
            <text:p>0,791698343017251</text:p>
          </table:table-cell>
          <table:table-cell table:formula="of:=SUBSTITUTE(LEFT([.B19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95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0,791698343017251</text:p>
          </table:table-cell>
          <table:table-cell office:value-type="float" office:value="0.791698343017251" calcext:value-type="float">
            <text:p>0,791698343017251</text:p>
          </table:table-cell>
          <table:table-cell table:formula="of:=SUBSTITUTE(LEFT([.B19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96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mx_4</text:p>
          </table:table-cell>
          <table:table-cell office:value-type="string" calcext:value-type="string">
            <text:p>0,785469130429452</text:p>
          </table:table-cell>
          <table:table-cell office:value-type="float" office:value="0.785469130429452" calcext:value-type="float">
            <text:p>0,785469130429452</text:p>
          </table:table-cell>
          <table:table-cell table:formula="of:=SUBSTITUTE(LEFT([.B19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97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0,784247375263883</text:p>
          </table:table-cell>
          <table:table-cell office:value-type="float" office:value="0.784247375263883" calcext:value-type="float">
            <text:p>0,784247375263883</text:p>
          </table:table-cell>
          <table:table-cell table:formula="of:=SUBSTITUTE(LEFT([.B19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98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0,782111757985718</text:p>
          </table:table-cell>
          <table:table-cell office:value-type="float" office:value="0.782111757985718" calcext:value-type="float">
            <text:p>0,782111757985718</text:p>
          </table:table-cell>
          <table:table-cell table:formula="of:=SUBSTITUTE(LEFT([.B19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99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n_7</text:p>
          </table:table-cell>
          <table:table-cell office:value-type="string" calcext:value-type="string">
            <text:p>0,779705460966813</text:p>
          </table:table-cell>
          <table:table-cell office:value-type="float" office:value="0.779705460966813" calcext:value-type="float">
            <text:p>0,779705460966813</text:p>
          </table:table-cell>
          <table:table-cell table:formula="of:=SUBSTITUTE(LEFT([.B20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00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0,779284230602096</text:p>
          </table:table-cell>
          <table:table-cell office:value-type="float" office:value="0.779284230602096" calcext:value-type="float">
            <text:p>0,779284230602096</text:p>
          </table:table-cell>
          <table:table-cell table:formula="of:=SUBSTITUTE(LEFT([.B20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0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0,779191791714987</text:p>
          </table:table-cell>
          <table:table-cell office:value-type="float" office:value="0.779191791714987" calcext:value-type="float">
            <text:p>0,779191791714987</text:p>
          </table:table-cell>
          <table:table-cell table:formula="of:=SUBSTITUTE(LEFT([.B20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02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0,776281257728607</text:p>
          </table:table-cell>
          <table:table-cell office:value-type="float" office:value="0.776281257728607" calcext:value-type="float">
            <text:p>0,776281257728607</text:p>
          </table:table-cell>
          <table:table-cell table:formula="of:=SUBSTITUTE(LEFT([.B20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03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0,776281257728607</text:p>
          </table:table-cell>
          <table:table-cell office:value-type="float" office:value="0.776281257728607" calcext:value-type="float">
            <text:p>0,776281257728607</text:p>
          </table:table-cell>
          <table:table-cell table:formula="of:=SUBSTITUTE(LEFT([.B20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04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0,774576952059982</text:p>
          </table:table-cell>
          <table:table-cell office:value-type="float" office:value="0.774576952059982" calcext:value-type="float">
            <text:p>0,774576952059982</text:p>
          </table:table-cell>
          <table:table-cell table:formula="of:=SUBSTITUTE(LEFT([.B20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05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0,774576952059982</text:p>
          </table:table-cell>
          <table:table-cell office:value-type="float" office:value="0.774576952059982" calcext:value-type="float">
            <text:p>0,774576952059982</text:p>
          </table:table-cell>
          <table:table-cell table:formula="of:=SUBSTITUTE(LEFT([.B20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06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0,773334467646499</text:p>
          </table:table-cell>
          <table:table-cell office:value-type="float" office:value="0.773334467646499" calcext:value-type="float">
            <text:p>0,773334467646499</text:p>
          </table:table-cell>
          <table:table-cell table:formula="of:=SUBSTITUTE(LEFT([.B20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07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0,766446995897748</text:p>
          </table:table-cell>
          <table:table-cell office:value-type="float" office:value="0.766446995897748" calcext:value-type="float">
            <text:p>0,766446995897748</text:p>
          </table:table-cell>
          <table:table-cell table:formula="of:=SUBSTITUTE(LEFT([.B20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08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x_8</text:p>
          </table:table-cell>
          <table:table-cell office:value-type="string" calcext:value-type="string">
            <text:p>0,764343468590747</text:p>
          </table:table-cell>
          <table:table-cell office:value-type="float" office:value="0.764343468590747" calcext:value-type="float">
            <text:p>0,764343468590747</text:p>
          </table:table-cell>
          <table:table-cell table:formula="of:=SUBSTITUTE(LEFT([.B20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09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0,764197475639532</text:p>
          </table:table-cell>
          <table:table-cell office:value-type="float" office:value="0.764197475639532" calcext:value-type="float">
            <text:p>0,764197475639532</text:p>
          </table:table-cell>
          <table:table-cell table:formula="of:=SUBSTITUTE(LEFT([.B21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10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0,764197475639532</text:p>
          </table:table-cell>
          <table:table-cell office:value-type="float" office:value="0.764197475639532" calcext:value-type="float">
            <text:p>0,764197475639532</text:p>
          </table:table-cell>
          <table:table-cell table:formula="of:=SUBSTITUTE(LEFT([.B21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1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0,764197475639532</text:p>
          </table:table-cell>
          <table:table-cell office:value-type="float" office:value="0.764197475639532" calcext:value-type="float">
            <text:p>0,764197475639532</text:p>
          </table:table-cell>
          <table:table-cell table:formula="of:=SUBSTITUTE(LEFT([.B21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12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0,764197475639532</text:p>
          </table:table-cell>
          <table:table-cell office:value-type="float" office:value="0.764197475639532" calcext:value-type="float">
            <text:p>0,764197475639532</text:p>
          </table:table-cell>
          <table:table-cell table:formula="of:=SUBSTITUTE(LEFT([.B21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13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qm_4</text:p>
          </table:table-cell>
          <table:table-cell office:value-type="string" calcext:value-type="string">
            <text:p>0,762748443784009</text:p>
          </table:table-cell>
          <table:table-cell office:value-type="float" office:value="0.762748443784009" calcext:value-type="float">
            <text:p>0,762748443784009</text:p>
          </table:table-cell>
          <table:table-cell table:formula="of:=SUBSTITUTE(LEFT([.B21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14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am_8</text:p>
          </table:table-cell>
          <table:table-cell office:value-type="string" calcext:value-type="string">
            <text:p>0,762223586593277</text:p>
          </table:table-cell>
          <table:table-cell office:value-type="float" office:value="0.762223586593277" calcext:value-type="float">
            <text:p>0,762223586593277</text:p>
          </table:table-cell>
          <table:table-cell table:formula="of:=SUBSTITUTE(LEFT([.B21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15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qm_8</text:p>
          </table:table-cell>
          <table:table-cell office:value-type="string" calcext:value-type="string">
            <text:p>0,762223586593277</text:p>
          </table:table-cell>
          <table:table-cell office:value-type="float" office:value="0.762223586593277" calcext:value-type="float">
            <text:p>0,762223586593277</text:p>
          </table:table-cell>
          <table:table-cell table:formula="of:=SUBSTITUTE(LEFT([.B21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16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qm_4</text:p>
          </table:table-cell>
          <table:table-cell office:value-type="string" calcext:value-type="string">
            <text:p>0,761436831722523</text:p>
          </table:table-cell>
          <table:table-cell office:value-type="float" office:value="0.761436831722523" calcext:value-type="float">
            <text:p>0,761436831722523</text:p>
          </table:table-cell>
          <table:table-cell table:formula="of:=SUBSTITUTE(LEFT([.B21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17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n_8</text:p>
          </table:table-cell>
          <table:table-cell office:value-type="string" calcext:value-type="string">
            <text:p>0,760481373417953</text:p>
          </table:table-cell>
          <table:table-cell office:value-type="float" office:value="0.760481373417953" calcext:value-type="float">
            <text:p>0,760481373417953</text:p>
          </table:table-cell>
          <table:table-cell table:formula="of:=SUBSTITUTE(LEFT([.B21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18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0,759703297724656</text:p>
          </table:table-cell>
          <table:table-cell office:value-type="float" office:value="0.759703297724656" calcext:value-type="float">
            <text:p>0,759703297724656</text:p>
          </table:table-cell>
          <table:table-cell table:formula="of:=SUBSTITUTE(LEFT([.B21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19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d_8</text:p>
          </table:table-cell>
          <table:table-cell office:value-type="string" calcext:value-type="string">
            <text:p>0,759056269917103</text:p>
          </table:table-cell>
          <table:table-cell office:value-type="float" office:value="0.759056269917103" calcext:value-type="float">
            <text:p>0,759056269917103</text:p>
          </table:table-cell>
          <table:table-cell table:formula="of:=SUBSTITUTE(LEFT([.B22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20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0,758863377563001</text:p>
          </table:table-cell>
          <table:table-cell office:value-type="float" office:value="0.758863377563001" calcext:value-type="float">
            <text:p>0,758863377563001</text:p>
          </table:table-cell>
          <table:table-cell table:formula="of:=SUBSTITUTE(LEFT([.B22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21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am_4</text:p>
          </table:table-cell>
          <table:table-cell office:value-type="string" calcext:value-type="string">
            <text:p>0,758863377563001</text:p>
          </table:table-cell>
          <table:table-cell office:value-type="float" office:value="0.758863377563001" calcext:value-type="float">
            <text:p>0,758863377563001</text:p>
          </table:table-cell>
          <table:table-cell table:formula="of:=SUBSTITUTE(LEFT([.B22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2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qm_4</text:p>
          </table:table-cell>
          <table:table-cell office:value-type="string" calcext:value-type="string">
            <text:p>0,758863377563001</text:p>
          </table:table-cell>
          <table:table-cell office:value-type="float" office:value="0.758863377563001" calcext:value-type="float">
            <text:p>0,758863377563001</text:p>
          </table:table-cell>
          <table:table-cell table:formula="of:=SUBSTITUTE(LEFT([.B22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2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x_9</text:p>
          </table:table-cell>
          <table:table-cell office:value-type="string" calcext:value-type="string">
            <text:p>0,757953578949197</text:p>
          </table:table-cell>
          <table:table-cell office:value-type="float" office:value="0.757953578949197" calcext:value-type="float">
            <text:p>0,757953578949197</text:p>
          </table:table-cell>
          <table:table-cell table:formula="of:=SUBSTITUTE(LEFT([.B22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24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0,75658973699445</text:p>
          </table:table-cell>
          <table:table-cell office:value-type="float" office:value="0.75658973699445" calcext:value-type="float">
            <text:p>0,75658973699445</text:p>
          </table:table-cell>
          <table:table-cell table:formula="of:=SUBSTITUTE(LEFT([.B22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25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am_4</text:p>
          </table:table-cell>
          <table:table-cell office:value-type="string" calcext:value-type="string">
            <text:p>0,75658973699445</text:p>
          </table:table-cell>
          <table:table-cell office:value-type="float" office:value="0.75658973699445" calcext:value-type="float">
            <text:p>0,75658973699445</text:p>
          </table:table-cell>
          <table:table-cell table:formula="of:=SUBSTITUTE(LEFT([.B22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26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d_4</text:p>
          </table:table-cell>
          <table:table-cell office:value-type="string" calcext:value-type="string">
            <text:p>0,756346579129502</text:p>
          </table:table-cell>
          <table:table-cell office:value-type="float" office:value="0.756346579129502" calcext:value-type="float">
            <text:p>0,756346579129502</text:p>
          </table:table-cell>
          <table:table-cell table:formula="of:=SUBSTITUTE(LEFT([.B22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27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am_4</text:p>
          </table:table-cell>
          <table:table-cell office:value-type="string" calcext:value-type="string">
            <text:p>0,756346579129502</text:p>
          </table:table-cell>
          <table:table-cell office:value-type="float" office:value="0.756346579129502" calcext:value-type="float">
            <text:p>0,756346579129502</text:p>
          </table:table-cell>
          <table:table-cell table:formula="of:=SUBSTITUTE(LEFT([.B22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28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x_9</text:p>
          </table:table-cell>
          <table:table-cell office:value-type="string" calcext:value-type="string">
            <text:p>0,75634042496743</text:p>
          </table:table-cell>
          <table:table-cell office:value-type="float" office:value="0.75634042496743" calcext:value-type="float">
            <text:p>0,75634042496743</text:p>
          </table:table-cell>
          <table:table-cell table:formula="of:=SUBSTITUTE(LEFT([.B22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29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0,75596979894151</text:p>
          </table:table-cell>
          <table:table-cell office:value-type="float" office:value="0.75596979894151" calcext:value-type="float">
            <text:p>0,75596979894151</text:p>
          </table:table-cell>
          <table:table-cell table:formula="of:=SUBSTITUTE(LEFT([.B23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30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0,75515335254217</text:p>
          </table:table-cell>
          <table:table-cell office:value-type="float" office:value="0.75515335254217" calcext:value-type="float">
            <text:p>0,75515335254217</text:p>
          </table:table-cell>
          <table:table-cell table:formula="of:=SUBSTITUTE(LEFT([.B23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3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0,754914058538084</text:p>
          </table:table-cell>
          <table:table-cell office:value-type="float" office:value="0.754914058538084" calcext:value-type="float">
            <text:p>0,754914058538084</text:p>
          </table:table-cell>
          <table:table-cell table:formula="of:=SUBSTITUTE(LEFT([.B23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32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am_4</text:p>
          </table:table-cell>
          <table:table-cell office:value-type="string" calcext:value-type="string">
            <text:p>0,752471931969272</text:p>
          </table:table-cell>
          <table:table-cell office:value-type="float" office:value="0.752471931969272" calcext:value-type="float">
            <text:p>0,752471931969272</text:p>
          </table:table-cell>
          <table:table-cell table:formula="of:=SUBSTITUTE(LEFT([.B23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3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0,751774455644188</text:p>
          </table:table-cell>
          <table:table-cell office:value-type="float" office:value="0.751774455644188" calcext:value-type="float">
            <text:p>0,751774455644188</text:p>
          </table:table-cell>
          <table:table-cell table:formula="of:=SUBSTITUTE(LEFT([.B23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34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0,750534050089605</text:p>
          </table:table-cell>
          <table:table-cell office:value-type="float" office:value="0.750534050089605" calcext:value-type="float">
            <text:p>0,750534050089605</text:p>
          </table:table-cell>
          <table:table-cell table:formula="of:=SUBSTITUTE(LEFT([.B23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35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mx_4</text:p>
          </table:table-cell>
          <table:table-cell office:value-type="string" calcext:value-type="string">
            <text:p>0,749512076927407</text:p>
          </table:table-cell>
          <table:table-cell office:value-type="float" office:value="0.749512076927407" calcext:value-type="float">
            <text:p>0,749512076927407</text:p>
          </table:table-cell>
          <table:table-cell table:formula="of:=SUBSTITUTE(LEFT([.B23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36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tq_4</text:p>
          </table:table-cell>
          <table:table-cell office:value-type="string" calcext:value-type="string">
            <text:p>0,748808654102357</text:p>
          </table:table-cell>
          <table:table-cell office:value-type="float" office:value="0.748808654102357" calcext:value-type="float">
            <text:p>0,748808654102357</text:p>
          </table:table-cell>
          <table:table-cell table:formula="of:=SUBSTITUTE(LEFT([.B23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37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0,748303651305035</text:p>
          </table:table-cell>
          <table:table-cell office:value-type="float" office:value="0.748303651305035" calcext:value-type="float">
            <text:p>0,748303651305035</text:p>
          </table:table-cell>
          <table:table-cell table:formula="of:=SUBSTITUTE(LEFT([.B23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38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fq_4</text:p>
          </table:table-cell>
          <table:table-cell office:value-type="string" calcext:value-type="string">
            <text:p>0,746761133453041</text:p>
          </table:table-cell>
          <table:table-cell office:value-type="float" office:value="0.746761133453041" calcext:value-type="float">
            <text:p>0,746761133453041</text:p>
          </table:table-cell>
          <table:table-cell table:formula="of:=SUBSTITUTE(LEFT([.B23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39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mn_4</text:p>
          </table:table-cell>
          <table:table-cell office:value-type="string" calcext:value-type="string">
            <text:p>0,746761133453041</text:p>
          </table:table-cell>
          <table:table-cell office:value-type="float" office:value="0.746761133453041" calcext:value-type="float">
            <text:p>0,746761133453041</text:p>
          </table:table-cell>
          <table:table-cell table:formula="of:=SUBSTITUTE(LEFT([.B24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40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0,74613990089933</text:p>
          </table:table-cell>
          <table:table-cell office:value-type="float" office:value="0.74613990089933" calcext:value-type="float">
            <text:p>0,74613990089933</text:p>
          </table:table-cell>
          <table:table-cell table:formula="of:=SUBSTITUTE(LEFT([.B24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4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0,745833114912692</text:p>
          </table:table-cell>
          <table:table-cell office:value-type="float" office:value="0.745833114912692" calcext:value-type="float">
            <text:p>0,745833114912692</text:p>
          </table:table-cell>
          <table:table-cell table:formula="of:=SUBSTITUTE(LEFT([.B24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4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x_9</text:p>
          </table:table-cell>
          <table:table-cell office:value-type="string" calcext:value-type="string">
            <text:p>0,745437502097745</text:p>
          </table:table-cell>
          <table:table-cell office:value-type="float" office:value="0.745437502097745" calcext:value-type="float">
            <text:p>0,745437502097745</text:p>
          </table:table-cell>
          <table:table-cell table:formula="of:=SUBSTITUTE(LEFT([.B24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43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0,744438509482516</text:p>
          </table:table-cell>
          <table:table-cell office:value-type="float" office:value="0.744438509482516" calcext:value-type="float">
            <text:p>0,744438509482516</text:p>
          </table:table-cell>
          <table:table-cell table:formula="of:=SUBSTITUTE(LEFT([.B24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44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x_4</text:p>
          </table:table-cell>
          <table:table-cell office:value-type="string" calcext:value-type="string">
            <text:p>0,743764874625188</text:p>
          </table:table-cell>
          <table:table-cell office:value-type="float" office:value="0.743764874625188" calcext:value-type="float">
            <text:p>0,743764874625188</text:p>
          </table:table-cell>
          <table:table-cell table:formula="of:=SUBSTITUTE(LEFT([.B24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45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0,741164320931939</text:p>
          </table:table-cell>
          <table:table-cell office:value-type="float" office:value="0.741164320931939" calcext:value-type="float">
            <text:p>0,741164320931939</text:p>
          </table:table-cell>
          <table:table-cell table:formula="of:=SUBSTITUTE(LEFT([.B24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46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0,737976673799839</text:p>
          </table:table-cell>
          <table:table-cell office:value-type="float" office:value="0.737976673799839" calcext:value-type="float">
            <text:p>0,737976673799839</text:p>
          </table:table-cell>
          <table:table-cell table:formula="of:=SUBSTITUTE(LEFT([.B24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47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0,737976673799839</text:p>
          </table:table-cell>
          <table:table-cell office:value-type="float" office:value="0.737976673799839" calcext:value-type="float">
            <text:p>0,737976673799839</text:p>
          </table:table-cell>
          <table:table-cell table:formula="of:=SUBSTITUTE(LEFT([.B24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4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0,737877220527258</text:p>
          </table:table-cell>
          <table:table-cell office:value-type="float" office:value="0.737877220527258" calcext:value-type="float">
            <text:p>0,737877220527258</text:p>
          </table:table-cell>
          <table:table-cell table:formula="of:=SUBSTITUTE(LEFT([.B24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49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tq_1</text:p>
          </table:table-cell>
          <table:table-cell office:value-type="string" calcext:value-type="string">
            <text:p>0,737185873641841</text:p>
          </table:table-cell>
          <table:table-cell office:value-type="float" office:value="0.737185873641841" calcext:value-type="float">
            <text:p>0,737185873641841</text:p>
          </table:table-cell>
          <table:table-cell table:formula="of:=SUBSTITUTE(LEFT([.B25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5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x_1</text:p>
          </table:table-cell>
          <table:table-cell office:value-type="string" calcext:value-type="string">
            <text:p>0,737185873641841</text:p>
          </table:table-cell>
          <table:table-cell office:value-type="float" office:value="0.737185873641841" calcext:value-type="float">
            <text:p>0,737185873641841</text:p>
          </table:table-cell>
          <table:table-cell table:formula="of:=SUBSTITUTE(LEFT([.B25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51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n_3</text:p>
          </table:table-cell>
          <table:table-cell office:value-type="string" calcext:value-type="string">
            <text:p>0,736524219605481</text:p>
          </table:table-cell>
          <table:table-cell office:value-type="float" office:value="0.736524219605481" calcext:value-type="float">
            <text:p>0,736524219605481</text:p>
          </table:table-cell>
          <table:table-cell table:formula="of:=SUBSTITUTE(LEFT([.B25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52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0,736458745625305</text:p>
          </table:table-cell>
          <table:table-cell office:value-type="float" office:value="0.736458745625305" calcext:value-type="float">
            <text:p>0,736458745625305</text:p>
          </table:table-cell>
          <table:table-cell table:formula="of:=SUBSTITUTE(LEFT([.B25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53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tq_0</text:p>
          </table:table-cell>
          <table:table-cell office:value-type="string" calcext:value-type="string">
            <text:p>0,734871337403725</text:p>
          </table:table-cell>
          <table:table-cell office:value-type="float" office:value="0.734871337403725" calcext:value-type="float">
            <text:p>0,734871337403725</text:p>
          </table:table-cell>
          <table:table-cell table:formula="of:=SUBSTITUTE(LEFT([.B25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54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am_0</text:p>
          </table:table-cell>
          <table:table-cell office:value-type="string" calcext:value-type="string">
            <text:p>0,734871337403725</text:p>
          </table:table-cell>
          <table:table-cell office:value-type="float" office:value="0.734871337403725" calcext:value-type="float">
            <text:p>0,734871337403725</text:p>
          </table:table-cell>
          <table:table-cell table:formula="of:=SUBSTITUTE(LEFT([.B25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55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qm_0</text:p>
          </table:table-cell>
          <table:table-cell office:value-type="string" calcext:value-type="string">
            <text:p>0,734871337403725</text:p>
          </table:table-cell>
          <table:table-cell office:value-type="float" office:value="0.734871337403725" calcext:value-type="float">
            <text:p>0,734871337403725</text:p>
          </table:table-cell>
          <table:table-cell table:formula="of:=SUBSTITUTE(LEFT([.B25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56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0,734235327282979</text:p>
          </table:table-cell>
          <table:table-cell office:value-type="float" office:value="0.734235327282979" calcext:value-type="float">
            <text:p>0,734235327282979</text:p>
          </table:table-cell>
          <table:table-cell table:formula="of:=SUBSTITUTE(LEFT([.B25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57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0,733597007149745</text:p>
          </table:table-cell>
          <table:table-cell office:value-type="float" office:value="0.733597007149745" calcext:value-type="float">
            <text:p>0,733597007149745</text:p>
          </table:table-cell>
          <table:table-cell table:formula="of:=SUBSTITUTE(LEFT([.B25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5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0,732722053771483</text:p>
          </table:table-cell>
          <table:table-cell office:value-type="float" office:value="0.732722053771483" calcext:value-type="float">
            <text:p>0,732722053771483</text:p>
          </table:table-cell>
          <table:table-cell table:formula="of:=SUBSTITUTE(LEFT([.B25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59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fq_4</text:p>
          </table:table-cell>
          <table:table-cell office:value-type="string" calcext:value-type="string">
            <text:p>0,732721536085081</text:p>
          </table:table-cell>
          <table:table-cell office:value-type="float" office:value="0.732721536085081" calcext:value-type="float">
            <text:p>0,732721536085081</text:p>
          </table:table-cell>
          <table:table-cell table:formula="of:=SUBSTITUTE(LEFT([.B26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60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n_4</text:p>
          </table:table-cell>
          <table:table-cell office:value-type="string" calcext:value-type="string">
            <text:p>0,732721536085081</text:p>
          </table:table-cell>
          <table:table-cell office:value-type="float" office:value="0.732721536085081" calcext:value-type="float">
            <text:p>0,732721536085081</text:p>
          </table:table-cell>
          <table:table-cell table:formula="of:=SUBSTITUTE(LEFT([.B26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61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qm_1</text:p>
          </table:table-cell>
          <table:table-cell office:value-type="string" calcext:value-type="string">
            <text:p>0,732543021090534</text:p>
          </table:table-cell>
          <table:table-cell office:value-type="float" office:value="0.732543021090534" calcext:value-type="float">
            <text:p>0,732543021090534</text:p>
          </table:table-cell>
          <table:table-cell table:formula="of:=SUBSTITUTE(LEFT([.B26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62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0,728317068149931</text:p>
          </table:table-cell>
          <table:table-cell office:value-type="float" office:value="0.728317068149931" calcext:value-type="float">
            <text:p>0,728317068149931</text:p>
          </table:table-cell>
          <table:table-cell table:formula="of:=SUBSTITUTE(LEFT([.B26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63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0,72630312637148</text:p>
          </table:table-cell>
          <table:table-cell office:value-type="float" office:value="0.72630312637148" calcext:value-type="float">
            <text:p>0,72630312637148</text:p>
          </table:table-cell>
          <table:table-cell table:formula="of:=SUBSTITUTE(LEFT([.B26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64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x_9</text:p>
          </table:table-cell>
          <table:table-cell office:value-type="string" calcext:value-type="string">
            <text:p>0,725780221151084</text:p>
          </table:table-cell>
          <table:table-cell office:value-type="float" office:value="0.725780221151084" calcext:value-type="float">
            <text:p>0,725780221151084</text:p>
          </table:table-cell>
          <table:table-cell table:formula="of:=SUBSTITUTE(LEFT([.B26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65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0,725688866731889</text:p>
          </table:table-cell>
          <table:table-cell office:value-type="float" office:value="0.725688866731889" calcext:value-type="float">
            <text:p>0,725688866731889</text:p>
          </table:table-cell>
          <table:table-cell table:formula="of:=SUBSTITUTE(LEFT([.B26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66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fq_7</text:p>
          </table:table-cell>
          <table:table-cell office:value-type="string" calcext:value-type="string">
            <text:p>0,725404912221999</text:p>
          </table:table-cell>
          <table:table-cell office:value-type="float" office:value="0.725404912221999" calcext:value-type="float">
            <text:p>0,725404912221999</text:p>
          </table:table-cell>
          <table:table-cell table:formula="of:=SUBSTITUTE(LEFT([.B26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67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n_7</text:p>
          </table:table-cell>
          <table:table-cell office:value-type="string" calcext:value-type="string">
            <text:p>0,725404912221999</text:p>
          </table:table-cell>
          <table:table-cell office:value-type="float" office:value="0.725404912221999" calcext:value-type="float">
            <text:p>0,725404912221999</text:p>
          </table:table-cell>
          <table:table-cell table:formula="of:=SUBSTITUTE(LEFT([.B26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68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0,724721771400286</text:p>
          </table:table-cell>
          <table:table-cell office:value-type="float" office:value="0.724721771400286" calcext:value-type="float">
            <text:p>0,724721771400286</text:p>
          </table:table-cell>
          <table:table-cell table:formula="of:=SUBSTITUTE(LEFT([.B26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69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x_9</text:p>
          </table:table-cell>
          <table:table-cell office:value-type="string" calcext:value-type="string">
            <text:p>0,724561167733583</text:p>
          </table:table-cell>
          <table:table-cell office:value-type="float" office:value="0.724561167733583" calcext:value-type="float">
            <text:p>0,724561167733583</text:p>
          </table:table-cell>
          <table:table-cell table:formula="of:=SUBSTITUTE(LEFT([.B27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70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0,723181413634665</text:p>
          </table:table-cell>
          <table:table-cell office:value-type="float" office:value="0.723181413634665" calcext:value-type="float">
            <text:p>0,723181413634665</text:p>
          </table:table-cell>
          <table:table-cell table:formula="of:=SUBSTITUTE(LEFT([.B27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7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tq_5</text:p>
          </table:table-cell>
          <table:table-cell office:value-type="string" calcext:value-type="string">
            <text:p>0,721591182092233</text:p>
          </table:table-cell>
          <table:table-cell office:value-type="float" office:value="0.721591182092233" calcext:value-type="float">
            <text:p>0,721591182092233</text:p>
          </table:table-cell>
          <table:table-cell table:formula="of:=SUBSTITUTE(LEFT([.B27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72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x_5</text:p>
          </table:table-cell>
          <table:table-cell office:value-type="string" calcext:value-type="string">
            <text:p>0,721591182092233</text:p>
          </table:table-cell>
          <table:table-cell office:value-type="float" office:value="0.721591182092233" calcext:value-type="float">
            <text:p>0,721591182092233</text:p>
          </table:table-cell>
          <table:table-cell table:formula="of:=SUBSTITUTE(LEFT([.B27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73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mx_3</text:p>
          </table:table-cell>
          <table:table-cell office:value-type="string" calcext:value-type="string">
            <text:p>0,720895785363502</text:p>
          </table:table-cell>
          <table:table-cell office:value-type="float" office:value="0.720895785363502" calcext:value-type="float">
            <text:p>0,720895785363502</text:p>
          </table:table-cell>
          <table:table-cell table:formula="of:=SUBSTITUTE(LEFT([.B27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74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am_1</text:p>
          </table:table-cell>
          <table:table-cell office:value-type="string" calcext:value-type="string">
            <text:p>0,720560308567936</text:p>
          </table:table-cell>
          <table:table-cell office:value-type="float" office:value="0.720560308567936" calcext:value-type="float">
            <text:p>0,720560308567936</text:p>
          </table:table-cell>
          <table:table-cell table:formula="of:=SUBSTITUTE(LEFT([.B27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7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n_1</text:p>
          </table:table-cell>
          <table:table-cell office:value-type="string" calcext:value-type="string">
            <text:p>0,720560308567936</text:p>
          </table:table-cell>
          <table:table-cell office:value-type="float" office:value="0.720560308567936" calcext:value-type="float">
            <text:p>0,720560308567936</text:p>
          </table:table-cell>
          <table:table-cell table:formula="of:=SUBSTITUTE(LEFT([.B27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7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qm_1</text:p>
          </table:table-cell>
          <table:table-cell office:value-type="string" calcext:value-type="string">
            <text:p>0,720560308567936</text:p>
          </table:table-cell>
          <table:table-cell office:value-type="float" office:value="0.720560308567936" calcext:value-type="float">
            <text:p>0,720560308567936</text:p>
          </table:table-cell>
          <table:table-cell table:formula="of:=SUBSTITUTE(LEFT([.B27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7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qm_1</text:p>
          </table:table-cell>
          <table:table-cell office:value-type="string" calcext:value-type="string">
            <text:p>0,720476228763021</text:p>
          </table:table-cell>
          <table:table-cell office:value-type="float" office:value="0.720476228763021" calcext:value-type="float">
            <text:p>0,720476228763021</text:p>
          </table:table-cell>
          <table:table-cell table:formula="of:=SUBSTITUTE(LEFT([.B27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7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am_4</text:p>
          </table:table-cell>
          <table:table-cell office:value-type="string" calcext:value-type="string">
            <text:p>0,719642963748311</text:p>
          </table:table-cell>
          <table:table-cell office:value-type="float" office:value="0.719642963748311" calcext:value-type="float">
            <text:p>0,719642963748311</text:p>
          </table:table-cell>
          <table:table-cell table:formula="of:=SUBSTITUTE(LEFT([.B27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79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qm_4</text:p>
          </table:table-cell>
          <table:table-cell office:value-type="string" calcext:value-type="string">
            <text:p>0,719642963748311</text:p>
          </table:table-cell>
          <table:table-cell office:value-type="float" office:value="0.719642963748311" calcext:value-type="float">
            <text:p>0,719642963748311</text:p>
          </table:table-cell>
          <table:table-cell table:formula="of:=SUBSTITUTE(LEFT([.B28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80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mx_4</text:p>
          </table:table-cell>
          <table:table-cell office:value-type="string" calcext:value-type="string">
            <text:p>0,719221088220924</text:p>
          </table:table-cell>
          <table:table-cell office:value-type="float" office:value="0.719221088220924" calcext:value-type="float">
            <text:p>0,719221088220924</text:p>
          </table:table-cell>
          <table:table-cell table:formula="of:=SUBSTITUTE(LEFT([.B28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81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0,718293452783941</text:p>
          </table:table-cell>
          <table:table-cell office:value-type="float" office:value="0.718293452783941" calcext:value-type="float">
            <text:p>0,718293452783941</text:p>
          </table:table-cell>
          <table:table-cell table:formula="of:=SUBSTITUTE(LEFT([.B28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82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fq_4</text:p>
          </table:table-cell>
          <table:table-cell office:value-type="string" calcext:value-type="string">
            <text:p>0,718039939161031</text:p>
          </table:table-cell>
          <table:table-cell office:value-type="float" office:value="0.718039939161031" calcext:value-type="float">
            <text:p>0,718039939161031</text:p>
          </table:table-cell>
          <table:table-cell table:formula="of:=SUBSTITUTE(LEFT([.B28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8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fq_7</text:p>
          </table:table-cell>
          <table:table-cell office:value-type="string" calcext:value-type="string">
            <text:p>0,714790424563083</text:p>
          </table:table-cell>
          <table:table-cell office:value-type="float" office:value="0.714790424563083" calcext:value-type="float">
            <text:p>0,714790424563083</text:p>
          </table:table-cell>
          <table:table-cell table:formula="of:=SUBSTITUTE(LEFT([.B28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84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n_3</text:p>
          </table:table-cell>
          <table:table-cell office:value-type="string" calcext:value-type="string">
            <text:p>0,714481506206999</text:p>
          </table:table-cell>
          <table:table-cell office:value-type="float" office:value="0.714481506206999" calcext:value-type="float">
            <text:p>0,714481506206999</text:p>
          </table:table-cell>
          <table:table-cell table:formula="of:=SUBSTITUTE(LEFT([.B28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85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d_1</text:p>
          </table:table-cell>
          <table:table-cell office:value-type="string" calcext:value-type="string">
            <text:p>0,713371579937397</text:p>
          </table:table-cell>
          <table:table-cell office:value-type="float" office:value="0.713371579937397" calcext:value-type="float">
            <text:p>0,713371579937397</text:p>
          </table:table-cell>
          <table:table-cell table:formula="of:=SUBSTITUTE(LEFT([.B28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8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fq_1</text:p>
          </table:table-cell>
          <table:table-cell office:value-type="string" calcext:value-type="string">
            <text:p>0,713371579937397</text:p>
          </table:table-cell>
          <table:table-cell office:value-type="float" office:value="0.713371579937397" calcext:value-type="float">
            <text:p>0,713371579937397</text:p>
          </table:table-cell>
          <table:table-cell table:formula="of:=SUBSTITUTE(LEFT([.B28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8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n_1</text:p>
          </table:table-cell>
          <table:table-cell office:value-type="string" calcext:value-type="string">
            <text:p>0,713371579937397</text:p>
          </table:table-cell>
          <table:table-cell office:value-type="float" office:value="0.713371579937397" calcext:value-type="float">
            <text:p>0,713371579937397</text:p>
          </table:table-cell>
          <table:table-cell table:formula="of:=SUBSTITUTE(LEFT([.B28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8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fq_7</text:p>
          </table:table-cell>
          <table:table-cell office:value-type="string" calcext:value-type="string">
            <text:p>0,712545172634451</text:p>
          </table:table-cell>
          <table:table-cell office:value-type="float" office:value="0.712545172634451" calcext:value-type="float">
            <text:p>0,712545172634451</text:p>
          </table:table-cell>
          <table:table-cell table:formula="of:=SUBSTITUTE(LEFT([.B28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89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0,712219791591602</text:p>
          </table:table-cell>
          <table:table-cell office:value-type="float" office:value="0.712219791591602" calcext:value-type="float">
            <text:p>0,712219791591602</text:p>
          </table:table-cell>
          <table:table-cell table:formula="of:=SUBSTITUTE(LEFT([.B29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90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qm_4</text:p>
          </table:table-cell>
          <table:table-cell office:value-type="string" calcext:value-type="string">
            <text:p>0,71203964325009</text:p>
          </table:table-cell>
          <table:table-cell office:value-type="float" office:value="0.71203964325009" calcext:value-type="float">
            <text:p>0,71203964325009</text:p>
          </table:table-cell>
          <table:table-cell table:formula="of:=SUBSTITUTE(LEFT([.B29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91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0,711856505015146</text:p>
          </table:table-cell>
          <table:table-cell office:value-type="float" office:value="0.711856505015146" calcext:value-type="float">
            <text:p>0,711856505015146</text:p>
          </table:table-cell>
          <table:table-cell table:formula="of:=SUBSTITUTE(LEFT([.B29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92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am_8</text:p>
          </table:table-cell>
          <table:table-cell office:value-type="string" calcext:value-type="string">
            <text:p>0,711499774902407</text:p>
          </table:table-cell>
          <table:table-cell office:value-type="float" office:value="0.711499774902407" calcext:value-type="float">
            <text:p>0,711499774902407</text:p>
          </table:table-cell>
          <table:table-cell table:formula="of:=SUBSTITUTE(LEFT([.B29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93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n_4</text:p>
          </table:table-cell>
          <table:table-cell office:value-type="string" calcext:value-type="string">
            <text:p>0,710519873446833</text:p>
          </table:table-cell>
          <table:table-cell office:value-type="float" office:value="0.710519873446833" calcext:value-type="float">
            <text:p>0,710519873446833</text:p>
          </table:table-cell>
          <table:table-cell table:formula="of:=SUBSTITUTE(LEFT([.B29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94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am_5</text:p>
          </table:table-cell>
          <table:table-cell office:value-type="string" calcext:value-type="string">
            <text:p>0,708384203190727</text:p>
          </table:table-cell>
          <table:table-cell office:value-type="float" office:value="0.708384203190727" calcext:value-type="float">
            <text:p>0,708384203190727</text:p>
          </table:table-cell>
          <table:table-cell table:formula="of:=SUBSTITUTE(LEFT([.B29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95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qm_5</text:p>
          </table:table-cell>
          <table:table-cell office:value-type="string" calcext:value-type="string">
            <text:p>0,708384203190727</text:p>
          </table:table-cell>
          <table:table-cell office:value-type="float" office:value="0.708384203190727" calcext:value-type="float">
            <text:p>0,708384203190727</text:p>
          </table:table-cell>
          <table:table-cell table:formula="of:=SUBSTITUTE(LEFT([.B29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96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0,707183038451434</text:p>
          </table:table-cell>
          <table:table-cell office:value-type="float" office:value="0.707183038451434" calcext:value-type="float">
            <text:p>0,707183038451434</text:p>
          </table:table-cell>
          <table:table-cell table:formula="of:=SUBSTITUTE(LEFT([.B29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97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0,707127004282918</text:p>
          </table:table-cell>
          <table:table-cell office:value-type="float" office:value="0.707127004282918" calcext:value-type="float">
            <text:p>0,707127004282918</text:p>
          </table:table-cell>
          <table:table-cell table:formula="of:=SUBSTITUTE(LEFT([.B29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98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0,707127004282918</text:p>
          </table:table-cell>
          <table:table-cell office:value-type="float" office:value="0.707127004282918" calcext:value-type="float">
            <text:p>0,707127004282918</text:p>
          </table:table-cell>
          <table:table-cell table:formula="of:=SUBSTITUTE(LEFT([.B29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99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0,706851732796949</text:p>
          </table:table-cell>
          <table:table-cell office:value-type="float" office:value="0.706851732796949" calcext:value-type="float">
            <text:p>0,706851732796949</text:p>
          </table:table-cell>
          <table:table-cell table:formula="of:=SUBSTITUTE(LEFT([.B300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300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0,706602069056122</text:p>
          </table:table-cell>
          <table:table-cell office:value-type="float" office:value="0.706602069056122" calcext:value-type="float">
            <text:p>0,706602069056122</text:p>
          </table:table-cell>
          <table:table-cell table:formula="of:=SUBSTITUTE(LEFT([.B30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01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0,705944096078866</text:p>
          </table:table-cell>
          <table:table-cell office:value-type="float" office:value="0.705944096078866" calcext:value-type="float">
            <text:p>0,705944096078866</text:p>
          </table:table-cell>
          <table:table-cell table:formula="of:=SUBSTITUTE(LEFT([.B30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02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tq_4</text:p>
          </table:table-cell>
          <table:table-cell office:value-type="string" calcext:value-type="string">
            <text:p>0,704932094160907</text:p>
          </table:table-cell>
          <table:table-cell office:value-type="float" office:value="0.704932094160907" calcext:value-type="float">
            <text:p>0,704932094160907</text:p>
          </table:table-cell>
          <table:table-cell table:formula="of:=SUBSTITUTE(LEFT([.B30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0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0,70345030227238</text:p>
          </table:table-cell>
          <table:table-cell office:value-type="float" office:value="0.70345030227238" calcext:value-type="float">
            <text:p>0,70345030227238</text:p>
          </table:table-cell>
          <table:table-cell table:formula="of:=SUBSTITUTE(LEFT([.B30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04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fq_1</text:p>
          </table:table-cell>
          <table:table-cell office:value-type="string" calcext:value-type="string">
            <text:p>0,699859131175103</text:p>
          </table:table-cell>
          <table:table-cell office:value-type="float" office:value="0.699859131175103" calcext:value-type="float">
            <text:p>0,699859131175103</text:p>
          </table:table-cell>
          <table:table-cell table:formula="of:=SUBSTITUTE(LEFT([.B30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0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0,696384604459681</text:p>
          </table:table-cell>
          <table:table-cell office:value-type="float" office:value="0.696384604459681" calcext:value-type="float">
            <text:p>0,696384604459681</text:p>
          </table:table-cell>
          <table:table-cell table:formula="of:=SUBSTITUTE(LEFT([.B30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06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0,69546823853668</text:p>
          </table:table-cell>
          <table:table-cell office:value-type="float" office:value="0.69546823853668" calcext:value-type="float">
            <text:p>0,69546823853668</text:p>
          </table:table-cell>
          <table:table-cell table:formula="of:=SUBSTITUTE(LEFT([.B307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307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0,695286852223625</text:p>
          </table:table-cell>
          <table:table-cell office:value-type="float" office:value="0.695286852223625" calcext:value-type="float">
            <text:p>0,695286852223625</text:p>
          </table:table-cell>
          <table:table-cell table:formula="of:=SUBSTITUTE(LEFT([.B30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0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0,695218642501059</text:p>
          </table:table-cell>
          <table:table-cell office:value-type="float" office:value="0.695218642501059" calcext:value-type="float">
            <text:p>0,695218642501059</text:p>
          </table:table-cell>
          <table:table-cell table:formula="of:=SUBSTITUTE(LEFT([.B30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09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0,695218642501059</text:p>
          </table:table-cell>
          <table:table-cell office:value-type="float" office:value="0.695218642501059" calcext:value-type="float">
            <text:p>0,695218642501059</text:p>
          </table:table-cell>
          <table:table-cell table:formula="of:=SUBSTITUTE(LEFT([.B31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10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0,695218642501059</text:p>
          </table:table-cell>
          <table:table-cell office:value-type="float" office:value="0.695218642501059" calcext:value-type="float">
            <text:p>0,695218642501059</text:p>
          </table:table-cell>
          <table:table-cell table:formula="of:=SUBSTITUTE(LEFT([.B31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11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n_7</text:p>
          </table:table-cell>
          <table:table-cell office:value-type="string" calcext:value-type="string">
            <text:p>0,694663434636773</text:p>
          </table:table-cell>
          <table:table-cell office:value-type="float" office:value="0.694663434636773" calcext:value-type="float">
            <text:p>0,694663434636773</text:p>
          </table:table-cell>
          <table:table-cell table:formula="of:=SUBSTITUTE(LEFT([.B31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12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0,694086702314285</text:p>
          </table:table-cell>
          <table:table-cell office:value-type="float" office:value="0.694086702314285" calcext:value-type="float">
            <text:p>0,694086702314285</text:p>
          </table:table-cell>
          <table:table-cell table:formula="of:=SUBSTITUTE(LEFT([.B31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1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tq_7</text:p>
          </table:table-cell>
          <table:table-cell office:value-type="string" calcext:value-type="string">
            <text:p>0,693167635550421</text:p>
          </table:table-cell>
          <table:table-cell office:value-type="float" office:value="0.693167635550421" calcext:value-type="float">
            <text:p>0,693167635550421</text:p>
          </table:table-cell>
          <table:table-cell table:formula="of:=SUBSTITUTE(LEFT([.B31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14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x_7</text:p>
          </table:table-cell>
          <table:table-cell office:value-type="string" calcext:value-type="string">
            <text:p>0,693167635550421</text:p>
          </table:table-cell>
          <table:table-cell office:value-type="float" office:value="0.693167635550421" calcext:value-type="float">
            <text:p>0,693167635550421</text:p>
          </table:table-cell>
          <table:table-cell table:formula="of:=SUBSTITUTE(LEFT([.B31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15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mx_4</text:p>
          </table:table-cell>
          <table:table-cell office:value-type="string" calcext:value-type="string">
            <text:p>0,692009599557205</text:p>
          </table:table-cell>
          <table:table-cell office:value-type="float" office:value="0.692009599557205" calcext:value-type="float">
            <text:p>0,692009599557205</text:p>
          </table:table-cell>
          <table:table-cell table:formula="of:=SUBSTITUTE(LEFT([.B31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16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d_1</text:p>
          </table:table-cell>
          <table:table-cell office:value-type="string" calcext:value-type="string">
            <text:p>0,691530835304823</text:p>
          </table:table-cell>
          <table:table-cell office:value-type="float" office:value="0.691530835304823" calcext:value-type="float">
            <text:p>0,691530835304823</text:p>
          </table:table-cell>
          <table:table-cell table:formula="of:=SUBSTITUTE(LEFT([.B31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1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n_4</text:p>
          </table:table-cell>
          <table:table-cell office:value-type="string" calcext:value-type="string">
            <text:p>0,69027335912818</text:p>
          </table:table-cell>
          <table:table-cell office:value-type="float" office:value="0.69027335912818" calcext:value-type="float">
            <text:p>0,69027335912818</text:p>
          </table:table-cell>
          <table:table-cell table:formula="of:=SUBSTITUTE(LEFT([.B31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18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tq_1</text:p>
          </table:table-cell>
          <table:table-cell office:value-type="string" calcext:value-type="string">
            <text:p>0,689017514924438</text:p>
          </table:table-cell>
          <table:table-cell office:value-type="float" office:value="0.689017514924438" calcext:value-type="float">
            <text:p>0,689017514924438</text:p>
          </table:table-cell>
          <table:table-cell table:formula="of:=SUBSTITUTE(LEFT([.B31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1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x_1</text:p>
          </table:table-cell>
          <table:table-cell office:value-type="string" calcext:value-type="string">
            <text:p>0,689017514924438</text:p>
          </table:table-cell>
          <table:table-cell office:value-type="float" office:value="0.689017514924438" calcext:value-type="float">
            <text:p>0,689017514924438</text:p>
          </table:table-cell>
          <table:table-cell table:formula="of:=SUBSTITUTE(LEFT([.B32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2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fq_5</text:p>
          </table:table-cell>
          <table:table-cell office:value-type="string" calcext:value-type="string">
            <text:p>0,687897129436533</text:p>
          </table:table-cell>
          <table:table-cell office:value-type="float" office:value="0.687897129436533" calcext:value-type="float">
            <text:p>0,687897129436533</text:p>
          </table:table-cell>
          <table:table-cell table:formula="of:=SUBSTITUTE(LEFT([.B32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21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n_5</text:p>
          </table:table-cell>
          <table:table-cell office:value-type="string" calcext:value-type="string">
            <text:p>0,687897129436533</text:p>
          </table:table-cell>
          <table:table-cell office:value-type="float" office:value="0.687897129436533" calcext:value-type="float">
            <text:p>0,687897129436533</text:p>
          </table:table-cell>
          <table:table-cell table:formula="of:=SUBSTITUTE(LEFT([.B32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22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tq_7</text:p>
          </table:table-cell>
          <table:table-cell office:value-type="string" calcext:value-type="string">
            <text:p>0,686738639088671</text:p>
          </table:table-cell>
          <table:table-cell office:value-type="float" office:value="0.686738639088671" calcext:value-type="float">
            <text:p>0,686738639088671</text:p>
          </table:table-cell>
          <table:table-cell table:formula="of:=SUBSTITUTE(LEFT([.B32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23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0,686385741672258</text:p>
          </table:table-cell>
          <table:table-cell office:value-type="float" office:value="0.686385741672258" calcext:value-type="float">
            <text:p>0,686385741672258</text:p>
          </table:table-cell>
          <table:table-cell table:formula="of:=SUBSTITUTE(LEFT([.B32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24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am_4</text:p>
          </table:table-cell>
          <table:table-cell office:value-type="string" calcext:value-type="string">
            <text:p>0,686102506297789</text:p>
          </table:table-cell>
          <table:table-cell office:value-type="float" office:value="0.686102506297789" calcext:value-type="float">
            <text:p>0,686102506297789</text:p>
          </table:table-cell>
          <table:table-cell table:formula="of:=SUBSTITUTE(LEFT([.B32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25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qm_4</text:p>
          </table:table-cell>
          <table:table-cell office:value-type="string" calcext:value-type="string">
            <text:p>0,686102506297789</text:p>
          </table:table-cell>
          <table:table-cell office:value-type="float" office:value="0.686102506297789" calcext:value-type="float">
            <text:p>0,686102506297789</text:p>
          </table:table-cell>
          <table:table-cell table:formula="of:=SUBSTITUTE(LEFT([.B32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26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mx_4</text:p>
          </table:table-cell>
          <table:table-cell office:value-type="string" calcext:value-type="string">
            <text:p>0,685044496573118</text:p>
          </table:table-cell>
          <table:table-cell office:value-type="float" office:value="0.685044496573118" calcext:value-type="float">
            <text:p>0,685044496573118</text:p>
          </table:table-cell>
          <table:table-cell table:formula="of:=SUBSTITUTE(LEFT([.B32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27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am_1</text:p>
          </table:table-cell>
          <table:table-cell office:value-type="string" calcext:value-type="string">
            <text:p>0,68248069324705</text:p>
          </table:table-cell>
          <table:table-cell office:value-type="float" office:value="0.68248069324705" calcext:value-type="float">
            <text:p>0,68248069324705</text:p>
          </table:table-cell>
          <table:table-cell table:formula="of:=SUBSTITUTE(LEFT([.B32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2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fq_7</text:p>
          </table:table-cell>
          <table:table-cell office:value-type="string" calcext:value-type="string">
            <text:p>0,681478827697241</text:p>
          </table:table-cell>
          <table:table-cell office:value-type="float" office:value="0.681478827697241" calcext:value-type="float">
            <text:p>0,681478827697241</text:p>
          </table:table-cell>
          <table:table-cell table:formula="of:=SUBSTITUTE(LEFT([.B32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29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0,680911976817448</text:p>
          </table:table-cell>
          <table:table-cell office:value-type="float" office:value="0.680911976817448" calcext:value-type="float">
            <text:p>0,680911976817448</text:p>
          </table:table-cell>
          <table:table-cell table:formula="of:=SUBSTITUTE(LEFT([.B33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30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am_5</text:p>
          </table:table-cell>
          <table:table-cell office:value-type="string" calcext:value-type="string">
            <text:p>0,680592261930685</text:p>
          </table:table-cell>
          <table:table-cell office:value-type="float" office:value="0.680592261930685" calcext:value-type="float">
            <text:p>0,680592261930685</text:p>
          </table:table-cell>
          <table:table-cell table:formula="of:=SUBSTITUTE(LEFT([.B33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31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qm_5</text:p>
          </table:table-cell>
          <table:table-cell office:value-type="string" calcext:value-type="string">
            <text:p>0,680592261930685</text:p>
          </table:table-cell>
          <table:table-cell office:value-type="float" office:value="0.680592261930685" calcext:value-type="float">
            <text:p>0,680592261930685</text:p>
          </table:table-cell>
          <table:table-cell table:formula="of:=SUBSTITUTE(LEFT([.B33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32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d_5</text:p>
          </table:table-cell>
          <table:table-cell office:value-type="string" calcext:value-type="string">
            <text:p>0,679624976259176</text:p>
          </table:table-cell>
          <table:table-cell office:value-type="float" office:value="0.679624976259176" calcext:value-type="float">
            <text:p>0,679624976259176</text:p>
          </table:table-cell>
          <table:table-cell table:formula="of:=SUBSTITUTE(LEFT([.B33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33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fq_5</text:p>
          </table:table-cell>
          <table:table-cell office:value-type="string" calcext:value-type="string">
            <text:p>0,679624976259176</text:p>
          </table:table-cell>
          <table:table-cell office:value-type="float" office:value="0.679624976259176" calcext:value-type="float">
            <text:p>0,679624976259176</text:p>
          </table:table-cell>
          <table:table-cell table:formula="of:=SUBSTITUTE(LEFT([.B33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34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am_5</text:p>
          </table:table-cell>
          <table:table-cell office:value-type="string" calcext:value-type="string">
            <text:p>0,679624976259176</text:p>
          </table:table-cell>
          <table:table-cell office:value-type="float" office:value="0.679624976259176" calcext:value-type="float">
            <text:p>0,679624976259176</text:p>
          </table:table-cell>
          <table:table-cell table:formula="of:=SUBSTITUTE(LEFT([.B33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35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n_5</text:p>
          </table:table-cell>
          <table:table-cell office:value-type="string" calcext:value-type="string">
            <text:p>0,679624976259176</text:p>
          </table:table-cell>
          <table:table-cell office:value-type="float" office:value="0.679624976259176" calcext:value-type="float">
            <text:p>0,679624976259176</text:p>
          </table:table-cell>
          <table:table-cell table:formula="of:=SUBSTITUTE(LEFT([.B33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36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qm_5</text:p>
          </table:table-cell>
          <table:table-cell office:value-type="string" calcext:value-type="string">
            <text:p>0,679624976259176</text:p>
          </table:table-cell>
          <table:table-cell office:value-type="float" office:value="0.679624976259176" calcext:value-type="float">
            <text:p>0,679624976259176</text:p>
          </table:table-cell>
          <table:table-cell table:formula="of:=SUBSTITUTE(LEFT([.B33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37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tq_1</text:p>
          </table:table-cell>
          <table:table-cell office:value-type="string" calcext:value-type="string">
            <text:p>0,679562439926047</text:p>
          </table:table-cell>
          <table:table-cell office:value-type="float" office:value="0.679562439926047" calcext:value-type="float">
            <text:p>0,679562439926047</text:p>
          </table:table-cell>
          <table:table-cell table:formula="of:=SUBSTITUTE(LEFT([.B33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3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x_1</text:p>
          </table:table-cell>
          <table:table-cell office:value-type="string" calcext:value-type="string">
            <text:p>0,679562439926047</text:p>
          </table:table-cell>
          <table:table-cell office:value-type="float" office:value="0.679562439926047" calcext:value-type="float">
            <text:p>0,679562439926047</text:p>
          </table:table-cell>
          <table:table-cell table:formula="of:=SUBSTITUTE(LEFT([.B33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3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d_7</text:p>
          </table:table-cell>
          <table:table-cell office:value-type="string" calcext:value-type="string">
            <text:p>0,679315397257118</text:p>
          </table:table-cell>
          <table:table-cell office:value-type="float" office:value="0.679315397257118" calcext:value-type="float">
            <text:p>0,679315397257118</text:p>
          </table:table-cell>
          <table:table-cell table:formula="of:=SUBSTITUTE(LEFT([.B34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40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fq_7</text:p>
          </table:table-cell>
          <table:table-cell office:value-type="string" calcext:value-type="string">
            <text:p>0,679315397257118</text:p>
          </table:table-cell>
          <table:table-cell office:value-type="float" office:value="0.679315397257118" calcext:value-type="float">
            <text:p>0,679315397257118</text:p>
          </table:table-cell>
          <table:table-cell table:formula="of:=SUBSTITUTE(LEFT([.B34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41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am_7</text:p>
          </table:table-cell>
          <table:table-cell office:value-type="string" calcext:value-type="string">
            <text:p>0,679315397257118</text:p>
          </table:table-cell>
          <table:table-cell office:value-type="float" office:value="0.679315397257118" calcext:value-type="float">
            <text:p>0,679315397257118</text:p>
          </table:table-cell>
          <table:table-cell table:formula="of:=SUBSTITUTE(LEFT([.B34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42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qm_7</text:p>
          </table:table-cell>
          <table:table-cell office:value-type="string" calcext:value-type="string">
            <text:p>0,679315397257118</text:p>
          </table:table-cell>
          <table:table-cell office:value-type="float" office:value="0.679315397257118" calcext:value-type="float">
            <text:p>0,679315397257118</text:p>
          </table:table-cell>
          <table:table-cell table:formula="of:=SUBSTITUTE(LEFT([.B34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43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0,677744996298242</text:p>
          </table:table-cell>
          <table:table-cell office:value-type="float" office:value="0.677744996298242" calcext:value-type="float">
            <text:p>0,677744996298242</text:p>
          </table:table-cell>
          <table:table-cell table:formula="of:=SUBSTITUTE(LEFT([.B34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44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0,677744996298242</text:p>
          </table:table-cell>
          <table:table-cell office:value-type="float" office:value="0.677744996298242" calcext:value-type="float">
            <text:p>0,677744996298242</text:p>
          </table:table-cell>
          <table:table-cell table:formula="of:=SUBSTITUTE(LEFT([.B34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45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n_7</text:p>
          </table:table-cell>
          <table:table-cell office:value-type="string" calcext:value-type="string">
            <text:p>0,677370255029115</text:p>
          </table:table-cell>
          <table:table-cell office:value-type="float" office:value="0.677370255029115" calcext:value-type="float">
            <text:p>0,677370255029115</text:p>
          </table:table-cell>
          <table:table-cell table:formula="of:=SUBSTITUTE(LEFT([.B34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46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0,675040824624689</text:p>
          </table:table-cell>
          <table:table-cell office:value-type="float" office:value="0.675040824624689" calcext:value-type="float">
            <text:p>0,675040824624689</text:p>
          </table:table-cell>
          <table:table-cell table:formula="of:=SUBSTITUTE(LEFT([.B34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47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0,675040824624689</text:p>
          </table:table-cell>
          <table:table-cell office:value-type="float" office:value="0.675040824624689" calcext:value-type="float">
            <text:p>0,675040824624689</text:p>
          </table:table-cell>
          <table:table-cell table:formula="of:=SUBSTITUTE(LEFT([.B34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48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x_3</text:p>
          </table:table-cell>
          <table:table-cell office:value-type="string" calcext:value-type="string">
            <text:p>0,673973916663208</text:p>
          </table:table-cell>
          <table:table-cell office:value-type="float" office:value="0.673973916663208" calcext:value-type="float">
            <text:p>0,673973916663208</text:p>
          </table:table-cell>
          <table:table-cell table:formula="of:=SUBSTITUTE(LEFT([.B34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49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n_1</text:p>
          </table:table-cell>
          <table:table-cell office:value-type="string" calcext:value-type="string">
            <text:p>0,672984172827456</text:p>
          </table:table-cell>
          <table:table-cell office:value-type="float" office:value="0.672984172827456" calcext:value-type="float">
            <text:p>0,672984172827456</text:p>
          </table:table-cell>
          <table:table-cell table:formula="of:=SUBSTITUTE(LEFT([.B35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5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d_7</text:p>
          </table:table-cell>
          <table:table-cell office:value-type="string" calcext:value-type="string">
            <text:p>0,672502120193846</text:p>
          </table:table-cell>
          <table:table-cell office:value-type="float" office:value="0.672502120193846" calcext:value-type="float">
            <text:p>0,672502120193846</text:p>
          </table:table-cell>
          <table:table-cell table:formula="of:=SUBSTITUTE(LEFT([.B35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51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am_7</text:p>
          </table:table-cell>
          <table:table-cell office:value-type="string" calcext:value-type="string">
            <text:p>0,672502120193846</text:p>
          </table:table-cell>
          <table:table-cell office:value-type="float" office:value="0.672502120193846" calcext:value-type="float">
            <text:p>0,672502120193846</text:p>
          </table:table-cell>
          <table:table-cell table:formula="of:=SUBSTITUTE(LEFT([.B35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52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qm_7</text:p>
          </table:table-cell>
          <table:table-cell office:value-type="string" calcext:value-type="string">
            <text:p>0,672502120193846</text:p>
          </table:table-cell>
          <table:table-cell office:value-type="float" office:value="0.672502120193846" calcext:value-type="float">
            <text:p>0,672502120193846</text:p>
          </table:table-cell>
          <table:table-cell table:formula="of:=SUBSTITUTE(LEFT([.B35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53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fq_4</text:p>
          </table:table-cell>
          <table:table-cell office:value-type="string" calcext:value-type="string">
            <text:p>0,672415483175997</text:p>
          </table:table-cell>
          <table:table-cell office:value-type="float" office:value="0.672415483175997" calcext:value-type="float">
            <text:p>0,672415483175997</text:p>
          </table:table-cell>
          <table:table-cell table:formula="of:=SUBSTITUTE(LEFT([.B35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54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mn_4</text:p>
          </table:table-cell>
          <table:table-cell office:value-type="string" calcext:value-type="string">
            <text:p>0,672415483175997</text:p>
          </table:table-cell>
          <table:table-cell office:value-type="float" office:value="0.672415483175997" calcext:value-type="float">
            <text:p>0,672415483175997</text:p>
          </table:table-cell>
          <table:table-cell table:formula="of:=SUBSTITUTE(LEFT([.B35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55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fq_1</text:p>
          </table:table-cell>
          <table:table-cell office:value-type="string" calcext:value-type="string">
            <text:p>0,670969157876911</text:p>
          </table:table-cell>
          <table:table-cell office:value-type="float" office:value="0.670969157876911" calcext:value-type="float">
            <text:p>0,670969157876911</text:p>
          </table:table-cell>
          <table:table-cell table:formula="of:=SUBSTITUTE(LEFT([.B35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5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mn_1</text:p>
          </table:table-cell>
          <table:table-cell office:value-type="string" calcext:value-type="string">
            <text:p>0,670969157876911</text:p>
          </table:table-cell>
          <table:table-cell office:value-type="float" office:value="0.670969157876911" calcext:value-type="float">
            <text:p>0,670969157876911</text:p>
          </table:table-cell>
          <table:table-cell table:formula="of:=SUBSTITUTE(LEFT([.B35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5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0,670634045980964</text:p>
          </table:table-cell>
          <table:table-cell office:value-type="float" office:value="0.670634045980964" calcext:value-type="float">
            <text:p>0,670634045980964</text:p>
          </table:table-cell>
          <table:table-cell table:formula="of:=SUBSTITUTE(LEFT([.B35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58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fq_7</text:p>
          </table:table-cell>
          <table:table-cell office:value-type="string" calcext:value-type="string">
            <text:p>0,669693118949515</text:p>
          </table:table-cell>
          <table:table-cell office:value-type="float" office:value="0.669693118949515" calcext:value-type="float">
            <text:p>0,669693118949515</text:p>
          </table:table-cell>
          <table:table-cell table:formula="of:=SUBSTITUTE(LEFT([.B35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59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n_7</text:p>
          </table:table-cell>
          <table:table-cell office:value-type="string" calcext:value-type="string">
            <text:p>0,669693118949515</text:p>
          </table:table-cell>
          <table:table-cell office:value-type="float" office:value="0.669693118949515" calcext:value-type="float">
            <text:p>0,669693118949515</text:p>
          </table:table-cell>
          <table:table-cell table:formula="of:=SUBSTITUTE(LEFT([.B36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60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n_1</text:p>
          </table:table-cell>
          <table:table-cell office:value-type="string" calcext:value-type="string">
            <text:p>0,667433314866152</text:p>
          </table:table-cell>
          <table:table-cell office:value-type="float" office:value="0.667433314866152" calcext:value-type="float">
            <text:p>0,667433314866152</text:p>
          </table:table-cell>
          <table:table-cell table:formula="of:=SUBSTITUTE(LEFT([.B36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61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fq_5</text:p>
          </table:table-cell>
          <table:table-cell office:value-type="string" calcext:value-type="string">
            <text:p>0,666641687991864</text:p>
          </table:table-cell>
          <table:table-cell office:value-type="float" office:value="0.666641687991864" calcext:value-type="float">
            <text:p>0,666641687991864</text:p>
          </table:table-cell>
          <table:table-cell table:formula="of:=SUBSTITUTE(LEFT([.B36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62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mn_5</text:p>
          </table:table-cell>
          <table:table-cell office:value-type="string" calcext:value-type="string">
            <text:p>0,666641687991864</text:p>
          </table:table-cell>
          <table:table-cell office:value-type="float" office:value="0.666641687991864" calcext:value-type="float">
            <text:p>0,666641687991864</text:p>
          </table:table-cell>
          <table:table-cell table:formula="of:=SUBSTITUTE(LEFT([.B36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63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fq_8</text:p>
          </table:table-cell>
          <table:table-cell office:value-type="string" calcext:value-type="string">
            <text:p>0,666414231006375</text:p>
          </table:table-cell>
          <table:table-cell office:value-type="float" office:value="0.666414231006375" calcext:value-type="float">
            <text:p>0,666414231006375</text:p>
          </table:table-cell>
          <table:table-cell table:formula="of:=SUBSTITUTE(LEFT([.B36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64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0,666002724086407</text:p>
          </table:table-cell>
          <table:table-cell office:value-type="float" office:value="0.666002724086407" calcext:value-type="float">
            <text:p>0,666002724086407</text:p>
          </table:table-cell>
          <table:table-cell table:formula="of:=SUBSTITUTE(LEFT([.B365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365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fq_5</text:p>
          </table:table-cell>
          <table:table-cell office:value-type="string" calcext:value-type="string">
            <text:p>0,665649201349291</text:p>
          </table:table-cell>
          <table:table-cell office:value-type="float" office:value="0.665649201349291" calcext:value-type="float">
            <text:p>0,665649201349291</text:p>
          </table:table-cell>
          <table:table-cell table:formula="of:=SUBSTITUTE(LEFT([.B36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66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n_5</text:p>
          </table:table-cell>
          <table:table-cell office:value-type="string" calcext:value-type="string">
            <text:p>0,665649201349291</text:p>
          </table:table-cell>
          <table:table-cell office:value-type="float" office:value="0.665649201349291" calcext:value-type="float">
            <text:p>0,665649201349291</text:p>
          </table:table-cell>
          <table:table-cell table:formula="of:=SUBSTITUTE(LEFT([.B36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67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md_1</text:p>
          </table:table-cell>
          <table:table-cell office:value-type="string" calcext:value-type="string">
            <text:p>0,662932029303925</text:p>
          </table:table-cell>
          <table:table-cell office:value-type="float" office:value="0.662932029303925" calcext:value-type="float">
            <text:p>0,662932029303925</text:p>
          </table:table-cell>
          <table:table-cell table:formula="of:=SUBSTITUTE(LEFT([.B36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6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mn_8</text:p>
          </table:table-cell>
          <table:table-cell office:value-type="string" calcext:value-type="string">
            <text:p>0,661049429357192</text:p>
          </table:table-cell>
          <table:table-cell office:value-type="float" office:value="0.661049429357192" calcext:value-type="float">
            <text:p>0,661049429357192</text:p>
          </table:table-cell>
          <table:table-cell table:formula="of:=SUBSTITUTE(LEFT([.B36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69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am_7</text:p>
          </table:table-cell>
          <table:table-cell office:value-type="string" calcext:value-type="string">
            <text:p>0,660388317543709</text:p>
          </table:table-cell>
          <table:table-cell office:value-type="float" office:value="0.660388317543709" calcext:value-type="float">
            <text:p>0,660388317543709</text:p>
          </table:table-cell>
          <table:table-cell table:formula="of:=SUBSTITUTE(LEFT([.B37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70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n_7</text:p>
          </table:table-cell>
          <table:table-cell office:value-type="string" calcext:value-type="string">
            <text:p>0,658692218020968</text:p>
          </table:table-cell>
          <table:table-cell office:value-type="float" office:value="0.658692218020968" calcext:value-type="float">
            <text:p>0,658692218020968</text:p>
          </table:table-cell>
          <table:table-cell table:formula="of:=SUBSTITUTE(LEFT([.B37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71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fq_4</text:p>
          </table:table-cell>
          <table:table-cell office:value-type="string" calcext:value-type="string">
            <text:p>0,658571548031277</text:p>
          </table:table-cell>
          <table:table-cell office:value-type="float" office:value="0.658571548031277" calcext:value-type="float">
            <text:p>0,658571548031277</text:p>
          </table:table-cell>
          <table:table-cell table:formula="of:=SUBSTITUTE(LEFT([.B37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7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mn_4</text:p>
          </table:table-cell>
          <table:table-cell office:value-type="string" calcext:value-type="string">
            <text:p>0,658571548031277</text:p>
          </table:table-cell>
          <table:table-cell office:value-type="float" office:value="0.658571548031277" calcext:value-type="float">
            <text:p>0,658571548031277</text:p>
          </table:table-cell>
          <table:table-cell table:formula="of:=SUBSTITUTE(LEFT([.B37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7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tq_7</text:p>
          </table:table-cell>
          <table:table-cell office:value-type="string" calcext:value-type="string">
            <text:p>0,658103745521073</text:p>
          </table:table-cell>
          <table:table-cell office:value-type="float" office:value="0.658103745521073" calcext:value-type="float">
            <text:p>0,658103745521073</text:p>
          </table:table-cell>
          <table:table-cell table:formula="of:=SUBSTITUTE(LEFT([.B37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74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x_9</text:p>
          </table:table-cell>
          <table:table-cell office:value-type="string" calcext:value-type="string">
            <text:p>0,657551202993521</text:p>
          </table:table-cell>
          <table:table-cell office:value-type="float" office:value="0.657551202993521" calcext:value-type="float">
            <text:p>0,657551202993521</text:p>
          </table:table-cell>
          <table:table-cell table:formula="of:=SUBSTITUTE(LEFT([.B37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75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fq_0</text:p>
          </table:table-cell>
          <table:table-cell office:value-type="string" calcext:value-type="string">
            <text:p>0,65645181089881</text:p>
          </table:table-cell>
          <table:table-cell office:value-type="float" office:value="0.65645181089881" calcext:value-type="float">
            <text:p>0,65645181089881</text:p>
          </table:table-cell>
          <table:table-cell table:formula="of:=SUBSTITUTE(LEFT([.B37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76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n_0</text:p>
          </table:table-cell>
          <table:table-cell office:value-type="string" calcext:value-type="string">
            <text:p>0,65645181089881</text:p>
          </table:table-cell>
          <table:table-cell office:value-type="float" office:value="0.65645181089881" calcext:value-type="float">
            <text:p>0,65645181089881</text:p>
          </table:table-cell>
          <table:table-cell table:formula="of:=SUBSTITUTE(LEFT([.B37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77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fq_0</text:p>
          </table:table-cell>
          <table:table-cell office:value-type="string" calcext:value-type="string">
            <text:p>0,655456682979585</text:p>
          </table:table-cell>
          <table:table-cell office:value-type="float" office:value="0.655456682979585" calcext:value-type="float">
            <text:p>0,655456682979585</text:p>
          </table:table-cell>
          <table:table-cell table:formula="of:=SUBSTITUTE(LEFT([.B37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78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0,654827354826653</text:p>
          </table:table-cell>
          <table:table-cell office:value-type="float" office:value="0.654827354826653" calcext:value-type="float">
            <text:p>0,654827354826653</text:p>
          </table:table-cell>
          <table:table-cell table:formula="of:=SUBSTITUTE(LEFT([.B37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79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am_4</text:p>
          </table:table-cell>
          <table:table-cell office:value-type="string" calcext:value-type="string">
            <text:p>0,654827354826653</text:p>
          </table:table-cell>
          <table:table-cell office:value-type="float" office:value="0.654827354826653" calcext:value-type="float">
            <text:p>0,654827354826653</text:p>
          </table:table-cell>
          <table:table-cell table:formula="of:=SUBSTITUTE(LEFT([.B38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80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qm_4</text:p>
          </table:table-cell>
          <table:table-cell office:value-type="string" calcext:value-type="string">
            <text:p>0,654827354826653</text:p>
          </table:table-cell>
          <table:table-cell office:value-type="float" office:value="0.654827354826653" calcext:value-type="float">
            <text:p>0,654827354826653</text:p>
          </table:table-cell>
          <table:table-cell table:formula="of:=SUBSTITUTE(LEFT([.B38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81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fq_7</text:p>
          </table:table-cell>
          <table:table-cell office:value-type="string" calcext:value-type="string">
            <text:p>0,652411001856264</text:p>
          </table:table-cell>
          <table:table-cell office:value-type="float" office:value="0.652411001856264" calcext:value-type="float">
            <text:p>0,652411001856264</text:p>
          </table:table-cell>
          <table:table-cell table:formula="of:=SUBSTITUTE(LEFT([.B38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82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d_7</text:p>
          </table:table-cell>
          <table:table-cell office:value-type="string" calcext:value-type="string">
            <text:p>0,650759643440475</text:p>
          </table:table-cell>
          <table:table-cell office:value-type="float" office:value="0.650759643440475" calcext:value-type="float">
            <text:p>0,650759643440475</text:p>
          </table:table-cell>
          <table:table-cell table:formula="of:=SUBSTITUTE(LEFT([.B38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83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am_7</text:p>
          </table:table-cell>
          <table:table-cell office:value-type="string" calcext:value-type="string">
            <text:p>0,650759643440475</text:p>
          </table:table-cell>
          <table:table-cell office:value-type="float" office:value="0.650759643440475" calcext:value-type="float">
            <text:p>0,650759643440475</text:p>
          </table:table-cell>
          <table:table-cell table:formula="of:=SUBSTITUTE(LEFT([.B38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84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qm_7</text:p>
          </table:table-cell>
          <table:table-cell office:value-type="string" calcext:value-type="string">
            <text:p>0,650759643440475</text:p>
          </table:table-cell>
          <table:table-cell office:value-type="float" office:value="0.650759643440475" calcext:value-type="float">
            <text:p>0,650759643440475</text:p>
          </table:table-cell>
          <table:table-cell table:formula="of:=SUBSTITUTE(LEFT([.B38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85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tq_8</text:p>
          </table:table-cell>
          <table:table-cell office:value-type="string" calcext:value-type="string">
            <text:p>0,649413253459245</text:p>
          </table:table-cell>
          <table:table-cell office:value-type="float" office:value="0.649413253459245" calcext:value-type="float">
            <text:p>0,649413253459245</text:p>
          </table:table-cell>
          <table:table-cell table:formula="of:=SUBSTITUTE(LEFT([.B38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86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am_8</text:p>
          </table:table-cell>
          <table:table-cell office:value-type="string" calcext:value-type="string">
            <text:p>0,649413253459245</text:p>
          </table:table-cell>
          <table:table-cell office:value-type="float" office:value="0.649413253459245" calcext:value-type="float">
            <text:p>0,649413253459245</text:p>
          </table:table-cell>
          <table:table-cell table:formula="of:=SUBSTITUTE(LEFT([.B38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87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x_8</text:p>
          </table:table-cell>
          <table:table-cell office:value-type="string" calcext:value-type="string">
            <text:p>0,649413253459245</text:p>
          </table:table-cell>
          <table:table-cell office:value-type="float" office:value="0.649413253459245" calcext:value-type="float">
            <text:p>0,649413253459245</text:p>
          </table:table-cell>
          <table:table-cell table:formula="of:=SUBSTITUTE(LEFT([.B38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88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qm_8</text:p>
          </table:table-cell>
          <table:table-cell office:value-type="string" calcext:value-type="string">
            <text:p>0,649413253459245</text:p>
          </table:table-cell>
          <table:table-cell office:value-type="float" office:value="0.649413253459245" calcext:value-type="float">
            <text:p>0,649413253459245</text:p>
          </table:table-cell>
          <table:table-cell table:formula="of:=SUBSTITUTE(LEFT([.B38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89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tq_4</text:p>
          </table:table-cell>
          <table:table-cell office:value-type="string" calcext:value-type="string">
            <text:p>0,647035538091801</text:p>
          </table:table-cell>
          <table:table-cell office:value-type="float" office:value="0.647035538091801" calcext:value-type="float">
            <text:p>0,647035538091801</text:p>
          </table:table-cell>
          <table:table-cell table:formula="of:=SUBSTITUTE(LEFT([.B39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90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se_8</text:p>
          </table:table-cell>
          <table:table-cell office:value-type="string" calcext:value-type="string">
            <text:p>0,645643966065561</text:p>
          </table:table-cell>
          <table:table-cell office:value-type="float" office:value="0.645643966065561" calcext:value-type="float">
            <text:p>0,645643966065561</text:p>
          </table:table-cell>
          <table:table-cell table:formula="of:=SUBSTITUTE(LEFT([.B391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391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mx_4</text:p>
          </table:table-cell>
          <table:table-cell office:value-type="string" calcext:value-type="string">
            <text:p>0,637154235907832</text:p>
          </table:table-cell>
          <table:table-cell office:value-type="float" office:value="0.637154235907832" calcext:value-type="float">
            <text:p>0,637154235907832</text:p>
          </table:table-cell>
          <table:table-cell table:formula="of:=SUBSTITUTE(LEFT([.B39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9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0,635938064723763</text:p>
          </table:table-cell>
          <table:table-cell office:value-type="float" office:value="0.635938064723763" calcext:value-type="float">
            <text:p>0,635938064723763</text:p>
          </table:table-cell>
          <table:table-cell table:formula="of:=SUBSTITUTE(LEFT([.B393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393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mx_7</text:p>
          </table:table-cell>
          <table:table-cell office:value-type="string" calcext:value-type="string">
            <text:p>0,635118960110903</text:p>
          </table:table-cell>
          <table:table-cell office:value-type="float" office:value="0.635118960110903" calcext:value-type="float">
            <text:p>0,635118960110903</text:p>
          </table:table-cell>
          <table:table-cell table:formula="of:=SUBSTITUTE(LEFT([.B394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394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x_7</text:p>
          </table:table-cell>
          <table:table-cell office:value-type="string" calcext:value-type="string">
            <text:p>0,634820816911568</text:p>
          </table:table-cell>
          <table:table-cell office:value-type="float" office:value="0.634820816911568" calcext:value-type="float">
            <text:p>0,634820816911568</text:p>
          </table:table-cell>
          <table:table-cell table:formula="of:=SUBSTITUTE(LEFT([.B39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95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d_7</text:p>
          </table:table-cell>
          <table:table-cell office:value-type="string" calcext:value-type="string">
            <text:p>0,633459292553672</text:p>
          </table:table-cell>
          <table:table-cell office:value-type="float" office:value="0.633459292553672" calcext:value-type="float">
            <text:p>0,633459292553672</text:p>
          </table:table-cell>
          <table:table-cell table:formula="of:=SUBSTITUTE(LEFT([.B39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96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md_7</text:p>
          </table:table-cell>
          <table:table-cell office:value-type="string" calcext:value-type="string">
            <text:p>0,632099971403024</text:p>
          </table:table-cell>
          <table:table-cell office:value-type="float" office:value="0.632099971403024" calcext:value-type="float">
            <text:p>0,632099971403024</text:p>
          </table:table-cell>
          <table:table-cell table:formula="of:=SUBSTITUTE(LEFT([.B39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97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d_5</text:p>
          </table:table-cell>
          <table:table-cell office:value-type="string" calcext:value-type="string">
            <text:p>0,631438585343422</text:p>
          </table:table-cell>
          <table:table-cell office:value-type="float" office:value="0.631438585343422" calcext:value-type="float">
            <text:p>0,631438585343422</text:p>
          </table:table-cell>
          <table:table-cell table:formula="of:=SUBSTITUTE(LEFT([.B39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98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0,628530797450326</text:p>
          </table:table-cell>
          <table:table-cell office:value-type="float" office:value="0.628530797450326" calcext:value-type="float">
            <text:p>0,628530797450326</text:p>
          </table:table-cell>
          <table:table-cell table:formula="of:=SUBSTITUTE(LEFT([.B39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99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tq_1</text:p>
          </table:table-cell>
          <table:table-cell office:value-type="string" calcext:value-type="string">
            <text:p>0,62708896188162</text:p>
          </table:table-cell>
          <table:table-cell office:value-type="float" office:value="0.62708896188162" calcext:value-type="float">
            <text:p>0,62708896188162</text:p>
          </table:table-cell>
          <table:table-cell table:formula="of:=SUBSTITUTE(LEFT([.B40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0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n_0</text:p>
          </table:table-cell>
          <table:table-cell office:value-type="string" calcext:value-type="string">
            <text:p>0,624881690778707</text:p>
          </table:table-cell>
          <table:table-cell office:value-type="float" office:value="0.624881690778707" calcext:value-type="float">
            <text:p>0,624881690778707</text:p>
          </table:table-cell>
          <table:table-cell table:formula="of:=SUBSTITUTE(LEFT([.B40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01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0,616190647562715</text:p>
          </table:table-cell>
          <table:table-cell office:value-type="float" office:value="0.616190647562715" calcext:value-type="float">
            <text:p>0,616190647562715</text:p>
          </table:table-cell>
          <table:table-cell table:formula="of:=SUBSTITUTE(LEFT([.B402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402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_mx_9</text:p>
          </table:table-cell>
          <table:table-cell office:value-type="string" calcext:value-type="string">
            <text:p>0,608651316836965</text:p>
          </table:table-cell>
          <table:table-cell office:value-type="float" office:value="0.608651316836965" calcext:value-type="float">
            <text:p>0,608651316836965</text:p>
          </table:table-cell>
          <table:table-cell table:formula="of:=SUBSTITUTE(LEFT([.B403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403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0,604576758490321</text:p>
          </table:table-cell>
          <table:table-cell office:value-type="float" office:value="0.604576758490321" calcext:value-type="float">
            <text:p>0,604576758490321</text:p>
          </table:table-cell>
          <table:table-cell table:formula="of:=SUBSTITUTE(LEFT([.B404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404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fq_1</text:p>
          </table:table-cell>
          <table:table-cell office:value-type="string" calcext:value-type="string">
            <text:p>0,602947092961412</text:p>
          </table:table-cell>
          <table:table-cell office:value-type="float" office:value="0.602947092961412" calcext:value-type="float">
            <text:p>0,602947092961412</text:p>
          </table:table-cell>
          <table:table-cell table:formula="of:=SUBSTITUTE(LEFT([.B40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0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n_7</text:p>
          </table:table-cell>
          <table:table-cell office:value-type="string" calcext:value-type="string">
            <text:p>0,602251478431699</text:p>
          </table:table-cell>
          <table:table-cell office:value-type="float" office:value="0.602251478431699" calcext:value-type="float">
            <text:p>0,602251478431699</text:p>
          </table:table-cell>
          <table:table-cell table:formula="of:=SUBSTITUTE(LEFT([.B40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06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0,591951968645992</text:p>
          </table:table-cell>
          <table:table-cell office:value-type="float" office:value="0.591951968645992" calcext:value-type="float">
            <text:p>0,591951968645992</text:p>
          </table:table-cell>
          <table:table-cell table:formula="of:=SUBSTITUTE(LEFT([.B407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407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tq_7</text:p>
          </table:table-cell>
          <table:table-cell office:value-type="string" calcext:value-type="string">
            <text:p>0,586501919422984</text:p>
          </table:table-cell>
          <table:table-cell office:value-type="float" office:value="0.586501919422984" calcext:value-type="float">
            <text:p>0,586501919422984</text:p>
          </table:table-cell>
          <table:table-cell table:formula="of:=SUBSTITUTE(LEFT([.B40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08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x_7</text:p>
          </table:table-cell>
          <table:table-cell office:value-type="string" calcext:value-type="string">
            <text:p>0,586501919422984</text:p>
          </table:table-cell>
          <table:table-cell office:value-type="float" office:value="0.586501919422984" calcext:value-type="float">
            <text:p>0,586501919422984</text:p>
          </table:table-cell>
          <table:table-cell table:formula="of:=SUBSTITUTE(LEFT([.B40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09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fq_7</text:p>
          </table:table-cell>
          <table:table-cell office:value-type="string" calcext:value-type="string">
            <text:p>0,585063627836495</text:p>
          </table:table-cell>
          <table:table-cell office:value-type="float" office:value="0.585063627836495" calcext:value-type="float">
            <text:p>0,585063627836495</text:p>
          </table:table-cell>
          <table:table-cell table:formula="of:=SUBSTITUTE(LEFT([.B41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10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md_7</text:p>
          </table:table-cell>
          <table:table-cell office:value-type="string" calcext:value-type="string">
            <text:p>0,580975955505583</text:p>
          </table:table-cell>
          <table:table-cell office:value-type="float" office:value="0.580975955505583" calcext:value-type="float">
            <text:p>0,580975955505583</text:p>
          </table:table-cell>
          <table:table-cell table:formula="of:=SUBSTITUTE(LEFT([.B41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11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d_0</text:p>
          </table:table-cell>
          <table:table-cell office:value-type="string" calcext:value-type="string">
            <text:p>0,578409509188608</text:p>
          </table:table-cell>
          <table:table-cell office:value-type="float" office:value="0.578409509188608" calcext:value-type="float">
            <text:p>0,578409509188608</text:p>
          </table:table-cell>
          <table:table-cell table:formula="of:=SUBSTITUTE(LEFT([.B41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12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0,578306240491036</text:p>
          </table:table-cell>
          <table:table-cell office:value-type="float" office:value="0.578306240491036" calcext:value-type="float">
            <text:p>0,578306240491036</text:p>
          </table:table-cell>
          <table:table-cell table:formula="of:=SUBSTITUTE(LEFT([.B413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413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0,577622488783672</text:p>
          </table:table-cell>
          <table:table-cell office:value-type="float" office:value="0.577622488783672" calcext:value-type="float">
            <text:p>0,577622488783672</text:p>
          </table:table-cell>
          <table:table-cell table:formula="of:=SUBSTITUTE(LEFT([.B414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414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x_0</text:p>
          </table:table-cell>
          <table:table-cell office:value-type="string" calcext:value-type="string">
            <text:p>0,572133885740957</text:p>
          </table:table-cell>
          <table:table-cell office:value-type="float" office:value="0.572133885740957" calcext:value-type="float">
            <text:p>0,572133885740957</text:p>
          </table:table-cell>
          <table:table-cell table:formula="of:=SUBSTITUTE(LEFT([.B415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415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x_9</text:p>
          </table:table-cell>
          <table:table-cell office:value-type="string" calcext:value-type="string">
            <text:p>0,569633681353416</text:p>
          </table:table-cell>
          <table:table-cell office:value-type="float" office:value="0.569633681353416" calcext:value-type="float">
            <text:p>0,569633681353416</text:p>
          </table:table-cell>
          <table:table-cell table:formula="of:=SUBSTITUTE(LEFT([.B41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16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fq_7</text:p>
          </table:table-cell>
          <table:table-cell office:value-type="string" calcext:value-type="string">
            <text:p>0,569535025444042</text:p>
          </table:table-cell>
          <table:table-cell office:value-type="float" office:value="0.569535025444042" calcext:value-type="float">
            <text:p>0,569535025444042</text:p>
          </table:table-cell>
          <table:table-cell table:formula="of:=SUBSTITUTE(LEFT([.B41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17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x_3</text:p>
          </table:table-cell>
          <table:table-cell office:value-type="string" calcext:value-type="string">
            <text:p>0,569262180898144</text:p>
          </table:table-cell>
          <table:table-cell office:value-type="float" office:value="0.569262180898144" calcext:value-type="float">
            <text:p>0,569262180898144</text:p>
          </table:table-cell>
          <table:table-cell table:formula="of:=SUBSTITUTE(LEFT([.B41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1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n_0</text:p>
          </table:table-cell>
          <table:table-cell office:value-type="string" calcext:value-type="string">
            <text:p>0,567314524359903</text:p>
          </table:table-cell>
          <table:table-cell office:value-type="float" office:value="0.567314524359903" calcext:value-type="float">
            <text:p>0,567314524359903</text:p>
          </table:table-cell>
          <table:table-cell table:formula="of:=SUBSTITUTE(LEFT([.B41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19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d_0</text:p>
          </table:table-cell>
          <table:table-cell office:value-type="string" calcext:value-type="string">
            <text:p>0,563965584863483</text:p>
          </table:table-cell>
          <table:table-cell office:value-type="float" office:value="0.563965584863483" calcext:value-type="float">
            <text:p>0,563965584863483</text:p>
          </table:table-cell>
          <table:table-cell table:formula="of:=SUBSTITUTE(LEFT([.B42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20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fq_0</text:p>
          </table:table-cell>
          <table:table-cell office:value-type="string" calcext:value-type="string">
            <text:p>0,563965584863483</text:p>
          </table:table-cell>
          <table:table-cell office:value-type="float" office:value="0.563965584863483" calcext:value-type="float">
            <text:p>0,563965584863483</text:p>
          </table:table-cell>
          <table:table-cell table:formula="of:=SUBSTITUTE(LEFT([.B42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21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qm_4</text:p>
          </table:table-cell>
          <table:table-cell office:value-type="string" calcext:value-type="string">
            <text:p>0,562474101645318</text:p>
          </table:table-cell>
          <table:table-cell office:value-type="float" office:value="0.562474101645318" calcext:value-type="float">
            <text:p>0,562474101645318</text:p>
          </table:table-cell>
          <table:table-cell table:formula="of:=SUBSTITUTE(LEFT([.B42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2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fq_5</text:p>
          </table:table-cell>
          <table:table-cell office:value-type="string" calcext:value-type="string">
            <text:p>0,561017601028617</text:p>
          </table:table-cell>
          <table:table-cell office:value-type="float" office:value="0.561017601028617" calcext:value-type="float">
            <text:p>0,561017601028617</text:p>
          </table:table-cell>
          <table:table-cell table:formula="of:=SUBSTITUTE(LEFT([.B423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23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tq_5</text:p>
          </table:table-cell>
          <table:table-cell office:value-type="string" calcext:value-type="string">
            <text:p>0,561017601028617</text:p>
          </table:table-cell>
          <table:table-cell office:value-type="float" office:value="0.561017601028617" calcext:value-type="float">
            <text:p>0,561017601028617</text:p>
          </table:table-cell>
          <table:table-cell table:formula="of:=SUBSTITUTE(LEFT([.B424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24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am_5</text:p>
          </table:table-cell>
          <table:table-cell office:value-type="string" calcext:value-type="string">
            <text:p>0,561017601028617</text:p>
          </table:table-cell>
          <table:table-cell office:value-type="float" office:value="0.561017601028617" calcext:value-type="float">
            <text:p>0,561017601028617</text:p>
          </table:table-cell>
          <table:table-cell table:formula="of:=SUBSTITUTE(LEFT([.B425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25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mn_5</text:p>
          </table:table-cell>
          <table:table-cell office:value-type="string" calcext:value-type="string">
            <text:p>0,561017601028617</text:p>
          </table:table-cell>
          <table:table-cell office:value-type="float" office:value="0.561017601028617" calcext:value-type="float">
            <text:p>0,561017601028617</text:p>
          </table:table-cell>
          <table:table-cell table:formula="of:=SUBSTITUTE(LEFT([.B426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26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qm_5</text:p>
          </table:table-cell>
          <table:table-cell office:value-type="string" calcext:value-type="string">
            <text:p>0,561017601028617</text:p>
          </table:table-cell>
          <table:table-cell office:value-type="float" office:value="0.561017601028617" calcext:value-type="float">
            <text:p>0,561017601028617</text:p>
          </table:table-cell>
          <table:table-cell table:formula="of:=SUBSTITUTE(LEFT([.B427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27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x_9</text:p>
          </table:table-cell>
          <table:table-cell office:value-type="string" calcext:value-type="string">
            <text:p>0,560271615018947</text:p>
          </table:table-cell>
          <table:table-cell office:value-type="float" office:value="0.560271615018947" calcext:value-type="float">
            <text:p>0,560271615018947</text:p>
          </table:table-cell>
          <table:table-cell table:formula="of:=SUBSTITUTE(LEFT([.B42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28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mx_4</text:p>
          </table:table-cell>
          <table:table-cell office:value-type="string" calcext:value-type="string">
            <text:p>0,553346727226379</text:p>
          </table:table-cell>
          <table:table-cell office:value-type="float" office:value="0.553346727226379" calcext:value-type="float">
            <text:p>0,553346727226379</text:p>
          </table:table-cell>
          <table:table-cell table:formula="of:=SUBSTITUTE(LEFT([.B42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29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0,553337710086064</text:p>
          </table:table-cell>
          <table:table-cell office:value-type="float" office:value="0.553337710086064" calcext:value-type="float">
            <text:p>0,553337710086064</text:p>
          </table:table-cell>
          <table:table-cell table:formula="of:=SUBSTITUTE(LEFT([.B43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3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md_9</text:p>
          </table:table-cell>
          <table:table-cell office:value-type="string" calcext:value-type="string">
            <text:p>0,552230335030677</text:p>
          </table:table-cell>
          <table:table-cell office:value-type="float" office:value="0.552230335030677" calcext:value-type="float">
            <text:p>0,552230335030677</text:p>
          </table:table-cell>
          <table:table-cell table:formula="of:=SUBSTITUTE(LEFT([.B43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3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_mx_7</text:p>
          </table:table-cell>
          <table:table-cell office:value-type="string" calcext:value-type="string">
            <text:p>0,546722717509363</text:p>
          </table:table-cell>
          <table:table-cell office:value-type="float" office:value="0.546722717509363" calcext:value-type="float">
            <text:p>0,546722717509363</text:p>
          </table:table-cell>
          <table:table-cell table:formula="of:=SUBSTITUTE(LEFT([.B432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432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0,544499278475004</text:p>
          </table:table-cell>
          <table:table-cell office:value-type="float" office:value="0.544499278475004" calcext:value-type="float">
            <text:p>0,544499278475004</text:p>
          </table:table-cell>
          <table:table-cell table:formula="of:=SUBSTITUTE(LEFT([.B433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433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0,538951374942539</text:p>
          </table:table-cell>
          <table:table-cell office:value-type="float" office:value="0.538951374942539" calcext:value-type="float">
            <text:p>0,538951374942539</text:p>
          </table:table-cell>
          <table:table-cell table:formula="of:=SUBSTITUTE(LEFT([.B434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434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0,537347716319861</text:p>
          </table:table-cell>
          <table:table-cell office:value-type="float" office:value="0.537347716319861" calcext:value-type="float">
            <text:p>0,537347716319861</text:p>
          </table:table-cell>
          <table:table-cell table:formula="of:=SUBSTITUTE(LEFT([.B43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3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fq_1</text:p>
          </table:table-cell>
          <table:table-cell office:value-type="string" calcext:value-type="string">
            <text:p>0,537347716319861</text:p>
          </table:table-cell>
          <table:table-cell office:value-type="float" office:value="0.537347716319861" calcext:value-type="float">
            <text:p>0,537347716319861</text:p>
          </table:table-cell>
          <table:table-cell table:formula="of:=SUBSTITUTE(LEFT([.B43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3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0,537347716319861</text:p>
          </table:table-cell>
          <table:table-cell office:value-type="float" office:value="0.537347716319861" calcext:value-type="float">
            <text:p>0,537347716319861</text:p>
          </table:table-cell>
          <table:table-cell table:formula="of:=SUBSTITUTE(LEFT([.B43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3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d_0</text:p>
          </table:table-cell>
          <table:table-cell office:value-type="string" calcext:value-type="string">
            <text:p>0,534924272232401</text:p>
          </table:table-cell>
          <table:table-cell office:value-type="float" office:value="0.534924272232401" calcext:value-type="float">
            <text:p>0,534924272232401</text:p>
          </table:table-cell>
          <table:table-cell table:formula="of:=SUBSTITUTE(LEFT([.B438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438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fq_0</text:p>
          </table:table-cell>
          <table:table-cell office:value-type="string" calcext:value-type="string">
            <text:p>0,534924272232401</text:p>
          </table:table-cell>
          <table:table-cell office:value-type="float" office:value="0.534924272232401" calcext:value-type="float">
            <text:p>0,534924272232401</text:p>
          </table:table-cell>
          <table:table-cell table:formula="of:=SUBSTITUTE(LEFT([.B439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439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tq_0</text:p>
          </table:table-cell>
          <table:table-cell office:value-type="string" calcext:value-type="string">
            <text:p>0,534924272232401</text:p>
          </table:table-cell>
          <table:table-cell office:value-type="float" office:value="0.534924272232401" calcext:value-type="float">
            <text:p>0,534924272232401</text:p>
          </table:table-cell>
          <table:table-cell table:formula="of:=SUBSTITUTE(LEFT([.B440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440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a_0</text:p>
          </table:table-cell>
          <table:table-cell office:value-type="string" calcext:value-type="string">
            <text:p>0,534924272232401</text:p>
          </table:table-cell>
          <table:table-cell office:value-type="float" office:value="0.534924272232401" calcext:value-type="float">
            <text:p>0,534924272232401</text:p>
          </table:table-cell>
          <table:table-cell table:formula="of:=SUBSTITUTE(LEFT([.B441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441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n_0</text:p>
          </table:table-cell>
          <table:table-cell office:value-type="string" calcext:value-type="string">
            <text:p>0,534924272232401</text:p>
          </table:table-cell>
          <table:table-cell office:value-type="float" office:value="0.534924272232401" calcext:value-type="float">
            <text:p>0,534924272232401</text:p>
          </table:table-cell>
          <table:table-cell table:formula="of:=SUBSTITUTE(LEFT([.B442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442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qm_0</text:p>
          </table:table-cell>
          <table:table-cell office:value-type="string" calcext:value-type="string">
            <text:p>0,534924272232401</text:p>
          </table:table-cell>
          <table:table-cell office:value-type="float" office:value="0.534924272232401" calcext:value-type="float">
            <text:p>0,534924272232401</text:p>
          </table:table-cell>
          <table:table-cell table:formula="of:=SUBSTITUTE(LEFT([.B443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443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d_7</text:p>
          </table:table-cell>
          <table:table-cell office:value-type="string" calcext:value-type="string">
            <text:p>0,533655096235899</text:p>
          </table:table-cell>
          <table:table-cell office:value-type="float" office:value="0.533655096235899" calcext:value-type="float">
            <text:p>0,533655096235899</text:p>
          </table:table-cell>
          <table:table-cell table:formula="of:=SUBSTITUTE(LEFT([.B44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44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tq_7</text:p>
          </table:table-cell>
          <table:table-cell office:value-type="string" calcext:value-type="string">
            <text:p>0,533655096235899</text:p>
          </table:table-cell>
          <table:table-cell office:value-type="float" office:value="0.533655096235899" calcext:value-type="float">
            <text:p>0,533655096235899</text:p>
          </table:table-cell>
          <table:table-cell table:formula="of:=SUBSTITUTE(LEFT([.B44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45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am_7</text:p>
          </table:table-cell>
          <table:table-cell office:value-type="string" calcext:value-type="string">
            <text:p>0,533655096235899</text:p>
          </table:table-cell>
          <table:table-cell office:value-type="float" office:value="0.533655096235899" calcext:value-type="float">
            <text:p>0,533655096235899</text:p>
          </table:table-cell>
          <table:table-cell table:formula="of:=SUBSTITUTE(LEFT([.B44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46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x_7</text:p>
          </table:table-cell>
          <table:table-cell office:value-type="string" calcext:value-type="string">
            <text:p>0,533655096235899</text:p>
          </table:table-cell>
          <table:table-cell office:value-type="float" office:value="0.533655096235899" calcext:value-type="float">
            <text:p>0,533655096235899</text:p>
          </table:table-cell>
          <table:table-cell table:formula="of:=SUBSTITUTE(LEFT([.B44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47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qm_7</text:p>
          </table:table-cell>
          <table:table-cell office:value-type="string" calcext:value-type="string">
            <text:p>0,533655096235899</text:p>
          </table:table-cell>
          <table:table-cell office:value-type="float" office:value="0.533655096235899" calcext:value-type="float">
            <text:p>0,533655096235899</text:p>
          </table:table-cell>
          <table:table-cell table:formula="of:=SUBSTITUTE(LEFT([.B44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48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md_5</text:p>
          </table:table-cell>
          <table:table-cell office:value-type="string" calcext:value-type="string">
            <text:p>0,53172797674164</text:p>
          </table:table-cell>
          <table:table-cell office:value-type="float" office:value="0.53172797674164" calcext:value-type="float">
            <text:p>0,53172797674164</text:p>
          </table:table-cell>
          <table:table-cell table:formula="of:=SUBSTITUTE(LEFT([.B449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49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0,52888546521049</text:p>
          </table:table-cell>
          <table:table-cell office:value-type="float" office:value="0.52888546521049" calcext:value-type="float">
            <text:p>0,52888546521049</text:p>
          </table:table-cell>
          <table:table-cell table:formula="of:=SUBSTITUTE(LEFT([.B450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450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am_7</text:p>
          </table:table-cell>
          <table:table-cell office:value-type="string" calcext:value-type="string">
            <text:p>0,524732824132454</text:p>
          </table:table-cell>
          <table:table-cell office:value-type="float" office:value="0.524732824132454" calcext:value-type="float">
            <text:p>0,524732824132454</text:p>
          </table:table-cell>
          <table:table-cell table:formula="of:=SUBSTITUTE(LEFT([.B45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51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qm_8</text:p>
          </table:table-cell>
          <table:table-cell office:value-type="string" calcext:value-type="string">
            <text:p>0,523961689821845</text:p>
          </table:table-cell>
          <table:table-cell office:value-type="float" office:value="0.523961689821845" calcext:value-type="float">
            <text:p>0,523961689821845</text:p>
          </table:table-cell>
          <table:table-cell table:formula="of:=SUBSTITUTE(LEFT([.B45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52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mx_5</text:p>
          </table:table-cell>
          <table:table-cell office:value-type="string" calcext:value-type="string">
            <text:p>0,522346033150085</text:p>
          </table:table-cell>
          <table:table-cell office:value-type="float" office:value="0.522346033150085" calcext:value-type="float">
            <text:p>0,522346033150085</text:p>
          </table:table-cell>
          <table:table-cell table:formula="of:=SUBSTITUTE(LEFT([.B453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53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am_8</text:p>
          </table:table-cell>
          <table:table-cell office:value-type="string" calcext:value-type="string">
            <text:p>0,521256951470396</text:p>
          </table:table-cell>
          <table:table-cell office:value-type="float" office:value="0.521256951470396" calcext:value-type="float">
            <text:p>0,521256951470396</text:p>
          </table:table-cell>
          <table:table-cell table:formula="of:=SUBSTITUTE(LEFT([.B45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54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0,51854814884381</text:p>
          </table:table-cell>
          <table:table-cell office:value-type="float" office:value="0.51854814884381" calcext:value-type="float">
            <text:p>0,51854814884381</text:p>
          </table:table-cell>
          <table:table-cell table:formula="of:=SUBSTITUTE(LEFT([.B455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455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tq_7</text:p>
          </table:table-cell>
          <table:table-cell office:value-type="string" calcext:value-type="string">
            <text:p>0,516780911329127</text:p>
          </table:table-cell>
          <table:table-cell office:value-type="float" office:value="0.516780911329127" calcext:value-type="float">
            <text:p>0,516780911329127</text:p>
          </table:table-cell>
          <table:table-cell table:formula="of:=SUBSTITUTE(LEFT([.B456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456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fq_8</text:p>
          </table:table-cell>
          <table:table-cell office:value-type="string" calcext:value-type="string">
            <text:p>0,516472842424892</text:p>
          </table:table-cell>
          <table:table-cell office:value-type="float" office:value="0.516472842424892" calcext:value-type="float">
            <text:p>0,516472842424892</text:p>
          </table:table-cell>
          <table:table-cell table:formula="of:=SUBSTITUTE(LEFT([.B45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57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fq_3</text:p>
          </table:table-cell>
          <table:table-cell office:value-type="string" calcext:value-type="string">
            <text:p>0,515655783221984</text:p>
          </table:table-cell>
          <table:table-cell office:value-type="float" office:value="0.515655783221984" calcext:value-type="float">
            <text:p>0,515655783221984</text:p>
          </table:table-cell>
          <table:table-cell table:formula="of:=SUBSTITUTE(LEFT([.B45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5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n_3</text:p>
          </table:table-cell>
          <table:table-cell office:value-type="string" calcext:value-type="string">
            <text:p>0,515655783221984</text:p>
          </table:table-cell>
          <table:table-cell office:value-type="float" office:value="0.515655783221984" calcext:value-type="float">
            <text:p>0,515655783221984</text:p>
          </table:table-cell>
          <table:table-cell table:formula="of:=SUBSTITUTE(LEFT([.B45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59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d_8</text:p>
          </table:table-cell>
          <table:table-cell office:value-type="string" calcext:value-type="string">
            <text:p>0,51517941853872</text:p>
          </table:table-cell>
          <table:table-cell office:value-type="float" office:value="0.51517941853872" calcext:value-type="float">
            <text:p>0,51517941853872</text:p>
          </table:table-cell>
          <table:table-cell table:formula="of:=SUBSTITUTE(LEFT([.B46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60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tq_8</text:p>
          </table:table-cell>
          <table:table-cell office:value-type="string" calcext:value-type="string">
            <text:p>0,51517941853872</text:p>
          </table:table-cell>
          <table:table-cell office:value-type="float" office:value="0.51517941853872" calcext:value-type="float">
            <text:p>0,51517941853872</text:p>
          </table:table-cell>
          <table:table-cell table:formula="of:=SUBSTITUTE(LEFT([.B46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61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0,514830396694975</text:p>
          </table:table-cell>
          <table:table-cell office:value-type="float" office:value="0.514830396694975" calcext:value-type="float">
            <text:p>0,514830396694975</text:p>
          </table:table-cell>
          <table:table-cell table:formula="of:=SUBSTITUTE(LEFT([.B46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62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fq_1</text:p>
          </table:table-cell>
          <table:table-cell office:value-type="string" calcext:value-type="string">
            <text:p>0,514830396694975</text:p>
          </table:table-cell>
          <table:table-cell office:value-type="float" office:value="0.514830396694975" calcext:value-type="float">
            <text:p>0,514830396694975</text:p>
          </table:table-cell>
          <table:table-cell table:formula="of:=SUBSTITUTE(LEFT([.B46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63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tq_1</text:p>
          </table:table-cell>
          <table:table-cell office:value-type="string" calcext:value-type="string">
            <text:p>0,514830396694975</text:p>
          </table:table-cell>
          <table:table-cell office:value-type="float" office:value="0.514830396694975" calcext:value-type="float">
            <text:p>0,514830396694975</text:p>
          </table:table-cell>
          <table:table-cell table:formula="of:=SUBSTITUTE(LEFT([.B46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64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0,514830396694975</text:p>
          </table:table-cell>
          <table:table-cell office:value-type="float" office:value="0.514830396694975" calcext:value-type="float">
            <text:p>0,514830396694975</text:p>
          </table:table-cell>
          <table:table-cell table:formula="of:=SUBSTITUTE(LEFT([.B46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6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n_1</text:p>
          </table:table-cell>
          <table:table-cell office:value-type="string" calcext:value-type="string">
            <text:p>0,514830396694975</text:p>
          </table:table-cell>
          <table:table-cell office:value-type="float" office:value="0.514830396694975" calcext:value-type="float">
            <text:p>0,514830396694975</text:p>
          </table:table-cell>
          <table:table-cell table:formula="of:=SUBSTITUTE(LEFT([.B46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6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qm_1</text:p>
          </table:table-cell>
          <table:table-cell office:value-type="string" calcext:value-type="string">
            <text:p>0,514830396694975</text:p>
          </table:table-cell>
          <table:table-cell office:value-type="float" office:value="0.514830396694975" calcext:value-type="float">
            <text:p>0,514830396694975</text:p>
          </table:table-cell>
          <table:table-cell table:formula="of:=SUBSTITUTE(LEFT([.B46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6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0,51238012510107</text:p>
          </table:table-cell>
          <table:table-cell office:value-type="float" office:value="0.51238012510107" calcext:value-type="float">
            <text:p>0,51238012510107</text:p>
          </table:table-cell>
          <table:table-cell table:formula="of:=SUBSTITUTE(LEFT([.B46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6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x_3</text:p>
          </table:table-cell>
          <table:table-cell office:value-type="string" calcext:value-type="string">
            <text:p>0,51238012510107</text:p>
          </table:table-cell>
          <table:table-cell office:value-type="float" office:value="0.51238012510107" calcext:value-type="float">
            <text:p>0,51238012510107</text:p>
          </table:table-cell>
          <table:table-cell table:formula="of:=SUBSTITUTE(LEFT([.B46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69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qm_7</text:p>
          </table:table-cell>
          <table:table-cell office:value-type="string" calcext:value-type="string">
            <text:p>0,509528048517682</text:p>
          </table:table-cell>
          <table:table-cell office:value-type="float" office:value="0.509528048517682" calcext:value-type="float">
            <text:p>0,509528048517682</text:p>
          </table:table-cell>
          <table:table-cell table:formula="of:=SUBSTITUTE(LEFT([.B47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70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0,507704391334292</text:p>
          </table:table-cell>
          <table:table-cell office:value-type="float" office:value="0.507704391334292" calcext:value-type="float">
            <text:p>0,507704391334292</text:p>
          </table:table-cell>
          <table:table-cell table:formula="of:=SUBSTITUTE(LEFT([.B47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7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tq_4</text:p>
          </table:table-cell>
          <table:table-cell office:value-type="string" calcext:value-type="string">
            <text:p>0,507278878348434</text:p>
          </table:table-cell>
          <table:table-cell office:value-type="float" office:value="0.507278878348434" calcext:value-type="float">
            <text:p>0,507278878348434</text:p>
          </table:table-cell>
          <table:table-cell table:formula="of:=SUBSTITUTE(LEFT([.B47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7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0,506653322914337</text:p>
          </table:table-cell>
          <table:table-cell office:value-type="float" office:value="0.506653322914337" calcext:value-type="float">
            <text:p>0,506653322914337</text:p>
          </table:table-cell>
          <table:table-cell table:formula="of:=SUBSTITUTE(LEFT([.B47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7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0,505587855696352</text:p>
          </table:table-cell>
          <table:table-cell office:value-type="float" office:value="0.505587855696352" calcext:value-type="float">
            <text:p>0,505587855696352</text:p>
          </table:table-cell>
          <table:table-cell table:formula="of:=SUBSTITUTE(LEFT([.B47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74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mn_7</text:p>
          </table:table-cell>
          <table:table-cell office:value-type="string" calcext:value-type="string">
            <text:p>0,504407190053436</text:p>
          </table:table-cell>
          <table:table-cell office:value-type="float" office:value="0.504407190053436" calcext:value-type="float">
            <text:p>0,504407190053436</text:p>
          </table:table-cell>
          <table:table-cell table:formula="of:=SUBSTITUTE(LEFT([.B47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75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0,503670605205327</text:p>
          </table:table-cell>
          <table:table-cell office:value-type="float" office:value="0.503670605205327" calcext:value-type="float">
            <text:p>0,503670605205327</text:p>
          </table:table-cell>
          <table:table-cell table:formula="of:=SUBSTITUTE(LEFT([.B476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476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s_tq_4</text:p>
          </table:table-cell>
          <table:table-cell office:value-type="string" calcext:value-type="string">
            <text:p>0,503534053884124</text:p>
          </table:table-cell>
          <table:table-cell office:value-type="float" office:value="0.503534053884124" calcext:value-type="float">
            <text:p>0,503534053884124</text:p>
          </table:table-cell>
          <table:table-cell table:formula="of:=SUBSTITUTE(LEFT([.B477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477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am_7</text:p>
          </table:table-cell>
          <table:table-cell office:value-type="string" calcext:value-type="string">
            <text:p>0,503316636257245</text:p>
          </table:table-cell>
          <table:table-cell office:value-type="float" office:value="0.503316636257245" calcext:value-type="float">
            <text:p>0,503316636257245</text:p>
          </table:table-cell>
          <table:table-cell table:formula="of:=SUBSTITUTE(LEFT([.B47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78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mx_9</text:p>
          </table:table-cell>
          <table:table-cell office:value-type="string" calcext:value-type="string">
            <text:p>0,503237680885072</text:p>
          </table:table-cell>
          <table:table-cell office:value-type="float" office:value="0.503237680885072" calcext:value-type="float">
            <text:p>0,503237680885072</text:p>
          </table:table-cell>
          <table:table-cell table:formula="of:=SUBSTITUTE(LEFT([.B479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79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0,500014505857758</text:p>
          </table:table-cell>
          <table:table-cell office:value-type="float" office:value="0.500014505857758" calcext:value-type="float">
            <text:p>0,500014505857758</text:p>
          </table:table-cell>
          <table:table-cell table:formula="of:=SUBSTITUTE(LEFT([.B48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80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0,499896157993679</text:p>
          </table:table-cell>
          <table:table-cell office:value-type="float" office:value="0.499896157993679" calcext:value-type="float">
            <text:p>0,499896157993679</text:p>
          </table:table-cell>
          <table:table-cell table:formula="of:=SUBSTITUTE(LEFT([.B48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81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0,498949038639772</text:p>
          </table:table-cell>
          <table:table-cell office:value-type="float" office:value="0.498949038639772" calcext:value-type="float">
            <text:p>0,498949038639772</text:p>
          </table:table-cell>
          <table:table-cell table:formula="of:=SUBSTITUTE(LEFT([.B48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82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0,498949038639772</text:p>
          </table:table-cell>
          <table:table-cell office:value-type="float" office:value="0.498949038639772" calcext:value-type="float">
            <text:p>0,498949038639772</text:p>
          </table:table-cell>
          <table:table-cell table:formula="of:=SUBSTITUTE(LEFT([.B48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8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0,498949038639772</text:p>
          </table:table-cell>
          <table:table-cell office:value-type="float" office:value="0.498949038639772" calcext:value-type="float">
            <text:p>0,498949038639772</text:p>
          </table:table-cell>
          <table:table-cell table:formula="of:=SUBSTITUTE(LEFT([.B48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84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0,498119817816603</text:p>
          </table:table-cell>
          <table:table-cell office:value-type="float" office:value="0.498119817816603" calcext:value-type="float">
            <text:p>0,498119817816603</text:p>
          </table:table-cell>
          <table:table-cell table:formula="of:=SUBSTITUTE(LEFT([.B48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85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mn_7</text:p>
          </table:table-cell>
          <table:table-cell office:value-type="string" calcext:value-type="string">
            <text:p>0,497090315833836</text:p>
          </table:table-cell>
          <table:table-cell office:value-type="float" office:value="0.497090315833836" calcext:value-type="float">
            <text:p>0,497090315833836</text:p>
          </table:table-cell>
          <table:table-cell table:formula="of:=SUBSTITUTE(LEFT([.B48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86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tq_1</text:p>
          </table:table-cell>
          <table:table-cell office:value-type="string" calcext:value-type="string">
            <text:p>0,495985768670698</text:p>
          </table:table-cell>
          <table:table-cell office:value-type="float" office:value="0.495985768670698" calcext:value-type="float">
            <text:p>0,495985768670698</text:p>
          </table:table-cell>
          <table:table-cell table:formula="of:=SUBSTITUTE(LEFT([.B48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8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qm_1</text:p>
          </table:table-cell>
          <table:table-cell office:value-type="string" calcext:value-type="string">
            <text:p>0,495985768670698</text:p>
          </table:table-cell>
          <table:table-cell office:value-type="float" office:value="0.495985768670698" calcext:value-type="float">
            <text:p>0,495985768670698</text:p>
          </table:table-cell>
          <table:table-cell table:formula="of:=SUBSTITUTE(LEFT([.B48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8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fq_4</text:p>
          </table:table-cell>
          <table:table-cell office:value-type="string" calcext:value-type="string">
            <text:p>0,495649424436484</text:p>
          </table:table-cell>
          <table:table-cell office:value-type="float" office:value="0.495649424436484" calcext:value-type="float">
            <text:p>0,495649424436484</text:p>
          </table:table-cell>
          <table:table-cell table:formula="of:=SUBSTITUTE(LEFT([.B48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89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fq_7</text:p>
          </table:table-cell>
          <table:table-cell office:value-type="string" calcext:value-type="string">
            <text:p>0,495325615138984</text:p>
          </table:table-cell>
          <table:table-cell office:value-type="float" office:value="0.495325615138984" calcext:value-type="float">
            <text:p>0,495325615138984</text:p>
          </table:table-cell>
          <table:table-cell table:formula="of:=SUBSTITUTE(LEFT([.B49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90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am_7</text:p>
          </table:table-cell>
          <table:table-cell office:value-type="string" calcext:value-type="string">
            <text:p>0,495325615138984</text:p>
          </table:table-cell>
          <table:table-cell office:value-type="float" office:value="0.495325615138984" calcext:value-type="float">
            <text:p>0,495325615138984</text:p>
          </table:table-cell>
          <table:table-cell table:formula="of:=SUBSTITUTE(LEFT([.B49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91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mn_7</text:p>
          </table:table-cell>
          <table:table-cell office:value-type="string" calcext:value-type="string">
            <text:p>0,495325615138984</text:p>
          </table:table-cell>
          <table:table-cell office:value-type="float" office:value="0.495325615138984" calcext:value-type="float">
            <text:p>0,495325615138984</text:p>
          </table:table-cell>
          <table:table-cell table:formula="of:=SUBSTITUTE(LEFT([.B49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92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qm_7</text:p>
          </table:table-cell>
          <table:table-cell office:value-type="string" calcext:value-type="string">
            <text:p>0,495325615138984</text:p>
          </table:table-cell>
          <table:table-cell office:value-type="float" office:value="0.495325615138984" calcext:value-type="float">
            <text:p>0,495325615138984</text:p>
          </table:table-cell>
          <table:table-cell table:formula="of:=SUBSTITUTE(LEFT([.B49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93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x_1</text:p>
          </table:table-cell>
          <table:table-cell office:value-type="string" calcext:value-type="string">
            <text:p>0,495284487131782</text:p>
          </table:table-cell>
          <table:table-cell office:value-type="float" office:value="0.495284487131782" calcext:value-type="float">
            <text:p>0,495284487131782</text:p>
          </table:table-cell>
          <table:table-cell table:formula="of:=SUBSTITUTE(LEFT([.B49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94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s_mx_0</text:p>
          </table:table-cell>
          <table:table-cell office:value-type="string" calcext:value-type="string">
            <text:p>0,494586321364095</text:p>
          </table:table-cell>
          <table:table-cell office:value-type="float" office:value="0.494586321364095" calcext:value-type="float">
            <text:p>0,494586321364095</text:p>
          </table:table-cell>
          <table:table-cell table:formula="of:=SUBSTITUTE(LEFT([.B495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495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n_1</text:p>
          </table:table-cell>
          <table:table-cell office:value-type="string" calcext:value-type="string">
            <text:p>0,494343322940781</text:p>
          </table:table-cell>
          <table:table-cell office:value-type="float" office:value="0.494343322940781" calcext:value-type="float">
            <text:p>0,494343322940781</text:p>
          </table:table-cell>
          <table:table-cell table:formula="of:=SUBSTITUTE(LEFT([.B49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9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0,488040258355623</text:p>
          </table:table-cell>
          <table:table-cell office:value-type="float" office:value="0.488040258355623" calcext:value-type="float">
            <text:p>0,488040258355623</text:p>
          </table:table-cell>
          <table:table-cell table:formula="of:=SUBSTITUTE(LEFT([.B49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97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0,488040258355623</text:p>
          </table:table-cell>
          <table:table-cell office:value-type="float" office:value="0.488040258355623" calcext:value-type="float">
            <text:p>0,488040258355623</text:p>
          </table:table-cell>
          <table:table-cell table:formula="of:=SUBSTITUTE(LEFT([.B49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98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0,487288727991097</text:p>
          </table:table-cell>
          <table:table-cell office:value-type="float" office:value="0.487288727991097" calcext:value-type="float">
            <text:p>0,487288727991097</text:p>
          </table:table-cell>
          <table:table-cell table:formula="of:=SUBSTITUTE(LEFT([.B49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99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d_3</text:p>
          </table:table-cell>
          <table:table-cell office:value-type="string" calcext:value-type="string">
            <text:p>0,486036543385139</text:p>
          </table:table-cell>
          <table:table-cell office:value-type="float" office:value="0.486036543385139" calcext:value-type="float">
            <text:p>0,486036543385139</text:p>
          </table:table-cell>
          <table:table-cell table:formula="of:=SUBSTITUTE(LEFT([.B50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00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x_9</text:p>
          </table:table-cell>
          <table:table-cell office:value-type="string" calcext:value-type="string">
            <text:p>0,486036543385139</text:p>
          </table:table-cell>
          <table:table-cell office:value-type="float" office:value="0.486036543385139" calcext:value-type="float">
            <text:p>0,486036543385139</text:p>
          </table:table-cell>
          <table:table-cell table:formula="of:=SUBSTITUTE(LEFT([.B501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50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0,48543012817417</text:p>
          </table:table-cell>
          <table:table-cell office:value-type="float" office:value="0.48543012817417" calcext:value-type="float">
            <text:p>0,48543012817417</text:p>
          </table:table-cell>
          <table:table-cell table:formula="of:=SUBSTITUTE(LEFT([.B502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502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0,484026300149596</text:p>
          </table:table-cell>
          <table:table-cell office:value-type="float" office:value="0.484026300149596" calcext:value-type="float">
            <text:p>0,484026300149596</text:p>
          </table:table-cell>
          <table:table-cell table:formula="of:=SUBSTITUTE(LEFT([.B503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503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tq_7</text:p>
          </table:table-cell>
          <table:table-cell office:value-type="string" calcext:value-type="string">
            <text:p>0,483778761386047</text:p>
          </table:table-cell>
          <table:table-cell office:value-type="float" office:value="0.483778761386047" calcext:value-type="float">
            <text:p>0,483778761386047</text:p>
          </table:table-cell>
          <table:table-cell table:formula="of:=SUBSTITUTE(LEFT([.B50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04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rg_3</text:p>
          </table:table-cell>
          <table:table-cell office:value-type="string" calcext:value-type="string">
            <text:p>0,483607583739017</text:p>
          </table:table-cell>
          <table:table-cell office:value-type="float" office:value="0.483607583739017" calcext:value-type="float">
            <text:p>0,483607583739017</text:p>
          </table:table-cell>
          <table:table-cell table:formula="of:=SUBSTITUTE(LEFT([.B505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505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am_1</text:p>
          </table:table-cell>
          <table:table-cell office:value-type="string" calcext:value-type="string">
            <text:p>0,483607583739017</text:p>
          </table:table-cell>
          <table:table-cell office:value-type="float" office:value="0.483607583739017" calcext:value-type="float">
            <text:p>0,483607583739017</text:p>
          </table:table-cell>
          <table:table-cell table:formula="of:=SUBSTITUTE(LEFT([.B50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0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fq_1</text:p>
          </table:table-cell>
          <table:table-cell office:value-type="string" calcext:value-type="string">
            <text:p>0,483607583739017</text:p>
          </table:table-cell>
          <table:table-cell office:value-type="float" office:value="0.483607583739017" calcext:value-type="float">
            <text:p>0,483607583739017</text:p>
          </table:table-cell>
          <table:table-cell table:formula="of:=SUBSTITUTE(LEFT([.B50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0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am_1</text:p>
          </table:table-cell>
          <table:table-cell office:value-type="string" calcext:value-type="string">
            <text:p>0,483607583739017</text:p>
          </table:table-cell>
          <table:table-cell office:value-type="float" office:value="0.483607583739017" calcext:value-type="float">
            <text:p>0,483607583739017</text:p>
          </table:table-cell>
          <table:table-cell table:formula="of:=SUBSTITUTE(LEFT([.B50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0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mn_1</text:p>
          </table:table-cell>
          <table:table-cell office:value-type="string" calcext:value-type="string">
            <text:p>0,483607583739017</text:p>
          </table:table-cell>
          <table:table-cell office:value-type="float" office:value="0.483607583739017" calcext:value-type="float">
            <text:p>0,483607583739017</text:p>
          </table:table-cell>
          <table:table-cell table:formula="of:=SUBSTITUTE(LEFT([.B50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0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0,482711235772168</text:p>
          </table:table-cell>
          <table:table-cell office:value-type="float" office:value="0.482711235772168" calcext:value-type="float">
            <text:p>0,482711235772168</text:p>
          </table:table-cell>
          <table:table-cell table:formula="of:=SUBSTITUTE(LEFT([.B51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10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qm_7</text:p>
          </table:table-cell>
          <table:table-cell office:value-type="string" calcext:value-type="string">
            <text:p>0,482669594944376</text:p>
          </table:table-cell>
          <table:table-cell office:value-type="float" office:value="0.482669594944376" calcext:value-type="float">
            <text:p>0,482669594944376</text:p>
          </table:table-cell>
          <table:table-cell table:formula="of:=SUBSTITUTE(LEFT([.B51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11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mn_7</text:p>
          </table:table-cell>
          <table:table-cell office:value-type="string" calcext:value-type="string">
            <text:p>0,480705157381779</text:p>
          </table:table-cell>
          <table:table-cell office:value-type="float" office:value="0.480705157381779" calcext:value-type="float">
            <text:p>0,480705157381779</text:p>
          </table:table-cell>
          <table:table-cell table:formula="of:=SUBSTITUTE(LEFT([.B51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12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x_3</text:p>
          </table:table-cell>
          <table:table-cell office:value-type="string" calcext:value-type="string">
            <text:p>0,4802948112953</text:p>
          </table:table-cell>
          <table:table-cell office:value-type="float" office:value="0.4802948112953" calcext:value-type="float">
            <text:p>0,4802948112953</text:p>
          </table:table-cell>
          <table:table-cell table:formula="of:=SUBSTITUTE(LEFT([.B51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1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0,479974606264856</text:p>
          </table:table-cell>
          <table:table-cell office:value-type="float" office:value="0.479974606264856" calcext:value-type="float">
            <text:p>0,479974606264856</text:p>
          </table:table-cell>
          <table:table-cell table:formula="of:=SUBSTITUTE(LEFT([.B51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14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am_1</text:p>
          </table:table-cell>
          <table:table-cell office:value-type="string" calcext:value-type="string">
            <text:p>0,479523856792707</text:p>
          </table:table-cell>
          <table:table-cell office:value-type="float" office:value="0.479523856792707" calcext:value-type="float">
            <text:p>0,479523856792707</text:p>
          </table:table-cell>
          <table:table-cell table:formula="of:=SUBSTITUTE(LEFT([.B51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1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qm_1</text:p>
          </table:table-cell>
          <table:table-cell office:value-type="string" calcext:value-type="string">
            <text:p>0,479523856792707</text:p>
          </table:table-cell>
          <table:table-cell office:value-type="float" office:value="0.479523856792707" calcext:value-type="float">
            <text:p>0,479523856792707</text:p>
          </table:table-cell>
          <table:table-cell table:formula="of:=SUBSTITUTE(LEFT([.B51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1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fq_1</text:p>
          </table:table-cell>
          <table:table-cell office:value-type="string" calcext:value-type="string">
            <text:p>0,479278610071964</text:p>
          </table:table-cell>
          <table:table-cell office:value-type="float" office:value="0.479278610071964" calcext:value-type="float">
            <text:p>0,479278610071964</text:p>
          </table:table-cell>
          <table:table-cell table:formula="of:=SUBSTITUTE(LEFT([.B51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1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n_1</text:p>
          </table:table-cell>
          <table:table-cell office:value-type="string" calcext:value-type="string">
            <text:p>0,479278610071964</text:p>
          </table:table-cell>
          <table:table-cell office:value-type="float" office:value="0.479278610071964" calcext:value-type="float">
            <text:p>0,479278610071964</text:p>
          </table:table-cell>
          <table:table-cell table:formula="of:=SUBSTITUTE(LEFT([.B51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1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0,47799804500883</text:p>
          </table:table-cell>
          <table:table-cell office:value-type="float" office:value="0.47799804500883" calcext:value-type="float">
            <text:p>0,47799804500883</text:p>
          </table:table-cell>
          <table:table-cell table:formula="of:=SUBSTITUTE(LEFT([.B51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1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0,47799804500883</text:p>
          </table:table-cell>
          <table:table-cell office:value-type="float" office:value="0.47799804500883" calcext:value-type="float">
            <text:p>0,47799804500883</text:p>
          </table:table-cell>
          <table:table-cell table:formula="of:=SUBSTITUTE(LEFT([.B52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2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_qm_0</text:p>
          </table:table-cell>
          <table:table-cell office:value-type="string" calcext:value-type="string">
            <text:p>0,477507987672024</text:p>
          </table:table-cell>
          <table:table-cell office:value-type="float" office:value="0.477507987672024" calcext:value-type="float">
            <text:p>0,477507987672024</text:p>
          </table:table-cell>
          <table:table-cell table:formula="of:=SUBSTITUTE(LEFT([.B521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521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x_7</text:p>
          </table:table-cell>
          <table:table-cell office:value-type="string" calcext:value-type="string">
            <text:p>0,476867719077561</text:p>
          </table:table-cell>
          <table:table-cell office:value-type="float" office:value="0.476867719077561" calcext:value-type="float">
            <text:p>0,476867719077561</text:p>
          </table:table-cell>
          <table:table-cell table:formula="of:=SUBSTITUTE(LEFT([.B52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22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0,476013572768777</text:p>
          </table:table-cell>
          <table:table-cell office:value-type="float" office:value="0.476013572768777" calcext:value-type="float">
            <text:p>0,476013572768777</text:p>
          </table:table-cell>
          <table:table-cell table:formula="of:=SUBSTITUTE(LEFT([.B523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523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0,474762682718553</text:p>
          </table:table-cell>
          <table:table-cell office:value-type="float" office:value="0.474762682718553" calcext:value-type="float">
            <text:p>0,474762682718553</text:p>
          </table:table-cell>
          <table:table-cell table:formula="of:=SUBSTITUTE(LEFT([.B52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24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0,474205271030331</text:p>
          </table:table-cell>
          <table:table-cell office:value-type="float" office:value="0.474205271030331" calcext:value-type="float">
            <text:p>0,474205271030331</text:p>
          </table:table-cell>
          <table:table-cell table:formula="of:=SUBSTITUTE(LEFT([.B525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525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x_1</text:p>
          </table:table-cell>
          <table:table-cell office:value-type="string" calcext:value-type="string">
            <text:p>0,474205271030331</text:p>
          </table:table-cell>
          <table:table-cell office:value-type="float" office:value="0.474205271030331" calcext:value-type="float">
            <text:p>0,474205271030331</text:p>
          </table:table-cell>
          <table:table-cell table:formula="of:=SUBSTITUTE(LEFT([.B52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2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s_mx_1</text:p>
          </table:table-cell>
          <table:table-cell office:value-type="string" calcext:value-type="string">
            <text:p>0,473943829308353</text:p>
          </table:table-cell>
          <table:table-cell office:value-type="float" office:value="0.473943829308353" calcext:value-type="float">
            <text:p>0,473943829308353</text:p>
          </table:table-cell>
          <table:table-cell table:formula="of:=SUBSTITUTE(LEFT([.B527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52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s_mx_4</text:p>
          </table:table-cell>
          <table:table-cell office:value-type="string" calcext:value-type="string">
            <text:p>0,473772992467589</text:p>
          </table:table-cell>
          <table:table-cell office:value-type="float" office:value="0.473772992467589" calcext:value-type="float">
            <text:p>0,473772992467589</text:p>
          </table:table-cell>
          <table:table-cell table:formula="of:=SUBSTITUTE(LEFT([.B528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528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0,473527849611313</text:p>
          </table:table-cell>
          <table:table-cell office:value-type="float" office:value="0.473527849611313" calcext:value-type="float">
            <text:p>0,473527849611313</text:p>
          </table:table-cell>
          <table:table-cell table:formula="of:=SUBSTITUTE(LEFT([.B52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29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0,473209416976319</text:p>
          </table:table-cell>
          <table:table-cell office:value-type="float" office:value="0.473209416976319" calcext:value-type="float">
            <text:p>0,473209416976319</text:p>
          </table:table-cell>
          <table:table-cell table:formula="of:=SUBSTITUTE(LEFT([.B53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30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qm_1</text:p>
          </table:table-cell>
          <table:table-cell office:value-type="string" calcext:value-type="string">
            <text:p>0,473132038582299</text:p>
          </table:table-cell>
          <table:table-cell office:value-type="float" office:value="0.473132038582299" calcext:value-type="float">
            <text:p>0,473132038582299</text:p>
          </table:table-cell>
          <table:table-cell table:formula="of:=SUBSTITUTE(LEFT([.B53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31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fq_1</text:p>
          </table:table-cell>
          <table:table-cell office:value-type="string" calcext:value-type="string">
            <text:p>0,473088634067468</text:p>
          </table:table-cell>
          <table:table-cell office:value-type="float" office:value="0.473088634067468" calcext:value-type="float">
            <text:p>0,473088634067468</text:p>
          </table:table-cell>
          <table:table-cell table:formula="of:=SUBSTITUTE(LEFT([.B53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32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fq_4</text:p>
          </table:table-cell>
          <table:table-cell office:value-type="string" calcext:value-type="string">
            <text:p>0,472819506022075</text:p>
          </table:table-cell>
          <table:table-cell office:value-type="float" office:value="0.472819506022075" calcext:value-type="float">
            <text:p>0,472819506022075</text:p>
          </table:table-cell>
          <table:table-cell table:formula="of:=SUBSTITUTE(LEFT([.B53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3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qm_7</text:p>
          </table:table-cell>
          <table:table-cell office:value-type="string" calcext:value-type="string">
            <text:p>0,472725196847732</text:p>
          </table:table-cell>
          <table:table-cell office:value-type="float" office:value="0.472725196847732" calcext:value-type="float">
            <text:p>0,472725196847732</text:p>
          </table:table-cell>
          <table:table-cell table:formula="of:=SUBSTITUTE(LEFT([.B53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34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qm_1</text:p>
          </table:table-cell>
          <table:table-cell office:value-type="string" calcext:value-type="string">
            <text:p>0,472521864696017</text:p>
          </table:table-cell>
          <table:table-cell office:value-type="float" office:value="0.472521864696017" calcext:value-type="float">
            <text:p>0,472521864696017</text:p>
          </table:table-cell>
          <table:table-cell table:formula="of:=SUBSTITUTE(LEFT([.B53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3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md_1</text:p>
          </table:table-cell>
          <table:table-cell office:value-type="string" calcext:value-type="string">
            <text:p>0,471881517227434</text:p>
          </table:table-cell>
          <table:table-cell office:value-type="float" office:value="0.471881517227434" calcext:value-type="float">
            <text:p>0,471881517227434</text:p>
          </table:table-cell>
          <table:table-cell table:formula="of:=SUBSTITUTE(LEFT([.B53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3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qm_1</text:p>
          </table:table-cell>
          <table:table-cell office:value-type="string" calcext:value-type="string">
            <text:p>0,471881517227434</text:p>
          </table:table-cell>
          <table:table-cell office:value-type="float" office:value="0.471881517227434" calcext:value-type="float">
            <text:p>0,471881517227434</text:p>
          </table:table-cell>
          <table:table-cell table:formula="of:=SUBSTITUTE(LEFT([.B53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3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0,471530060853664</text:p>
          </table:table-cell>
          <table:table-cell office:value-type="float" office:value="0.471530060853664" calcext:value-type="float">
            <text:p>0,471530060853664</text:p>
          </table:table-cell>
          <table:table-cell table:formula="of:=SUBSTITUTE(LEFT([.B53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3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0,471530060853664</text:p>
          </table:table-cell>
          <table:table-cell office:value-type="float" office:value="0.471530060853664" calcext:value-type="float">
            <text:p>0,471530060853664</text:p>
          </table:table-cell>
          <table:table-cell table:formula="of:=SUBSTITUTE(LEFT([.B53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39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d_4</text:p>
          </table:table-cell>
          <table:table-cell office:value-type="string" calcext:value-type="string">
            <text:p>0,471023818733558</text:p>
          </table:table-cell>
          <table:table-cell office:value-type="float" office:value="0.471023818733558" calcext:value-type="float">
            <text:p>0,471023818733558</text:p>
          </table:table-cell>
          <table:table-cell table:formula="of:=SUBSTITUTE(LEFT([.B54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40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fq_4</text:p>
          </table:table-cell>
          <table:table-cell office:value-type="string" calcext:value-type="string">
            <text:p>0,471023818733558</text:p>
          </table:table-cell>
          <table:table-cell office:value-type="float" office:value="0.471023818733558" calcext:value-type="float">
            <text:p>0,471023818733558</text:p>
          </table:table-cell>
          <table:table-cell table:formula="of:=SUBSTITUTE(LEFT([.B54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41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tq_4</text:p>
          </table:table-cell>
          <table:table-cell office:value-type="string" calcext:value-type="string">
            <text:p>0,471023818733558</text:p>
          </table:table-cell>
          <table:table-cell office:value-type="float" office:value="0.471023818733558" calcext:value-type="float">
            <text:p>0,471023818733558</text:p>
          </table:table-cell>
          <table:table-cell table:formula="of:=SUBSTITUTE(LEFT([.B54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4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am_4</text:p>
          </table:table-cell>
          <table:table-cell office:value-type="string" calcext:value-type="string">
            <text:p>0,471023818733558</text:p>
          </table:table-cell>
          <table:table-cell office:value-type="float" office:value="0.471023818733558" calcext:value-type="float">
            <text:p>0,471023818733558</text:p>
          </table:table-cell>
          <table:table-cell table:formula="of:=SUBSTITUTE(LEFT([.B54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4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n_4</text:p>
          </table:table-cell>
          <table:table-cell office:value-type="string" calcext:value-type="string">
            <text:p>0,471023818733558</text:p>
          </table:table-cell>
          <table:table-cell office:value-type="float" office:value="0.471023818733558" calcext:value-type="float">
            <text:p>0,471023818733558</text:p>
          </table:table-cell>
          <table:table-cell table:formula="of:=SUBSTITUTE(LEFT([.B54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44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qm_4</text:p>
          </table:table-cell>
          <table:table-cell office:value-type="string" calcext:value-type="string">
            <text:p>0,471023818733558</text:p>
          </table:table-cell>
          <table:table-cell office:value-type="float" office:value="0.471023818733558" calcext:value-type="float">
            <text:p>0,471023818733558</text:p>
          </table:table-cell>
          <table:table-cell table:formula="of:=SUBSTITUTE(LEFT([.B54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45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0,470912689989166</text:p>
          </table:table-cell>
          <table:table-cell office:value-type="float" office:value="0.470912689989166" calcext:value-type="float">
            <text:p>0,470912689989166</text:p>
          </table:table-cell>
          <table:table-cell table:formula="of:=SUBSTITUTE(LEFT([.B54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46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0,470356374527691</text:p>
          </table:table-cell>
          <table:table-cell office:value-type="float" office:value="0.470356374527691" calcext:value-type="float">
            <text:p>0,470356374527691</text:p>
          </table:table-cell>
          <table:table-cell table:formula="of:=SUBSTITUTE(LEFT([.B54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47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tq_7</text:p>
          </table:table-cell>
          <table:table-cell office:value-type="string" calcext:value-type="string">
            <text:p>0,469579592367565</text:p>
          </table:table-cell>
          <table:table-cell office:value-type="float" office:value="0.469579592367565" calcext:value-type="float">
            <text:p>0,469579592367565</text:p>
          </table:table-cell>
          <table:table-cell table:formula="of:=SUBSTITUTE(LEFT([.B54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48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s_mx_0</text:p>
          </table:table-cell>
          <table:table-cell office:value-type="string" calcext:value-type="string">
            <text:p>0,469501755584186</text:p>
          </table:table-cell>
          <table:table-cell office:value-type="float" office:value="0.469501755584186" calcext:value-type="float">
            <text:p>0,469501755584186</text:p>
          </table:table-cell>
          <table:table-cell table:formula="of:=SUBSTITUTE(LEFT([.B549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549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s_mx_1</text:p>
          </table:table-cell>
          <table:table-cell office:value-type="string" calcext:value-type="string">
            <text:p>0,469446023143098</text:p>
          </table:table-cell>
          <table:table-cell office:value-type="float" office:value="0.469446023143098" calcext:value-type="float">
            <text:p>0,469446023143098</text:p>
          </table:table-cell>
          <table:table-cell table:formula="of:=SUBSTITUTE(LEFT([.B550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55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fq_7</text:p>
          </table:table-cell>
          <table:table-cell office:value-type="string" calcext:value-type="string">
            <text:p>0,469177673799366</text:p>
          </table:table-cell>
          <table:table-cell office:value-type="float" office:value="0.469177673799366" calcext:value-type="float">
            <text:p>0,469177673799366</text:p>
          </table:table-cell>
          <table:table-cell table:formula="of:=SUBSTITUTE(LEFT([.B55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51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am_7</text:p>
          </table:table-cell>
          <table:table-cell office:value-type="string" calcext:value-type="string">
            <text:p>0,469177673799366</text:p>
          </table:table-cell>
          <table:table-cell office:value-type="float" office:value="0.469177673799366" calcext:value-type="float">
            <text:p>0,469177673799366</text:p>
          </table:table-cell>
          <table:table-cell table:formula="of:=SUBSTITUTE(LEFT([.B55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52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mn_7</text:p>
          </table:table-cell>
          <table:table-cell office:value-type="string" calcext:value-type="string">
            <text:p>0,469177673799366</text:p>
          </table:table-cell>
          <table:table-cell office:value-type="float" office:value="0.469177673799366" calcext:value-type="float">
            <text:p>0,469177673799366</text:p>
          </table:table-cell>
          <table:table-cell table:formula="of:=SUBSTITUTE(LEFT([.B55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53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qm_7</text:p>
          </table:table-cell>
          <table:table-cell office:value-type="string" calcext:value-type="string">
            <text:p>0,469177673799366</text:p>
          </table:table-cell>
          <table:table-cell office:value-type="float" office:value="0.469177673799366" calcext:value-type="float">
            <text:p>0,469177673799366</text:p>
          </table:table-cell>
          <table:table-cell table:formula="of:=SUBSTITUTE(LEFT([.B55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54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_fq_0</text:p>
          </table:table-cell>
          <table:table-cell office:value-type="string" calcext:value-type="string">
            <text:p>0,468624628048416</text:p>
          </table:table-cell>
          <table:table-cell office:value-type="float" office:value="0.468624628048416" calcext:value-type="float">
            <text:p>0,468624628048416</text:p>
          </table:table-cell>
          <table:table-cell table:formula="of:=SUBSTITUTE(LEFT([.B555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555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_mn_0</text:p>
          </table:table-cell>
          <table:table-cell office:value-type="string" calcext:value-type="string">
            <text:p>0,468624628048416</text:p>
          </table:table-cell>
          <table:table-cell office:value-type="float" office:value="0.468624628048416" calcext:value-type="float">
            <text:p>0,468624628048416</text:p>
          </table:table-cell>
          <table:table-cell table:formula="of:=SUBSTITUTE(LEFT([.B556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556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s_mx_1</text:p>
          </table:table-cell>
          <table:table-cell office:value-type="string" calcext:value-type="string">
            <text:p>0,468558244295071</text:p>
          </table:table-cell>
          <table:table-cell office:value-type="float" office:value="0.468558244295071" calcext:value-type="float">
            <text:p>0,468558244295071</text:p>
          </table:table-cell>
          <table:table-cell table:formula="of:=SUBSTITUTE(LEFT([.B557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55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qm_0</text:p>
          </table:table-cell>
          <table:table-cell office:value-type="string" calcext:value-type="string">
            <text:p>0,468528485303595</text:p>
          </table:table-cell>
          <table:table-cell office:value-type="float" office:value="0.468528485303595" calcext:value-type="float">
            <text:p>0,468528485303595</text:p>
          </table:table-cell>
          <table:table-cell table:formula="of:=SUBSTITUTE(LEFT([.B55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58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s_mx_1</text:p>
          </table:table-cell>
          <table:table-cell office:value-type="string" calcext:value-type="string">
            <text:p>0,467888040184494</text:p>
          </table:table-cell>
          <table:table-cell office:value-type="float" office:value="0.467888040184494" calcext:value-type="float">
            <text:p>0,467888040184494</text:p>
          </table:table-cell>
          <table:table-cell table:formula="of:=SUBSTITUTE(LEFT([.B559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55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x_3</text:p>
          </table:table-cell>
          <table:table-cell office:value-type="string" calcext:value-type="string">
            <text:p>0,467687381292719</text:p>
          </table:table-cell>
          <table:table-cell office:value-type="float" office:value="0.467687381292719" calcext:value-type="float">
            <text:p>0,467687381292719</text:p>
          </table:table-cell>
          <table:table-cell table:formula="of:=SUBSTITUTE(LEFT([.B56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60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0,466511097502107</text:p>
          </table:table-cell>
          <table:table-cell office:value-type="float" office:value="0.466511097502107" calcext:value-type="float">
            <text:p>0,466511097502107</text:p>
          </table:table-cell>
          <table:table-cell table:formula="of:=SUBSTITUTE(LEFT([.B561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561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0,466424170353717</text:p>
          </table:table-cell>
          <table:table-cell office:value-type="float" office:value="0.466424170353717" calcext:value-type="float">
            <text:p>0,466424170353717</text:p>
          </table:table-cell>
          <table:table-cell table:formula="of:=SUBSTITUTE(LEFT([.B56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62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fq_1</text:p>
          </table:table-cell>
          <table:table-cell office:value-type="string" calcext:value-type="string">
            <text:p>0,46635033502454</text:p>
          </table:table-cell>
          <table:table-cell office:value-type="float" office:value="0.46635033502454" calcext:value-type="float">
            <text:p>0,46635033502454</text:p>
          </table:table-cell>
          <table:table-cell table:formula="of:=SUBSTITUTE(LEFT([.B56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63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am_1</text:p>
          </table:table-cell>
          <table:table-cell office:value-type="string" calcext:value-type="string">
            <text:p>0,46635033502454</text:p>
          </table:table-cell>
          <table:table-cell office:value-type="float" office:value="0.46635033502454" calcext:value-type="float">
            <text:p>0,46635033502454</text:p>
          </table:table-cell>
          <table:table-cell table:formula="of:=SUBSTITUTE(LEFT([.B56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64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mn_1</text:p>
          </table:table-cell>
          <table:table-cell office:value-type="string" calcext:value-type="string">
            <text:p>0,46635033502454</text:p>
          </table:table-cell>
          <table:table-cell office:value-type="float" office:value="0.46635033502454" calcext:value-type="float">
            <text:p>0,46635033502454</text:p>
          </table:table-cell>
          <table:table-cell table:formula="of:=SUBSTITUTE(LEFT([.B56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6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_mx_4</text:p>
          </table:table-cell>
          <table:table-cell office:value-type="string" calcext:value-type="string">
            <text:p>0,466103064935517</text:p>
          </table:table-cell>
          <table:table-cell office:value-type="float" office:value="0.466103064935517" calcext:value-type="float">
            <text:p>0,466103064935517</text:p>
          </table:table-cell>
          <table:table-cell table:formula="of:=SUBSTITUTE(LEFT([.B566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566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0,465517143316265</text:p>
          </table:table-cell>
          <table:table-cell office:value-type="float" office:value="0.465517143316265" calcext:value-type="float">
            <text:p>0,465517143316265</text:p>
          </table:table-cell>
          <table:table-cell table:formula="of:=SUBSTITUTE(LEFT([.B56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67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qm_1</text:p>
          </table:table-cell>
          <table:table-cell office:value-type="string" calcext:value-type="string">
            <text:p>0,465242759364237</text:p>
          </table:table-cell>
          <table:table-cell office:value-type="float" office:value="0.465242759364237" calcext:value-type="float">
            <text:p>0,465242759364237</text:p>
          </table:table-cell>
          <table:table-cell table:formula="of:=SUBSTITUTE(LEFT([.B56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6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s_mx_1</text:p>
          </table:table-cell>
          <table:table-cell office:value-type="string" calcext:value-type="string">
            <text:p>0,464911707440283</text:p>
          </table:table-cell>
          <table:table-cell office:value-type="float" office:value="0.464911707440283" calcext:value-type="float">
            <text:p>0,464911707440283</text:p>
          </table:table-cell>
          <table:table-cell table:formula="of:=SUBSTITUTE(LEFT([.B569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56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s_mx_1</text:p>
          </table:table-cell>
          <table:table-cell office:value-type="string" calcext:value-type="string">
            <text:p>0,464899474093722</text:p>
          </table:table-cell>
          <table:table-cell office:value-type="float" office:value="0.464899474093722" calcext:value-type="float">
            <text:p>0,464899474093722</text:p>
          </table:table-cell>
          <table:table-cell table:formula="of:=SUBSTITUTE(LEFT([.B570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57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x_9</text:p>
          </table:table-cell>
          <table:table-cell office:value-type="string" calcext:value-type="string">
            <text:p>0,464708336551505</text:p>
          </table:table-cell>
          <table:table-cell office:value-type="float" office:value="0.464708336551505" calcext:value-type="float">
            <text:p>0,464708336551505</text:p>
          </table:table-cell>
          <table:table-cell table:formula="of:=SUBSTITUTE(LEFT([.B57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7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0,464708336551505</text:p>
          </table:table-cell>
          <table:table-cell office:value-type="float" office:value="0.464708336551505" calcext:value-type="float">
            <text:p>0,464708336551505</text:p>
          </table:table-cell>
          <table:table-cell table:formula="of:=SUBSTITUTE(LEFT([.B57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72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s_mx_0</text:p>
          </table:table-cell>
          <table:table-cell office:value-type="string" calcext:value-type="string">
            <text:p>0,464558785722919</text:p>
          </table:table-cell>
          <table:table-cell office:value-type="float" office:value="0.464558785722919" calcext:value-type="float">
            <text:p>0,464558785722919</text:p>
          </table:table-cell>
          <table:table-cell table:formula="of:=SUBSTITUTE(LEFT([.B573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573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0,464378920068914</text:p>
          </table:table-cell>
          <table:table-cell office:value-type="float" office:value="0.464378920068914" calcext:value-type="float">
            <text:p>0,464378920068914</text:p>
          </table:table-cell>
          <table:table-cell table:formula="of:=SUBSTITUTE(LEFT([.B57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74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0,464378920068914</text:p>
          </table:table-cell>
          <table:table-cell office:value-type="float" office:value="0.464378920068914" calcext:value-type="float">
            <text:p>0,464378920068914</text:p>
          </table:table-cell>
          <table:table-cell table:formula="of:=SUBSTITUTE(LEFT([.B57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7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tq_1</text:p>
          </table:table-cell>
          <table:table-cell office:value-type="string" calcext:value-type="string">
            <text:p>0,464378920068913</text:p>
          </table:table-cell>
          <table:table-cell office:value-type="float" office:value="0.464378920068913" calcext:value-type="float">
            <text:p>0,464378920068913</text:p>
          </table:table-cell>
          <table:table-cell table:formula="of:=SUBSTITUTE(LEFT([.B57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7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s_mx_1</text:p>
          </table:table-cell>
          <table:table-cell office:value-type="string" calcext:value-type="string">
            <text:p>0,464238171282267</text:p>
          </table:table-cell>
          <table:table-cell office:value-type="float" office:value="0.464238171282267" calcext:value-type="float">
            <text:p>0,464238171282267</text:p>
          </table:table-cell>
          <table:table-cell table:formula="of:=SUBSTITUTE(LEFT([.B577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57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md_1</text:p>
          </table:table-cell>
          <table:table-cell office:value-type="string" calcext:value-type="string">
            <text:p>0,463832107386246</text:p>
          </table:table-cell>
          <table:table-cell office:value-type="float" office:value="0.463832107386246" calcext:value-type="float">
            <text:p>0,463832107386246</text:p>
          </table:table-cell>
          <table:table-cell table:formula="of:=SUBSTITUTE(LEFT([.B57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7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qm_1</text:p>
          </table:table-cell>
          <table:table-cell office:value-type="string" calcext:value-type="string">
            <text:p>0,463832107386246</text:p>
          </table:table-cell>
          <table:table-cell office:value-type="float" office:value="0.463832107386246" calcext:value-type="float">
            <text:p>0,463832107386246</text:p>
          </table:table-cell>
          <table:table-cell table:formula="of:=SUBSTITUTE(LEFT([.B57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7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0,463011300337433</text:p>
          </table:table-cell>
          <table:table-cell office:value-type="float" office:value="0.463011300337433" calcext:value-type="float">
            <text:p>0,463011300337433</text:p>
          </table:table-cell>
          <table:table-cell table:formula="of:=SUBSTITUTE(LEFT([.B580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580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0,462705887614639</text:p>
          </table:table-cell>
          <table:table-cell office:value-type="float" office:value="0.462705887614639" calcext:value-type="float">
            <text:p>0,462705887614639</text:p>
          </table:table-cell>
          <table:table-cell table:formula="of:=SUBSTITUTE(LEFT([.B58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8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0,462705887614639</text:p>
          </table:table-cell>
          <table:table-cell office:value-type="float" office:value="0.462705887614639" calcext:value-type="float">
            <text:p>0,462705887614639</text:p>
          </table:table-cell>
          <table:table-cell table:formula="of:=SUBSTITUTE(LEFT([.B58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82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0,462290187014281</text:p>
          </table:table-cell>
          <table:table-cell office:value-type="float" office:value="0.462290187014281" calcext:value-type="float">
            <text:p>0,462290187014281</text:p>
          </table:table-cell>
          <table:table-cell table:formula="of:=SUBSTITUTE(LEFT([.B58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8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d_5</text:p>
          </table:table-cell>
          <table:table-cell office:value-type="string" calcext:value-type="string">
            <text:p>0,462031428305133</text:p>
          </table:table-cell>
          <table:table-cell office:value-type="float" office:value="0.462031428305133" calcext:value-type="float">
            <text:p>0,462031428305133</text:p>
          </table:table-cell>
          <table:table-cell table:formula="of:=SUBSTITUTE(LEFT([.B58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84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tq_5</text:p>
          </table:table-cell>
          <table:table-cell office:value-type="string" calcext:value-type="string">
            <text:p>0,462031428305133</text:p>
          </table:table-cell>
          <table:table-cell office:value-type="float" office:value="0.462031428305133" calcext:value-type="float">
            <text:p>0,462031428305133</text:p>
          </table:table-cell>
          <table:table-cell table:formula="of:=SUBSTITUTE(LEFT([.B58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85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x_5</text:p>
          </table:table-cell>
          <table:table-cell office:value-type="string" calcext:value-type="string">
            <text:p>0,462031428305133</text:p>
          </table:table-cell>
          <table:table-cell office:value-type="float" office:value="0.462031428305133" calcext:value-type="float">
            <text:p>0,462031428305133</text:p>
          </table:table-cell>
          <table:table-cell table:formula="of:=SUBSTITUTE(LEFT([.B58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86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0,461412723239912</text:p>
          </table:table-cell>
          <table:table-cell office:value-type="float" office:value="0.461412723239912" calcext:value-type="float">
            <text:p>0,461412723239912</text:p>
          </table:table-cell>
          <table:table-cell table:formula="of:=SUBSTITUTE(LEFT([.B58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87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0,461412723239912</text:p>
          </table:table-cell>
          <table:table-cell office:value-type="float" office:value="0.461412723239912" calcext:value-type="float">
            <text:p>0,461412723239912</text:p>
          </table:table-cell>
          <table:table-cell table:formula="of:=SUBSTITUTE(LEFT([.B58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88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0,46135712732875</text:p>
          </table:table-cell>
          <table:table-cell office:value-type="float" office:value="0.46135712732875" calcext:value-type="float">
            <text:p>0,46135712732875</text:p>
          </table:table-cell>
          <table:table-cell table:formula="of:=SUBSTITUTE(LEFT([.B58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89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am_5</text:p>
          </table:table-cell>
          <table:table-cell office:value-type="string" calcext:value-type="string">
            <text:p>0,460378360125562</text:p>
          </table:table-cell>
          <table:table-cell office:value-type="float" office:value="0.460378360125562" calcext:value-type="float">
            <text:p>0,460378360125562</text:p>
          </table:table-cell>
          <table:table-cell table:formula="of:=SUBSTITUTE(LEFT([.B59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90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qm_5</text:p>
          </table:table-cell>
          <table:table-cell office:value-type="string" calcext:value-type="string">
            <text:p>0,460378360125562</text:p>
          </table:table-cell>
          <table:table-cell office:value-type="float" office:value="0.460378360125562" calcext:value-type="float">
            <text:p>0,460378360125562</text:p>
          </table:table-cell>
          <table:table-cell table:formula="of:=SUBSTITUTE(LEFT([.B59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91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s_mx_9</text:p>
          </table:table-cell>
          <table:table-cell office:value-type="string" calcext:value-type="string">
            <text:p>0,460117006232753</text:p>
          </table:table-cell>
          <table:table-cell office:value-type="float" office:value="0.460117006232753" calcext:value-type="float">
            <text:p>0,460117006232753</text:p>
          </table:table-cell>
          <table:table-cell table:formula="of:=SUBSTITUTE(LEFT([.B592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592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0,459871964554849</text:p>
          </table:table-cell>
          <table:table-cell office:value-type="float" office:value="0.459871964554849" calcext:value-type="float">
            <text:p>0,459871964554849</text:p>
          </table:table-cell>
          <table:table-cell table:formula="of:=SUBSTITUTE(LEFT([.B593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593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md_5</text:p>
          </table:table-cell>
          <table:table-cell office:value-type="string" calcext:value-type="string">
            <text:p>0,459786340410872</text:p>
          </table:table-cell>
          <table:table-cell office:value-type="float" office:value="0.459786340410872" calcext:value-type="float">
            <text:p>0,459786340410872</text:p>
          </table:table-cell>
          <table:table-cell table:formula="of:=SUBSTITUTE(LEFT([.B59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94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fq_7</text:p>
          </table:table-cell>
          <table:table-cell office:value-type="string" calcext:value-type="string">
            <text:p>0,459128258838133</text:p>
          </table:table-cell>
          <table:table-cell office:value-type="float" office:value="0.459128258838133" calcext:value-type="float">
            <text:p>0,459128258838133</text:p>
          </table:table-cell>
          <table:table-cell table:formula="of:=SUBSTITUTE(LEFT([.B59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95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md_1</text:p>
          </table:table-cell>
          <table:table-cell office:value-type="string" calcext:value-type="string">
            <text:p>0,458937201853533</text:p>
          </table:table-cell>
          <table:table-cell office:value-type="float" office:value="0.458937201853533" calcext:value-type="float">
            <text:p>0,458937201853533</text:p>
          </table:table-cell>
          <table:table-cell table:formula="of:=SUBSTITUTE(LEFT([.B59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9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fq_1</text:p>
          </table:table-cell>
          <table:table-cell office:value-type="string" calcext:value-type="string">
            <text:p>0,458937201853533</text:p>
          </table:table-cell>
          <table:table-cell office:value-type="float" office:value="0.458937201853533" calcext:value-type="float">
            <text:p>0,458937201853533</text:p>
          </table:table-cell>
          <table:table-cell table:formula="of:=SUBSTITUTE(LEFT([.B59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9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mn_1</text:p>
          </table:table-cell>
          <table:table-cell office:value-type="string" calcext:value-type="string">
            <text:p>0,458937201853533</text:p>
          </table:table-cell>
          <table:table-cell office:value-type="float" office:value="0.458937201853533" calcext:value-type="float">
            <text:p>0,458937201853533</text:p>
          </table:table-cell>
          <table:table-cell table:formula="of:=SUBSTITUTE(LEFT([.B59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9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0,458464362450457</text:p>
          </table:table-cell>
          <table:table-cell office:value-type="float" office:value="0.458464362450457" calcext:value-type="float">
            <text:p>0,458464362450457</text:p>
          </table:table-cell>
          <table:table-cell table:formula="of:=SUBSTITUTE(LEFT([.B59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99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d_9</text:p>
          </table:table-cell>
          <table:table-cell office:value-type="string" calcext:value-type="string">
            <text:p>0,458464362450457</text:p>
          </table:table-cell>
          <table:table-cell office:value-type="float" office:value="0.458464362450457" calcext:value-type="float">
            <text:p>0,458464362450457</text:p>
          </table:table-cell>
          <table:table-cell table:formula="of:=SUBSTITUTE(LEFT([.B60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00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tq_9</text:p>
          </table:table-cell>
          <table:table-cell office:value-type="string" calcext:value-type="string">
            <text:p>0,458464362450457</text:p>
          </table:table-cell>
          <table:table-cell office:value-type="float" office:value="0.458464362450457" calcext:value-type="float">
            <text:p>0,458464362450457</text:p>
          </table:table-cell>
          <table:table-cell table:formula="of:=SUBSTITUTE(LEFT([.B60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0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am_9</text:p>
          </table:table-cell>
          <table:table-cell office:value-type="string" calcext:value-type="string">
            <text:p>0,458464362450457</text:p>
          </table:table-cell>
          <table:table-cell office:value-type="float" office:value="0.458464362450457" calcext:value-type="float">
            <text:p>0,458464362450457</text:p>
          </table:table-cell>
          <table:table-cell table:formula="of:=SUBSTITUTE(LEFT([.B60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02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x_9</text:p>
          </table:table-cell>
          <table:table-cell office:value-type="string" calcext:value-type="string">
            <text:p>0,458464362450457</text:p>
          </table:table-cell>
          <table:table-cell office:value-type="float" office:value="0.458464362450457" calcext:value-type="float">
            <text:p>0,458464362450457</text:p>
          </table:table-cell>
          <table:table-cell table:formula="of:=SUBSTITUTE(LEFT([.B60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03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qm_9</text:p>
          </table:table-cell>
          <table:table-cell office:value-type="string" calcext:value-type="string">
            <text:p>0,458464362450457</text:p>
          </table:table-cell>
          <table:table-cell office:value-type="float" office:value="0.458464362450457" calcext:value-type="float">
            <text:p>0,458464362450457</text:p>
          </table:table-cell>
          <table:table-cell table:formula="of:=SUBSTITUTE(LEFT([.B60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04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_qm_9</text:p>
          </table:table-cell>
          <table:table-cell office:value-type="string" calcext:value-type="string">
            <text:p>0,458464362450456</text:p>
          </table:table-cell>
          <table:table-cell office:value-type="float" office:value="0.458464362450456" calcext:value-type="float">
            <text:p>0,458464362450456</text:p>
          </table:table-cell>
          <table:table-cell table:formula="of:=SUBSTITUTE(LEFT([.B605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605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0,457278081500653</text:p>
          </table:table-cell>
          <table:table-cell office:value-type="float" office:value="0.457278081500653" calcext:value-type="float">
            <text:p>0,457278081500653</text:p>
          </table:table-cell>
          <table:table-cell table:formula="of:=SUBSTITUTE(LEFT([.B606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606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fq_1</text:p>
          </table:table-cell>
          <table:table-cell office:value-type="string" calcext:value-type="string">
            <text:p>0,456896971927594</text:p>
          </table:table-cell>
          <table:table-cell office:value-type="float" office:value="0.456896971927594" calcext:value-type="float">
            <text:p>0,456896971927594</text:p>
          </table:table-cell>
          <table:table-cell table:formula="of:=SUBSTITUTE(LEFT([.B60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0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0,456795825859378</text:p>
          </table:table-cell>
          <table:table-cell office:value-type="float" office:value="0.456795825859378" calcext:value-type="float">
            <text:p>0,456795825859378</text:p>
          </table:table-cell>
          <table:table-cell table:formula="of:=SUBSTITUTE(LEFT([.B608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60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n_3</text:p>
          </table:table-cell>
          <table:table-cell office:value-type="string" calcext:value-type="string">
            <text:p>0,455824116259274</text:p>
          </table:table-cell>
          <table:table-cell office:value-type="float" office:value="0.455824116259274" calcext:value-type="float">
            <text:p>0,455824116259274</text:p>
          </table:table-cell>
          <table:table-cell table:formula="of:=SUBSTITUTE(LEFT([.B60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09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tq_0</text:p>
          </table:table-cell>
          <table:table-cell office:value-type="string" calcext:value-type="string">
            <text:p>0,455260940348911</text:p>
          </table:table-cell>
          <table:table-cell office:value-type="float" office:value="0.455260940348911" calcext:value-type="float">
            <text:p>0,455260940348911</text:p>
          </table:table-cell>
          <table:table-cell table:formula="of:=SUBSTITUTE(LEFT([.B61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10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fq_0</text:p>
          </table:table-cell>
          <table:table-cell office:value-type="string" calcext:value-type="string">
            <text:p>0,455260940348911</text:p>
          </table:table-cell>
          <table:table-cell office:value-type="float" office:value="0.455260940348911" calcext:value-type="float">
            <text:p>0,455260940348911</text:p>
          </table:table-cell>
          <table:table-cell table:formula="of:=SUBSTITUTE(LEFT([.B61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11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n_0</text:p>
          </table:table-cell>
          <table:table-cell office:value-type="string" calcext:value-type="string">
            <text:p>0,455260940348911</text:p>
          </table:table-cell>
          <table:table-cell office:value-type="float" office:value="0.455260940348911" calcext:value-type="float">
            <text:p>0,455260940348911</text:p>
          </table:table-cell>
          <table:table-cell table:formula="of:=SUBSTITUTE(LEFT([.B61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12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qm_4</text:p>
          </table:table-cell>
          <table:table-cell office:value-type="string" calcext:value-type="string">
            <text:p>0,45451098758187</text:p>
          </table:table-cell>
          <table:table-cell office:value-type="float" office:value="0.45451098758187" calcext:value-type="float">
            <text:p>0,45451098758187</text:p>
          </table:table-cell>
          <table:table-cell table:formula="of:=SUBSTITUTE(LEFT([.B613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61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md_7</text:p>
          </table:table-cell>
          <table:table-cell office:value-type="string" calcext:value-type="string">
            <text:p>0,454283340753109</text:p>
          </table:table-cell>
          <table:table-cell office:value-type="float" office:value="0.454283340753109" calcext:value-type="float">
            <text:p>0,454283340753109</text:p>
          </table:table-cell>
          <table:table-cell table:formula="of:=SUBSTITUTE(LEFT([.B61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14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fq_1</text:p>
          </table:table-cell>
          <table:table-cell office:value-type="string" calcext:value-type="string">
            <text:p>0,453822220246517</text:p>
          </table:table-cell>
          <table:table-cell office:value-type="float" office:value="0.453822220246517" calcext:value-type="float">
            <text:p>0,453822220246517</text:p>
          </table:table-cell>
          <table:table-cell table:formula="of:=SUBSTITUTE(LEFT([.B61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1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n_1</text:p>
          </table:table-cell>
          <table:table-cell office:value-type="string" calcext:value-type="string">
            <text:p>0,453822220246517</text:p>
          </table:table-cell>
          <table:table-cell office:value-type="float" office:value="0.453822220246517" calcext:value-type="float">
            <text:p>0,453822220246517</text:p>
          </table:table-cell>
          <table:table-cell table:formula="of:=SUBSTITUTE(LEFT([.B61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1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0,453675591911674</text:p>
          </table:table-cell>
          <table:table-cell office:value-type="float" office:value="0.453675591911674" calcext:value-type="float">
            <text:p>0,453675591911674</text:p>
          </table:table-cell>
          <table:table-cell table:formula="of:=SUBSTITUTE(LEFT([.B61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17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mx_9</text:p>
          </table:table-cell>
          <table:table-cell office:value-type="string" calcext:value-type="string">
            <text:p>0,453417575738441</text:p>
          </table:table-cell>
          <table:table-cell office:value-type="float" office:value="0.453417575738441" calcext:value-type="float">
            <text:p>0,453417575738441</text:p>
          </table:table-cell>
          <table:table-cell table:formula="of:=SUBSTITUTE(LEFT([.B61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18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0,453153141628595</text:p>
          </table:table-cell>
          <table:table-cell office:value-type="float" office:value="0.453153141628595" calcext:value-type="float">
            <text:p>0,453153141628595</text:p>
          </table:table-cell>
          <table:table-cell table:formula="of:=SUBSTITUTE(LEFT([.B61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19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_mx_1</text:p>
          </table:table-cell>
          <table:table-cell office:value-type="string" calcext:value-type="string">
            <text:p>0,45299652503161</text:p>
          </table:table-cell>
          <table:table-cell office:value-type="float" office:value="0.45299652503161" calcext:value-type="float">
            <text:p>0,45299652503161</text:p>
          </table:table-cell>
          <table:table-cell table:formula="of:=SUBSTITUTE(LEFT([.B620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62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am_5</text:p>
          </table:table-cell>
          <table:table-cell office:value-type="string" calcext:value-type="string">
            <text:p>0,452644964828105</text:p>
          </table:table-cell>
          <table:table-cell office:value-type="float" office:value="0.452644964828105" calcext:value-type="float">
            <text:p>0,452644964828105</text:p>
          </table:table-cell>
          <table:table-cell table:formula="of:=SUBSTITUTE(LEFT([.B62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21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qm_5</text:p>
          </table:table-cell>
          <table:table-cell office:value-type="string" calcext:value-type="string">
            <text:p>0,452644964828105</text:p>
          </table:table-cell>
          <table:table-cell office:value-type="float" office:value="0.452644964828105" calcext:value-type="float">
            <text:p>0,452644964828105</text:p>
          </table:table-cell>
          <table:table-cell table:formula="of:=SUBSTITUTE(LEFT([.B62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22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_mx_7</text:p>
          </table:table-cell>
          <table:table-cell office:value-type="string" calcext:value-type="string">
            <text:p>0,452644964828105</text:p>
          </table:table-cell>
          <table:table-cell office:value-type="float" office:value="0.452644964828105" calcext:value-type="float">
            <text:p>0,452644964828105</text:p>
          </table:table-cell>
          <table:table-cell table:formula="of:=SUBSTITUTE(LEFT([.B623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623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0,452217921461131</text:p>
          </table:table-cell>
          <table:table-cell office:value-type="float" office:value="0.452217921461131" calcext:value-type="float">
            <text:p>0,452217921461131</text:p>
          </table:table-cell>
          <table:table-cell table:formula="of:=SUBSTITUTE(LEFT([.B62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24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0,451555883148415</text:p>
          </table:table-cell>
          <table:table-cell office:value-type="float" office:value="0.451555883148415" calcext:value-type="float">
            <text:p>0,451555883148415</text:p>
          </table:table-cell>
          <table:table-cell table:formula="of:=SUBSTITUTE(LEFT([.B625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625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x_4</text:p>
          </table:table-cell>
          <table:table-cell office:value-type="string" calcext:value-type="string">
            <text:p>0,451450645021489</text:p>
          </table:table-cell>
          <table:table-cell office:value-type="float" office:value="0.451450645021489" calcext:value-type="float">
            <text:p>0,451450645021489</text:p>
          </table:table-cell>
          <table:table-cell table:formula="of:=SUBSTITUTE(LEFT([.B62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26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qm_0</text:p>
          </table:table-cell>
          <table:table-cell office:value-type="string" calcext:value-type="string">
            <text:p>0,45139444347324</text:p>
          </table:table-cell>
          <table:table-cell office:value-type="float" office:value="0.45139444347324" calcext:value-type="float">
            <text:p>0,45139444347324</text:p>
          </table:table-cell>
          <table:table-cell table:formula="of:=SUBSTITUTE(LEFT([.B62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27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d_4</text:p>
          </table:table-cell>
          <table:table-cell office:value-type="string" calcext:value-type="string">
            <text:p>0,451246982142884</text:p>
          </table:table-cell>
          <table:table-cell office:value-type="float" office:value="0.451246982142884" calcext:value-type="float">
            <text:p>0,451246982142884</text:p>
          </table:table-cell>
          <table:table-cell table:formula="of:=SUBSTITUTE(LEFT([.B62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28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tq_4</text:p>
          </table:table-cell>
          <table:table-cell office:value-type="string" calcext:value-type="string">
            <text:p>0,451246982142884</text:p>
          </table:table-cell>
          <table:table-cell office:value-type="float" office:value="0.451246982142884" calcext:value-type="float">
            <text:p>0,451246982142884</text:p>
          </table:table-cell>
          <table:table-cell table:formula="of:=SUBSTITUTE(LEFT([.B62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29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am_4</text:p>
          </table:table-cell>
          <table:table-cell office:value-type="string" calcext:value-type="string">
            <text:p>0,451246982142884</text:p>
          </table:table-cell>
          <table:table-cell office:value-type="float" office:value="0.451246982142884" calcext:value-type="float">
            <text:p>0,451246982142884</text:p>
          </table:table-cell>
          <table:table-cell table:formula="of:=SUBSTITUTE(LEFT([.B63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30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qm_4</text:p>
          </table:table-cell>
          <table:table-cell office:value-type="string" calcext:value-type="string">
            <text:p>0,451246982142884</text:p>
          </table:table-cell>
          <table:table-cell office:value-type="float" office:value="0.451246982142884" calcext:value-type="float">
            <text:p>0,451246982142884</text:p>
          </table:table-cell>
          <table:table-cell table:formula="of:=SUBSTITUTE(LEFT([.B63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31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md_3</text:p>
          </table:table-cell>
          <table:table-cell office:value-type="string" calcext:value-type="string">
            <text:p>0,451091327150302</text:p>
          </table:table-cell>
          <table:table-cell office:value-type="float" office:value="0.451091327150302" calcext:value-type="float">
            <text:p>0,451091327150302</text:p>
          </table:table-cell>
          <table:table-cell table:formula="of:=SUBSTITUTE(LEFT([.B63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32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tq_0</text:p>
          </table:table-cell>
          <table:table-cell office:value-type="string" calcext:value-type="string">
            <text:p>0,450999443379335</text:p>
          </table:table-cell>
          <table:table-cell office:value-type="float" office:value="0.450999443379335" calcext:value-type="float">
            <text:p>0,450999443379335</text:p>
          </table:table-cell>
          <table:table-cell table:formula="of:=SUBSTITUTE(LEFT([.B63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33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am_0</text:p>
          </table:table-cell>
          <table:table-cell office:value-type="string" calcext:value-type="string">
            <text:p>0,450999443379335</text:p>
          </table:table-cell>
          <table:table-cell office:value-type="float" office:value="0.450999443379335" calcext:value-type="float">
            <text:p>0,450999443379335</text:p>
          </table:table-cell>
          <table:table-cell table:formula="of:=SUBSTITUTE(LEFT([.B63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34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x_0</text:p>
          </table:table-cell>
          <table:table-cell office:value-type="string" calcext:value-type="string">
            <text:p>0,450999443379335</text:p>
          </table:table-cell>
          <table:table-cell office:value-type="float" office:value="0.450999443379335" calcext:value-type="float">
            <text:p>0,450999443379335</text:p>
          </table:table-cell>
          <table:table-cell table:formula="of:=SUBSTITUTE(LEFT([.B63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35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qm_0</text:p>
          </table:table-cell>
          <table:table-cell office:value-type="string" calcext:value-type="string">
            <text:p>0,450999443379335</text:p>
          </table:table-cell>
          <table:table-cell office:value-type="float" office:value="0.450999443379335" calcext:value-type="float">
            <text:p>0,450999443379335</text:p>
          </table:table-cell>
          <table:table-cell table:formula="of:=SUBSTITUTE(LEFT([.B63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36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0,450949467448866</text:p>
          </table:table-cell>
          <table:table-cell office:value-type="float" office:value="0.450949467448866" calcext:value-type="float">
            <text:p>0,450949467448866</text:p>
          </table:table-cell>
          <table:table-cell table:formula="of:=SUBSTITUTE(LEFT([.B63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3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0,450949467448866</text:p>
          </table:table-cell>
          <table:table-cell office:value-type="float" office:value="0.450949467448866" calcext:value-type="float">
            <text:p>0,450949467448866</text:p>
          </table:table-cell>
          <table:table-cell table:formula="of:=SUBSTITUTE(LEFT([.B63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3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s_mx_9</text:p>
          </table:table-cell>
          <table:table-cell office:value-type="string" calcext:value-type="string">
            <text:p>0,450616768729486</text:p>
          </table:table-cell>
          <table:table-cell office:value-type="float" office:value="0.450616768729486" calcext:value-type="float">
            <text:p>0,450616768729486</text:p>
          </table:table-cell>
          <table:table-cell table:formula="of:=SUBSTITUTE(LEFT([.B639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639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am_0</text:p>
          </table:table-cell>
          <table:table-cell office:value-type="string" calcext:value-type="string">
            <text:p>0,449999784090671</text:p>
          </table:table-cell>
          <table:table-cell office:value-type="float" office:value="0.449999784090671" calcext:value-type="float">
            <text:p>0,449999784090671</text:p>
          </table:table-cell>
          <table:table-cell table:formula="of:=SUBSTITUTE(LEFT([.B64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40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tq_7</text:p>
          </table:table-cell>
          <table:table-cell office:value-type="string" calcext:value-type="string">
            <text:p>0,449834485726422</text:p>
          </table:table-cell>
          <table:table-cell office:value-type="float" office:value="0.449834485726422" calcext:value-type="float">
            <text:p>0,449834485726422</text:p>
          </table:table-cell>
          <table:table-cell table:formula="of:=SUBSTITUTE(LEFT([.B64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41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mx_7</text:p>
          </table:table-cell>
          <table:table-cell office:value-type="string" calcext:value-type="string">
            <text:p>0,449834485726422</text:p>
          </table:table-cell>
          <table:table-cell office:value-type="float" office:value="0.449834485726422" calcext:value-type="float">
            <text:p>0,449834485726422</text:p>
          </table:table-cell>
          <table:table-cell table:formula="of:=SUBSTITUTE(LEFT([.B64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42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x_1</text:p>
          </table:table-cell>
          <table:table-cell office:value-type="string" calcext:value-type="string">
            <text:p>0,449829822158797</text:p>
          </table:table-cell>
          <table:table-cell office:value-type="float" office:value="0.449829822158797" calcext:value-type="float">
            <text:p>0,449829822158797</text:p>
          </table:table-cell>
          <table:table-cell table:formula="of:=SUBSTITUTE(LEFT([.B643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643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tq_4</text:p>
          </table:table-cell>
          <table:table-cell office:value-type="string" calcext:value-type="string">
            <text:p>0,449829822158797</text:p>
          </table:table-cell>
          <table:table-cell office:value-type="float" office:value="0.449829822158797" calcext:value-type="float">
            <text:p>0,449829822158797</text:p>
          </table:table-cell>
          <table:table-cell table:formula="of:=SUBSTITUTE(LEFT([.B64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44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0,449343427355615</text:p>
          </table:table-cell>
          <table:table-cell office:value-type="float" office:value="0.449343427355615" calcext:value-type="float">
            <text:p>0,449343427355615</text:p>
          </table:table-cell>
          <table:table-cell table:formula="of:=SUBSTITUTE(LEFT([.B64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45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0,449343427355615</text:p>
          </table:table-cell>
          <table:table-cell office:value-type="float" office:value="0.449343427355615" calcext:value-type="float">
            <text:p>0,449343427355615</text:p>
          </table:table-cell>
          <table:table-cell table:formula="of:=SUBSTITUTE(LEFT([.B64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46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s_mx_4</text:p>
          </table:table-cell>
          <table:table-cell office:value-type="string" calcext:value-type="string">
            <text:p>0,449186006145096</text:p>
          </table:table-cell>
          <table:table-cell office:value-type="float" office:value="0.449186006145096" calcext:value-type="float">
            <text:p>0,449186006145096</text:p>
          </table:table-cell>
          <table:table-cell table:formula="of:=SUBSTITUTE(LEFT([.B647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647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0,4480414115494</text:p>
          </table:table-cell>
          <table:table-cell office:value-type="float" office:value="0.4480414115494" calcext:value-type="float">
            <text:p>0,4480414115494</text:p>
          </table:table-cell>
          <table:table-cell table:formula="of:=SUBSTITUTE(LEFT([.B64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48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mx_0</text:p>
          </table:table-cell>
          <table:table-cell office:value-type="string" calcext:value-type="string">
            <text:p>0,447719382847672</text:p>
          </table:table-cell>
          <table:table-cell office:value-type="float" office:value="0.447719382847672" calcext:value-type="float">
            <text:p>0,447719382847672</text:p>
          </table:table-cell>
          <table:table-cell table:formula="of:=SUBSTITUTE(LEFT([.B64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49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s_mx_9</text:p>
          </table:table-cell>
          <table:table-cell office:value-type="string" calcext:value-type="string">
            <text:p>0,447178910408291</text:p>
          </table:table-cell>
          <table:table-cell office:value-type="float" office:value="0.447178910408291" calcext:value-type="float">
            <text:p>0,447178910408291</text:p>
          </table:table-cell>
          <table:table-cell table:formula="of:=SUBSTITUTE(LEFT([.B650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650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d_3</text:p>
          </table:table-cell>
          <table:table-cell office:value-type="string" calcext:value-type="string">
            <text:p>0,446642232801726</text:p>
          </table:table-cell>
          <table:table-cell office:value-type="float" office:value="0.446642232801726" calcext:value-type="float">
            <text:p>0,446642232801726</text:p>
          </table:table-cell>
          <table:table-cell table:formula="of:=SUBSTITUTE(LEFT([.B65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51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am_7</text:p>
          </table:table-cell>
          <table:table-cell office:value-type="string" calcext:value-type="string">
            <text:p>0,445667098762211</text:p>
          </table:table-cell>
          <table:table-cell office:value-type="float" office:value="0.445667098762211" calcext:value-type="float">
            <text:p>0,445667098762211</text:p>
          </table:table-cell>
          <table:table-cell table:formula="of:=SUBSTITUTE(LEFT([.B65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52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0,445405286832796</text:p>
          </table:table-cell>
          <table:table-cell office:value-type="float" office:value="0.445405286832796" calcext:value-type="float">
            <text:p>0,445405286832796</text:p>
          </table:table-cell>
          <table:table-cell table:formula="of:=SUBSTITUTE(LEFT([.B65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5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x_3</text:p>
          </table:table-cell>
          <table:table-cell office:value-type="string" calcext:value-type="string">
            <text:p>0,444785885750607</text:p>
          </table:table-cell>
          <table:table-cell office:value-type="float" office:value="0.444785885750607" calcext:value-type="float">
            <text:p>0,444785885750607</text:p>
          </table:table-cell>
          <table:table-cell table:formula="of:=SUBSTITUTE(LEFT([.B65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54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0,443584282759622</text:p>
          </table:table-cell>
          <table:table-cell office:value-type="float" office:value="0.443584282759622" calcext:value-type="float">
            <text:p>0,443584282759622</text:p>
          </table:table-cell>
          <table:table-cell table:formula="of:=SUBSTITUTE(LEFT([.B65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5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0,443584282759622</text:p>
          </table:table-cell>
          <table:table-cell office:value-type="float" office:value="0.443584282759622" calcext:value-type="float">
            <text:p>0,443584282759622</text:p>
          </table:table-cell>
          <table:table-cell table:formula="of:=SUBSTITUTE(LEFT([.B65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5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d_4</text:p>
          </table:table-cell>
          <table:table-cell office:value-type="string" calcext:value-type="string">
            <text:p>0,443483248766023</text:p>
          </table:table-cell>
          <table:table-cell office:value-type="float" office:value="0.443483248766023" calcext:value-type="float">
            <text:p>0,443483248766023</text:p>
          </table:table-cell>
          <table:table-cell table:formula="of:=SUBSTITUTE(LEFT([.B65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57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fq_4</text:p>
          </table:table-cell>
          <table:table-cell office:value-type="string" calcext:value-type="string">
            <text:p>0,443483248766023</text:p>
          </table:table-cell>
          <table:table-cell office:value-type="float" office:value="0.443483248766023" calcext:value-type="float">
            <text:p>0,443483248766023</text:p>
          </table:table-cell>
          <table:table-cell table:formula="of:=SUBSTITUTE(LEFT([.B65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58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tq_4</text:p>
          </table:table-cell>
          <table:table-cell office:value-type="string" calcext:value-type="string">
            <text:p>0,443483248766023</text:p>
          </table:table-cell>
          <table:table-cell office:value-type="float" office:value="0.443483248766023" calcext:value-type="float">
            <text:p>0,443483248766023</text:p>
          </table:table-cell>
          <table:table-cell table:formula="of:=SUBSTITUTE(LEFT([.B65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59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am_4</text:p>
          </table:table-cell>
          <table:table-cell office:value-type="string" calcext:value-type="string">
            <text:p>0,443483248766023</text:p>
          </table:table-cell>
          <table:table-cell office:value-type="float" office:value="0.443483248766023" calcext:value-type="float">
            <text:p>0,443483248766023</text:p>
          </table:table-cell>
          <table:table-cell table:formula="of:=SUBSTITUTE(LEFT([.B66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60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n_4</text:p>
          </table:table-cell>
          <table:table-cell office:value-type="string" calcext:value-type="string">
            <text:p>0,443483248766023</text:p>
          </table:table-cell>
          <table:table-cell office:value-type="float" office:value="0.443483248766023" calcext:value-type="float">
            <text:p>0,443483248766023</text:p>
          </table:table-cell>
          <table:table-cell table:formula="of:=SUBSTITUTE(LEFT([.B66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61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qm_4</text:p>
          </table:table-cell>
          <table:table-cell office:value-type="string" calcext:value-type="string">
            <text:p>0,443483248766023</text:p>
          </table:table-cell>
          <table:table-cell office:value-type="float" office:value="0.443483248766023" calcext:value-type="float">
            <text:p>0,443483248766023</text:p>
          </table:table-cell>
          <table:table-cell table:formula="of:=SUBSTITUTE(LEFT([.B66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6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am_3</text:p>
          </table:table-cell>
          <table:table-cell office:value-type="string" calcext:value-type="string">
            <text:p>0,44348265064633</text:p>
          </table:table-cell>
          <table:table-cell office:value-type="float" office:value="0.44348265064633" calcext:value-type="float">
            <text:p>0,44348265064633</text:p>
          </table:table-cell>
          <table:table-cell table:formula="of:=SUBSTITUTE(LEFT([.B663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66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qm_3</text:p>
          </table:table-cell>
          <table:table-cell office:value-type="string" calcext:value-type="string">
            <text:p>0,44348265064633</text:p>
          </table:table-cell>
          <table:table-cell office:value-type="float" office:value="0.44348265064633" calcext:value-type="float">
            <text:p>0,44348265064633</text:p>
          </table:table-cell>
          <table:table-cell table:formula="of:=SUBSTITUTE(LEFT([.B664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664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tq_9</text:p>
          </table:table-cell>
          <table:table-cell office:value-type="string" calcext:value-type="string">
            <text:p>0,44348265064633</text:p>
          </table:table-cell>
          <table:table-cell office:value-type="float" office:value="0.44348265064633" calcext:value-type="float">
            <text:p>0,44348265064633</text:p>
          </table:table-cell>
          <table:table-cell table:formula="of:=SUBSTITUTE(LEFT([.B66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65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x_9</text:p>
          </table:table-cell>
          <table:table-cell office:value-type="string" calcext:value-type="string">
            <text:p>0,44348265064633</text:p>
          </table:table-cell>
          <table:table-cell office:value-type="float" office:value="0.44348265064633" calcext:value-type="float">
            <text:p>0,44348265064633</text:p>
          </table:table-cell>
          <table:table-cell table:formula="of:=SUBSTITUTE(LEFT([.B66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66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qm_9</text:p>
          </table:table-cell>
          <table:table-cell office:value-type="string" calcext:value-type="string">
            <text:p>0,44348265064633</text:p>
          </table:table-cell>
          <table:table-cell office:value-type="float" office:value="0.44348265064633" calcext:value-type="float">
            <text:p>0,44348265064633</text:p>
          </table:table-cell>
          <table:table-cell table:formula="of:=SUBSTITUTE(LEFT([.B66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67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md_3</text:p>
          </table:table-cell>
          <table:table-cell office:value-type="string" calcext:value-type="string">
            <text:p>0,44348265064633</text:p>
          </table:table-cell>
          <table:table-cell office:value-type="float" office:value="0.44348265064633" calcext:value-type="float">
            <text:p>0,44348265064633</text:p>
          </table:table-cell>
          <table:table-cell table:formula="of:=SUBSTITUTE(LEFT([.B668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66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fq_3</text:p>
          </table:table-cell>
          <table:table-cell office:value-type="string" calcext:value-type="string">
            <text:p>0,44348265064633</text:p>
          </table:table-cell>
          <table:table-cell office:value-type="float" office:value="0.44348265064633" calcext:value-type="float">
            <text:p>0,44348265064633</text:p>
          </table:table-cell>
          <table:table-cell table:formula="of:=SUBSTITUTE(LEFT([.B669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669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tq_3</text:p>
          </table:table-cell>
          <table:table-cell office:value-type="string" calcext:value-type="string">
            <text:p>0,44348265064633</text:p>
          </table:table-cell>
          <table:table-cell office:value-type="float" office:value="0.44348265064633" calcext:value-type="float">
            <text:p>0,44348265064633</text:p>
          </table:table-cell>
          <table:table-cell table:formula="of:=SUBSTITUTE(LEFT([.B670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670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am_3</text:p>
          </table:table-cell>
          <table:table-cell office:value-type="string" calcext:value-type="string">
            <text:p>0,44348265064633</text:p>
          </table:table-cell>
          <table:table-cell office:value-type="float" office:value="0.44348265064633" calcext:value-type="float">
            <text:p>0,44348265064633</text:p>
          </table:table-cell>
          <table:table-cell table:formula="of:=SUBSTITUTE(LEFT([.B671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671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mn_3</text:p>
          </table:table-cell>
          <table:table-cell office:value-type="string" calcext:value-type="string">
            <text:p>0,44348265064633</text:p>
          </table:table-cell>
          <table:table-cell office:value-type="float" office:value="0.44348265064633" calcext:value-type="float">
            <text:p>0,44348265064633</text:p>
          </table:table-cell>
          <table:table-cell table:formula="of:=SUBSTITUTE(LEFT([.B672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672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mx_3</text:p>
          </table:table-cell>
          <table:table-cell office:value-type="string" calcext:value-type="string">
            <text:p>0,44348265064633</text:p>
          </table:table-cell>
          <table:table-cell office:value-type="float" office:value="0.44348265064633" calcext:value-type="float">
            <text:p>0,44348265064633</text:p>
          </table:table-cell>
          <table:table-cell table:formula="of:=SUBSTITUTE(LEFT([.B673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67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qm_3</text:p>
          </table:table-cell>
          <table:table-cell office:value-type="string" calcext:value-type="string">
            <text:p>0,44348265064633</text:p>
          </table:table-cell>
          <table:table-cell office:value-type="float" office:value="0.44348265064633" calcext:value-type="float">
            <text:p>0,44348265064633</text:p>
          </table:table-cell>
          <table:table-cell table:formula="of:=SUBSTITUTE(LEFT([.B674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674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s_mx_4</text:p>
          </table:table-cell>
          <table:table-cell office:value-type="string" calcext:value-type="string">
            <text:p>0,443384792860723</text:p>
          </table:table-cell>
          <table:table-cell office:value-type="float" office:value="0.443384792860723" calcext:value-type="float">
            <text:p>0,443384792860723</text:p>
          </table:table-cell>
          <table:table-cell table:formula="of:=SUBSTITUTE(LEFT([.B675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675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tq_1</text:p>
          </table:table-cell>
          <table:table-cell office:value-type="string" calcext:value-type="string">
            <text:p>0,443297528994357</text:p>
          </table:table-cell>
          <table:table-cell office:value-type="float" office:value="0.443297528994357" calcext:value-type="float">
            <text:p>0,443297528994357</text:p>
          </table:table-cell>
          <table:table-cell table:formula="of:=SUBSTITUTE(LEFT([.B676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67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am_1</text:p>
          </table:table-cell>
          <table:table-cell office:value-type="string" calcext:value-type="string">
            <text:p>0,443297528994357</text:p>
          </table:table-cell>
          <table:table-cell office:value-type="float" office:value="0.443297528994357" calcext:value-type="float">
            <text:p>0,443297528994357</text:p>
          </table:table-cell>
          <table:table-cell table:formula="of:=SUBSTITUTE(LEFT([.B677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67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mx_1</text:p>
          </table:table-cell>
          <table:table-cell office:value-type="string" calcext:value-type="string">
            <text:p>0,443297528994357</text:p>
          </table:table-cell>
          <table:table-cell office:value-type="float" office:value="0.443297528994357" calcext:value-type="float">
            <text:p>0,443297528994357</text:p>
          </table:table-cell>
          <table:table-cell table:formula="of:=SUBSTITUTE(LEFT([.B678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67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qm_1</text:p>
          </table:table-cell>
          <table:table-cell office:value-type="string" calcext:value-type="string">
            <text:p>0,443297528994357</text:p>
          </table:table-cell>
          <table:table-cell office:value-type="float" office:value="0.443297528994357" calcext:value-type="float">
            <text:p>0,443297528994357</text:p>
          </table:table-cell>
          <table:table-cell table:formula="of:=SUBSTITUTE(LEFT([.B679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67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0,443109163878045</text:p>
          </table:table-cell>
          <table:table-cell office:value-type="float" office:value="0.443109163878045" calcext:value-type="float">
            <text:p>0,443109163878045</text:p>
          </table:table-cell>
          <table:table-cell table:formula="of:=SUBSTITUTE(LEFT([.B68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80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0,443109163878045</text:p>
          </table:table-cell>
          <table:table-cell office:value-type="float" office:value="0.443109163878045" calcext:value-type="float">
            <text:p>0,443109163878045</text:p>
          </table:table-cell>
          <table:table-cell table:formula="of:=SUBSTITUTE(LEFT([.B68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8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0,442999105217868</text:p>
          </table:table-cell>
          <table:table-cell office:value-type="float" office:value="0.442999105217868" calcext:value-type="float">
            <text:p>0,442999105217868</text:p>
          </table:table-cell>
          <table:table-cell table:formula="of:=SUBSTITUTE(LEFT([.B68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82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fq_3</text:p>
          </table:table-cell>
          <table:table-cell office:value-type="string" calcext:value-type="string">
            <text:p>0,442832590386018</text:p>
          </table:table-cell>
          <table:table-cell office:value-type="float" office:value="0.442832590386018" calcext:value-type="float">
            <text:p>0,442832590386018</text:p>
          </table:table-cell>
          <table:table-cell table:formula="of:=SUBSTITUTE(LEFT([.B68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8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am_3</text:p>
          </table:table-cell>
          <table:table-cell office:value-type="string" calcext:value-type="string">
            <text:p>0,442832590386018</text:p>
          </table:table-cell>
          <table:table-cell office:value-type="float" office:value="0.442832590386018" calcext:value-type="float">
            <text:p>0,442832590386018</text:p>
          </table:table-cell>
          <table:table-cell table:formula="of:=SUBSTITUTE(LEFT([.B68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84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n_3</text:p>
          </table:table-cell>
          <table:table-cell office:value-type="string" calcext:value-type="string">
            <text:p>0,442832590386018</text:p>
          </table:table-cell>
          <table:table-cell office:value-type="float" office:value="0.442832590386018" calcext:value-type="float">
            <text:p>0,442832590386018</text:p>
          </table:table-cell>
          <table:table-cell table:formula="of:=SUBSTITUTE(LEFT([.B68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85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qm_3</text:p>
          </table:table-cell>
          <table:table-cell office:value-type="string" calcext:value-type="string">
            <text:p>0,442832590386018</text:p>
          </table:table-cell>
          <table:table-cell office:value-type="float" office:value="0.442832590386018" calcext:value-type="float">
            <text:p>0,442832590386018</text:p>
          </table:table-cell>
          <table:table-cell table:formula="of:=SUBSTITUTE(LEFT([.B68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86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d_8</text:p>
          </table:table-cell>
          <table:table-cell office:value-type="string" calcext:value-type="string">
            <text:p>0,442433180226761</text:p>
          </table:table-cell>
          <table:table-cell office:value-type="float" office:value="0.442433180226761" calcext:value-type="float">
            <text:p>0,442433180226761</text:p>
          </table:table-cell>
          <table:table-cell table:formula="of:=SUBSTITUTE(LEFT([.B68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87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fq_8</text:p>
          </table:table-cell>
          <table:table-cell office:value-type="string" calcext:value-type="string">
            <text:p>0,442433180226761</text:p>
          </table:table-cell>
          <table:table-cell office:value-type="float" office:value="0.442433180226761" calcext:value-type="float">
            <text:p>0,442433180226761</text:p>
          </table:table-cell>
          <table:table-cell table:formula="of:=SUBSTITUTE(LEFT([.B68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88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tq_8</text:p>
          </table:table-cell>
          <table:table-cell office:value-type="string" calcext:value-type="string">
            <text:p>0,442433180226761</text:p>
          </table:table-cell>
          <table:table-cell office:value-type="float" office:value="0.442433180226761" calcext:value-type="float">
            <text:p>0,442433180226761</text:p>
          </table:table-cell>
          <table:table-cell table:formula="of:=SUBSTITUTE(LEFT([.B68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89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am_8</text:p>
          </table:table-cell>
          <table:table-cell office:value-type="string" calcext:value-type="string">
            <text:p>0,442433180226761</text:p>
          </table:table-cell>
          <table:table-cell office:value-type="float" office:value="0.442433180226761" calcext:value-type="float">
            <text:p>0,442433180226761</text:p>
          </table:table-cell>
          <table:table-cell table:formula="of:=SUBSTITUTE(LEFT([.B69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90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x_8</text:p>
          </table:table-cell>
          <table:table-cell office:value-type="string" calcext:value-type="string">
            <text:p>0,442433180226761</text:p>
          </table:table-cell>
          <table:table-cell office:value-type="float" office:value="0.442433180226761" calcext:value-type="float">
            <text:p>0,442433180226761</text:p>
          </table:table-cell>
          <table:table-cell table:formula="of:=SUBSTITUTE(LEFT([.B69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91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qm_8</text:p>
          </table:table-cell>
          <table:table-cell office:value-type="string" calcext:value-type="string">
            <text:p>0,442433180226761</text:p>
          </table:table-cell>
          <table:table-cell office:value-type="float" office:value="0.442433180226761" calcext:value-type="float">
            <text:p>0,442433180226761</text:p>
          </table:table-cell>
          <table:table-cell table:formula="of:=SUBSTITUTE(LEFT([.B69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92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qm_0</text:p>
          </table:table-cell>
          <table:table-cell office:value-type="string" calcext:value-type="string">
            <text:p>0,441988611023192</text:p>
          </table:table-cell>
          <table:table-cell office:value-type="float" office:value="0.441988611023192" calcext:value-type="float">
            <text:p>0,441988611023192</text:p>
          </table:table-cell>
          <table:table-cell table:formula="of:=SUBSTITUTE(LEFT([.B69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93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0,441684994854334</text:p>
          </table:table-cell>
          <table:table-cell office:value-type="float" office:value="0.441684994854334" calcext:value-type="float">
            <text:p>0,441684994854334</text:p>
          </table:table-cell>
          <table:table-cell table:formula="of:=SUBSTITUTE(LEFT([.B69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94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qm_4</text:p>
          </table:table-cell>
          <table:table-cell office:value-type="string" calcext:value-type="string">
            <text:p>0,441548096180336</text:p>
          </table:table-cell>
          <table:table-cell office:value-type="float" office:value="0.441548096180336" calcext:value-type="float">
            <text:p>0,441548096180336</text:p>
          </table:table-cell>
          <table:table-cell table:formula="of:=SUBSTITUTE(LEFT([.B69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95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n_4</text:p>
          </table:table-cell>
          <table:table-cell office:value-type="string" calcext:value-type="string">
            <text:p>0,441544354550939</text:p>
          </table:table-cell>
          <table:table-cell office:value-type="float" office:value="0.441544354550939" calcext:value-type="float">
            <text:p>0,441544354550939</text:p>
          </table:table-cell>
          <table:table-cell table:formula="of:=SUBSTITUTE(LEFT([.B69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96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tq_1</text:p>
          </table:table-cell>
          <table:table-cell office:value-type="string" calcext:value-type="string">
            <text:p>0,441544354550938</text:p>
          </table:table-cell>
          <table:table-cell office:value-type="float" office:value="0.441544354550938" calcext:value-type="float">
            <text:p>0,441544354550938</text:p>
          </table:table-cell>
          <table:table-cell table:formula="of:=SUBSTITUTE(LEFT([.B69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9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mx_1</text:p>
          </table:table-cell>
          <table:table-cell office:value-type="string" calcext:value-type="string">
            <text:p>0,441544354550938</text:p>
          </table:table-cell>
          <table:table-cell office:value-type="float" office:value="0.441544354550938" calcext:value-type="float">
            <text:p>0,441544354550938</text:p>
          </table:table-cell>
          <table:table-cell table:formula="of:=SUBSTITUTE(LEFT([.B69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9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s_mx_9</text:p>
          </table:table-cell>
          <table:table-cell office:value-type="string" calcext:value-type="string">
            <text:p>0,4414938598846</text:p>
          </table:table-cell>
          <table:table-cell office:value-type="float" office:value="0.4414938598846" calcext:value-type="float">
            <text:p>0,4414938598846</text:p>
          </table:table-cell>
          <table:table-cell table:formula="of:=SUBSTITUTE(LEFT([.B699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699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mx_1</text:p>
          </table:table-cell>
          <table:table-cell office:value-type="string" calcext:value-type="string">
            <text:p>0,44149201603576</text:p>
          </table:table-cell>
          <table:table-cell office:value-type="float" office:value="0.44149201603576" calcext:value-type="float">
            <text:p>0,44149201603576</text:p>
          </table:table-cell>
          <table:table-cell table:formula="of:=SUBSTITUTE(LEFT([.B700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70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tq_5</text:p>
          </table:table-cell>
          <table:table-cell office:value-type="string" calcext:value-type="string">
            <text:p>0,441132113066401</text:p>
          </table:table-cell>
          <table:table-cell office:value-type="float" office:value="0.441132113066401" calcext:value-type="float">
            <text:p>0,441132113066401</text:p>
          </table:table-cell>
          <table:table-cell table:formula="of:=SUBSTITUTE(LEFT([.B70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01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mx_5</text:p>
          </table:table-cell>
          <table:table-cell office:value-type="string" calcext:value-type="string">
            <text:p>0,441132113066401</text:p>
          </table:table-cell>
          <table:table-cell office:value-type="float" office:value="0.441132113066401" calcext:value-type="float">
            <text:p>0,441132113066401</text:p>
          </table:table-cell>
          <table:table-cell table:formula="of:=SUBSTITUTE(LEFT([.B70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02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n_3</text:p>
          </table:table-cell>
          <table:table-cell office:value-type="string" calcext:value-type="string">
            <text:p>0,44096870870414</text:p>
          </table:table-cell>
          <table:table-cell office:value-type="float" office:value="0.44096870870414" calcext:value-type="float">
            <text:p>0,44096870870414</text:p>
          </table:table-cell>
          <table:table-cell table:formula="of:=SUBSTITUTE(LEFT([.B70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0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0,440655989909491</text:p>
          </table:table-cell>
          <table:table-cell office:value-type="float" office:value="0.440655989909491" calcext:value-type="float">
            <text:p>0,440655989909491</text:p>
          </table:table-cell>
          <table:table-cell table:formula="of:=SUBSTITUTE(LEFT([.B704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704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0,440621886540169</text:p>
          </table:table-cell>
          <table:table-cell office:value-type="float" office:value="0.440621886540169" calcext:value-type="float">
            <text:p>0,440621886540169</text:p>
          </table:table-cell>
          <table:table-cell table:formula="of:=SUBSTITUTE(LEFT([.B70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05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x_9</text:p>
          </table:table-cell>
          <table:table-cell office:value-type="string" calcext:value-type="string">
            <text:p>0,440621886540169</text:p>
          </table:table-cell>
          <table:table-cell office:value-type="float" office:value="0.440621886540169" calcext:value-type="float">
            <text:p>0,440621886540169</text:p>
          </table:table-cell>
          <table:table-cell table:formula="of:=SUBSTITUTE(LEFT([.B70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06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0,440621886540169</text:p>
          </table:table-cell>
          <table:table-cell office:value-type="float" office:value="0.440621886540169" calcext:value-type="float">
            <text:p>0,440621886540169</text:p>
          </table:table-cell>
          <table:table-cell table:formula="of:=SUBSTITUTE(LEFT([.B70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07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x_4</text:p>
          </table:table-cell>
          <table:table-cell office:value-type="string" calcext:value-type="string">
            <text:p>0,440606365756298</text:p>
          </table:table-cell>
          <table:table-cell office:value-type="float" office:value="0.440606365756298" calcext:value-type="float">
            <text:p>0,440606365756298</text:p>
          </table:table-cell>
          <table:table-cell table:formula="of:=SUBSTITUTE(LEFT([.B70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08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x_0</text:p>
          </table:table-cell>
          <table:table-cell office:value-type="string" calcext:value-type="string">
            <text:p>0,440606365756297</text:p>
          </table:table-cell>
          <table:table-cell office:value-type="float" office:value="0.440606365756297" calcext:value-type="float">
            <text:p>0,440606365756297</text:p>
          </table:table-cell>
          <table:table-cell table:formula="of:=SUBSTITUTE(LEFT([.B70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09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_ma_9</text:p>
          </table:table-cell>
          <table:table-cell office:value-type="string" calcext:value-type="string">
            <text:p>0,440403224633366</text:p>
          </table:table-cell>
          <table:table-cell office:value-type="float" office:value="0.440403224633366" calcext:value-type="float">
            <text:p>0,440403224633366</text:p>
          </table:table-cell>
          <table:table-cell table:formula="of:=SUBSTITUTE(LEFT([.B710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710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s_mx_0</text:p>
          </table:table-cell>
          <table:table-cell office:value-type="string" calcext:value-type="string">
            <text:p>0,440267140578899</text:p>
          </table:table-cell>
          <table:table-cell office:value-type="float" office:value="0.440267140578899" calcext:value-type="float">
            <text:p>0,440267140578899</text:p>
          </table:table-cell>
          <table:table-cell table:formula="of:=SUBSTITUTE(LEFT([.B711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711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tq_8</text:p>
          </table:table-cell>
          <table:table-cell office:value-type="string" calcext:value-type="string">
            <text:p>0,440155060812267</text:p>
          </table:table-cell>
          <table:table-cell office:value-type="float" office:value="0.440155060812267" calcext:value-type="float">
            <text:p>0,440155060812267</text:p>
          </table:table-cell>
          <table:table-cell table:formula="of:=SUBSTITUTE(LEFT([.B71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12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am_8</text:p>
          </table:table-cell>
          <table:table-cell office:value-type="string" calcext:value-type="string">
            <text:p>0,440155060812267</text:p>
          </table:table-cell>
          <table:table-cell office:value-type="float" office:value="0.440155060812267" calcext:value-type="float">
            <text:p>0,440155060812267</text:p>
          </table:table-cell>
          <table:table-cell table:formula="of:=SUBSTITUTE(LEFT([.B71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13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qm_8</text:p>
          </table:table-cell>
          <table:table-cell office:value-type="string" calcext:value-type="string">
            <text:p>0,440155060812267</text:p>
          </table:table-cell>
          <table:table-cell office:value-type="float" office:value="0.440155060812267" calcext:value-type="float">
            <text:p>0,440155060812267</text:p>
          </table:table-cell>
          <table:table-cell table:formula="of:=SUBSTITUTE(LEFT([.B71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14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_fq_5</text:p>
          </table:table-cell>
          <table:table-cell office:value-type="string" calcext:value-type="string">
            <text:p>0,440113231977167</text:p>
          </table:table-cell>
          <table:table-cell office:value-type="float" office:value="0.440113231977167" calcext:value-type="float">
            <text:p>0,440113231977167</text:p>
          </table:table-cell>
          <table:table-cell table:formula="of:=SUBSTITUTE(LEFT([.B715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715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0,439791207951511</text:p>
          </table:table-cell>
          <table:table-cell office:value-type="float" office:value="0.439791207951511" calcext:value-type="float">
            <text:p>0,439791207951511</text:p>
          </table:table-cell>
          <table:table-cell table:formula="of:=SUBSTITUTE(LEFT([.B716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716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fq_1</text:p>
          </table:table-cell>
          <table:table-cell office:value-type="string" calcext:value-type="string">
            <text:p>0,439766946289526</text:p>
          </table:table-cell>
          <table:table-cell office:value-type="float" office:value="0.439766946289526" calcext:value-type="float">
            <text:p>0,439766946289526</text:p>
          </table:table-cell>
          <table:table-cell table:formula="of:=SUBSTITUTE(LEFT([.B71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1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n_1</text:p>
          </table:table-cell>
          <table:table-cell office:value-type="string" calcext:value-type="string">
            <text:p>0,439766946289526</text:p>
          </table:table-cell>
          <table:table-cell office:value-type="float" office:value="0.439766946289526" calcext:value-type="float">
            <text:p>0,439766946289526</text:p>
          </table:table-cell>
          <table:table-cell table:formula="of:=SUBSTITUTE(LEFT([.B71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1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_md_5</text:p>
          </table:table-cell>
          <table:table-cell office:value-type="string" calcext:value-type="string">
            <text:p>0,439640319920636</text:p>
          </table:table-cell>
          <table:table-cell office:value-type="float" office:value="0.439640319920636" calcext:value-type="float">
            <text:p>0,439640319920636</text:p>
          </table:table-cell>
          <table:table-cell table:formula="of:=SUBSTITUTE(LEFT([.B719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719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_tq_5</text:p>
          </table:table-cell>
          <table:table-cell office:value-type="string" calcext:value-type="string">
            <text:p>0,439640319920636</text:p>
          </table:table-cell>
          <table:table-cell office:value-type="float" office:value="0.439640319920636" calcext:value-type="float">
            <text:p>0,439640319920636</text:p>
          </table:table-cell>
          <table:table-cell table:formula="of:=SUBSTITUTE(LEFT([.B720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720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_am_5</text:p>
          </table:table-cell>
          <table:table-cell office:value-type="string" calcext:value-type="string">
            <text:p>0,439640319920636</text:p>
          </table:table-cell>
          <table:table-cell office:value-type="float" office:value="0.439640319920636" calcext:value-type="float">
            <text:p>0,439640319920636</text:p>
          </table:table-cell>
          <table:table-cell table:formula="of:=SUBSTITUTE(LEFT([.B721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721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_qm_5</text:p>
          </table:table-cell>
          <table:table-cell office:value-type="string" calcext:value-type="string">
            <text:p>0,439640319920636</text:p>
          </table:table-cell>
          <table:table-cell office:value-type="float" office:value="0.439640319920636" calcext:value-type="float">
            <text:p>0,439640319920636</text:p>
          </table:table-cell>
          <table:table-cell table:formula="of:=SUBSTITUTE(LEFT([.B722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722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0,439085181861941</text:p>
          </table:table-cell>
          <table:table-cell office:value-type="float" office:value="0.439085181861941" calcext:value-type="float">
            <text:p>0,439085181861941</text:p>
          </table:table-cell>
          <table:table-cell table:formula="of:=SUBSTITUTE(LEFT([.B723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72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tq_1</text:p>
          </table:table-cell>
          <table:table-cell office:value-type="string" calcext:value-type="string">
            <text:p>0,438591591346648</text:p>
          </table:table-cell>
          <table:table-cell office:value-type="float" office:value="0.438591591346648" calcext:value-type="float">
            <text:p>0,438591591346648</text:p>
          </table:table-cell>
          <table:table-cell table:formula="of:=SUBSTITUTE(LEFT([.B72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24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mx_1</text:p>
          </table:table-cell>
          <table:table-cell office:value-type="string" calcext:value-type="string">
            <text:p>0,438591591346648</text:p>
          </table:table-cell>
          <table:table-cell office:value-type="float" office:value="0.438591591346648" calcext:value-type="float">
            <text:p>0,438591591346648</text:p>
          </table:table-cell>
          <table:table-cell table:formula="of:=SUBSTITUTE(LEFT([.B72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2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0,438300720397133</text:p>
          </table:table-cell>
          <table:table-cell office:value-type="float" office:value="0.438300720397133" calcext:value-type="float">
            <text:p>0,438300720397133</text:p>
          </table:table-cell>
          <table:table-cell table:formula="of:=SUBSTITUTE(LEFT([.B72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26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_tq_1</text:p>
          </table:table-cell>
          <table:table-cell office:value-type="string" calcext:value-type="string">
            <text:p>0,437253333832457</text:p>
          </table:table-cell>
          <table:table-cell office:value-type="float" office:value="0.437253333832457" calcext:value-type="float">
            <text:p>0,437253333832457</text:p>
          </table:table-cell>
          <table:table-cell table:formula="of:=SUBSTITUTE(LEFT([.B727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72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_qm_1</text:p>
          </table:table-cell>
          <table:table-cell office:value-type="string" calcext:value-type="string">
            <text:p>0,437253333832457</text:p>
          </table:table-cell>
          <table:table-cell office:value-type="float" office:value="0.437253333832457" calcext:value-type="float">
            <text:p>0,437253333832457</text:p>
          </table:table-cell>
          <table:table-cell table:formula="of:=SUBSTITUTE(LEFT([.B728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72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fq_1</text:p>
          </table:table-cell>
          <table:table-cell office:value-type="string" calcext:value-type="string">
            <text:p>0,437234538734261</text:p>
          </table:table-cell>
          <table:table-cell office:value-type="float" office:value="0.437234538734261" calcext:value-type="float">
            <text:p>0,437234538734261</text:p>
          </table:table-cell>
          <table:table-cell table:formula="of:=SUBSTITUTE(LEFT([.B72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2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_tq_5</text:p>
          </table:table-cell>
          <table:table-cell office:value-type="string" calcext:value-type="string">
            <text:p>0,437141121375967</text:p>
          </table:table-cell>
          <table:table-cell office:value-type="float" office:value="0.437141121375967" calcext:value-type="float">
            <text:p>0,437141121375967</text:p>
          </table:table-cell>
          <table:table-cell table:formula="of:=SUBSTITUTE(LEFT([.B73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30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_am_5</text:p>
          </table:table-cell>
          <table:table-cell office:value-type="string" calcext:value-type="string">
            <text:p>0,437141121375967</text:p>
          </table:table-cell>
          <table:table-cell office:value-type="float" office:value="0.437141121375967" calcext:value-type="float">
            <text:p>0,437141121375967</text:p>
          </table:table-cell>
          <table:table-cell table:formula="of:=SUBSTITUTE(LEFT([.B73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31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_mx_5</text:p>
          </table:table-cell>
          <table:table-cell office:value-type="string" calcext:value-type="string">
            <text:p>0,437141121375967</text:p>
          </table:table-cell>
          <table:table-cell office:value-type="float" office:value="0.437141121375967" calcext:value-type="float">
            <text:p>0,437141121375967</text:p>
          </table:table-cell>
          <table:table-cell table:formula="of:=SUBSTITUTE(LEFT([.B73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32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_qm_5</text:p>
          </table:table-cell>
          <table:table-cell office:value-type="string" calcext:value-type="string">
            <text:p>0,437141121375967</text:p>
          </table:table-cell>
          <table:table-cell office:value-type="float" office:value="0.437141121375967" calcext:value-type="float">
            <text:p>0,437141121375967</text:p>
          </table:table-cell>
          <table:table-cell table:formula="of:=SUBSTITUTE(LEFT([.B73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33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n_4</text:p>
          </table:table-cell>
          <table:table-cell office:value-type="string" calcext:value-type="string">
            <text:p>0,436918085839803</text:p>
          </table:table-cell>
          <table:table-cell office:value-type="float" office:value="0.436918085839803" calcext:value-type="float">
            <text:p>0,436918085839803</text:p>
          </table:table-cell>
          <table:table-cell table:formula="of:=SUBSTITUTE(LEFT([.B73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34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n_5</text:p>
          </table:table-cell>
          <table:table-cell office:value-type="string" calcext:value-type="string">
            <text:p>0,436848520264805</text:p>
          </table:table-cell>
          <table:table-cell office:value-type="float" office:value="0.436848520264805" calcext:value-type="float">
            <text:p>0,436848520264805</text:p>
          </table:table-cell>
          <table:table-cell table:formula="of:=SUBSTITUTE(LEFT([.B73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35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_fq_7</text:p>
          </table:table-cell>
          <table:table-cell office:value-type="string" calcext:value-type="string">
            <text:p>0,436521832626608</text:p>
          </table:table-cell>
          <table:table-cell office:value-type="float" office:value="0.436521832626608" calcext:value-type="float">
            <text:p>0,436521832626608</text:p>
          </table:table-cell>
          <table:table-cell table:formula="of:=SUBSTITUTE(LEFT([.B73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36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_mn_7</text:p>
          </table:table-cell>
          <table:table-cell office:value-type="string" calcext:value-type="string">
            <text:p>0,436521832626608</text:p>
          </table:table-cell>
          <table:table-cell office:value-type="float" office:value="0.436521832626608" calcext:value-type="float">
            <text:p>0,436521832626608</text:p>
          </table:table-cell>
          <table:table-cell table:formula="of:=SUBSTITUTE(LEFT([.B73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37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n_3</text:p>
          </table:table-cell>
          <table:table-cell office:value-type="string" calcext:value-type="string">
            <text:p>0,436465687030925</text:p>
          </table:table-cell>
          <table:table-cell office:value-type="float" office:value="0.436465687030925" calcext:value-type="float">
            <text:p>0,436465687030925</text:p>
          </table:table-cell>
          <table:table-cell table:formula="of:=SUBSTITUTE(LEFT([.B73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3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_mn_5</text:p>
          </table:table-cell>
          <table:table-cell office:value-type="string" calcext:value-type="string">
            <text:p>0,435907437014813</text:p>
          </table:table-cell>
          <table:table-cell office:value-type="float" office:value="0.435907437014813" calcext:value-type="float">
            <text:p>0,435907437014813</text:p>
          </table:table-cell>
          <table:table-cell table:formula="of:=SUBSTITUTE(LEFT([.B739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739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tq_0</text:p>
          </table:table-cell>
          <table:table-cell office:value-type="string" calcext:value-type="string">
            <text:p>0,435621350825749</text:p>
          </table:table-cell>
          <table:table-cell office:value-type="float" office:value="0.435621350825749" calcext:value-type="float">
            <text:p>0,435621350825749</text:p>
          </table:table-cell>
          <table:table-cell table:formula="of:=SUBSTITUTE(LEFT([.B74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40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x_0</text:p>
          </table:table-cell>
          <table:table-cell office:value-type="string" calcext:value-type="string">
            <text:p>0,435621350825749</text:p>
          </table:table-cell>
          <table:table-cell office:value-type="float" office:value="0.435621350825749" calcext:value-type="float">
            <text:p>0,435621350825749</text:p>
          </table:table-cell>
          <table:table-cell table:formula="of:=SUBSTITUTE(LEFT([.B74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41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s_mx_7</text:p>
          </table:table-cell>
          <table:table-cell office:value-type="string" calcext:value-type="string">
            <text:p>0,435137314523666</text:p>
          </table:table-cell>
          <table:table-cell office:value-type="float" office:value="0.435137314523666" calcext:value-type="float">
            <text:p>0,435137314523666</text:p>
          </table:table-cell>
          <table:table-cell table:formula="of:=SUBSTITUTE(LEFT([.B742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742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s_qm_4</text:p>
          </table:table-cell>
          <table:table-cell office:value-type="string" calcext:value-type="string">
            <text:p>0,434966743513117</text:p>
          </table:table-cell>
          <table:table-cell office:value-type="float" office:value="0.434966743513117" calcext:value-type="float">
            <text:p>0,434966743513117</text:p>
          </table:table-cell>
          <table:table-cell table:formula="of:=SUBSTITUTE(LEFT([.B743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74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tq_9</text:p>
          </table:table-cell>
          <table:table-cell office:value-type="string" calcext:value-type="string">
            <text:p>0,434474091793771</text:p>
          </table:table-cell>
          <table:table-cell office:value-type="float" office:value="0.434474091793771" calcext:value-type="float">
            <text:p>0,434474091793771</text:p>
          </table:table-cell>
          <table:table-cell table:formula="of:=SUBSTITUTE(LEFT([.B74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44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x_0</text:p>
          </table:table-cell>
          <table:table-cell office:value-type="string" calcext:value-type="string">
            <text:p>0,433986057795777</text:p>
          </table:table-cell>
          <table:table-cell office:value-type="float" office:value="0.433986057795777" calcext:value-type="float">
            <text:p>0,433986057795777</text:p>
          </table:table-cell>
          <table:table-cell table:formula="of:=SUBSTITUTE(LEFT([.B74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45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qm_0</text:p>
          </table:table-cell>
          <table:table-cell office:value-type="string" calcext:value-type="string">
            <text:p>0,433986057795777</text:p>
          </table:table-cell>
          <table:table-cell office:value-type="float" office:value="0.433986057795777" calcext:value-type="float">
            <text:p>0,433986057795777</text:p>
          </table:table-cell>
          <table:table-cell table:formula="of:=SUBSTITUTE(LEFT([.B74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46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d_0</text:p>
          </table:table-cell>
          <table:table-cell office:value-type="string" calcext:value-type="string">
            <text:p>0,433986057795777</text:p>
          </table:table-cell>
          <table:table-cell office:value-type="float" office:value="0.433986057795777" calcext:value-type="float">
            <text:p>0,433986057795777</text:p>
          </table:table-cell>
          <table:table-cell table:formula="of:=SUBSTITUTE(LEFT([.B74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47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am_0</text:p>
          </table:table-cell>
          <table:table-cell office:value-type="string" calcext:value-type="string">
            <text:p>0,433986057795777</text:p>
          </table:table-cell>
          <table:table-cell office:value-type="float" office:value="0.433986057795777" calcext:value-type="float">
            <text:p>0,433986057795777</text:p>
          </table:table-cell>
          <table:table-cell table:formula="of:=SUBSTITUTE(LEFT([.B74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48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qm_0</text:p>
          </table:table-cell>
          <table:table-cell office:value-type="string" calcext:value-type="string">
            <text:p>0,433986057795777</text:p>
          </table:table-cell>
          <table:table-cell office:value-type="float" office:value="0.433986057795777" calcext:value-type="float">
            <text:p>0,433986057795777</text:p>
          </table:table-cell>
          <table:table-cell table:formula="of:=SUBSTITUTE(LEFT([.B74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49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_tq_0</text:p>
          </table:table-cell>
          <table:table-cell office:value-type="string" calcext:value-type="string">
            <text:p>0,433895319981319</text:p>
          </table:table-cell>
          <table:table-cell office:value-type="float" office:value="0.433895319981319" calcext:value-type="float">
            <text:p>0,433895319981319</text:p>
          </table:table-cell>
          <table:table-cell table:formula="of:=SUBSTITUTE(LEFT([.B75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50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_am_0</text:p>
          </table:table-cell>
          <table:table-cell office:value-type="string" calcext:value-type="string">
            <text:p>0,433895319981319</text:p>
          </table:table-cell>
          <table:table-cell office:value-type="float" office:value="0.433895319981319" calcext:value-type="float">
            <text:p>0,433895319981319</text:p>
          </table:table-cell>
          <table:table-cell table:formula="of:=SUBSTITUTE(LEFT([.B75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51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_mx_0</text:p>
          </table:table-cell>
          <table:table-cell office:value-type="string" calcext:value-type="string">
            <text:p>0,433895319981319</text:p>
          </table:table-cell>
          <table:table-cell office:value-type="float" office:value="0.433895319981319" calcext:value-type="float">
            <text:p>0,433895319981319</text:p>
          </table:table-cell>
          <table:table-cell table:formula="of:=SUBSTITUTE(LEFT([.B75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52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_qm_0</text:p>
          </table:table-cell>
          <table:table-cell office:value-type="string" calcext:value-type="string">
            <text:p>0,433895319981319</text:p>
          </table:table-cell>
          <table:table-cell office:value-type="float" office:value="0.433895319981319" calcext:value-type="float">
            <text:p>0,433895319981319</text:p>
          </table:table-cell>
          <table:table-cell table:formula="of:=SUBSTITUTE(LEFT([.B75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53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x_9</text:p>
          </table:table-cell>
          <table:table-cell office:value-type="string" calcext:value-type="string">
            <text:p>0,433829334505177</text:p>
          </table:table-cell>
          <table:table-cell office:value-type="float" office:value="0.433829334505177" calcext:value-type="float">
            <text:p>0,433829334505177</text:p>
          </table:table-cell>
          <table:table-cell table:formula="of:=SUBSTITUTE(LEFT([.B75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54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n_0</text:p>
          </table:table-cell>
          <table:table-cell office:value-type="string" calcext:value-type="string">
            <text:p>0,4337820513184</text:p>
          </table:table-cell>
          <table:table-cell office:value-type="float" office:value="0.4337820513184" calcext:value-type="float">
            <text:p>0,4337820513184</text:p>
          </table:table-cell>
          <table:table-cell table:formula="of:=SUBSTITUTE(LEFT([.B75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55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fq_0</text:p>
          </table:table-cell>
          <table:table-cell office:value-type="string" calcext:value-type="string">
            <text:p>0,433350676916552</text:p>
          </table:table-cell>
          <table:table-cell office:value-type="float" office:value="0.433350676916552" calcext:value-type="float">
            <text:p>0,433350676916552</text:p>
          </table:table-cell>
          <table:table-cell table:formula="of:=SUBSTITUTE(LEFT([.B75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56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qm_1</text:p>
          </table:table-cell>
          <table:table-cell office:value-type="string" calcext:value-type="string">
            <text:p>0,433104428457188</text:p>
          </table:table-cell>
          <table:table-cell office:value-type="float" office:value="0.433104428457188" calcext:value-type="float">
            <text:p>0,433104428457188</text:p>
          </table:table-cell>
          <table:table-cell table:formula="of:=SUBSTITUTE(LEFT([.B75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5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_am_7</text:p>
          </table:table-cell>
          <table:table-cell office:value-type="string" calcext:value-type="string">
            <text:p>0,433092814095726</text:p>
          </table:table-cell>
          <table:table-cell office:value-type="float" office:value="0.433092814095726" calcext:value-type="float">
            <text:p>0,433092814095726</text:p>
          </table:table-cell>
          <table:table-cell table:formula="of:=SUBSTITUTE(LEFT([.B75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58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_qm_7</text:p>
          </table:table-cell>
          <table:table-cell office:value-type="string" calcext:value-type="string">
            <text:p>0,432902549309151</text:p>
          </table:table-cell>
          <table:table-cell office:value-type="float" office:value="0.432902549309151" calcext:value-type="float">
            <text:p>0,432902549309151</text:p>
          </table:table-cell>
          <table:table-cell table:formula="of:=SUBSTITUTE(LEFT([.B75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59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s_mx_1</text:p>
          </table:table-cell>
          <table:table-cell office:value-type="string" calcext:value-type="string">
            <text:p>0,43290254930915</text:p>
          </table:table-cell>
          <table:table-cell office:value-type="float" office:value="0.43290254930915" calcext:value-type="float">
            <text:p>0,43290254930915</text:p>
          </table:table-cell>
          <table:table-cell table:formula="of:=SUBSTITUTE(LEFT([.B760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76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md_0</text:p>
          </table:table-cell>
          <table:table-cell office:value-type="string" calcext:value-type="string">
            <text:p>0,432854672469346</text:p>
          </table:table-cell>
          <table:table-cell office:value-type="float" office:value="0.432854672469346" calcext:value-type="float">
            <text:p>0,432854672469346</text:p>
          </table:table-cell>
          <table:table-cell table:formula="of:=SUBSTITUTE(LEFT([.B76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61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mn_0</text:p>
          </table:table-cell>
          <table:table-cell office:value-type="string" calcext:value-type="string">
            <text:p>0,432854672469346</text:p>
          </table:table-cell>
          <table:table-cell office:value-type="float" office:value="0.432854672469346" calcext:value-type="float">
            <text:p>0,432854672469346</text:p>
          </table:table-cell>
          <table:table-cell table:formula="of:=SUBSTITUTE(LEFT([.B76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62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_md_5</text:p>
          </table:table-cell>
          <table:table-cell office:value-type="string" calcext:value-type="string">
            <text:p>0,432691915013026</text:p>
          </table:table-cell>
          <table:table-cell office:value-type="float" office:value="0.432691915013026" calcext:value-type="float">
            <text:p>0,432691915013026</text:p>
          </table:table-cell>
          <table:table-cell table:formula="of:=SUBSTITUTE(LEFT([.B763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763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_tq_5</text:p>
          </table:table-cell>
          <table:table-cell office:value-type="string" calcext:value-type="string">
            <text:p>0,432691915013026</text:p>
          </table:table-cell>
          <table:table-cell office:value-type="float" office:value="0.432691915013026" calcext:value-type="float">
            <text:p>0,432691915013026</text:p>
          </table:table-cell>
          <table:table-cell table:formula="of:=SUBSTITUTE(LEFT([.B764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764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_am_5</text:p>
          </table:table-cell>
          <table:table-cell office:value-type="string" calcext:value-type="string">
            <text:p>0,432691915013026</text:p>
          </table:table-cell>
          <table:table-cell office:value-type="float" office:value="0.432691915013026" calcext:value-type="float">
            <text:p>0,432691915013026</text:p>
          </table:table-cell>
          <table:table-cell table:formula="of:=SUBSTITUTE(LEFT([.B765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765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_qm_5</text:p>
          </table:table-cell>
          <table:table-cell office:value-type="string" calcext:value-type="string">
            <text:p>0,432691915013026</text:p>
          </table:table-cell>
          <table:table-cell office:value-type="float" office:value="0.432691915013026" calcext:value-type="float">
            <text:p>0,432691915013026</text:p>
          </table:table-cell>
          <table:table-cell table:formula="of:=SUBSTITUTE(LEFT([.B766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766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am_0</text:p>
          </table:table-cell>
          <table:table-cell office:value-type="string" calcext:value-type="string">
            <text:p>0,432509451277415</text:p>
          </table:table-cell>
          <table:table-cell office:value-type="float" office:value="0.432509451277415" calcext:value-type="float">
            <text:p>0,432509451277415</text:p>
          </table:table-cell>
          <table:table-cell table:formula="of:=SUBSTITUTE(LEFT([.B76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67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tq_4</text:p>
          </table:table-cell>
          <table:table-cell office:value-type="string" calcext:value-type="string">
            <text:p>0,432509451277415</text:p>
          </table:table-cell>
          <table:table-cell office:value-type="float" office:value="0.432509451277415" calcext:value-type="float">
            <text:p>0,432509451277415</text:p>
          </table:table-cell>
          <table:table-cell table:formula="of:=SUBSTITUTE(LEFT([.B76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68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0,432473480542553</text:p>
          </table:table-cell>
          <table:table-cell office:value-type="float" office:value="0.432473480542553" calcext:value-type="float">
            <text:p>0,432473480542553</text:p>
          </table:table-cell>
          <table:table-cell table:formula="of:=SUBSTITUTE(LEFT([.B769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769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s_mx_4</text:p>
          </table:table-cell>
          <table:table-cell office:value-type="string" calcext:value-type="string">
            <text:p>0,432443494552945</text:p>
          </table:table-cell>
          <table:table-cell office:value-type="float" office:value="0.432443494552945" calcext:value-type="float">
            <text:p>0,432443494552945</text:p>
          </table:table-cell>
          <table:table-cell table:formula="of:=SUBSTITUTE(LEFT([.B770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770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d_1</text:p>
          </table:table-cell>
          <table:table-cell office:value-type="string" calcext:value-type="string">
            <text:p>0,431849100143083</text:p>
          </table:table-cell>
          <table:table-cell office:value-type="float" office:value="0.431849100143083" calcext:value-type="float">
            <text:p>0,431849100143083</text:p>
          </table:table-cell>
          <table:table-cell table:formula="of:=SUBSTITUTE(LEFT([.B77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71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tq_1</text:p>
          </table:table-cell>
          <table:table-cell office:value-type="string" calcext:value-type="string">
            <text:p>0,431215794034991</text:p>
          </table:table-cell>
          <table:table-cell office:value-type="float" office:value="0.431215794034991" calcext:value-type="float">
            <text:p>0,431215794034991</text:p>
          </table:table-cell>
          <table:table-cell table:formula="of:=SUBSTITUTE(LEFT([.B77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72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d_4</text:p>
          </table:table-cell>
          <table:table-cell office:value-type="string" calcext:value-type="string">
            <text:p>0,431068809394221</text:p>
          </table:table-cell>
          <table:table-cell office:value-type="float" office:value="0.431068809394221" calcext:value-type="float">
            <text:p>0,431068809394221</text:p>
          </table:table-cell>
          <table:table-cell table:formula="of:=SUBSTITUTE(LEFT([.B77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7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fq_4</text:p>
          </table:table-cell>
          <table:table-cell office:value-type="string" calcext:value-type="string">
            <text:p>0,431068809394221</text:p>
          </table:table-cell>
          <table:table-cell office:value-type="float" office:value="0.431068809394221" calcext:value-type="float">
            <text:p>0,431068809394221</text:p>
          </table:table-cell>
          <table:table-cell table:formula="of:=SUBSTITUTE(LEFT([.B77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74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tq_4</text:p>
          </table:table-cell>
          <table:table-cell office:value-type="string" calcext:value-type="string">
            <text:p>0,431068809394221</text:p>
          </table:table-cell>
          <table:table-cell office:value-type="float" office:value="0.431068809394221" calcext:value-type="float">
            <text:p>0,431068809394221</text:p>
          </table:table-cell>
          <table:table-cell table:formula="of:=SUBSTITUTE(LEFT([.B77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75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am_4</text:p>
          </table:table-cell>
          <table:table-cell office:value-type="string" calcext:value-type="string">
            <text:p>0,431068809394221</text:p>
          </table:table-cell>
          <table:table-cell office:value-type="float" office:value="0.431068809394221" calcext:value-type="float">
            <text:p>0,431068809394221</text:p>
          </table:table-cell>
          <table:table-cell table:formula="of:=SUBSTITUTE(LEFT([.B77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76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x_4</text:p>
          </table:table-cell>
          <table:table-cell office:value-type="string" calcext:value-type="string">
            <text:p>0,431068809394221</text:p>
          </table:table-cell>
          <table:table-cell office:value-type="float" office:value="0.431068809394221" calcext:value-type="float">
            <text:p>0,431068809394221</text:p>
          </table:table-cell>
          <table:table-cell table:formula="of:=SUBSTITUTE(LEFT([.B77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77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qm_4</text:p>
          </table:table-cell>
          <table:table-cell office:value-type="string" calcext:value-type="string">
            <text:p>0,431068809394221</text:p>
          </table:table-cell>
          <table:table-cell office:value-type="float" office:value="0.431068809394221" calcext:value-type="float">
            <text:p>0,431068809394221</text:p>
          </table:table-cell>
          <table:table-cell table:formula="of:=SUBSTITUTE(LEFT([.B77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78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n_4</text:p>
          </table:table-cell>
          <table:table-cell office:value-type="string" calcext:value-type="string">
            <text:p>0,430756276833997</text:p>
          </table:table-cell>
          <table:table-cell office:value-type="float" office:value="0.430756276833997" calcext:value-type="float">
            <text:p>0,430756276833997</text:p>
          </table:table-cell>
          <table:table-cell table:formula="of:=SUBSTITUTE(LEFT([.B77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79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0,430756276833996</text:p>
          </table:table-cell>
          <table:table-cell office:value-type="float" office:value="0.430756276833996" calcext:value-type="float">
            <text:p>0,430756276833996</text:p>
          </table:table-cell>
          <table:table-cell table:formula="of:=SUBSTITUTE(LEFT([.B78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80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fq_5</text:p>
          </table:table-cell>
          <table:table-cell office:value-type="string" calcext:value-type="string">
            <text:p>0,430564315282</text:p>
          </table:table-cell>
          <table:table-cell office:value-type="float" office:value="0.430564315282" calcext:value-type="float">
            <text:p>0,430564315282</text:p>
          </table:table-cell>
          <table:table-cell table:formula="of:=SUBSTITUTE(LEFT([.B78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81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md_9</text:p>
          </table:table-cell>
          <table:table-cell office:value-type="string" calcext:value-type="string">
            <text:p>0,430159783796662</text:p>
          </table:table-cell>
          <table:table-cell office:value-type="float" office:value="0.430159783796662" calcext:value-type="float">
            <text:p>0,430159783796662</text:p>
          </table:table-cell>
          <table:table-cell table:formula="of:=SUBSTITUTE(LEFT([.B78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82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tq_3</text:p>
          </table:table-cell>
          <table:table-cell office:value-type="string" calcext:value-type="string">
            <text:p>0,43009078842306</text:p>
          </table:table-cell>
          <table:table-cell office:value-type="float" office:value="0.43009078842306" calcext:value-type="float">
            <text:p>0,43009078842306</text:p>
          </table:table-cell>
          <table:table-cell table:formula="of:=SUBSTITUTE(LEFT([.B78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8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fq_8</text:p>
          </table:table-cell>
          <table:table-cell office:value-type="string" calcext:value-type="string">
            <text:p>0,430008513055187</text:p>
          </table:table-cell>
          <table:table-cell office:value-type="float" office:value="0.430008513055187" calcext:value-type="float">
            <text:p>0,430008513055187</text:p>
          </table:table-cell>
          <table:table-cell table:formula="of:=SUBSTITUTE(LEFT([.B78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84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am_8</text:p>
          </table:table-cell>
          <table:table-cell office:value-type="string" calcext:value-type="string">
            <text:p>0,430008513055187</text:p>
          </table:table-cell>
          <table:table-cell office:value-type="float" office:value="0.430008513055187" calcext:value-type="float">
            <text:p>0,430008513055187</text:p>
          </table:table-cell>
          <table:table-cell table:formula="of:=SUBSTITUTE(LEFT([.B78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85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mx_9</text:p>
          </table:table-cell>
          <table:table-cell office:value-type="string" calcext:value-type="string">
            <text:p>0,429696524329734</text:p>
          </table:table-cell>
          <table:table-cell office:value-type="float" office:value="0.429696524329734" calcext:value-type="float">
            <text:p>0,429696524329734</text:p>
          </table:table-cell>
          <table:table-cell table:formula="of:=SUBSTITUTE(LEFT([.B78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86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0,429687358120265</text:p>
          </table:table-cell>
          <table:table-cell office:value-type="float" office:value="0.429687358120265" calcext:value-type="float">
            <text:p>0,429687358120265</text:p>
          </table:table-cell>
          <table:table-cell table:formula="of:=SUBSTITUTE(LEFT([.B78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8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fq_1</text:p>
          </table:table-cell>
          <table:table-cell office:value-type="string" calcext:value-type="string">
            <text:p>0,429687358120265</text:p>
          </table:table-cell>
          <table:table-cell office:value-type="float" office:value="0.429687358120265" calcext:value-type="float">
            <text:p>0,429687358120265</text:p>
          </table:table-cell>
          <table:table-cell table:formula="of:=SUBSTITUTE(LEFT([.B78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8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0,429687358120265</text:p>
          </table:table-cell>
          <table:table-cell office:value-type="float" office:value="0.429687358120265" calcext:value-type="float">
            <text:p>0,429687358120265</text:p>
          </table:table-cell>
          <table:table-cell table:formula="of:=SUBSTITUTE(LEFT([.B78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8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n_1</text:p>
          </table:table-cell>
          <table:table-cell office:value-type="string" calcext:value-type="string">
            <text:p>0,429687358120265</text:p>
          </table:table-cell>
          <table:table-cell office:value-type="float" office:value="0.429687358120265" calcext:value-type="float">
            <text:p>0,429687358120265</text:p>
          </table:table-cell>
          <table:table-cell table:formula="of:=SUBSTITUTE(LEFT([.B79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9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s_mx_0</text:p>
          </table:table-cell>
          <table:table-cell office:value-type="string" calcext:value-type="string">
            <text:p>0,429477946859644</text:p>
          </table:table-cell>
          <table:table-cell office:value-type="float" office:value="0.429477946859644" calcext:value-type="float">
            <text:p>0,429477946859644</text:p>
          </table:table-cell>
          <table:table-cell table:formula="of:=SUBSTITUTE(LEFT([.B791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791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qm_1</text:p>
          </table:table-cell>
          <table:table-cell office:value-type="string" calcext:value-type="string">
            <text:p>0,428560957996111</text:p>
          </table:table-cell>
          <table:table-cell office:value-type="float" office:value="0.428560957996111" calcext:value-type="float">
            <text:p>0,428560957996111</text:p>
          </table:table-cell>
          <table:table-cell table:formula="of:=SUBSTITUTE(LEFT([.B79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92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mx_0</text:p>
          </table:table-cell>
          <table:table-cell office:value-type="string" calcext:value-type="string">
            <text:p>0,428345762444021</text:p>
          </table:table-cell>
          <table:table-cell office:value-type="float" office:value="0.428345762444021" calcext:value-type="float">
            <text:p>0,428345762444021</text:p>
          </table:table-cell>
          <table:table-cell table:formula="of:=SUBSTITUTE(LEFT([.B79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93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0,427852063301094</text:p>
          </table:table-cell>
          <table:table-cell office:value-type="float" office:value="0.427852063301094" calcext:value-type="float">
            <text:p>0,427852063301094</text:p>
          </table:table-cell>
          <table:table-cell table:formula="of:=SUBSTITUTE(LEFT([.B794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794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md_7</text:p>
          </table:table-cell>
          <table:table-cell office:value-type="string" calcext:value-type="string">
            <text:p>0,427431497056986</text:p>
          </table:table-cell>
          <table:table-cell office:value-type="float" office:value="0.427431497056986" calcext:value-type="float">
            <text:p>0,427431497056986</text:p>
          </table:table-cell>
          <table:table-cell table:formula="of:=SUBSTITUTE(LEFT([.B79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95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d_0</text:p>
          </table:table-cell>
          <table:table-cell office:value-type="string" calcext:value-type="string">
            <text:p>0,427043033265452</text:p>
          </table:table-cell>
          <table:table-cell office:value-type="float" office:value="0.427043033265452" calcext:value-type="float">
            <text:p>0,427043033265452</text:p>
          </table:table-cell>
          <table:table-cell table:formula="of:=SUBSTITUTE(LEFT([.B79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96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fq_0</text:p>
          </table:table-cell>
          <table:table-cell office:value-type="string" calcext:value-type="string">
            <text:p>0,427043033265452</text:p>
          </table:table-cell>
          <table:table-cell office:value-type="float" office:value="0.427043033265452" calcext:value-type="float">
            <text:p>0,427043033265452</text:p>
          </table:table-cell>
          <table:table-cell table:formula="of:=SUBSTITUTE(LEFT([.B79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97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am_0</text:p>
          </table:table-cell>
          <table:table-cell office:value-type="string" calcext:value-type="string">
            <text:p>0,427043033265452</text:p>
          </table:table-cell>
          <table:table-cell office:value-type="float" office:value="0.427043033265452" calcext:value-type="float">
            <text:p>0,427043033265452</text:p>
          </table:table-cell>
          <table:table-cell table:formula="of:=SUBSTITUTE(LEFT([.B79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98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qm_8</text:p>
          </table:table-cell>
          <table:table-cell office:value-type="string" calcext:value-type="string">
            <text:p>0,426805445251495</text:p>
          </table:table-cell>
          <table:table-cell office:value-type="float" office:value="0.426805445251495" calcext:value-type="float">
            <text:p>0,426805445251495</text:p>
          </table:table-cell>
          <table:table-cell table:formula="of:=SUBSTITUTE(LEFT([.B79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99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d_8</text:p>
          </table:table-cell>
          <table:table-cell office:value-type="string" calcext:value-type="string">
            <text:p>0,426465256115516</text:p>
          </table:table-cell>
          <table:table-cell office:value-type="float" office:value="0.426465256115516" calcext:value-type="float">
            <text:p>0,426465256115516</text:p>
          </table:table-cell>
          <table:table-cell table:formula="of:=SUBSTITUTE(LEFT([.B80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00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fq_8</text:p>
          </table:table-cell>
          <table:table-cell office:value-type="string" calcext:value-type="string">
            <text:p>0,426465256115516</text:p>
          </table:table-cell>
          <table:table-cell office:value-type="float" office:value="0.426465256115516" calcext:value-type="float">
            <text:p>0,426465256115516</text:p>
          </table:table-cell>
          <table:table-cell table:formula="of:=SUBSTITUTE(LEFT([.B80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01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n_8</text:p>
          </table:table-cell>
          <table:table-cell office:value-type="string" calcext:value-type="string">
            <text:p>0,426465256115516</text:p>
          </table:table-cell>
          <table:table-cell office:value-type="float" office:value="0.426465256115516" calcext:value-type="float">
            <text:p>0,426465256115516</text:p>
          </table:table-cell>
          <table:table-cell table:formula="of:=SUBSTITUTE(LEFT([.B80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02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fq_4</text:p>
          </table:table-cell>
          <table:table-cell office:value-type="string" calcext:value-type="string">
            <text:p>0,426186852676913</text:p>
          </table:table-cell>
          <table:table-cell office:value-type="float" office:value="0.426186852676913" calcext:value-type="float">
            <text:p>0,426186852676913</text:p>
          </table:table-cell>
          <table:table-cell table:formula="of:=SUBSTITUTE(LEFT([.B80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0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x_1</text:p>
          </table:table-cell>
          <table:table-cell office:value-type="string" calcext:value-type="string">
            <text:p>0,426038027172028</text:p>
          </table:table-cell>
          <table:table-cell office:value-type="float" office:value="0.426038027172028" calcext:value-type="float">
            <text:p>0,426038027172028</text:p>
          </table:table-cell>
          <table:table-cell table:formula="of:=SUBSTITUTE(LEFT([.B80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04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tq_1</text:p>
          </table:table-cell>
          <table:table-cell office:value-type="string" calcext:value-type="string">
            <text:p>0,425696536409533</text:p>
          </table:table-cell>
          <table:table-cell office:value-type="float" office:value="0.425696536409533" calcext:value-type="float">
            <text:p>0,425696536409533</text:p>
          </table:table-cell>
          <table:table-cell table:formula="of:=SUBSTITUTE(LEFT([.B80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0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mx_1</text:p>
          </table:table-cell>
          <table:table-cell office:value-type="string" calcext:value-type="string">
            <text:p>0,425696536409533</text:p>
          </table:table-cell>
          <table:table-cell office:value-type="float" office:value="0.425696536409533" calcext:value-type="float">
            <text:p>0,425696536409533</text:p>
          </table:table-cell>
          <table:table-cell table:formula="of:=SUBSTITUTE(LEFT([.B80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0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_tq_9</text:p>
          </table:table-cell>
          <table:table-cell office:value-type="string" calcext:value-type="string">
            <text:p>0,425685044443745</text:p>
          </table:table-cell>
          <table:table-cell office:value-type="float" office:value="0.425685044443745" calcext:value-type="float">
            <text:p>0,425685044443745</text:p>
          </table:table-cell>
          <table:table-cell table:formula="of:=SUBSTITUTE(LEFT([.B807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807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fq_0</text:p>
          </table:table-cell>
          <table:table-cell office:value-type="string" calcext:value-type="string">
            <text:p>0,425685044443744</text:p>
          </table:table-cell>
          <table:table-cell office:value-type="float" office:value="0.425685044443744" calcext:value-type="float">
            <text:p>0,425685044443744</text:p>
          </table:table-cell>
          <table:table-cell table:formula="of:=SUBSTITUTE(LEFT([.B80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08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n_0</text:p>
          </table:table-cell>
          <table:table-cell office:value-type="string" calcext:value-type="string">
            <text:p>0,425685044443744</text:p>
          </table:table-cell>
          <table:table-cell office:value-type="float" office:value="0.425685044443744" calcext:value-type="float">
            <text:p>0,425685044443744</text:p>
          </table:table-cell>
          <table:table-cell table:formula="of:=SUBSTITUTE(LEFT([.B80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09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_md_0</text:p>
          </table:table-cell>
          <table:table-cell office:value-type="string" calcext:value-type="string">
            <text:p>0,425627120131086</text:p>
          </table:table-cell>
          <table:table-cell office:value-type="float" office:value="0.425627120131086" calcext:value-type="float">
            <text:p>0,425627120131086</text:p>
          </table:table-cell>
          <table:table-cell table:formula="of:=SUBSTITUTE(LEFT([.B81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10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md_3</text:p>
          </table:table-cell>
          <table:table-cell office:value-type="string" calcext:value-type="string">
            <text:p>0,425571666038911</text:p>
          </table:table-cell>
          <table:table-cell office:value-type="float" office:value="0.425571666038911" calcext:value-type="float">
            <text:p>0,425571666038911</text:p>
          </table:table-cell>
          <table:table-cell table:formula="of:=SUBSTITUTE(LEFT([.B811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811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fq_3</text:p>
          </table:table-cell>
          <table:table-cell office:value-type="string" calcext:value-type="string">
            <text:p>0,425571666038911</text:p>
          </table:table-cell>
          <table:table-cell office:value-type="float" office:value="0.425571666038911" calcext:value-type="float">
            <text:p>0,425571666038911</text:p>
          </table:table-cell>
          <table:table-cell table:formula="of:=SUBSTITUTE(LEFT([.B812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812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mn_3</text:p>
          </table:table-cell>
          <table:table-cell office:value-type="string" calcext:value-type="string">
            <text:p>0,425571666038911</text:p>
          </table:table-cell>
          <table:table-cell office:value-type="float" office:value="0.425571666038911" calcext:value-type="float">
            <text:p>0,425571666038911</text:p>
          </table:table-cell>
          <table:table-cell table:formula="of:=SUBSTITUTE(LEFT([.B813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81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var_8</text:p>
          </table:table-cell>
          <table:table-cell office:value-type="string" calcext:value-type="string">
            <text:p>0,425571666038911</text:p>
          </table:table-cell>
          <table:table-cell office:value-type="float" office:value="0.425571666038911" calcext:value-type="float">
            <text:p>0,425571666038911</text:p>
          </table:table-cell>
          <table:table-cell table:formula="of:=SUBSTITUTE(LEFT([.B814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814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sd_8</text:p>
          </table:table-cell>
          <table:table-cell office:value-type="string" calcext:value-type="string">
            <text:p>0,425571666038911</text:p>
          </table:table-cell>
          <table:table-cell office:value-type="float" office:value="0.425571666038911" calcext:value-type="float">
            <text:p>0,425571666038911</text:p>
          </table:table-cell>
          <table:table-cell table:formula="of:=SUBSTITUTE(LEFT([.B815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815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tq_1</text:p>
          </table:table-cell>
          <table:table-cell office:value-type="string" calcext:value-type="string">
            <text:p>0,425532689320995</text:p>
          </table:table-cell>
          <table:table-cell office:value-type="float" office:value="0.425532689320995" calcext:value-type="float">
            <text:p>0,425532689320995</text:p>
          </table:table-cell>
          <table:table-cell table:formula="of:=SUBSTITUTE(LEFT([.B81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1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fq_0</text:p>
          </table:table-cell>
          <table:table-cell office:value-type="string" calcext:value-type="string">
            <text:p>0,424973818141391</text:p>
          </table:table-cell>
          <table:table-cell office:value-type="float" office:value="0.424973818141391" calcext:value-type="float">
            <text:p>0,424973818141391</text:p>
          </table:table-cell>
          <table:table-cell table:formula="of:=SUBSTITUTE(LEFT([.B81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17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qm_3</text:p>
          </table:table-cell>
          <table:table-cell office:value-type="string" calcext:value-type="string">
            <text:p>0,424661040893038</text:p>
          </table:table-cell>
          <table:table-cell office:value-type="float" office:value="0.424661040893038" calcext:value-type="float">
            <text:p>0,424661040893038</text:p>
          </table:table-cell>
          <table:table-cell table:formula="of:=SUBSTITUTE(LEFT([.B81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1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_md_1</text:p>
          </table:table-cell>
          <table:table-cell office:value-type="string" calcext:value-type="string">
            <text:p>0,424324917790423</text:p>
          </table:table-cell>
          <table:table-cell office:value-type="float" office:value="0.424324917790423" calcext:value-type="float">
            <text:p>0,424324917790423</text:p>
          </table:table-cell>
          <table:table-cell table:formula="of:=SUBSTITUTE(LEFT([.B819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81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_md_1</text:p>
          </table:table-cell>
          <table:table-cell office:value-type="string" calcext:value-type="string">
            <text:p>0,424284295052161</text:p>
          </table:table-cell>
          <table:table-cell office:value-type="float" office:value="0.424284295052161" calcext:value-type="float">
            <text:p>0,424284295052161</text:p>
          </table:table-cell>
          <table:table-cell table:formula="of:=SUBSTITUTE(LEFT([.B82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2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fq_1</text:p>
          </table:table-cell>
          <table:table-cell office:value-type="string" calcext:value-type="string">
            <text:p>0,424077489302381</text:p>
          </table:table-cell>
          <table:table-cell office:value-type="float" office:value="0.424077489302381" calcext:value-type="float">
            <text:p>0,424077489302381</text:p>
          </table:table-cell>
          <table:table-cell table:formula="of:=SUBSTITUTE(LEFT([.B82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21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mn_1</text:p>
          </table:table-cell>
          <table:table-cell office:value-type="string" calcext:value-type="string">
            <text:p>0,424077489302381</text:p>
          </table:table-cell>
          <table:table-cell office:value-type="float" office:value="0.424077489302381" calcext:value-type="float">
            <text:p>0,424077489302381</text:p>
          </table:table-cell>
          <table:table-cell table:formula="of:=SUBSTITUTE(LEFT([.B82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22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fq_8</text:p>
          </table:table-cell>
          <table:table-cell office:value-type="string" calcext:value-type="string">
            <text:p>0,423640086808402</text:p>
          </table:table-cell>
          <table:table-cell office:value-type="float" office:value="0.423640086808402" calcext:value-type="float">
            <text:p>0,423640086808402</text:p>
          </table:table-cell>
          <table:table-cell table:formula="of:=SUBSTITUTE(LEFT([.B82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23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tq_3</text:p>
          </table:table-cell>
          <table:table-cell office:value-type="string" calcext:value-type="string">
            <text:p>0,423393432455481</text:p>
          </table:table-cell>
          <table:table-cell office:value-type="float" office:value="0.423393432455481" calcext:value-type="float">
            <text:p>0,423393432455481</text:p>
          </table:table-cell>
          <table:table-cell table:formula="of:=SUBSTITUTE(LEFT([.B82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24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am_3</text:p>
          </table:table-cell>
          <table:table-cell office:value-type="string" calcext:value-type="string">
            <text:p>0,423393432455481</text:p>
          </table:table-cell>
          <table:table-cell office:value-type="float" office:value="0.423393432455481" calcext:value-type="float">
            <text:p>0,423393432455481</text:p>
          </table:table-cell>
          <table:table-cell table:formula="of:=SUBSTITUTE(LEFT([.B82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25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mx_3</text:p>
          </table:table-cell>
          <table:table-cell office:value-type="string" calcext:value-type="string">
            <text:p>0,423393432455481</text:p>
          </table:table-cell>
          <table:table-cell office:value-type="float" office:value="0.423393432455481" calcext:value-type="float">
            <text:p>0,423393432455481</text:p>
          </table:table-cell>
          <table:table-cell table:formula="of:=SUBSTITUTE(LEFT([.B82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26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d_4</text:p>
          </table:table-cell>
          <table:table-cell office:value-type="string" calcext:value-type="string">
            <text:p>0,423235836110734</text:p>
          </table:table-cell>
          <table:table-cell office:value-type="float" office:value="0.423235836110734" calcext:value-type="float">
            <text:p>0,423235836110734</text:p>
          </table:table-cell>
          <table:table-cell table:formula="of:=SUBSTITUTE(LEFT([.B82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27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tq_4</text:p>
          </table:table-cell>
          <table:table-cell office:value-type="string" calcext:value-type="string">
            <text:p>0,423235836110734</text:p>
          </table:table-cell>
          <table:table-cell office:value-type="float" office:value="0.423235836110734" calcext:value-type="float">
            <text:p>0,423235836110734</text:p>
          </table:table-cell>
          <table:table-cell table:formula="of:=SUBSTITUTE(LEFT([.B82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28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am_4</text:p>
          </table:table-cell>
          <table:table-cell office:value-type="string" calcext:value-type="string">
            <text:p>0,423235836110734</text:p>
          </table:table-cell>
          <table:table-cell office:value-type="float" office:value="0.423235836110734" calcext:value-type="float">
            <text:p>0,423235836110734</text:p>
          </table:table-cell>
          <table:table-cell table:formula="of:=SUBSTITUTE(LEFT([.B82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29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_qm_4</text:p>
          </table:table-cell>
          <table:table-cell office:value-type="string" calcext:value-type="string">
            <text:p>0,423235836110733</text:p>
          </table:table-cell>
          <table:table-cell office:value-type="float" office:value="0.423235836110733" calcext:value-type="float">
            <text:p>0,423235836110733</text:p>
          </table:table-cell>
          <table:table-cell table:formula="of:=SUBSTITUTE(LEFT([.B830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830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tq_9</text:p>
          </table:table-cell>
          <table:table-cell office:value-type="string" calcext:value-type="string">
            <text:p>0,423213393228073</text:p>
          </table:table-cell>
          <table:table-cell office:value-type="float" office:value="0.423213393228073" calcext:value-type="float">
            <text:p>0,423213393228073</text:p>
          </table:table-cell>
          <table:table-cell table:formula="of:=SUBSTITUTE(LEFT([.B83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3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mn_8</text:p>
          </table:table-cell>
          <table:table-cell office:value-type="string" calcext:value-type="string">
            <text:p>0,422803696620937</text:p>
          </table:table-cell>
          <table:table-cell office:value-type="float" office:value="0.422803696620937" calcext:value-type="float">
            <text:p>0,422803696620937</text:p>
          </table:table-cell>
          <table:table-cell table:formula="of:=SUBSTITUTE(LEFT([.B83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32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0,422737165288203</text:p>
          </table:table-cell>
          <table:table-cell office:value-type="float" office:value="0.422737165288203" calcext:value-type="float">
            <text:p>0,422737165288203</text:p>
          </table:table-cell>
          <table:table-cell table:formula="of:=SUBSTITUTE(LEFT([.B833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83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am_0</text:p>
          </table:table-cell>
          <table:table-cell office:value-type="string" calcext:value-type="string">
            <text:p>0,422654224931778</text:p>
          </table:table-cell>
          <table:table-cell office:value-type="float" office:value="0.422654224931778" calcext:value-type="float">
            <text:p>0,422654224931778</text:p>
          </table:table-cell>
          <table:table-cell table:formula="of:=SUBSTITUTE(LEFT([.B83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34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qm_0</text:p>
          </table:table-cell>
          <table:table-cell office:value-type="string" calcext:value-type="string">
            <text:p>0,422654224931778</text:p>
          </table:table-cell>
          <table:table-cell office:value-type="float" office:value="0.422654224931778" calcext:value-type="float">
            <text:p>0,422654224931778</text:p>
          </table:table-cell>
          <table:table-cell table:formula="of:=SUBSTITUTE(LEFT([.B83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35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fq_8</text:p>
          </table:table-cell>
          <table:table-cell office:value-type="string" calcext:value-type="string">
            <text:p>0,422482427498779</text:p>
          </table:table-cell>
          <table:table-cell office:value-type="float" office:value="0.422482427498779" calcext:value-type="float">
            <text:p>0,422482427498779</text:p>
          </table:table-cell>
          <table:table-cell table:formula="of:=SUBSTITUTE(LEFT([.B83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36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tq_7</text:p>
          </table:table-cell>
          <table:table-cell office:value-type="string" calcext:value-type="string">
            <text:p>0,422324217897693</text:p>
          </table:table-cell>
          <table:table-cell office:value-type="float" office:value="0.422324217897693" calcext:value-type="float">
            <text:p>0,422324217897693</text:p>
          </table:table-cell>
          <table:table-cell table:formula="of:=SUBSTITUTE(LEFT([.B83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37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n_8</text:p>
          </table:table-cell>
          <table:table-cell office:value-type="string" calcext:value-type="string">
            <text:p>0,422124311548384</text:p>
          </table:table-cell>
          <table:table-cell office:value-type="float" office:value="0.422124311548384" calcext:value-type="float">
            <text:p>0,422124311548384</text:p>
          </table:table-cell>
          <table:table-cell table:formula="of:=SUBSTITUTE(LEFT([.B83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38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0,421946106472566</text:p>
          </table:table-cell>
          <table:table-cell office:value-type="float" office:value="0.421946106472566" calcext:value-type="float">
            <text:p>0,421946106472566</text:p>
          </table:table-cell>
          <table:table-cell table:formula="of:=SUBSTITUTE(LEFT([.B839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839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mx_8</text:p>
          </table:table-cell>
          <table:table-cell office:value-type="string" calcext:value-type="string">
            <text:p>0,421884971341252</text:p>
          </table:table-cell>
          <table:table-cell office:value-type="float" office:value="0.421884971341252" calcext:value-type="float">
            <text:p>0,421884971341252</text:p>
          </table:table-cell>
          <table:table-cell table:formula="of:=SUBSTITUTE(LEFT([.B84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40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fq_8</text:p>
          </table:table-cell>
          <table:table-cell office:value-type="string" calcext:value-type="string">
            <text:p>0,421785587308581</text:p>
          </table:table-cell>
          <table:table-cell office:value-type="float" office:value="0.421785587308581" calcext:value-type="float">
            <text:p>0,421785587308581</text:p>
          </table:table-cell>
          <table:table-cell table:formula="of:=SUBSTITUTE(LEFT([.B84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41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x_1</text:p>
          </table:table-cell>
          <table:table-cell office:value-type="string" calcext:value-type="string">
            <text:p>0,421459018410011</text:p>
          </table:table-cell>
          <table:table-cell office:value-type="float" office:value="0.421459018410011" calcext:value-type="float">
            <text:p>0,421459018410011</text:p>
          </table:table-cell>
          <table:table-cell table:formula="of:=SUBSTITUTE(LEFT([.B84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42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tq_7</text:p>
          </table:table-cell>
          <table:table-cell office:value-type="string" calcext:value-type="string">
            <text:p>0,421353964125311</text:p>
          </table:table-cell>
          <table:table-cell office:value-type="float" office:value="0.421353964125311" calcext:value-type="float">
            <text:p>0,421353964125311</text:p>
          </table:table-cell>
          <table:table-cell table:formula="of:=SUBSTITUTE(LEFT([.B84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43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mx_7</text:p>
          </table:table-cell>
          <table:table-cell office:value-type="string" calcext:value-type="string">
            <text:p>0,421353964125311</text:p>
          </table:table-cell>
          <table:table-cell office:value-type="float" office:value="0.421353964125311" calcext:value-type="float">
            <text:p>0,421353964125311</text:p>
          </table:table-cell>
          <table:table-cell table:formula="of:=SUBSTITUTE(LEFT([.B84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44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d_7</text:p>
          </table:table-cell>
          <table:table-cell office:value-type="string" calcext:value-type="string">
            <text:p>0,42135396412531</text:p>
          </table:table-cell>
          <table:table-cell office:value-type="float" office:value="0.42135396412531" calcext:value-type="float">
            <text:p>0,42135396412531</text:p>
          </table:table-cell>
          <table:table-cell table:formula="of:=SUBSTITUTE(LEFT([.B84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45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am_7</text:p>
          </table:table-cell>
          <table:table-cell office:value-type="string" calcext:value-type="string">
            <text:p>0,42135396412531</text:p>
          </table:table-cell>
          <table:table-cell office:value-type="float" office:value="0.42135396412531" calcext:value-type="float">
            <text:p>0,42135396412531</text:p>
          </table:table-cell>
          <table:table-cell table:formula="of:=SUBSTITUTE(LEFT([.B84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46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qm_7</text:p>
          </table:table-cell>
          <table:table-cell office:value-type="string" calcext:value-type="string">
            <text:p>0,42135396412531</text:p>
          </table:table-cell>
          <table:table-cell office:value-type="float" office:value="0.42135396412531" calcext:value-type="float">
            <text:p>0,42135396412531</text:p>
          </table:table-cell>
          <table:table-cell table:formula="of:=SUBSTITUTE(LEFT([.B84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47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qm_7</text:p>
          </table:table-cell>
          <table:table-cell office:value-type="string" calcext:value-type="string">
            <text:p>0,421292834817617</text:p>
          </table:table-cell>
          <table:table-cell office:value-type="float" office:value="0.421292834817617" calcext:value-type="float">
            <text:p>0,421292834817617</text:p>
          </table:table-cell>
          <table:table-cell table:formula="of:=SUBSTITUTE(LEFT([.B84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48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am_9</text:p>
          </table:table-cell>
          <table:table-cell office:value-type="string" calcext:value-type="string">
            <text:p>0,421061022426141</text:p>
          </table:table-cell>
          <table:table-cell office:value-type="float" office:value="0.421061022426141" calcext:value-type="float">
            <text:p>0,421061022426141</text:p>
          </table:table-cell>
          <table:table-cell table:formula="of:=SUBSTITUTE(LEFT([.B84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49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qm_9</text:p>
          </table:table-cell>
          <table:table-cell office:value-type="string" calcext:value-type="string">
            <text:p>0,421061022426141</text:p>
          </table:table-cell>
          <table:table-cell office:value-type="float" office:value="0.421061022426141" calcext:value-type="float">
            <text:p>0,421061022426141</text:p>
          </table:table-cell>
          <table:table-cell table:formula="of:=SUBSTITUTE(LEFT([.B85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50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d_9</text:p>
          </table:table-cell>
          <table:table-cell office:value-type="string" calcext:value-type="string">
            <text:p>0,421004942281566</text:p>
          </table:table-cell>
          <table:table-cell office:value-type="float" office:value="0.421004942281566" calcext:value-type="float">
            <text:p>0,421004942281566</text:p>
          </table:table-cell>
          <table:table-cell table:formula="of:=SUBSTITUTE(LEFT([.B85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5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tq_4</text:p>
          </table:table-cell>
          <table:table-cell office:value-type="string" calcext:value-type="string">
            <text:p>0,420907616528844</text:p>
          </table:table-cell>
          <table:table-cell office:value-type="float" office:value="0.420907616528844" calcext:value-type="float">
            <text:p>0,420907616528844</text:p>
          </table:table-cell>
          <table:table-cell table:formula="of:=SUBSTITUTE(LEFT([.B85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5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fq_1</text:p>
          </table:table-cell>
          <table:table-cell office:value-type="string" calcext:value-type="string">
            <text:p>0,420831122207758</text:p>
          </table:table-cell>
          <table:table-cell office:value-type="float" office:value="0.420831122207758" calcext:value-type="float">
            <text:p>0,420831122207758</text:p>
          </table:table-cell>
          <table:table-cell table:formula="of:=SUBSTITUTE(LEFT([.B85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53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0,419989217965631</text:p>
          </table:table-cell>
          <table:table-cell office:value-type="float" office:value="0.419989217965631" calcext:value-type="float">
            <text:p>0,419989217965631</text:p>
          </table:table-cell>
          <table:table-cell table:formula="of:=SUBSTITUTE(LEFT([.B854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854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md_5</text:p>
          </table:table-cell>
          <table:table-cell office:value-type="string" calcext:value-type="string">
            <text:p>0,419971940746452</text:p>
          </table:table-cell>
          <table:table-cell office:value-type="float" office:value="0.419971940746452" calcext:value-type="float">
            <text:p>0,419971940746452</text:p>
          </table:table-cell>
          <table:table-cell table:formula="of:=SUBSTITUTE(LEFT([.B855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855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fq_5</text:p>
          </table:table-cell>
          <table:table-cell office:value-type="string" calcext:value-type="string">
            <text:p>0,419971940746452</text:p>
          </table:table-cell>
          <table:table-cell office:value-type="float" office:value="0.419971940746452" calcext:value-type="float">
            <text:p>0,419971940746452</text:p>
          </table:table-cell>
          <table:table-cell table:formula="of:=SUBSTITUTE(LEFT([.B856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856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tq_5</text:p>
          </table:table-cell>
          <table:table-cell office:value-type="string" calcext:value-type="string">
            <text:p>0,419971940746452</text:p>
          </table:table-cell>
          <table:table-cell office:value-type="float" office:value="0.419971940746452" calcext:value-type="float">
            <text:p>0,419971940746452</text:p>
          </table:table-cell>
          <table:table-cell table:formula="of:=SUBSTITUTE(LEFT([.B857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857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am_5</text:p>
          </table:table-cell>
          <table:table-cell office:value-type="string" calcext:value-type="string">
            <text:p>0,419971940746452</text:p>
          </table:table-cell>
          <table:table-cell office:value-type="float" office:value="0.419971940746452" calcext:value-type="float">
            <text:p>0,419971940746452</text:p>
          </table:table-cell>
          <table:table-cell table:formula="of:=SUBSTITUTE(LEFT([.B858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858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mn_5</text:p>
          </table:table-cell>
          <table:table-cell office:value-type="string" calcext:value-type="string">
            <text:p>0,419971940746452</text:p>
          </table:table-cell>
          <table:table-cell office:value-type="float" office:value="0.419971940746452" calcext:value-type="float">
            <text:p>0,419971940746452</text:p>
          </table:table-cell>
          <table:table-cell table:formula="of:=SUBSTITUTE(LEFT([.B859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859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qm_5</text:p>
          </table:table-cell>
          <table:table-cell office:value-type="string" calcext:value-type="string">
            <text:p>0,419971940746452</text:p>
          </table:table-cell>
          <table:table-cell office:value-type="float" office:value="0.419971940746452" calcext:value-type="float">
            <text:p>0,419971940746452</text:p>
          </table:table-cell>
          <table:table-cell table:formula="of:=SUBSTITUTE(LEFT([.B860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860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_tq_4</text:p>
          </table:table-cell>
          <table:table-cell office:value-type="string" calcext:value-type="string">
            <text:p>0,419968899710752</text:p>
          </table:table-cell>
          <table:table-cell office:value-type="float" office:value="0.419968899710752" calcext:value-type="float">
            <text:p>0,419968899710752</text:p>
          </table:table-cell>
          <table:table-cell table:formula="of:=SUBSTITUTE(LEFT([.B861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861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_am_4</text:p>
          </table:table-cell>
          <table:table-cell office:value-type="string" calcext:value-type="string">
            <text:p>0,419968899710752</text:p>
          </table:table-cell>
          <table:table-cell office:value-type="float" office:value="0.419968899710752" calcext:value-type="float">
            <text:p>0,419968899710752</text:p>
          </table:table-cell>
          <table:table-cell table:formula="of:=SUBSTITUTE(LEFT([.B862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86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_mx_4</text:p>
          </table:table-cell>
          <table:table-cell office:value-type="string" calcext:value-type="string">
            <text:p>0,419968899710752</text:p>
          </table:table-cell>
          <table:table-cell office:value-type="float" office:value="0.419968899710752" calcext:value-type="float">
            <text:p>0,419968899710752</text:p>
          </table:table-cell>
          <table:table-cell table:formula="of:=SUBSTITUTE(LEFT([.B863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86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_qm_4</text:p>
          </table:table-cell>
          <table:table-cell office:value-type="string" calcext:value-type="string">
            <text:p>0,419968899710752</text:p>
          </table:table-cell>
          <table:table-cell office:value-type="float" office:value="0.419968899710752" calcext:value-type="float">
            <text:p>0,419968899710752</text:p>
          </table:table-cell>
          <table:table-cell table:formula="of:=SUBSTITUTE(LEFT([.B864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864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tq_8</text:p>
          </table:table-cell>
          <table:table-cell office:value-type="string" calcext:value-type="string">
            <text:p>0,419776237565059</text:p>
          </table:table-cell>
          <table:table-cell office:value-type="float" office:value="0.419776237565059" calcext:value-type="float">
            <text:p>0,419776237565059</text:p>
          </table:table-cell>
          <table:table-cell table:formula="of:=SUBSTITUTE(LEFT([.B86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65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am_8</text:p>
          </table:table-cell>
          <table:table-cell office:value-type="string" calcext:value-type="string">
            <text:p>0,419776237565059</text:p>
          </table:table-cell>
          <table:table-cell office:value-type="float" office:value="0.419776237565059" calcext:value-type="float">
            <text:p>0,419776237565059</text:p>
          </table:table-cell>
          <table:table-cell table:formula="of:=SUBSTITUTE(LEFT([.B86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66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x_8</text:p>
          </table:table-cell>
          <table:table-cell office:value-type="string" calcext:value-type="string">
            <text:p>0,419776237565059</text:p>
          </table:table-cell>
          <table:table-cell office:value-type="float" office:value="0.419776237565059" calcext:value-type="float">
            <text:p>0,419776237565059</text:p>
          </table:table-cell>
          <table:table-cell table:formula="of:=SUBSTITUTE(LEFT([.B86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67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qm_8</text:p>
          </table:table-cell>
          <table:table-cell office:value-type="string" calcext:value-type="string">
            <text:p>0,419776237565059</text:p>
          </table:table-cell>
          <table:table-cell office:value-type="float" office:value="0.419776237565059" calcext:value-type="float">
            <text:p>0,419776237565059</text:p>
          </table:table-cell>
          <table:table-cell table:formula="of:=SUBSTITUTE(LEFT([.B86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68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fq_0</text:p>
          </table:table-cell>
          <table:table-cell office:value-type="string" calcext:value-type="string">
            <text:p>0,41962308561259</text:p>
          </table:table-cell>
          <table:table-cell office:value-type="float" office:value="0.41962308561259" calcext:value-type="float">
            <text:p>0,41962308561259</text:p>
          </table:table-cell>
          <table:table-cell table:formula="of:=SUBSTITUTE(LEFT([.B86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69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x_0</text:p>
          </table:table-cell>
          <table:table-cell office:value-type="string" calcext:value-type="string">
            <text:p>0,41938819273194</text:p>
          </table:table-cell>
          <table:table-cell office:value-type="float" office:value="0.41938819273194" calcext:value-type="float">
            <text:p>0,41938819273194</text:p>
          </table:table-cell>
          <table:table-cell table:formula="of:=SUBSTITUTE(LEFT([.B87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70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am_3</text:p>
          </table:table-cell>
          <table:table-cell office:value-type="string" calcext:value-type="string">
            <text:p>0,419388192731939</text:p>
          </table:table-cell>
          <table:table-cell office:value-type="float" office:value="0.419388192731939" calcext:value-type="float">
            <text:p>0,419388192731939</text:p>
          </table:table-cell>
          <table:table-cell table:formula="of:=SUBSTITUTE(LEFT([.B87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71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qm_3</text:p>
          </table:table-cell>
          <table:table-cell office:value-type="string" calcext:value-type="string">
            <text:p>0,419388192731939</text:p>
          </table:table-cell>
          <table:table-cell office:value-type="float" office:value="0.419388192731939" calcext:value-type="float">
            <text:p>0,419388192731939</text:p>
          </table:table-cell>
          <table:table-cell table:formula="of:=SUBSTITUTE(LEFT([.B87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72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tq_9</text:p>
          </table:table-cell>
          <table:table-cell office:value-type="string" calcext:value-type="string">
            <text:p>0,419279872535331</text:p>
          </table:table-cell>
          <table:table-cell office:value-type="float" office:value="0.419279872535331" calcext:value-type="float">
            <text:p>0,419279872535331</text:p>
          </table:table-cell>
          <table:table-cell table:formula="of:=SUBSTITUTE(LEFT([.B87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73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0,419031991785152</text:p>
          </table:table-cell>
          <table:table-cell office:value-type="float" office:value="0.419031991785152" calcext:value-type="float">
            <text:p>0,419031991785152</text:p>
          </table:table-cell>
          <table:table-cell table:formula="of:=SUBSTITUTE(LEFT([.B874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874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md_3</text:p>
          </table:table-cell>
          <table:table-cell office:value-type="string" calcext:value-type="string">
            <text:p>0,418887790656351</text:p>
          </table:table-cell>
          <table:table-cell office:value-type="float" office:value="0.418887790656351" calcext:value-type="float">
            <text:p>0,418887790656351</text:p>
          </table:table-cell>
          <table:table-cell table:formula="of:=SUBSTITUTE(LEFT([.B87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75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tq_0</text:p>
          </table:table-cell>
          <table:table-cell office:value-type="string" calcext:value-type="string">
            <text:p>0,418882361315349</text:p>
          </table:table-cell>
          <table:table-cell office:value-type="float" office:value="0.418882361315349" calcext:value-type="float">
            <text:p>0,418882361315349</text:p>
          </table:table-cell>
          <table:table-cell table:formula="of:=SUBSTITUTE(LEFT([.B87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76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_rg_4</text:p>
          </table:table-cell>
          <table:table-cell office:value-type="string" calcext:value-type="string">
            <text:p>0,418735376684213</text:p>
          </table:table-cell>
          <table:table-cell office:value-type="float" office:value="0.418735376684213" calcext:value-type="float">
            <text:p>0,418735376684213</text:p>
          </table:table-cell>
          <table:table-cell table:formula="of:=SUBSTITUTE(LEFT([.B877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877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_mx_5</text:p>
          </table:table-cell>
          <table:table-cell office:value-type="string" calcext:value-type="string">
            <text:p>0,418467664136172</text:p>
          </table:table-cell>
          <table:table-cell office:value-type="float" office:value="0.418467664136172" calcext:value-type="float">
            <text:p>0,418467664136172</text:p>
          </table:table-cell>
          <table:table-cell table:formula="of:=SUBSTITUTE(LEFT([.B878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878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md_5</text:p>
          </table:table-cell>
          <table:table-cell office:value-type="string" calcext:value-type="string">
            <text:p>0,418467664136172</text:p>
          </table:table-cell>
          <table:table-cell office:value-type="float" office:value="0.418467664136172" calcext:value-type="float">
            <text:p>0,418467664136172</text:p>
          </table:table-cell>
          <table:table-cell table:formula="of:=SUBSTITUTE(LEFT([.B879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879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fq_5</text:p>
          </table:table-cell>
          <table:table-cell office:value-type="string" calcext:value-type="string">
            <text:p>0,418467664136172</text:p>
          </table:table-cell>
          <table:table-cell office:value-type="float" office:value="0.418467664136172" calcext:value-type="float">
            <text:p>0,418467664136172</text:p>
          </table:table-cell>
          <table:table-cell table:formula="of:=SUBSTITUTE(LEFT([.B880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880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am_5</text:p>
          </table:table-cell>
          <table:table-cell office:value-type="string" calcext:value-type="string">
            <text:p>0,418467664136172</text:p>
          </table:table-cell>
          <table:table-cell office:value-type="float" office:value="0.418467664136172" calcext:value-type="float">
            <text:p>0,418467664136172</text:p>
          </table:table-cell>
          <table:table-cell table:formula="of:=SUBSTITUTE(LEFT([.B881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881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qm_5</text:p>
          </table:table-cell>
          <table:table-cell office:value-type="string" calcext:value-type="string">
            <text:p>0,418467664136172</text:p>
          </table:table-cell>
          <table:table-cell office:value-type="float" office:value="0.418467664136172" calcext:value-type="float">
            <text:p>0,418467664136172</text:p>
          </table:table-cell>
          <table:table-cell table:formula="of:=SUBSTITUTE(LEFT([.B882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882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fq_9</text:p>
          </table:table-cell>
          <table:table-cell office:value-type="string" calcext:value-type="string">
            <text:p>0,418467664136172</text:p>
          </table:table-cell>
          <table:table-cell office:value-type="float" office:value="0.418467664136172" calcext:value-type="float">
            <text:p>0,418467664136172</text:p>
          </table:table-cell>
          <table:table-cell table:formula="of:=SUBSTITUTE(LEFT([.B88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83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n_9</text:p>
          </table:table-cell>
          <table:table-cell office:value-type="string" calcext:value-type="string">
            <text:p>0,418467664136172</text:p>
          </table:table-cell>
          <table:table-cell office:value-type="float" office:value="0.418467664136172" calcext:value-type="float">
            <text:p>0,418467664136172</text:p>
          </table:table-cell>
          <table:table-cell table:formula="of:=SUBSTITUTE(LEFT([.B88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84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_fq_5</text:p>
          </table:table-cell>
          <table:table-cell office:value-type="string" calcext:value-type="string">
            <text:p>0,418332252173849</text:p>
          </table:table-cell>
          <table:table-cell office:value-type="float" office:value="0.418332252173849" calcext:value-type="float">
            <text:p>0,418332252173849</text:p>
          </table:table-cell>
          <table:table-cell table:formula="of:=SUBSTITUTE(LEFT([.B885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885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_mn_5</text:p>
          </table:table-cell>
          <table:table-cell office:value-type="string" calcext:value-type="string">
            <text:p>0,418332252173849</text:p>
          </table:table-cell>
          <table:table-cell office:value-type="float" office:value="0.418332252173849" calcext:value-type="float">
            <text:p>0,418332252173849</text:p>
          </table:table-cell>
          <table:table-cell table:formula="of:=SUBSTITUTE(LEFT([.B886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886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tq_7</text:p>
          </table:table-cell>
          <table:table-cell office:value-type="string" calcext:value-type="string">
            <text:p>0,417732501019734</text:p>
          </table:table-cell>
          <table:table-cell office:value-type="float" office:value="0.417732501019734" calcext:value-type="float">
            <text:p>0,417732501019734</text:p>
          </table:table-cell>
          <table:table-cell table:formula="of:=SUBSTITUTE(LEFT([.B88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87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x_7</text:p>
          </table:table-cell>
          <table:table-cell office:value-type="string" calcext:value-type="string">
            <text:p>0,417732501019734</text:p>
          </table:table-cell>
          <table:table-cell office:value-type="float" office:value="0.417732501019734" calcext:value-type="float">
            <text:p>0,417732501019734</text:p>
          </table:table-cell>
          <table:table-cell table:formula="of:=SUBSTITUTE(LEFT([.B88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88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md_1</text:p>
          </table:table-cell>
          <table:table-cell office:value-type="string" calcext:value-type="string">
            <text:p>0,417732501019732</text:p>
          </table:table-cell>
          <table:table-cell office:value-type="float" office:value="0.417732501019732" calcext:value-type="float">
            <text:p>0,417732501019732</text:p>
          </table:table-cell>
          <table:table-cell table:formula="of:=SUBSTITUTE(LEFT([.B889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88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tq_0</text:p>
          </table:table-cell>
          <table:table-cell office:value-type="string" calcext:value-type="string">
            <text:p>0,417731627352705</text:p>
          </table:table-cell>
          <table:table-cell office:value-type="float" office:value="0.417731627352705" calcext:value-type="float">
            <text:p>0,417731627352705</text:p>
          </table:table-cell>
          <table:table-cell table:formula="of:=SUBSTITUTE(LEFT([.B89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90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am_0</text:p>
          </table:table-cell>
          <table:table-cell office:value-type="string" calcext:value-type="string">
            <text:p>0,417731627352705</text:p>
          </table:table-cell>
          <table:table-cell office:value-type="float" office:value="0.417731627352705" calcext:value-type="float">
            <text:p>0,417731627352705</text:p>
          </table:table-cell>
          <table:table-cell table:formula="of:=SUBSTITUTE(LEFT([.B89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91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x_0</text:p>
          </table:table-cell>
          <table:table-cell office:value-type="string" calcext:value-type="string">
            <text:p>0,417731627352705</text:p>
          </table:table-cell>
          <table:table-cell office:value-type="float" office:value="0.417731627352705" calcext:value-type="float">
            <text:p>0,417731627352705</text:p>
          </table:table-cell>
          <table:table-cell table:formula="of:=SUBSTITUTE(LEFT([.B89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92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qm_0</text:p>
          </table:table-cell>
          <table:table-cell office:value-type="string" calcext:value-type="string">
            <text:p>0,417731627352705</text:p>
          </table:table-cell>
          <table:table-cell office:value-type="float" office:value="0.417731627352705" calcext:value-type="float">
            <text:p>0,417731627352705</text:p>
          </table:table-cell>
          <table:table-cell table:formula="of:=SUBSTITUTE(LEFT([.B89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93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mn_5</text:p>
          </table:table-cell>
          <table:table-cell office:value-type="string" calcext:value-type="string">
            <text:p>0,417731627352705</text:p>
          </table:table-cell>
          <table:table-cell office:value-type="float" office:value="0.417731627352705" calcext:value-type="float">
            <text:p>0,417731627352705</text:p>
          </table:table-cell>
          <table:table-cell table:formula="of:=SUBSTITUTE(LEFT([.B894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894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0,417465589007971</text:p>
          </table:table-cell>
          <table:table-cell office:value-type="float" office:value="0.417465589007971" calcext:value-type="float">
            <text:p>0,417465589007971</text:p>
          </table:table-cell>
          <table:table-cell table:formula="of:=SUBSTITUTE(LEFT([.B89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95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d_0</text:p>
          </table:table-cell>
          <table:table-cell office:value-type="string" calcext:value-type="string">
            <text:p>0,417400093065388</text:p>
          </table:table-cell>
          <table:table-cell office:value-type="float" office:value="0.417400093065388" calcext:value-type="float">
            <text:p>0,417400093065388</text:p>
          </table:table-cell>
          <table:table-cell table:formula="of:=SUBSTITUTE(LEFT([.B89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96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fq_0</text:p>
          </table:table-cell>
          <table:table-cell office:value-type="string" calcext:value-type="string">
            <text:p>0,417400093065388</text:p>
          </table:table-cell>
          <table:table-cell office:value-type="float" office:value="0.417400093065388" calcext:value-type="float">
            <text:p>0,417400093065388</text:p>
          </table:table-cell>
          <table:table-cell table:formula="of:=SUBSTITUTE(LEFT([.B89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97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am_0</text:p>
          </table:table-cell>
          <table:table-cell office:value-type="string" calcext:value-type="string">
            <text:p>0,417400093065388</text:p>
          </table:table-cell>
          <table:table-cell office:value-type="float" office:value="0.417400093065388" calcext:value-type="float">
            <text:p>0,417400093065388</text:p>
          </table:table-cell>
          <table:table-cell table:formula="of:=SUBSTITUTE(LEFT([.B89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98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qm_0</text:p>
          </table:table-cell>
          <table:table-cell office:value-type="string" calcext:value-type="string">
            <text:p>0,417400093065388</text:p>
          </table:table-cell>
          <table:table-cell office:value-type="float" office:value="0.417400093065388" calcext:value-type="float">
            <text:p>0,417400093065388</text:p>
          </table:table-cell>
          <table:table-cell table:formula="of:=SUBSTITUTE(LEFT([.B89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99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mx_7</text:p>
          </table:table-cell>
          <table:table-cell office:value-type="string" calcext:value-type="string">
            <text:p>0,417367667270884</text:p>
          </table:table-cell>
          <table:table-cell office:value-type="float" office:value="0.417367667270884" calcext:value-type="float">
            <text:p>0,417367667270884</text:p>
          </table:table-cell>
          <table:table-cell table:formula="of:=SUBSTITUTE(LEFT([.B90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00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d_8</text:p>
          </table:table-cell>
          <table:table-cell office:value-type="string" calcext:value-type="string">
            <text:p>0,416815166189807</text:p>
          </table:table-cell>
          <table:table-cell office:value-type="float" office:value="0.416815166189807" calcext:value-type="float">
            <text:p>0,416815166189807</text:p>
          </table:table-cell>
          <table:table-cell table:formula="of:=SUBSTITUTE(LEFT([.B90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01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0,416034251290106</text:p>
          </table:table-cell>
          <table:table-cell office:value-type="float" office:value="0.416034251290106" calcext:value-type="float">
            <text:p>0,416034251290106</text:p>
          </table:table-cell>
          <table:table-cell table:formula="of:=SUBSTITUTE(LEFT([.B90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02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0,416034251290106</text:p>
          </table:table-cell>
          <table:table-cell office:value-type="float" office:value="0.416034251290106" calcext:value-type="float">
            <text:p>0,416034251290106</text:p>
          </table:table-cell>
          <table:table-cell table:formula="of:=SUBSTITUTE(LEFT([.B90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03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fq_4</text:p>
          </table:table-cell>
          <table:table-cell office:value-type="string" calcext:value-type="string">
            <text:p>0,415272364830922</text:p>
          </table:table-cell>
          <table:table-cell office:value-type="float" office:value="0.415272364830922" calcext:value-type="float">
            <text:p>0,415272364830922</text:p>
          </table:table-cell>
          <table:table-cell table:formula="of:=SUBSTITUTE(LEFT([.B90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04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d_0</text:p>
          </table:table-cell>
          <table:table-cell office:value-type="string" calcext:value-type="string">
            <text:p>0,415134565977142</text:p>
          </table:table-cell>
          <table:table-cell office:value-type="float" office:value="0.415134565977142" calcext:value-type="float">
            <text:p>0,415134565977142</text:p>
          </table:table-cell>
          <table:table-cell table:formula="of:=SUBSTITUTE(LEFT([.B90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05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tq_1</text:p>
          </table:table-cell>
          <table:table-cell office:value-type="string" calcext:value-type="string">
            <text:p>0,415105776961291</text:p>
          </table:table-cell>
          <table:table-cell office:value-type="float" office:value="0.415105776961291" calcext:value-type="float">
            <text:p>0,415105776961291</text:p>
          </table:table-cell>
          <table:table-cell table:formula="of:=SUBSTITUTE(LEFT([.B90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0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qm_1</text:p>
          </table:table-cell>
          <table:table-cell office:value-type="string" calcext:value-type="string">
            <text:p>0,415105776961291</text:p>
          </table:table-cell>
          <table:table-cell office:value-type="float" office:value="0.415105776961291" calcext:value-type="float">
            <text:p>0,415105776961291</text:p>
          </table:table-cell>
          <table:table-cell table:formula="of:=SUBSTITUTE(LEFT([.B90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0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s_mx_4</text:p>
          </table:table-cell>
          <table:table-cell office:value-type="string" calcext:value-type="string">
            <text:p>0,414862224159704</text:p>
          </table:table-cell>
          <table:table-cell office:value-type="float" office:value="0.414862224159704" calcext:value-type="float">
            <text:p>0,414862224159704</text:p>
          </table:table-cell>
          <table:table-cell table:formula="of:=SUBSTITUTE(LEFT([.B908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908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n_0</text:p>
          </table:table-cell>
          <table:table-cell office:value-type="string" calcext:value-type="string">
            <text:p>0,414828384405061</text:p>
          </table:table-cell>
          <table:table-cell office:value-type="float" office:value="0.414828384405061" calcext:value-type="float">
            <text:p>0,414828384405061</text:p>
          </table:table-cell>
          <table:table-cell table:formula="of:=SUBSTITUTE(LEFT([.B90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09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tq_1</text:p>
          </table:table-cell>
          <table:table-cell office:value-type="string" calcext:value-type="string">
            <text:p>0,414340839710186</text:p>
          </table:table-cell>
          <table:table-cell office:value-type="float" office:value="0.414340839710186" calcext:value-type="float">
            <text:p>0,414340839710186</text:p>
          </table:table-cell>
          <table:table-cell table:formula="of:=SUBSTITUTE(LEFT([.B91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1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qm_0</text:p>
          </table:table-cell>
          <table:table-cell office:value-type="string" calcext:value-type="string">
            <text:p>0,413314533764218</text:p>
          </table:table-cell>
          <table:table-cell office:value-type="float" office:value="0.413314533764218" calcext:value-type="float">
            <text:p>0,413314533764218</text:p>
          </table:table-cell>
          <table:table-cell table:formula="of:=SUBSTITUTE(LEFT([.B91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11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mx_5</text:p>
          </table:table-cell>
          <table:table-cell office:value-type="string" calcext:value-type="string">
            <text:p>0,413251758030497</text:p>
          </table:table-cell>
          <table:table-cell office:value-type="float" office:value="0.413251758030497" calcext:value-type="float">
            <text:p>0,413251758030497</text:p>
          </table:table-cell>
          <table:table-cell table:formula="of:=SUBSTITUTE(LEFT([.B912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912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tq_0</text:p>
          </table:table-cell>
          <table:table-cell office:value-type="string" calcext:value-type="string">
            <text:p>0,412966868040276</text:p>
          </table:table-cell>
          <table:table-cell office:value-type="float" office:value="0.412966868040276" calcext:value-type="float">
            <text:p>0,412966868040276</text:p>
          </table:table-cell>
          <table:table-cell table:formula="of:=SUBSTITUTE(LEFT([.B91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13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x_0</text:p>
          </table:table-cell>
          <table:table-cell office:value-type="string" calcext:value-type="string">
            <text:p>0,412966868040276</text:p>
          </table:table-cell>
          <table:table-cell office:value-type="float" office:value="0.412966868040276" calcext:value-type="float">
            <text:p>0,412966868040276</text:p>
          </table:table-cell>
          <table:table-cell table:formula="of:=SUBSTITUTE(LEFT([.B91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14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qm_0</text:p>
          </table:table-cell>
          <table:table-cell office:value-type="string" calcext:value-type="string">
            <text:p>0,412966868040276</text:p>
          </table:table-cell>
          <table:table-cell office:value-type="float" office:value="0.412966868040276" calcext:value-type="float">
            <text:p>0,412966868040276</text:p>
          </table:table-cell>
          <table:table-cell table:formula="of:=SUBSTITUTE(LEFT([.B91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15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tq_0</text:p>
          </table:table-cell>
          <table:table-cell office:value-type="string" calcext:value-type="string">
            <text:p>0,412535294705489</text:p>
          </table:table-cell>
          <table:table-cell office:value-type="float" office:value="0.412535294705489" calcext:value-type="float">
            <text:p>0,412535294705489</text:p>
          </table:table-cell>
          <table:table-cell table:formula="of:=SUBSTITUTE(LEFT([.B91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16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tq_8</text:p>
          </table:table-cell>
          <table:table-cell office:value-type="string" calcext:value-type="string">
            <text:p>0,412361210659349</text:p>
          </table:table-cell>
          <table:table-cell office:value-type="float" office:value="0.412361210659349" calcext:value-type="float">
            <text:p>0,412361210659349</text:p>
          </table:table-cell>
          <table:table-cell table:formula="of:=SUBSTITUTE(LEFT([.B91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17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n_8</text:p>
          </table:table-cell>
          <table:table-cell office:value-type="string" calcext:value-type="string">
            <text:p>0,412361210659349</text:p>
          </table:table-cell>
          <table:table-cell office:value-type="float" office:value="0.412361210659349" calcext:value-type="float">
            <text:p>0,412361210659349</text:p>
          </table:table-cell>
          <table:table-cell table:formula="of:=SUBSTITUTE(LEFT([.B91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18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tq_4</text:p>
          </table:table-cell>
          <table:table-cell office:value-type="string" calcext:value-type="string">
            <text:p>0,411654968088057</text:p>
          </table:table-cell>
          <table:table-cell office:value-type="float" office:value="0.411654968088057" calcext:value-type="float">
            <text:p>0,411654968088057</text:p>
          </table:table-cell>
          <table:table-cell table:formula="of:=SUBSTITUTE(LEFT([.B919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919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am_4</text:p>
          </table:table-cell>
          <table:table-cell office:value-type="string" calcext:value-type="string">
            <text:p>0,411654968088057</text:p>
          </table:table-cell>
          <table:table-cell office:value-type="float" office:value="0.411654968088057" calcext:value-type="float">
            <text:p>0,411654968088057</text:p>
          </table:table-cell>
          <table:table-cell table:formula="of:=SUBSTITUTE(LEFT([.B920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920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mx_4</text:p>
          </table:table-cell>
          <table:table-cell office:value-type="string" calcext:value-type="string">
            <text:p>0,411654968088057</text:p>
          </table:table-cell>
          <table:table-cell office:value-type="float" office:value="0.411654968088057" calcext:value-type="float">
            <text:p>0,411654968088057</text:p>
          </table:table-cell>
          <table:table-cell table:formula="of:=SUBSTITUTE(LEFT([.B921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921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qm_4</text:p>
          </table:table-cell>
          <table:table-cell office:value-type="string" calcext:value-type="string">
            <text:p>0,411654968088057</text:p>
          </table:table-cell>
          <table:table-cell office:value-type="float" office:value="0.411654968088057" calcext:value-type="float">
            <text:p>0,411654968088057</text:p>
          </table:table-cell>
          <table:table-cell table:formula="of:=SUBSTITUTE(LEFT([.B922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92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0,411336233831442</text:p>
          </table:table-cell>
          <table:table-cell office:value-type="float" office:value="0.411336233831442" calcext:value-type="float">
            <text:p>0,411336233831442</text:p>
          </table:table-cell>
          <table:table-cell table:formula="of:=SUBSTITUTE(LEFT([.B92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23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0,411336233831442</text:p>
          </table:table-cell>
          <table:table-cell office:value-type="float" office:value="0.411336233831442" calcext:value-type="float">
            <text:p>0,411336233831442</text:p>
          </table:table-cell>
          <table:table-cell table:formula="of:=SUBSTITUTE(LEFT([.B92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24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s_rg_1</text:p>
          </table:table-cell>
          <table:table-cell office:value-type="string" calcext:value-type="string">
            <text:p>0,410996090958502</text:p>
          </table:table-cell>
          <table:table-cell office:value-type="float" office:value="0.410996090958502" calcext:value-type="float">
            <text:p>0,410996090958502</text:p>
          </table:table-cell>
          <table:table-cell table:formula="of:=SUBSTITUTE(LEFT([.B925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92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fq_5</text:p>
          </table:table-cell>
          <table:table-cell office:value-type="string" calcext:value-type="string">
            <text:p>0,410962516070871</text:p>
          </table:table-cell>
          <table:table-cell office:value-type="float" office:value="0.410962516070871" calcext:value-type="float">
            <text:p>0,410962516070871</text:p>
          </table:table-cell>
          <table:table-cell table:formula="of:=SUBSTITUTE(LEFT([.B926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926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am_5</text:p>
          </table:table-cell>
          <table:table-cell office:value-type="string" calcext:value-type="string">
            <text:p>0,410962516070871</text:p>
          </table:table-cell>
          <table:table-cell office:value-type="float" office:value="0.410962516070871" calcext:value-type="float">
            <text:p>0,410962516070871</text:p>
          </table:table-cell>
          <table:table-cell table:formula="of:=SUBSTITUTE(LEFT([.B927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927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qm_5</text:p>
          </table:table-cell>
          <table:table-cell office:value-type="string" calcext:value-type="string">
            <text:p>0,410962516070871</text:p>
          </table:table-cell>
          <table:table-cell office:value-type="float" office:value="0.410962516070871" calcext:value-type="float">
            <text:p>0,410962516070871</text:p>
          </table:table-cell>
          <table:table-cell table:formula="of:=SUBSTITUTE(LEFT([.B928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928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x_0</text:p>
          </table:table-cell>
          <table:table-cell office:value-type="string" calcext:value-type="string">
            <text:p>0,410933295843531</text:p>
          </table:table-cell>
          <table:table-cell office:value-type="float" office:value="0.410933295843531" calcext:value-type="float">
            <text:p>0,410933295843531</text:p>
          </table:table-cell>
          <table:table-cell table:formula="of:=SUBSTITUTE(LEFT([.B92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29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tq_3</text:p>
          </table:table-cell>
          <table:table-cell office:value-type="string" calcext:value-type="string">
            <text:p>0,410703332639618</text:p>
          </table:table-cell>
          <table:table-cell office:value-type="float" office:value="0.410703332639618" calcext:value-type="float">
            <text:p>0,410703332639618</text:p>
          </table:table-cell>
          <table:table-cell table:formula="of:=SUBSTITUTE(LEFT([.B93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30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x_3</text:p>
          </table:table-cell>
          <table:table-cell office:value-type="string" calcext:value-type="string">
            <text:p>0,410703332639618</text:p>
          </table:table-cell>
          <table:table-cell office:value-type="float" office:value="0.410703332639618" calcext:value-type="float">
            <text:p>0,410703332639618</text:p>
          </table:table-cell>
          <table:table-cell table:formula="of:=SUBSTITUTE(LEFT([.B93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31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fq_9</text:p>
          </table:table-cell>
          <table:table-cell office:value-type="string" calcext:value-type="string">
            <text:p>0,410565886408368</text:p>
          </table:table-cell>
          <table:table-cell office:value-type="float" office:value="0.410565886408368" calcext:value-type="float">
            <text:p>0,410565886408368</text:p>
          </table:table-cell>
          <table:table-cell table:formula="of:=SUBSTITUTE(LEFT([.B93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32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n_9</text:p>
          </table:table-cell>
          <table:table-cell office:value-type="string" calcext:value-type="string">
            <text:p>0,410565886408368</text:p>
          </table:table-cell>
          <table:table-cell office:value-type="float" office:value="0.410565886408368" calcext:value-type="float">
            <text:p>0,410565886408368</text:p>
          </table:table-cell>
          <table:table-cell table:formula="of:=SUBSTITUTE(LEFT([.B93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33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tq_5</text:p>
          </table:table-cell>
          <table:table-cell office:value-type="string" calcext:value-type="string">
            <text:p>0,41014929900701</text:p>
          </table:table-cell>
          <table:table-cell office:value-type="float" office:value="0.41014929900701" calcext:value-type="float">
            <text:p>0,41014929900701</text:p>
          </table:table-cell>
          <table:table-cell table:formula="of:=SUBSTITUTE(LEFT([.B934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934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_am_1</text:p>
          </table:table-cell>
          <table:table-cell office:value-type="string" calcext:value-type="string">
            <text:p>0,410077241527806</text:p>
          </table:table-cell>
          <table:table-cell office:value-type="float" office:value="0.410077241527806" calcext:value-type="float">
            <text:p>0,410077241527806</text:p>
          </table:table-cell>
          <table:table-cell table:formula="of:=SUBSTITUTE(LEFT([.B935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93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qm_4</text:p>
          </table:table-cell>
          <table:table-cell office:value-type="string" calcext:value-type="string">
            <text:p>0,409766724753555</text:p>
          </table:table-cell>
          <table:table-cell office:value-type="float" office:value="0.409766724753555" calcext:value-type="float">
            <text:p>0,409766724753555</text:p>
          </table:table-cell>
          <table:table-cell table:formula="of:=SUBSTITUTE(LEFT([.B93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36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tq_9</text:p>
          </table:table-cell>
          <table:table-cell office:value-type="string" calcext:value-type="string">
            <text:p>0,409761350889986</text:p>
          </table:table-cell>
          <table:table-cell office:value-type="float" office:value="0.409761350889986" calcext:value-type="float">
            <text:p>0,409761350889986</text:p>
          </table:table-cell>
          <table:table-cell table:formula="of:=SUBSTITUTE(LEFT([.B93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37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qm_9</text:p>
          </table:table-cell>
          <table:table-cell office:value-type="string" calcext:value-type="string">
            <text:p>0,409761350889986</text:p>
          </table:table-cell>
          <table:table-cell office:value-type="float" office:value="0.409761350889986" calcext:value-type="float">
            <text:p>0,409761350889986</text:p>
          </table:table-cell>
          <table:table-cell table:formula="of:=SUBSTITUTE(LEFT([.B93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38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am_3</text:p>
          </table:table-cell>
          <table:table-cell office:value-type="string" calcext:value-type="string">
            <text:p>0,409566552376636</text:p>
          </table:table-cell>
          <table:table-cell office:value-type="float" office:value="0.409566552376636" calcext:value-type="float">
            <text:p>0,409566552376636</text:p>
          </table:table-cell>
          <table:table-cell table:formula="of:=SUBSTITUTE(LEFT([.B93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39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qm_3</text:p>
          </table:table-cell>
          <table:table-cell office:value-type="string" calcext:value-type="string">
            <text:p>0,409566552376636</text:p>
          </table:table-cell>
          <table:table-cell office:value-type="float" office:value="0.409566552376636" calcext:value-type="float">
            <text:p>0,409566552376636</text:p>
          </table:table-cell>
          <table:table-cell table:formula="of:=SUBSTITUTE(LEFT([.B94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40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tq_3</text:p>
          </table:table-cell>
          <table:table-cell office:value-type="string" calcext:value-type="string">
            <text:p>0,409566552376636</text:p>
          </table:table-cell>
          <table:table-cell office:value-type="float" office:value="0.409566552376636" calcext:value-type="float">
            <text:p>0,409566552376636</text:p>
          </table:table-cell>
          <table:table-cell table:formula="of:=SUBSTITUTE(LEFT([.B941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941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mx_3</text:p>
          </table:table-cell>
          <table:table-cell office:value-type="string" calcext:value-type="string">
            <text:p>0,409566552376636</text:p>
          </table:table-cell>
          <table:table-cell office:value-type="float" office:value="0.409566552376636" calcext:value-type="float">
            <text:p>0,409566552376636</text:p>
          </table:table-cell>
          <table:table-cell table:formula="of:=SUBSTITUTE(LEFT([.B942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942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_mx_0</text:p>
          </table:table-cell>
          <table:table-cell office:value-type="string" calcext:value-type="string">
            <text:p>0,409566552376635</text:p>
          </table:table-cell>
          <table:table-cell office:value-type="float" office:value="0.409566552376635" calcext:value-type="float">
            <text:p>0,409566552376635</text:p>
          </table:table-cell>
          <table:table-cell table:formula="of:=SUBSTITUTE(LEFT([.B943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943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_mx_5</text:p>
          </table:table-cell>
          <table:table-cell office:value-type="string" calcext:value-type="string">
            <text:p>0,409521792567654</text:p>
          </table:table-cell>
          <table:table-cell office:value-type="float" office:value="0.409521792567654" calcext:value-type="float">
            <text:p>0,409521792567654</text:p>
          </table:table-cell>
          <table:table-cell table:formula="of:=SUBSTITUTE(LEFT([.B944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944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d_9</text:p>
          </table:table-cell>
          <table:table-cell office:value-type="string" calcext:value-type="string">
            <text:p>0,409447563810044</text:p>
          </table:table-cell>
          <table:table-cell office:value-type="float" office:value="0.409447563810044" calcext:value-type="float">
            <text:p>0,409447563810044</text:p>
          </table:table-cell>
          <table:table-cell table:formula="of:=SUBSTITUTE(LEFT([.B94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45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am_9</text:p>
          </table:table-cell>
          <table:table-cell office:value-type="string" calcext:value-type="string">
            <text:p>0,409447563810044</text:p>
          </table:table-cell>
          <table:table-cell office:value-type="float" office:value="0.409447563810044" calcext:value-type="float">
            <text:p>0,409447563810044</text:p>
          </table:table-cell>
          <table:table-cell table:formula="of:=SUBSTITUTE(LEFT([.B94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46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am_9</text:p>
          </table:table-cell>
          <table:table-cell office:value-type="string" calcext:value-type="string">
            <text:p>0,409395434233526</text:p>
          </table:table-cell>
          <table:table-cell office:value-type="float" office:value="0.409395434233526" calcext:value-type="float">
            <text:p>0,409395434233526</text:p>
          </table:table-cell>
          <table:table-cell table:formula="of:=SUBSTITUTE(LEFT([.B94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47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qm_9</text:p>
          </table:table-cell>
          <table:table-cell office:value-type="string" calcext:value-type="string">
            <text:p>0,409395434233526</text:p>
          </table:table-cell>
          <table:table-cell office:value-type="float" office:value="0.409395434233526" calcext:value-type="float">
            <text:p>0,409395434233526</text:p>
          </table:table-cell>
          <table:table-cell table:formula="of:=SUBSTITUTE(LEFT([.B94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48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0,408950367791167</text:p>
          </table:table-cell>
          <table:table-cell office:value-type="float" office:value="0.408950367791167" calcext:value-type="float">
            <text:p>0,408950367791167</text:p>
          </table:table-cell>
          <table:table-cell table:formula="of:=SUBSTITUTE(LEFT([.B94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4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0,408950367791167</text:p>
          </table:table-cell>
          <table:table-cell office:value-type="float" office:value="0.408950367791167" calcext:value-type="float">
            <text:p>0,408950367791167</text:p>
          </table:table-cell>
          <table:table-cell table:formula="of:=SUBSTITUTE(LEFT([.B95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5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s_mx_7</text:p>
          </table:table-cell>
          <table:table-cell office:value-type="string" calcext:value-type="string">
            <text:p>0,408560079974551</text:p>
          </table:table-cell>
          <table:table-cell office:value-type="float" office:value="0.408560079974551" calcext:value-type="float">
            <text:p>0,408560079974551</text:p>
          </table:table-cell>
          <table:table-cell table:formula="of:=SUBSTITUTE(LEFT([.B951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951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_mx_0</text:p>
          </table:table-cell>
          <table:table-cell office:value-type="string" calcext:value-type="string">
            <text:p>0,408491794818389</text:p>
          </table:table-cell>
          <table:table-cell office:value-type="float" office:value="0.408491794818389" calcext:value-type="float">
            <text:p>0,408491794818389</text:p>
          </table:table-cell>
          <table:table-cell table:formula="of:=SUBSTITUTE(LEFT([.B952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952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mx_0</text:p>
          </table:table-cell>
          <table:table-cell office:value-type="string" calcext:value-type="string">
            <text:p>0,408491794818389</text:p>
          </table:table-cell>
          <table:table-cell office:value-type="float" office:value="0.408491794818389" calcext:value-type="float">
            <text:p>0,408491794818389</text:p>
          </table:table-cell>
          <table:table-cell table:formula="of:=SUBSTITUTE(LEFT([.B953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953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d_8</text:p>
          </table:table-cell>
          <table:table-cell office:value-type="string" calcext:value-type="string">
            <text:p>0,407714374676763</text:p>
          </table:table-cell>
          <table:table-cell office:value-type="float" office:value="0.407714374676763" calcext:value-type="float">
            <text:p>0,407714374676763</text:p>
          </table:table-cell>
          <table:table-cell table:formula="of:=SUBSTITUTE(LEFT([.B95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54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d_0</text:p>
          </table:table-cell>
          <table:table-cell office:value-type="string" calcext:value-type="string">
            <text:p>0,407623906626654</text:p>
          </table:table-cell>
          <table:table-cell office:value-type="float" office:value="0.407623906626654" calcext:value-type="float">
            <text:p>0,407623906626654</text:p>
          </table:table-cell>
          <table:table-cell table:formula="of:=SUBSTITUTE(LEFT([.B95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55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am_0</text:p>
          </table:table-cell>
          <table:table-cell office:value-type="string" calcext:value-type="string">
            <text:p>0,407623906626654</text:p>
          </table:table-cell>
          <table:table-cell office:value-type="float" office:value="0.407623906626654" calcext:value-type="float">
            <text:p>0,407623906626654</text:p>
          </table:table-cell>
          <table:table-cell table:formula="of:=SUBSTITUTE(LEFT([.B95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56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ku_8</text:p>
          </table:table-cell>
          <table:table-cell office:value-type="string" calcext:value-type="string">
            <text:p>0,407623906626654</text:p>
          </table:table-cell>
          <table:table-cell office:value-type="float" office:value="0.407623906626654" calcext:value-type="float">
            <text:p>0,407623906626654</text:p>
          </table:table-cell>
          <table:table-cell table:formula="of:=SUBSTITUTE(LEFT([.B957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957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qm_3</text:p>
          </table:table-cell>
          <table:table-cell office:value-type="string" calcext:value-type="string">
            <text:p>0,407623906626654</text:p>
          </table:table-cell>
          <table:table-cell office:value-type="float" office:value="0.407623906626654" calcext:value-type="float">
            <text:p>0,407623906626654</text:p>
          </table:table-cell>
          <table:table-cell table:formula="of:=SUBSTITUTE(LEFT([.B958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95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x_7</text:p>
          </table:table-cell>
          <table:table-cell office:value-type="string" calcext:value-type="string">
            <text:p>0,406944423302791</text:p>
          </table:table-cell>
          <table:table-cell office:value-type="float" office:value="0.406944423302791" calcext:value-type="float">
            <text:p>0,406944423302791</text:p>
          </table:table-cell>
          <table:table-cell table:formula="of:=SUBSTITUTE(LEFT([.B95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59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d_0</text:p>
          </table:table-cell>
          <table:table-cell office:value-type="string" calcext:value-type="string">
            <text:p>0,405719626821975</text:p>
          </table:table-cell>
          <table:table-cell office:value-type="float" office:value="0.405719626821975" calcext:value-type="float">
            <text:p>0,405719626821975</text:p>
          </table:table-cell>
          <table:table-cell table:formula="of:=SUBSTITUTE(LEFT([.B96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60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fq_0</text:p>
          </table:table-cell>
          <table:table-cell office:value-type="string" calcext:value-type="string">
            <text:p>0,405719626821975</text:p>
          </table:table-cell>
          <table:table-cell office:value-type="float" office:value="0.405719626821975" calcext:value-type="float">
            <text:p>0,405719626821975</text:p>
          </table:table-cell>
          <table:table-cell table:formula="of:=SUBSTITUTE(LEFT([.B96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61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am_0</text:p>
          </table:table-cell>
          <table:table-cell office:value-type="string" calcext:value-type="string">
            <text:p>0,405719626821975</text:p>
          </table:table-cell>
          <table:table-cell office:value-type="float" office:value="0.405719626821975" calcext:value-type="float">
            <text:p>0,405719626821975</text:p>
          </table:table-cell>
          <table:table-cell table:formula="of:=SUBSTITUTE(LEFT([.B96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62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0,405683291026373</text:p>
          </table:table-cell>
          <table:table-cell office:value-type="float" office:value="0.405683291026373" calcext:value-type="float">
            <text:p>0,405683291026373</text:p>
          </table:table-cell>
          <table:table-cell table:formula="of:=SUBSTITUTE(LEFT([.B96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6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am_4</text:p>
          </table:table-cell>
          <table:table-cell office:value-type="string" calcext:value-type="string">
            <text:p>0,405683291026373</text:p>
          </table:table-cell>
          <table:table-cell office:value-type="float" office:value="0.405683291026373" calcext:value-type="float">
            <text:p>0,405683291026373</text:p>
          </table:table-cell>
          <table:table-cell table:formula="of:=SUBSTITUTE(LEFT([.B96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64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_mx_1</text:p>
          </table:table-cell>
          <table:table-cell office:value-type="string" calcext:value-type="string">
            <text:p>0,405675265722858</text:p>
          </table:table-cell>
          <table:table-cell office:value-type="float" office:value="0.405675265722858" calcext:value-type="float">
            <text:p>0,405675265722858</text:p>
          </table:table-cell>
          <table:table-cell table:formula="of:=SUBSTITUTE(LEFT([.B965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96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tq_5</text:p>
          </table:table-cell>
          <table:table-cell office:value-type="string" calcext:value-type="string">
            <text:p>0,405549530893055</text:p>
          </table:table-cell>
          <table:table-cell office:value-type="float" office:value="0.405549530893055" calcext:value-type="float">
            <text:p>0,405549530893055</text:p>
          </table:table-cell>
          <table:table-cell table:formula="of:=SUBSTITUTE(LEFT([.B966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966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mx_5</text:p>
          </table:table-cell>
          <table:table-cell office:value-type="string" calcext:value-type="string">
            <text:p>0,405549530893055</text:p>
          </table:table-cell>
          <table:table-cell office:value-type="float" office:value="0.405549530893055" calcext:value-type="float">
            <text:p>0,405549530893055</text:p>
          </table:table-cell>
          <table:table-cell table:formula="of:=SUBSTITUTE(LEFT([.B967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967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fq_8</text:p>
          </table:table-cell>
          <table:table-cell office:value-type="string" calcext:value-type="string">
            <text:p>0,405549530893055</text:p>
          </table:table-cell>
          <table:table-cell office:value-type="float" office:value="0.405549530893055" calcext:value-type="float">
            <text:p>0,405549530893055</text:p>
          </table:table-cell>
          <table:table-cell table:formula="of:=SUBSTITUTE(LEFT([.B968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968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qm_0</text:p>
          </table:table-cell>
          <table:table-cell office:value-type="string" calcext:value-type="string">
            <text:p>0,405428298933001</text:p>
          </table:table-cell>
          <table:table-cell office:value-type="float" office:value="0.405428298933001" calcext:value-type="float">
            <text:p>0,405428298933001</text:p>
          </table:table-cell>
          <table:table-cell table:formula="of:=SUBSTITUTE(LEFT([.B96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69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tq_0</text:p>
          </table:table-cell>
          <table:table-cell office:value-type="string" calcext:value-type="string">
            <text:p>0,405382463692396</text:p>
          </table:table-cell>
          <table:table-cell office:value-type="float" office:value="0.405382463692396" calcext:value-type="float">
            <text:p>0,405382463692396</text:p>
          </table:table-cell>
          <table:table-cell table:formula="of:=SUBSTITUTE(LEFT([.B97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70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qm_0</text:p>
          </table:table-cell>
          <table:table-cell office:value-type="string" calcext:value-type="string">
            <text:p>0,405382463692396</text:p>
          </table:table-cell>
          <table:table-cell office:value-type="float" office:value="0.405382463692396" calcext:value-type="float">
            <text:p>0,405382463692396</text:p>
          </table:table-cell>
          <table:table-cell table:formula="of:=SUBSTITUTE(LEFT([.B97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71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tq_3</text:p>
          </table:table-cell>
          <table:table-cell office:value-type="string" calcext:value-type="string">
            <text:p>0,404851939948624</text:p>
          </table:table-cell>
          <table:table-cell office:value-type="float" office:value="0.404851939948624" calcext:value-type="float">
            <text:p>0,404851939948624</text:p>
          </table:table-cell>
          <table:table-cell table:formula="of:=SUBSTITUTE(LEFT([.B97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72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n_0</text:p>
          </table:table-cell>
          <table:table-cell office:value-type="string" calcext:value-type="string">
            <text:p>0,40451533595612</text:p>
          </table:table-cell>
          <table:table-cell office:value-type="float" office:value="0.40451533595612" calcext:value-type="float">
            <text:p>0,40451533595612</text:p>
          </table:table-cell>
          <table:table-cell table:formula="of:=SUBSTITUTE(LEFT([.B97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73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tq_8</text:p>
          </table:table-cell>
          <table:table-cell office:value-type="string" calcext:value-type="string">
            <text:p>0,404433549788243</text:p>
          </table:table-cell>
          <table:table-cell office:value-type="float" office:value="0.404433549788243" calcext:value-type="float">
            <text:p>0,404433549788243</text:p>
          </table:table-cell>
          <table:table-cell table:formula="of:=SUBSTITUTE(LEFT([.B97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74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qm_8</text:p>
          </table:table-cell>
          <table:table-cell office:value-type="string" calcext:value-type="string">
            <text:p>0,404433549788243</text:p>
          </table:table-cell>
          <table:table-cell office:value-type="float" office:value="0.404433549788243" calcext:value-type="float">
            <text:p>0,404433549788243</text:p>
          </table:table-cell>
          <table:table-cell table:formula="of:=SUBSTITUTE(LEFT([.B97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75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d_0</text:p>
          </table:table-cell>
          <table:table-cell office:value-type="string" calcext:value-type="string">
            <text:p>0,404323699014292</text:p>
          </table:table-cell>
          <table:table-cell office:value-type="float" office:value="0.404323699014292" calcext:value-type="float">
            <text:p>0,404323699014292</text:p>
          </table:table-cell>
          <table:table-cell table:formula="of:=SUBSTITUTE(LEFT([.B97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76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s_mx_7</text:p>
          </table:table-cell>
          <table:table-cell office:value-type="string" calcext:value-type="string">
            <text:p>0,404192643858415</text:p>
          </table:table-cell>
          <table:table-cell office:value-type="float" office:value="0.404192643858415" calcext:value-type="float">
            <text:p>0,404192643858415</text:p>
          </table:table-cell>
          <table:table-cell table:formula="of:=SUBSTITUTE(LEFT([.B977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977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mx_3</text:p>
          </table:table-cell>
          <table:table-cell office:value-type="string" calcext:value-type="string">
            <text:p>0,403982671312296</text:p>
          </table:table-cell>
          <table:table-cell office:value-type="float" office:value="0.403982671312296" calcext:value-type="float">
            <text:p>0,403982671312296</text:p>
          </table:table-cell>
          <table:table-cell table:formula="of:=SUBSTITUTE(LEFT([.B97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7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tq_0</text:p>
          </table:table-cell>
          <table:table-cell office:value-type="string" calcext:value-type="string">
            <text:p>0,403552761993244</text:p>
          </table:table-cell>
          <table:table-cell office:value-type="float" office:value="0.403552761993244" calcext:value-type="float">
            <text:p>0,403552761993244</text:p>
          </table:table-cell>
          <table:table-cell table:formula="of:=SUBSTITUTE(LEFT([.B97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79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qm_1</text:p>
          </table:table-cell>
          <table:table-cell office:value-type="string" calcext:value-type="string">
            <text:p>0,403552761993244</text:p>
          </table:table-cell>
          <table:table-cell office:value-type="float" office:value="0.403552761993244" calcext:value-type="float">
            <text:p>0,403552761993244</text:p>
          </table:table-cell>
          <table:table-cell table:formula="of:=SUBSTITUTE(LEFT([.B98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8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fq_8</text:p>
          </table:table-cell>
          <table:table-cell office:value-type="string" calcext:value-type="string">
            <text:p>0,403429948338584</text:p>
          </table:table-cell>
          <table:table-cell office:value-type="float" office:value="0.403429948338584" calcext:value-type="float">
            <text:p>0,403429948338584</text:p>
          </table:table-cell>
          <table:table-cell table:formula="of:=SUBSTITUTE(LEFT([.B98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81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am_9</text:p>
          </table:table-cell>
          <table:table-cell office:value-type="string" calcext:value-type="string">
            <text:p>0,402532729293345</text:p>
          </table:table-cell>
          <table:table-cell office:value-type="float" office:value="0.402532729293345" calcext:value-type="float">
            <text:p>0,402532729293345</text:p>
          </table:table-cell>
          <table:table-cell table:formula="of:=SUBSTITUTE(LEFT([.B98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82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am_3</text:p>
          </table:table-cell>
          <table:table-cell office:value-type="string" calcext:value-type="string">
            <text:p>0,402229438822118</text:p>
          </table:table-cell>
          <table:table-cell office:value-type="float" office:value="0.402229438822118" calcext:value-type="float">
            <text:p>0,402229438822118</text:p>
          </table:table-cell>
          <table:table-cell table:formula="of:=SUBSTITUTE(LEFT([.B98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8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qm_3</text:p>
          </table:table-cell>
          <table:table-cell office:value-type="string" calcext:value-type="string">
            <text:p>0,402229438822118</text:p>
          </table:table-cell>
          <table:table-cell office:value-type="float" office:value="0.402229438822118" calcext:value-type="float">
            <text:p>0,402229438822118</text:p>
          </table:table-cell>
          <table:table-cell table:formula="of:=SUBSTITUTE(LEFT([.B98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84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d_8</text:p>
          </table:table-cell>
          <table:table-cell office:value-type="string" calcext:value-type="string">
            <text:p>0,401071232577598</text:p>
          </table:table-cell>
          <table:table-cell office:value-type="float" office:value="0.401071232577598" calcext:value-type="float">
            <text:p>0,401071232577598</text:p>
          </table:table-cell>
          <table:table-cell table:formula="of:=SUBSTITUTE(LEFT([.B98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85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_fq_4</text:p>
          </table:table-cell>
          <table:table-cell office:value-type="string" calcext:value-type="string">
            <text:p>0,400989053036629</text:p>
          </table:table-cell>
          <table:table-cell office:value-type="float" office:value="0.400989053036629" calcext:value-type="float">
            <text:p>0,400989053036629</text:p>
          </table:table-cell>
          <table:table-cell table:formula="of:=SUBSTITUTE(LEFT([.B986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986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_mn_4</text:p>
          </table:table-cell>
          <table:table-cell office:value-type="string" calcext:value-type="string">
            <text:p>0,400989053036629</text:p>
          </table:table-cell>
          <table:table-cell office:value-type="float" office:value="0.400989053036629" calcext:value-type="float">
            <text:p>0,400989053036629</text:p>
          </table:table-cell>
          <table:table-cell table:formula="of:=SUBSTITUTE(LEFT([.B987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987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tq_0</text:p>
          </table:table-cell>
          <table:table-cell office:value-type="string" calcext:value-type="string">
            <text:p>0,400626116927275</text:p>
          </table:table-cell>
          <table:table-cell office:value-type="float" office:value="0.400626116927275" calcext:value-type="float">
            <text:p>0,400626116927275</text:p>
          </table:table-cell>
          <table:table-cell table:formula="of:=SUBSTITUTE(LEFT([.B98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88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qm_0</text:p>
          </table:table-cell>
          <table:table-cell office:value-type="string" calcext:value-type="string">
            <text:p>0,400626116927275</text:p>
          </table:table-cell>
          <table:table-cell office:value-type="float" office:value="0.400626116927275" calcext:value-type="float">
            <text:p>0,400626116927275</text:p>
          </table:table-cell>
          <table:table-cell table:formula="of:=SUBSTITUTE(LEFT([.B98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89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_md_4</text:p>
          </table:table-cell>
          <table:table-cell office:value-type="string" calcext:value-type="string">
            <text:p>0,400551968693956</text:p>
          </table:table-cell>
          <table:table-cell office:value-type="float" office:value="0.400551968693956" calcext:value-type="float">
            <text:p>0,400551968693956</text:p>
          </table:table-cell>
          <table:table-cell table:formula="of:=SUBSTITUTE(LEFT([.B990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990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x_9</text:p>
          </table:table-cell>
          <table:table-cell office:value-type="string" calcext:value-type="string">
            <text:p>0,40051786852737</text:p>
          </table:table-cell>
          <table:table-cell office:value-type="float" office:value="0.40051786852737" calcext:value-type="float">
            <text:p>0,40051786852737</text:p>
          </table:table-cell>
          <table:table-cell table:formula="of:=SUBSTITUTE(LEFT([.B99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9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am_1</text:p>
          </table:table-cell>
          <table:table-cell office:value-type="string" calcext:value-type="string">
            <text:p>0,400321938830551</text:p>
          </table:table-cell>
          <table:table-cell office:value-type="float" office:value="0.400321938830551" calcext:value-type="float">
            <text:p>0,400321938830551</text:p>
          </table:table-cell>
          <table:table-cell table:formula="of:=SUBSTITUTE(LEFT([.B992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992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qm_1</text:p>
          </table:table-cell>
          <table:table-cell office:value-type="string" calcext:value-type="string">
            <text:p>0,400321938830551</text:p>
          </table:table-cell>
          <table:table-cell office:value-type="float" office:value="0.400321938830551" calcext:value-type="float">
            <text:p>0,400321938830551</text:p>
          </table:table-cell>
          <table:table-cell table:formula="of:=SUBSTITUTE(LEFT([.B993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993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_md_0</text:p>
          </table:table-cell>
          <table:table-cell office:value-type="string" calcext:value-type="string">
            <text:p>0,40032193883055</text:p>
          </table:table-cell>
          <table:table-cell office:value-type="float" office:value="0.40032193883055" calcext:value-type="float">
            <text:p>0,40032193883055</text:p>
          </table:table-cell>
          <table:table-cell table:formula="of:=SUBSTITUTE(LEFT([.B994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994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_tq_0</text:p>
          </table:table-cell>
          <table:table-cell office:value-type="string" calcext:value-type="string">
            <text:p>0,40032193883055</text:p>
          </table:table-cell>
          <table:table-cell office:value-type="float" office:value="0.40032193883055" calcext:value-type="float">
            <text:p>0,40032193883055</text:p>
          </table:table-cell>
          <table:table-cell table:formula="of:=SUBSTITUTE(LEFT([.B995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995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md_7</text:p>
          </table:table-cell>
          <table:table-cell office:value-type="string" calcext:value-type="string">
            <text:p>0,399808259525052</text:p>
          </table:table-cell>
          <table:table-cell office:value-type="float" office:value="0.399808259525052" calcext:value-type="float">
            <text:p>0,399808259525052</text:p>
          </table:table-cell>
          <table:table-cell table:formula="of:=SUBSTITUTE(LEFT([.B99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96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tq_4</text:p>
          </table:table-cell>
          <table:table-cell office:value-type="string" calcext:value-type="string">
            <text:p>0,399683173256023</text:p>
          </table:table-cell>
          <table:table-cell office:value-type="float" office:value="0.399683173256023" calcext:value-type="float">
            <text:p>0,399683173256023</text:p>
          </table:table-cell>
          <table:table-cell table:formula="of:=SUBSTITUTE(LEFT([.B99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97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x_0</text:p>
          </table:table-cell>
          <table:table-cell office:value-type="string" calcext:value-type="string">
            <text:p>0,399583896089787</text:p>
          </table:table-cell>
          <table:table-cell office:value-type="float" office:value="0.399583896089787" calcext:value-type="float">
            <text:p>0,399583896089787</text:p>
          </table:table-cell>
          <table:table-cell table:formula="of:=SUBSTITUTE(LEFT([.B99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98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fq_0</text:p>
          </table:table-cell>
          <table:table-cell office:value-type="string" calcext:value-type="string">
            <text:p>0,399428786847682</text:p>
          </table:table-cell>
          <table:table-cell office:value-type="float" office:value="0.399428786847682" calcext:value-type="float">
            <text:p>0,399428786847682</text:p>
          </table:table-cell>
          <table:table-cell table:formula="of:=SUBSTITUTE(LEFT([.B999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999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mn_0</text:p>
          </table:table-cell>
          <table:table-cell office:value-type="string" calcext:value-type="string">
            <text:p>0,399428786847682</text:p>
          </table:table-cell>
          <table:table-cell office:value-type="float" office:value="0.399428786847682" calcext:value-type="float">
            <text:p>0,399428786847682</text:p>
          </table:table-cell>
          <table:table-cell table:formula="of:=SUBSTITUTE(LEFT([.B1000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000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n_0</text:p>
          </table:table-cell>
          <table:table-cell office:value-type="string" calcext:value-type="string">
            <text:p>0,399326855663495</text:p>
          </table:table-cell>
          <table:table-cell office:value-type="float" office:value="0.399326855663495" calcext:value-type="float">
            <text:p>0,399326855663495</text:p>
          </table:table-cell>
          <table:table-cell table:formula="of:=SUBSTITUTE(LEFT([.B100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01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am_0</text:p>
          </table:table-cell>
          <table:table-cell office:value-type="string" calcext:value-type="string">
            <text:p>0,398861083937299</text:p>
          </table:table-cell>
          <table:table-cell office:value-type="float" office:value="0.398861083937299" calcext:value-type="float">
            <text:p>0,398861083937299</text:p>
          </table:table-cell>
          <table:table-cell table:formula="of:=SUBSTITUTE(LEFT([.B100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02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qm_0</text:p>
          </table:table-cell>
          <table:table-cell office:value-type="string" calcext:value-type="string">
            <text:p>0,398861083937299</text:p>
          </table:table-cell>
          <table:table-cell office:value-type="float" office:value="0.398861083937299" calcext:value-type="float">
            <text:p>0,398861083937299</text:p>
          </table:table-cell>
          <table:table-cell table:formula="of:=SUBSTITUTE(LEFT([.B100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03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var_3</text:p>
          </table:table-cell>
          <table:table-cell office:value-type="string" calcext:value-type="string">
            <text:p>0,398861083937299</text:p>
          </table:table-cell>
          <table:table-cell office:value-type="float" office:value="0.398861083937299" calcext:value-type="float">
            <text:p>0,398861083937299</text:p>
          </table:table-cell>
          <table:table-cell table:formula="of:=SUBSTITUTE(LEFT([.B1004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004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sd_3</text:p>
          </table:table-cell>
          <table:table-cell office:value-type="string" calcext:value-type="string">
            <text:p>0,398861083937299</text:p>
          </table:table-cell>
          <table:table-cell office:value-type="float" office:value="0.398861083937299" calcext:value-type="float">
            <text:p>0,398861083937299</text:p>
          </table:table-cell>
          <table:table-cell table:formula="of:=SUBSTITUTE(LEFT([.B1005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005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0,397990046709725</text:p>
          </table:table-cell>
          <table:table-cell office:value-type="float" office:value="0.397990046709725" calcext:value-type="float">
            <text:p>0,397990046709725</text:p>
          </table:table-cell>
          <table:table-cell table:formula="of:=SUBSTITUTE(LEFT([.B100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006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am_4</text:p>
          </table:table-cell>
          <table:table-cell office:value-type="string" calcext:value-type="string">
            <text:p>0,397990046709725</text:p>
          </table:table-cell>
          <table:table-cell office:value-type="float" office:value="0.397990046709725" calcext:value-type="float">
            <text:p>0,397990046709725</text:p>
          </table:table-cell>
          <table:table-cell table:formula="of:=SUBSTITUTE(LEFT([.B100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007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qm_4</text:p>
          </table:table-cell>
          <table:table-cell office:value-type="string" calcext:value-type="string">
            <text:p>0,397990046709725</text:p>
          </table:table-cell>
          <table:table-cell office:value-type="float" office:value="0.397990046709725" calcext:value-type="float">
            <text:p>0,397990046709725</text:p>
          </table:table-cell>
          <table:table-cell table:formula="of:=SUBSTITUTE(LEFT([.B100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008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0,397969548674446</text:p>
          </table:table-cell>
          <table:table-cell office:value-type="float" office:value="0.397969548674446" calcext:value-type="float">
            <text:p>0,397969548674446</text:p>
          </table:table-cell>
          <table:table-cell table:formula="of:=SUBSTITUTE(LEFT([.B100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009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mx_9</text:p>
          </table:table-cell>
          <table:table-cell office:value-type="string" calcext:value-type="string">
            <text:p>0,397006065245393</text:p>
          </table:table-cell>
          <table:table-cell office:value-type="float" office:value="0.397006065245393" calcext:value-type="float">
            <text:p>0,397006065245393</text:p>
          </table:table-cell>
          <table:table-cell table:formula="of:=SUBSTITUTE(LEFT([.B101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010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x_0</text:p>
          </table:table-cell>
          <table:table-cell office:value-type="string" calcext:value-type="string">
            <text:p>0,396489612011475</text:p>
          </table:table-cell>
          <table:table-cell office:value-type="float" office:value="0.396489612011475" calcext:value-type="float">
            <text:p>0,396489612011475</text:p>
          </table:table-cell>
          <table:table-cell table:formula="of:=SUBSTITUTE(LEFT([.B101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11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d_0</text:p>
          </table:table-cell>
          <table:table-cell office:value-type="string" calcext:value-type="string">
            <text:p>0,396156345585849</text:p>
          </table:table-cell>
          <table:table-cell office:value-type="float" office:value="0.396156345585849" calcext:value-type="float">
            <text:p>0,396156345585849</text:p>
          </table:table-cell>
          <table:table-cell table:formula="of:=SUBSTITUTE(LEFT([.B101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12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tq_9</text:p>
          </table:table-cell>
          <table:table-cell office:value-type="string" calcext:value-type="string">
            <text:p>0,395998386239353</text:p>
          </table:table-cell>
          <table:table-cell office:value-type="float" office:value="0.395998386239353" calcext:value-type="float">
            <text:p>0,395998386239353</text:p>
          </table:table-cell>
          <table:table-cell table:formula="of:=SUBSTITUTE(LEFT([.B101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013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0,394978881737093</text:p>
          </table:table-cell>
          <table:table-cell office:value-type="float" office:value="0.394978881737093" calcext:value-type="float">
            <text:p>0,394978881737093</text:p>
          </table:table-cell>
          <table:table-cell table:formula="of:=SUBSTITUTE(LEFT([.B101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14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0,394978881737093</text:p>
          </table:table-cell>
          <table:table-cell office:value-type="float" office:value="0.394978881737093" calcext:value-type="float">
            <text:p>0,394978881737093</text:p>
          </table:table-cell>
          <table:table-cell table:formula="of:=SUBSTITUTE(LEFT([.B101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1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am_0</text:p>
          </table:table-cell>
          <table:table-cell office:value-type="string" calcext:value-type="string">
            <text:p>0,394082227866493</text:p>
          </table:table-cell>
          <table:table-cell office:value-type="float" office:value="0.394082227866493" calcext:value-type="float">
            <text:p>0,394082227866493</text:p>
          </table:table-cell>
          <table:table-cell table:formula="of:=SUBSTITUTE(LEFT([.B1016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016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d_0</text:p>
          </table:table-cell>
          <table:table-cell office:value-type="string" calcext:value-type="string">
            <text:p>0,394025261303132</text:p>
          </table:table-cell>
          <table:table-cell office:value-type="float" office:value="0.394025261303132" calcext:value-type="float">
            <text:p>0,394025261303132</text:p>
          </table:table-cell>
          <table:table-cell table:formula="of:=SUBSTITUTE(LEFT([.B101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17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am_0</text:p>
          </table:table-cell>
          <table:table-cell office:value-type="string" calcext:value-type="string">
            <text:p>0,394025261303132</text:p>
          </table:table-cell>
          <table:table-cell office:value-type="float" office:value="0.394025261303132" calcext:value-type="float">
            <text:p>0,394025261303132</text:p>
          </table:table-cell>
          <table:table-cell table:formula="of:=SUBSTITUTE(LEFT([.B101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18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d_8</text:p>
          </table:table-cell>
          <table:table-cell office:value-type="string" calcext:value-type="string">
            <text:p>0,393442408292511</text:p>
          </table:table-cell>
          <table:table-cell office:value-type="float" office:value="0.393442408292511" calcext:value-type="float">
            <text:p>0,393442408292511</text:p>
          </table:table-cell>
          <table:table-cell table:formula="of:=SUBSTITUTE(LEFT([.B1019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019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tq_8</text:p>
          </table:table-cell>
          <table:table-cell office:value-type="string" calcext:value-type="string">
            <text:p>0,393442408292511</text:p>
          </table:table-cell>
          <table:table-cell office:value-type="float" office:value="0.393442408292511" calcext:value-type="float">
            <text:p>0,393442408292511</text:p>
          </table:table-cell>
          <table:table-cell table:formula="of:=SUBSTITUTE(LEFT([.B1020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020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a_8</text:p>
          </table:table-cell>
          <table:table-cell office:value-type="string" calcext:value-type="string">
            <text:p>0,393442408292511</text:p>
          </table:table-cell>
          <table:table-cell office:value-type="float" office:value="0.393442408292511" calcext:value-type="float">
            <text:p>0,393442408292511</text:p>
          </table:table-cell>
          <table:table-cell table:formula="of:=SUBSTITUTE(LEFT([.B1021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021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mx_4</text:p>
          </table:table-cell>
          <table:table-cell office:value-type="string" calcext:value-type="string">
            <text:p>0,393030987566747</text:p>
          </table:table-cell>
          <table:table-cell office:value-type="float" office:value="0.393030987566747" calcext:value-type="float">
            <text:p>0,393030987566747</text:p>
          </table:table-cell>
          <table:table-cell table:formula="of:=SUBSTITUTE(LEFT([.B102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02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0,392186639462937</text:p>
          </table:table-cell>
          <table:table-cell office:value-type="float" office:value="0.392186639462937" calcext:value-type="float">
            <text:p>0,392186639462937</text:p>
          </table:table-cell>
          <table:table-cell table:formula="of:=SUBSTITUTE(LEFT([.B1023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02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mx_9</text:p>
          </table:table-cell>
          <table:table-cell office:value-type="string" calcext:value-type="string">
            <text:p>0,391519610127051</text:p>
          </table:table-cell>
          <table:table-cell office:value-type="float" office:value="0.391519610127051" calcext:value-type="float">
            <text:p>0,391519610127051</text:p>
          </table:table-cell>
          <table:table-cell table:formula="of:=SUBSTITUTE(LEFT([.B102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024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fq_4</text:p>
          </table:table-cell>
          <table:table-cell office:value-type="string" calcext:value-type="string">
            <text:p>0,391015723729573</text:p>
          </table:table-cell>
          <table:table-cell office:value-type="float" office:value="0.391015723729573" calcext:value-type="float">
            <text:p>0,391015723729573</text:p>
          </table:table-cell>
          <table:table-cell table:formula="of:=SUBSTITUTE(LEFT([.B102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025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0,391015723729573</text:p>
          </table:table-cell>
          <table:table-cell office:value-type="float" office:value="0.391015723729573" calcext:value-type="float">
            <text:p>0,391015723729573</text:p>
          </table:table-cell>
          <table:table-cell table:formula="of:=SUBSTITUTE(LEFT([.B102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2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fq_0</text:p>
          </table:table-cell>
          <table:table-cell office:value-type="string" calcext:value-type="string">
            <text:p>0,390849160077247</text:p>
          </table:table-cell>
          <table:table-cell office:value-type="float" office:value="0.390849160077247" calcext:value-type="float">
            <text:p>0,390849160077247</text:p>
          </table:table-cell>
          <table:table-cell table:formula="of:=SUBSTITUTE(LEFT([.B102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27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x_7</text:p>
          </table:table-cell>
          <table:table-cell office:value-type="string" calcext:value-type="string">
            <text:p>0,390283154860656</text:p>
          </table:table-cell>
          <table:table-cell office:value-type="float" office:value="0.390283154860656" calcext:value-type="float">
            <text:p>0,390283154860656</text:p>
          </table:table-cell>
          <table:table-cell table:formula="of:=SUBSTITUTE(LEFT([.B1028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028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md_9</text:p>
          </table:table-cell>
          <table:table-cell office:value-type="string" calcext:value-type="string">
            <text:p>0,390221303333994</text:p>
          </table:table-cell>
          <table:table-cell office:value-type="float" office:value="0.390221303333994" calcext:value-type="float">
            <text:p>0,390221303333994</text:p>
          </table:table-cell>
          <table:table-cell table:formula="of:=SUBSTITUTE(LEFT([.B102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029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fq_4</text:p>
          </table:table-cell>
          <table:table-cell office:value-type="string" calcext:value-type="string">
            <text:p>0,389136529455137</text:p>
          </table:table-cell>
          <table:table-cell office:value-type="float" office:value="0.389136529455137" calcext:value-type="float">
            <text:p>0,389136529455137</text:p>
          </table:table-cell>
          <table:table-cell table:formula="of:=SUBSTITUTE(LEFT([.B103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030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fq_4</text:p>
          </table:table-cell>
          <table:table-cell office:value-type="string" calcext:value-type="string">
            <text:p>0,388864182561471</text:p>
          </table:table-cell>
          <table:table-cell office:value-type="float" office:value="0.388864182561471" calcext:value-type="float">
            <text:p>0,388864182561471</text:p>
          </table:table-cell>
          <table:table-cell table:formula="of:=SUBSTITUTE(LEFT([.B103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031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ir_4</text:p>
          </table:table-cell>
          <table:table-cell office:value-type="string" calcext:value-type="string">
            <text:p>0,38841434137575</text:p>
          </table:table-cell>
          <table:table-cell office:value-type="float" office:value="0.38841434137575" calcext:value-type="float">
            <text:p>0,38841434137575</text:p>
          </table:table-cell>
          <table:table-cell table:formula="of:=SUBSTITUTE(LEFT([.B1032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03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mx_4</text:p>
          </table:table-cell>
          <table:table-cell office:value-type="string" calcext:value-type="string">
            <text:p>0,388081183528454</text:p>
          </table:table-cell>
          <table:table-cell office:value-type="float" office:value="0.388081183528454" calcext:value-type="float">
            <text:p>0,388081183528454</text:p>
          </table:table-cell>
          <table:table-cell table:formula="of:=SUBSTITUTE(LEFT([.B103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03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_md_7</text:p>
          </table:table-cell>
          <table:table-cell office:value-type="string" calcext:value-type="string">
            <text:p>0,387875947991293</text:p>
          </table:table-cell>
          <table:table-cell office:value-type="float" office:value="0.387875947991293" calcext:value-type="float">
            <text:p>0,387875947991293</text:p>
          </table:table-cell>
          <table:table-cell table:formula="of:=SUBSTITUTE(LEFT([.B1034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034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s_mx_7</text:p>
          </table:table-cell>
          <table:table-cell office:value-type="string" calcext:value-type="string">
            <text:p>0,387504291843429</text:p>
          </table:table-cell>
          <table:table-cell office:value-type="float" office:value="0.387504291843429" calcext:value-type="float">
            <text:p>0,387504291843429</text:p>
          </table:table-cell>
          <table:table-cell table:formula="of:=SUBSTITUTE(LEFT([.B1035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035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am_8</text:p>
          </table:table-cell>
          <table:table-cell office:value-type="string" calcext:value-type="string">
            <text:p>0,386487079418868</text:p>
          </table:table-cell>
          <table:table-cell office:value-type="float" office:value="0.386487079418868" calcext:value-type="float">
            <text:p>0,386487079418868</text:p>
          </table:table-cell>
          <table:table-cell table:formula="of:=SUBSTITUTE(LEFT([.B1036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036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qm_8</text:p>
          </table:table-cell>
          <table:table-cell office:value-type="string" calcext:value-type="string">
            <text:p>0,386487079418868</text:p>
          </table:table-cell>
          <table:table-cell office:value-type="float" office:value="0.386487079418868" calcext:value-type="float">
            <text:p>0,386487079418868</text:p>
          </table:table-cell>
          <table:table-cell table:formula="of:=SUBSTITUTE(LEFT([.B1037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037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mn_4</text:p>
          </table:table-cell>
          <table:table-cell office:value-type="string" calcext:value-type="string">
            <text:p>0,38591979681229</text:p>
          </table:table-cell>
          <table:table-cell office:value-type="float" office:value="0.38591979681229" calcext:value-type="float">
            <text:p>0,38591979681229</text:p>
          </table:table-cell>
          <table:table-cell table:formula="of:=SUBSTITUTE(LEFT([.B103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038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x_1</text:p>
          </table:table-cell>
          <table:table-cell office:value-type="string" calcext:value-type="string">
            <text:p>0,384041400749421</text:p>
          </table:table-cell>
          <table:table-cell office:value-type="float" office:value="0.384041400749421" calcext:value-type="float">
            <text:p>0,384041400749421</text:p>
          </table:table-cell>
          <table:table-cell table:formula="of:=SUBSTITUTE(LEFT([.B103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3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ir_8</text:p>
          </table:table-cell>
          <table:table-cell office:value-type="string" calcext:value-type="string">
            <text:p>0,38369827667841</text:p>
          </table:table-cell>
          <table:table-cell office:value-type="float" office:value="0.38369827667841" calcext:value-type="float">
            <text:p>0,38369827667841</text:p>
          </table:table-cell>
          <table:table-cell table:formula="of:=SUBSTITUTE(LEFT([.B1040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040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rg_8</text:p>
          </table:table-cell>
          <table:table-cell office:value-type="string" calcext:value-type="string">
            <text:p>0,38369827667841</text:p>
          </table:table-cell>
          <table:table-cell office:value-type="float" office:value="0.38369827667841" calcext:value-type="float">
            <text:p>0,38369827667841</text:p>
          </table:table-cell>
          <table:table-cell table:formula="of:=SUBSTITUTE(LEFT([.B1041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041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mn_4</text:p>
          </table:table-cell>
          <table:table-cell office:value-type="string" calcext:value-type="string">
            <text:p>0,38251094111275</text:p>
          </table:table-cell>
          <table:table-cell office:value-type="float" office:value="0.38251094111275" calcext:value-type="float">
            <text:p>0,38251094111275</text:p>
          </table:table-cell>
          <table:table-cell table:formula="of:=SUBSTITUTE(LEFT([.B104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04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_md_7</text:p>
          </table:table-cell>
          <table:table-cell office:value-type="string" calcext:value-type="string">
            <text:p>0,381017220617077</text:p>
          </table:table-cell>
          <table:table-cell office:value-type="float" office:value="0.381017220617077" calcext:value-type="float">
            <text:p>0,381017220617077</text:p>
          </table:table-cell>
          <table:table-cell table:formula="of:=SUBSTITUTE(LEFT([.B1043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043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n_0</text:p>
          </table:table-cell>
          <table:table-cell office:value-type="string" calcext:value-type="string">
            <text:p>0,380737787854099</text:p>
          </table:table-cell>
          <table:table-cell office:value-type="float" office:value="0.380737787854099" calcext:value-type="float">
            <text:p>0,380737787854099</text:p>
          </table:table-cell>
          <table:table-cell table:formula="of:=SUBSTITUTE(LEFT([.B104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44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n_7</text:p>
          </table:table-cell>
          <table:table-cell office:value-type="string" calcext:value-type="string">
            <text:p>0,380645858617912</text:p>
          </table:table-cell>
          <table:table-cell office:value-type="float" office:value="0.380645858617912" calcext:value-type="float">
            <text:p>0,380645858617912</text:p>
          </table:table-cell>
          <table:table-cell table:formula="of:=SUBSTITUTE(LEFT([.B104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45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d_0</text:p>
          </table:table-cell>
          <table:table-cell office:value-type="string" calcext:value-type="string">
            <text:p>0,379882877284488</text:p>
          </table:table-cell>
          <table:table-cell office:value-type="float" office:value="0.379882877284488" calcext:value-type="float">
            <text:p>0,379882877284488</text:p>
          </table:table-cell>
          <table:table-cell table:formula="of:=SUBSTITUTE(LEFT([.B104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46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am_0</text:p>
          </table:table-cell>
          <table:table-cell office:value-type="string" calcext:value-type="string">
            <text:p>0,379882877284488</text:p>
          </table:table-cell>
          <table:table-cell office:value-type="float" office:value="0.379882877284488" calcext:value-type="float">
            <text:p>0,379882877284488</text:p>
          </table:table-cell>
          <table:table-cell table:formula="of:=SUBSTITUTE(LEFT([.B104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47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md_3</text:p>
          </table:table-cell>
          <table:table-cell office:value-type="string" calcext:value-type="string">
            <text:p>0,379882877284488</text:p>
          </table:table-cell>
          <table:table-cell office:value-type="float" office:value="0.379882877284488" calcext:value-type="float">
            <text:p>0,379882877284488</text:p>
          </table:table-cell>
          <table:table-cell table:formula="of:=SUBSTITUTE(LEFT([.B104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04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d_8</text:p>
          </table:table-cell>
          <table:table-cell office:value-type="string" calcext:value-type="string">
            <text:p>0,377615920016065</text:p>
          </table:table-cell>
          <table:table-cell office:value-type="float" office:value="0.377615920016065" calcext:value-type="float">
            <text:p>0,377615920016065</text:p>
          </table:table-cell>
          <table:table-cell table:formula="of:=SUBSTITUTE(LEFT([.B104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49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fq_8</text:p>
          </table:table-cell>
          <table:table-cell office:value-type="string" calcext:value-type="string">
            <text:p>0,377615920016065</text:p>
          </table:table-cell>
          <table:table-cell office:value-type="float" office:value="0.377615920016065" calcext:value-type="float">
            <text:p>0,377615920016065</text:p>
          </table:table-cell>
          <table:table-cell table:formula="of:=SUBSTITUTE(LEFT([.B105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50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tq_8</text:p>
          </table:table-cell>
          <table:table-cell office:value-type="string" calcext:value-type="string">
            <text:p>0,377615920016065</text:p>
          </table:table-cell>
          <table:table-cell office:value-type="float" office:value="0.377615920016065" calcext:value-type="float">
            <text:p>0,377615920016065</text:p>
          </table:table-cell>
          <table:table-cell table:formula="of:=SUBSTITUTE(LEFT([.B105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51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am_8</text:p>
          </table:table-cell>
          <table:table-cell office:value-type="string" calcext:value-type="string">
            <text:p>0,377615920016065</text:p>
          </table:table-cell>
          <table:table-cell office:value-type="float" office:value="0.377615920016065" calcext:value-type="float">
            <text:p>0,377615920016065</text:p>
          </table:table-cell>
          <table:table-cell table:formula="of:=SUBSTITUTE(LEFT([.B105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52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x_8</text:p>
          </table:table-cell>
          <table:table-cell office:value-type="string" calcext:value-type="string">
            <text:p>0,377615920016065</text:p>
          </table:table-cell>
          <table:table-cell office:value-type="float" office:value="0.377615920016065" calcext:value-type="float">
            <text:p>0,377615920016065</text:p>
          </table:table-cell>
          <table:table-cell table:formula="of:=SUBSTITUTE(LEFT([.B105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53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qm_8</text:p>
          </table:table-cell>
          <table:table-cell office:value-type="string" calcext:value-type="string">
            <text:p>0,377615920016065</text:p>
          </table:table-cell>
          <table:table-cell office:value-type="float" office:value="0.377615920016065" calcext:value-type="float">
            <text:p>0,377615920016065</text:p>
          </table:table-cell>
          <table:table-cell table:formula="of:=SUBSTITUTE(LEFT([.B105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54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fq_0</text:p>
          </table:table-cell>
          <table:table-cell office:value-type="string" calcext:value-type="string">
            <text:p>0,37693704131297</text:p>
          </table:table-cell>
          <table:table-cell office:value-type="float" office:value="0.37693704131297" calcext:value-type="float">
            <text:p>0,37693704131297</text:p>
          </table:table-cell>
          <table:table-cell table:formula="of:=SUBSTITUTE(LEFT([.B105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55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x_8</text:p>
          </table:table-cell>
          <table:table-cell office:value-type="string" calcext:value-type="string">
            <text:p>0,376787234369924</text:p>
          </table:table-cell>
          <table:table-cell office:value-type="float" office:value="0.376787234369924" calcext:value-type="float">
            <text:p>0,376787234369924</text:p>
          </table:table-cell>
          <table:table-cell table:formula="of:=SUBSTITUTE(LEFT([.B1056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056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qm_8</text:p>
          </table:table-cell>
          <table:table-cell office:value-type="string" calcext:value-type="string">
            <text:p>0,376787234369924</text:p>
          </table:table-cell>
          <table:table-cell office:value-type="float" office:value="0.376787234369924" calcext:value-type="float">
            <text:p>0,376787234369924</text:p>
          </table:table-cell>
          <table:table-cell table:formula="of:=SUBSTITUTE(LEFT([.B1057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057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md_1</text:p>
          </table:table-cell>
          <table:table-cell office:value-type="string" calcext:value-type="string">
            <text:p>0,376787234369924</text:p>
          </table:table-cell>
          <table:table-cell office:value-type="float" office:value="0.376787234369924" calcext:value-type="float">
            <text:p>0,376787234369924</text:p>
          </table:table-cell>
          <table:table-cell table:formula="of:=SUBSTITUTE(LEFT([.B1058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05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fq_1</text:p>
          </table:table-cell>
          <table:table-cell office:value-type="string" calcext:value-type="string">
            <text:p>0,376787234369924</text:p>
          </table:table-cell>
          <table:table-cell office:value-type="float" office:value="0.376787234369924" calcext:value-type="float">
            <text:p>0,376787234369924</text:p>
          </table:table-cell>
          <table:table-cell table:formula="of:=SUBSTITUTE(LEFT([.B1059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05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tq_1</text:p>
          </table:table-cell>
          <table:table-cell office:value-type="string" calcext:value-type="string">
            <text:p>0,376787234369924</text:p>
          </table:table-cell>
          <table:table-cell office:value-type="float" office:value="0.376787234369924" calcext:value-type="float">
            <text:p>0,376787234369924</text:p>
          </table:table-cell>
          <table:table-cell table:formula="of:=SUBSTITUTE(LEFT([.B1060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06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mn_1</text:p>
          </table:table-cell>
          <table:table-cell office:value-type="string" calcext:value-type="string">
            <text:p>0,376787234369924</text:p>
          </table:table-cell>
          <table:table-cell office:value-type="float" office:value="0.376787234369924" calcext:value-type="float">
            <text:p>0,376787234369924</text:p>
          </table:table-cell>
          <table:table-cell table:formula="of:=SUBSTITUTE(LEFT([.B1061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061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mx_1</text:p>
          </table:table-cell>
          <table:table-cell office:value-type="string" calcext:value-type="string">
            <text:p>0,376787234369924</text:p>
          </table:table-cell>
          <table:table-cell office:value-type="float" office:value="0.376787234369924" calcext:value-type="float">
            <text:p>0,376787234369924</text:p>
          </table:table-cell>
          <table:table-cell table:formula="of:=SUBSTITUTE(LEFT([.B1062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062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rg_4</text:p>
          </table:table-cell>
          <table:table-cell office:value-type="string" calcext:value-type="string">
            <text:p>0,376181483945405</text:p>
          </table:table-cell>
          <table:table-cell office:value-type="float" office:value="0.376181483945405" calcext:value-type="float">
            <text:p>0,376181483945405</text:p>
          </table:table-cell>
          <table:table-cell table:formula="of:=SUBSTITUTE(LEFT([.B1063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06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0,376181483945405</text:p>
          </table:table-cell>
          <table:table-cell office:value-type="float" office:value="0.376181483945405" calcext:value-type="float">
            <text:p>0,376181483945405</text:p>
          </table:table-cell>
          <table:table-cell table:formula="of:=SUBSTITUTE(LEFT([.B1064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064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d_1</text:p>
          </table:table-cell>
          <table:table-cell office:value-type="string" calcext:value-type="string">
            <text:p>0,376181483945405</text:p>
          </table:table-cell>
          <table:table-cell office:value-type="float" office:value="0.376181483945405" calcext:value-type="float">
            <text:p>0,376181483945405</text:p>
          </table:table-cell>
          <table:table-cell table:formula="of:=SUBSTITUTE(LEFT([.B1065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06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fq_1</text:p>
          </table:table-cell>
          <table:table-cell office:value-type="string" calcext:value-type="string">
            <text:p>0,376181483945405</text:p>
          </table:table-cell>
          <table:table-cell office:value-type="float" office:value="0.376181483945405" calcext:value-type="float">
            <text:p>0,376181483945405</text:p>
          </table:table-cell>
          <table:table-cell table:formula="of:=SUBSTITUTE(LEFT([.B1066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06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a_1</text:p>
          </table:table-cell>
          <table:table-cell office:value-type="string" calcext:value-type="string">
            <text:p>0,376181483945405</text:p>
          </table:table-cell>
          <table:table-cell office:value-type="float" office:value="0.376181483945405" calcext:value-type="float">
            <text:p>0,376181483945405</text:p>
          </table:table-cell>
          <table:table-cell table:formula="of:=SUBSTITUTE(LEFT([.B1067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06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n_1</text:p>
          </table:table-cell>
          <table:table-cell office:value-type="string" calcext:value-type="string">
            <text:p>0,376181483945405</text:p>
          </table:table-cell>
          <table:table-cell office:value-type="float" office:value="0.376181483945405" calcext:value-type="float">
            <text:p>0,376181483945405</text:p>
          </table:table-cell>
          <table:table-cell table:formula="of:=SUBSTITUTE(LEFT([.B1068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06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qm_1</text:p>
          </table:table-cell>
          <table:table-cell office:value-type="string" calcext:value-type="string">
            <text:p>0,376181483945405</text:p>
          </table:table-cell>
          <table:table-cell office:value-type="float" office:value="0.376181483945405" calcext:value-type="float">
            <text:p>0,376181483945405</text:p>
          </table:table-cell>
          <table:table-cell table:formula="of:=SUBSTITUTE(LEFT([.B1069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06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d_7</text:p>
          </table:table-cell>
          <table:table-cell office:value-type="string" calcext:value-type="string">
            <text:p>0,376127561667563</text:p>
          </table:table-cell>
          <table:table-cell office:value-type="float" office:value="0.376127561667563" calcext:value-type="float">
            <text:p>0,376127561667563</text:p>
          </table:table-cell>
          <table:table-cell table:formula="of:=SUBSTITUTE(LEFT([.B1070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070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fq_7</text:p>
          </table:table-cell>
          <table:table-cell office:value-type="string" calcext:value-type="string">
            <text:p>0,376127561667563</text:p>
          </table:table-cell>
          <table:table-cell office:value-type="float" office:value="0.376127561667563" calcext:value-type="float">
            <text:p>0,376127561667563</text:p>
          </table:table-cell>
          <table:table-cell table:formula="of:=SUBSTITUTE(LEFT([.B1071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071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a_7</text:p>
          </table:table-cell>
          <table:table-cell office:value-type="string" calcext:value-type="string">
            <text:p>0,376127561667563</text:p>
          </table:table-cell>
          <table:table-cell office:value-type="float" office:value="0.376127561667563" calcext:value-type="float">
            <text:p>0,376127561667563</text:p>
          </table:table-cell>
          <table:table-cell table:formula="of:=SUBSTITUTE(LEFT([.B1072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072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n_7</text:p>
          </table:table-cell>
          <table:table-cell office:value-type="string" calcext:value-type="string">
            <text:p>0,376127561667563</text:p>
          </table:table-cell>
          <table:table-cell office:value-type="float" office:value="0.376127561667563" calcext:value-type="float">
            <text:p>0,376127561667563</text:p>
          </table:table-cell>
          <table:table-cell table:formula="of:=SUBSTITUTE(LEFT([.B1073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073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qm_7</text:p>
          </table:table-cell>
          <table:table-cell office:value-type="string" calcext:value-type="string">
            <text:p>0,376127561667563</text:p>
          </table:table-cell>
          <table:table-cell office:value-type="float" office:value="0.376127561667563" calcext:value-type="float">
            <text:p>0,376127561667563</text:p>
          </table:table-cell>
          <table:table-cell table:formula="of:=SUBSTITUTE(LEFT([.B1074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074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d_7</text:p>
          </table:table-cell>
          <table:table-cell office:value-type="string" calcext:value-type="string">
            <text:p>0,375948876868838</text:p>
          </table:table-cell>
          <table:table-cell office:value-type="float" office:value="0.375948876868838" calcext:value-type="float">
            <text:p>0,375948876868838</text:p>
          </table:table-cell>
          <table:table-cell table:formula="of:=SUBSTITUTE(LEFT([.B107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75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am_7</text:p>
          </table:table-cell>
          <table:table-cell office:value-type="string" calcext:value-type="string">
            <text:p>0,375948876868838</text:p>
          </table:table-cell>
          <table:table-cell office:value-type="float" office:value="0.375948876868838" calcext:value-type="float">
            <text:p>0,375948876868838</text:p>
          </table:table-cell>
          <table:table-cell table:formula="of:=SUBSTITUTE(LEFT([.B107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76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qm_7</text:p>
          </table:table-cell>
          <table:table-cell office:value-type="string" calcext:value-type="string">
            <text:p>0,375948876868838</text:p>
          </table:table-cell>
          <table:table-cell office:value-type="float" office:value="0.375948876868838" calcext:value-type="float">
            <text:p>0,375948876868838</text:p>
          </table:table-cell>
          <table:table-cell table:formula="of:=SUBSTITUTE(LEFT([.B107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77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mn_0</text:p>
          </table:table-cell>
          <table:table-cell office:value-type="string" calcext:value-type="string">
            <text:p>0,375370989583804</text:p>
          </table:table-cell>
          <table:table-cell office:value-type="float" office:value="0.375370989583804" calcext:value-type="float">
            <text:p>0,375370989583804</text:p>
          </table:table-cell>
          <table:table-cell table:formula="of:=SUBSTITUTE(LEFT([.B107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78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am_9</text:p>
          </table:table-cell>
          <table:table-cell office:value-type="string" calcext:value-type="string">
            <text:p>0,374684235791988</text:p>
          </table:table-cell>
          <table:table-cell office:value-type="float" office:value="0.374684235791988" calcext:value-type="float">
            <text:p>0,374684235791988</text:p>
          </table:table-cell>
          <table:table-cell table:formula="of:=SUBSTITUTE(LEFT([.B107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079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qm_9</text:p>
          </table:table-cell>
          <table:table-cell office:value-type="string" calcext:value-type="string">
            <text:p>0,374684235791988</text:p>
          </table:table-cell>
          <table:table-cell office:value-type="float" office:value="0.374684235791988" calcext:value-type="float">
            <text:p>0,374684235791988</text:p>
          </table:table-cell>
          <table:table-cell table:formula="of:=SUBSTITUTE(LEFT([.B108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080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tq_1</text:p>
          </table:table-cell>
          <table:table-cell office:value-type="string" calcext:value-type="string">
            <text:p>0,373002677390593</text:p>
          </table:table-cell>
          <table:table-cell office:value-type="float" office:value="0.373002677390593" calcext:value-type="float">
            <text:p>0,373002677390593</text:p>
          </table:table-cell>
          <table:table-cell table:formula="of:=SUBSTITUTE(LEFT([.B1081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081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am_1</text:p>
          </table:table-cell>
          <table:table-cell office:value-type="string" calcext:value-type="string">
            <text:p>0,373002677390593</text:p>
          </table:table-cell>
          <table:table-cell office:value-type="float" office:value="0.373002677390593" calcext:value-type="float">
            <text:p>0,373002677390593</text:p>
          </table:table-cell>
          <table:table-cell table:formula="of:=SUBSTITUTE(LEFT([.B1082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082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mx_1</text:p>
          </table:table-cell>
          <table:table-cell office:value-type="string" calcext:value-type="string">
            <text:p>0,373002677390593</text:p>
          </table:table-cell>
          <table:table-cell office:value-type="float" office:value="0.373002677390593" calcext:value-type="float">
            <text:p>0,373002677390593</text:p>
          </table:table-cell>
          <table:table-cell table:formula="of:=SUBSTITUTE(LEFT([.B1083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083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qm_1</text:p>
          </table:table-cell>
          <table:table-cell office:value-type="string" calcext:value-type="string">
            <text:p>0,373002677390593</text:p>
          </table:table-cell>
          <table:table-cell office:value-type="float" office:value="0.373002677390593" calcext:value-type="float">
            <text:p>0,373002677390593</text:p>
          </table:table-cell>
          <table:table-cell table:formula="of:=SUBSTITUTE(LEFT([.B1084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084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_tq_7</text:p>
          </table:table-cell>
          <table:table-cell office:value-type="string" calcext:value-type="string">
            <text:p>0,370573440710173</text:p>
          </table:table-cell>
          <table:table-cell office:value-type="float" office:value="0.370573440710173" calcext:value-type="float">
            <text:p>0,370573440710173</text:p>
          </table:table-cell>
          <table:table-cell table:formula="of:=SUBSTITUTE(LEFT([.B1085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085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_mx_7</text:p>
          </table:table-cell>
          <table:table-cell office:value-type="string" calcext:value-type="string">
            <text:p>0,370573440710173</text:p>
          </table:table-cell>
          <table:table-cell office:value-type="float" office:value="0.370573440710173" calcext:value-type="float">
            <text:p>0,370573440710173</text:p>
          </table:table-cell>
          <table:table-cell table:formula="of:=SUBSTITUTE(LEFT([.B1086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086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_qm_7</text:p>
          </table:table-cell>
          <table:table-cell office:value-type="string" calcext:value-type="string">
            <text:p>0,370573440710173</text:p>
          </table:table-cell>
          <table:table-cell office:value-type="float" office:value="0.370573440710173" calcext:value-type="float">
            <text:p>0,370573440710173</text:p>
          </table:table-cell>
          <table:table-cell table:formula="of:=SUBSTITUTE(LEFT([.B1087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087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md_8</text:p>
          </table:table-cell>
          <table:table-cell office:value-type="string" calcext:value-type="string">
            <text:p>0,370229142900135</text:p>
          </table:table-cell>
          <table:table-cell office:value-type="float" office:value="0.370229142900135" calcext:value-type="float">
            <text:p>0,370229142900135</text:p>
          </table:table-cell>
          <table:table-cell table:formula="of:=SUBSTITUTE(LEFT([.B1088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088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tq_0</text:p>
          </table:table-cell>
          <table:table-cell office:value-type="string" calcext:value-type="string">
            <text:p>0,369423485105077</text:p>
          </table:table-cell>
          <table:table-cell office:value-type="float" office:value="0.369423485105077" calcext:value-type="float">
            <text:p>0,369423485105077</text:p>
          </table:table-cell>
          <table:table-cell table:formula="of:=SUBSTITUTE(LEFT([.B108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89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qm_0</text:p>
          </table:table-cell>
          <table:table-cell office:value-type="string" calcext:value-type="string">
            <text:p>0,369423485105077</text:p>
          </table:table-cell>
          <table:table-cell office:value-type="float" office:value="0.369423485105077" calcext:value-type="float">
            <text:p>0,369423485105077</text:p>
          </table:table-cell>
          <table:table-cell table:formula="of:=SUBSTITUTE(LEFT([.B109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90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n_7</text:p>
          </table:table-cell>
          <table:table-cell office:value-type="string" calcext:value-type="string">
            <text:p>0,369094799567546</text:p>
          </table:table-cell>
          <table:table-cell office:value-type="float" office:value="0.369094799567546" calcext:value-type="float">
            <text:p>0,369094799567546</text:p>
          </table:table-cell>
          <table:table-cell table:formula="of:=SUBSTITUTE(LEFT([.B109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91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n_8</text:p>
          </table:table-cell>
          <table:table-cell office:value-type="string" calcext:value-type="string">
            <text:p>0,368850306260688</text:p>
          </table:table-cell>
          <table:table-cell office:value-type="float" office:value="0.368850306260688" calcext:value-type="float">
            <text:p>0,368850306260688</text:p>
          </table:table-cell>
          <table:table-cell table:formula="of:=SUBSTITUTE(LEFT([.B109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92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mx_1</text:p>
          </table:table-cell>
          <table:table-cell office:value-type="string" calcext:value-type="string">
            <text:p>0,366437352331303</text:p>
          </table:table-cell>
          <table:table-cell office:value-type="float" office:value="0.366437352331303" calcext:value-type="float">
            <text:p>0,366437352331303</text:p>
          </table:table-cell>
          <table:table-cell table:formula="of:=SUBSTITUTE(LEFT([.B1093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093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tq_9</text:p>
          </table:table-cell>
          <table:table-cell office:value-type="string" calcext:value-type="string">
            <text:p>0,364513739936699</text:p>
          </table:table-cell>
          <table:table-cell office:value-type="float" office:value="0.364513739936699" calcext:value-type="float">
            <text:p>0,364513739936699</text:p>
          </table:table-cell>
          <table:table-cell table:formula="of:=SUBSTITUTE(LEFT([.B109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094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mx_9</text:p>
          </table:table-cell>
          <table:table-cell office:value-type="string" calcext:value-type="string">
            <text:p>0,364513739936699</text:p>
          </table:table-cell>
          <table:table-cell office:value-type="float" office:value="0.364513739936699" calcext:value-type="float">
            <text:p>0,364513739936699</text:p>
          </table:table-cell>
          <table:table-cell table:formula="of:=SUBSTITUTE(LEFT([.B109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095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n_7</text:p>
          </table:table-cell>
          <table:table-cell office:value-type="string" calcext:value-type="string">
            <text:p>0,363896158075046</text:p>
          </table:table-cell>
          <table:table-cell office:value-type="float" office:value="0.363896158075046" calcext:value-type="float">
            <text:p>0,363896158075046</text:p>
          </table:table-cell>
          <table:table-cell table:formula="of:=SUBSTITUTE(LEFT([.B109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96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d_1</text:p>
          </table:table-cell>
          <table:table-cell office:value-type="string" calcext:value-type="string">
            <text:p>0,362807076395356</text:p>
          </table:table-cell>
          <table:table-cell office:value-type="float" office:value="0.362807076395356" calcext:value-type="float">
            <text:p>0,362807076395356</text:p>
          </table:table-cell>
          <table:table-cell table:formula="of:=SUBSTITUTE(LEFT([.B1097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09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fq_1</text:p>
          </table:table-cell>
          <table:table-cell office:value-type="string" calcext:value-type="string">
            <text:p>0,362807076395356</text:p>
          </table:table-cell>
          <table:table-cell office:value-type="float" office:value="0.362807076395356" calcext:value-type="float">
            <text:p>0,362807076395356</text:p>
          </table:table-cell>
          <table:table-cell table:formula="of:=SUBSTITUTE(LEFT([.B1098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09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a_1</text:p>
          </table:table-cell>
          <table:table-cell office:value-type="string" calcext:value-type="string">
            <text:p>0,362807076395356</text:p>
          </table:table-cell>
          <table:table-cell office:value-type="float" office:value="0.362807076395356" calcext:value-type="float">
            <text:p>0,362807076395356</text:p>
          </table:table-cell>
          <table:table-cell table:formula="of:=SUBSTITUTE(LEFT([.B1099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09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n_1</text:p>
          </table:table-cell>
          <table:table-cell office:value-type="string" calcext:value-type="string">
            <text:p>0,362807076395356</text:p>
          </table:table-cell>
          <table:table-cell office:value-type="float" office:value="0.362807076395356" calcext:value-type="float">
            <text:p>0,362807076395356</text:p>
          </table:table-cell>
          <table:table-cell table:formula="of:=SUBSTITUTE(LEFT([.B1100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10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qm_1</text:p>
          </table:table-cell>
          <table:table-cell office:value-type="string" calcext:value-type="string">
            <text:p>0,362807076395356</text:p>
          </table:table-cell>
          <table:table-cell office:value-type="float" office:value="0.362807076395356" calcext:value-type="float">
            <text:p>0,362807076395356</text:p>
          </table:table-cell>
          <table:table-cell table:formula="of:=SUBSTITUTE(LEFT([.B1101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101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x_0</text:p>
          </table:table-cell>
          <table:table-cell office:value-type="string" calcext:value-type="string">
            <text:p>0,361655061367844</text:p>
          </table:table-cell>
          <table:table-cell office:value-type="float" office:value="0.361655061367844" calcext:value-type="float">
            <text:p>0,361655061367844</text:p>
          </table:table-cell>
          <table:table-cell table:formula="of:=SUBSTITUTE(LEFT([.B110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102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md_8</text:p>
          </table:table-cell>
          <table:table-cell office:value-type="string" calcext:value-type="string">
            <text:p>0,359441065183193</text:p>
          </table:table-cell>
          <table:table-cell office:value-type="float" office:value="0.359441065183193" calcext:value-type="float">
            <text:p>0,359441065183193</text:p>
          </table:table-cell>
          <table:table-cell table:formula="of:=SUBSTITUTE(LEFT([.B1103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03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fq_8</text:p>
          </table:table-cell>
          <table:table-cell office:value-type="string" calcext:value-type="string">
            <text:p>0,359441065183193</text:p>
          </table:table-cell>
          <table:table-cell office:value-type="float" office:value="0.359441065183193" calcext:value-type="float">
            <text:p>0,359441065183193</text:p>
          </table:table-cell>
          <table:table-cell table:formula="of:=SUBSTITUTE(LEFT([.B1104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04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am_8</text:p>
          </table:table-cell>
          <table:table-cell office:value-type="string" calcext:value-type="string">
            <text:p>0,359441065183193</text:p>
          </table:table-cell>
          <table:table-cell office:value-type="float" office:value="0.359441065183193" calcext:value-type="float">
            <text:p>0,359441065183193</text:p>
          </table:table-cell>
          <table:table-cell table:formula="of:=SUBSTITUTE(LEFT([.B1105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05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mn_8</text:p>
          </table:table-cell>
          <table:table-cell office:value-type="string" calcext:value-type="string">
            <text:p>0,359441065183193</text:p>
          </table:table-cell>
          <table:table-cell office:value-type="float" office:value="0.359441065183193" calcext:value-type="float">
            <text:p>0,359441065183193</text:p>
          </table:table-cell>
          <table:table-cell table:formula="of:=SUBSTITUTE(LEFT([.B1106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06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qm_8</text:p>
          </table:table-cell>
          <table:table-cell office:value-type="string" calcext:value-type="string">
            <text:p>0,359441065183193</text:p>
          </table:table-cell>
          <table:table-cell office:value-type="float" office:value="0.359441065183193" calcext:value-type="float">
            <text:p>0,359441065183193</text:p>
          </table:table-cell>
          <table:table-cell table:formula="of:=SUBSTITUTE(LEFT([.B1107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07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x_7</text:p>
          </table:table-cell>
          <table:table-cell office:value-type="string" calcext:value-type="string">
            <text:p>0,356740211413149</text:p>
          </table:table-cell>
          <table:table-cell office:value-type="float" office:value="0.356740211413149" calcext:value-type="float">
            <text:p>0,356740211413149</text:p>
          </table:table-cell>
          <table:table-cell table:formula="of:=SUBSTITUTE(LEFT([.B110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108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md_1</text:p>
          </table:table-cell>
          <table:table-cell office:value-type="string" calcext:value-type="string">
            <text:p>0,356242876258106</text:p>
          </table:table-cell>
          <table:table-cell office:value-type="float" office:value="0.356242876258106" calcext:value-type="float">
            <text:p>0,356242876258106</text:p>
          </table:table-cell>
          <table:table-cell table:formula="of:=SUBSTITUTE(LEFT([.B1109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0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_tq_8</text:p>
          </table:table-cell>
          <table:table-cell office:value-type="string" calcext:value-type="string">
            <text:p>0,355211927947731</text:p>
          </table:table-cell>
          <table:table-cell office:value-type="float" office:value="0.355211927947731" calcext:value-type="float">
            <text:p>0,355211927947731</text:p>
          </table:table-cell>
          <table:table-cell table:formula="of:=SUBSTITUTE(LEFT([.B1110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110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_am_7</text:p>
          </table:table-cell>
          <table:table-cell office:value-type="string" calcext:value-type="string">
            <text:p>0,355211927947731</text:p>
          </table:table-cell>
          <table:table-cell office:value-type="float" office:value="0.355211927947731" calcext:value-type="float">
            <text:p>0,355211927947731</text:p>
          </table:table-cell>
          <table:table-cell table:formula="of:=SUBSTITUTE(LEFT([.B1111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11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x_0</text:p>
          </table:table-cell>
          <table:table-cell office:value-type="string" calcext:value-type="string">
            <text:p>0,353725662219757</text:p>
          </table:table-cell>
          <table:table-cell office:value-type="float" office:value="0.353725662219757" calcext:value-type="float">
            <text:p>0,353725662219757</text:p>
          </table:table-cell>
          <table:table-cell table:formula="of:=SUBSTITUTE(LEFT([.B111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112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fq_0</text:p>
          </table:table-cell>
          <table:table-cell office:value-type="string" calcext:value-type="string">
            <text:p>0,353725662219757</text:p>
          </table:table-cell>
          <table:table-cell office:value-type="float" office:value="0.353725662219757" calcext:value-type="float">
            <text:p>0,353725662219757</text:p>
          </table:table-cell>
          <table:table-cell table:formula="of:=SUBSTITUTE(LEFT([.B1113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13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mn_0</text:p>
          </table:table-cell>
          <table:table-cell office:value-type="string" calcext:value-type="string">
            <text:p>0,353725662219757</text:p>
          </table:table-cell>
          <table:table-cell office:value-type="float" office:value="0.353725662219757" calcext:value-type="float">
            <text:p>0,353725662219757</text:p>
          </table:table-cell>
          <table:table-cell table:formula="of:=SUBSTITUTE(LEFT([.B1114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14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_am_3</text:p>
          </table:table-cell>
          <table:table-cell office:value-type="string" calcext:value-type="string">
            <text:p>0,350086366955979</text:p>
          </table:table-cell>
          <table:table-cell office:value-type="float" office:value="0.350086366955979" calcext:value-type="float">
            <text:p>0,350086366955979</text:p>
          </table:table-cell>
          <table:table-cell table:formula="of:=SUBSTITUTE(LEFT([.B1115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15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_qm_3</text:p>
          </table:table-cell>
          <table:table-cell office:value-type="string" calcext:value-type="string">
            <text:p>0,350086366955979</text:p>
          </table:table-cell>
          <table:table-cell office:value-type="float" office:value="0.350086366955979" calcext:value-type="float">
            <text:p>0,350086366955979</text:p>
          </table:table-cell>
          <table:table-cell table:formula="of:=SUBSTITUTE(LEFT([.B1116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16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md_3</text:p>
          </table:table-cell>
          <table:table-cell office:value-type="string" calcext:value-type="string">
            <text:p>0,350086366955979</text:p>
          </table:table-cell>
          <table:table-cell office:value-type="float" office:value="0.350086366955979" calcext:value-type="float">
            <text:p>0,350086366955979</text:p>
          </table:table-cell>
          <table:table-cell table:formula="of:=SUBSTITUTE(LEFT([.B1117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17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fq_3</text:p>
          </table:table-cell>
          <table:table-cell office:value-type="string" calcext:value-type="string">
            <text:p>0,350086366955979</text:p>
          </table:table-cell>
          <table:table-cell office:value-type="float" office:value="0.350086366955979" calcext:value-type="float">
            <text:p>0,350086366955979</text:p>
          </table:table-cell>
          <table:table-cell table:formula="of:=SUBSTITUTE(LEFT([.B1118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1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tq_3</text:p>
          </table:table-cell>
          <table:table-cell office:value-type="string" calcext:value-type="string">
            <text:p>0,350086366955979</text:p>
          </table:table-cell>
          <table:table-cell office:value-type="float" office:value="0.350086366955979" calcext:value-type="float">
            <text:p>0,350086366955979</text:p>
          </table:table-cell>
          <table:table-cell table:formula="of:=SUBSTITUTE(LEFT([.B1119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19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am_3</text:p>
          </table:table-cell>
          <table:table-cell office:value-type="string" calcext:value-type="string">
            <text:p>0,350086366955979</text:p>
          </table:table-cell>
          <table:table-cell office:value-type="float" office:value="0.350086366955979" calcext:value-type="float">
            <text:p>0,350086366955979</text:p>
          </table:table-cell>
          <table:table-cell table:formula="of:=SUBSTITUTE(LEFT([.B1120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20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mn_3</text:p>
          </table:table-cell>
          <table:table-cell office:value-type="string" calcext:value-type="string">
            <text:p>0,350086366955979</text:p>
          </table:table-cell>
          <table:table-cell office:value-type="float" office:value="0.350086366955979" calcext:value-type="float">
            <text:p>0,350086366955979</text:p>
          </table:table-cell>
          <table:table-cell table:formula="of:=SUBSTITUTE(LEFT([.B1121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21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mx_3</text:p>
          </table:table-cell>
          <table:table-cell office:value-type="string" calcext:value-type="string">
            <text:p>0,350086366955979</text:p>
          </table:table-cell>
          <table:table-cell office:value-type="float" office:value="0.350086366955979" calcext:value-type="float">
            <text:p>0,350086366955979</text:p>
          </table:table-cell>
          <table:table-cell table:formula="of:=SUBSTITUTE(LEFT([.B1122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22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qm_3</text:p>
          </table:table-cell>
          <table:table-cell office:value-type="string" calcext:value-type="string">
            <text:p>0,350086366955979</text:p>
          </table:table-cell>
          <table:table-cell office:value-type="float" office:value="0.350086366955979" calcext:value-type="float">
            <text:p>0,350086366955979</text:p>
          </table:table-cell>
          <table:table-cell table:formula="of:=SUBSTITUTE(LEFT([.B1123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2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_fq_3</text:p>
          </table:table-cell>
          <table:table-cell office:value-type="string" calcext:value-type="string">
            <text:p>0,346688881575523</text:p>
          </table:table-cell>
          <table:table-cell office:value-type="float" office:value="0.346688881575523" calcext:value-type="float">
            <text:p>0,346688881575523</text:p>
          </table:table-cell>
          <table:table-cell table:formula="of:=SUBSTITUTE(LEFT([.B1124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24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_mn_3</text:p>
          </table:table-cell>
          <table:table-cell office:value-type="string" calcext:value-type="string">
            <text:p>0,346688881575523</text:p>
          </table:table-cell>
          <table:table-cell office:value-type="float" office:value="0.346688881575523" calcext:value-type="float">
            <text:p>0,346688881575523</text:p>
          </table:table-cell>
          <table:table-cell table:formula="of:=SUBSTITUTE(LEFT([.B1125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25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tq_9</text:p>
          </table:table-cell>
          <table:table-cell office:value-type="string" calcext:value-type="string">
            <text:p>0,344423850230789</text:p>
          </table:table-cell>
          <table:table-cell office:value-type="float" office:value="0.344423850230789" calcext:value-type="float">
            <text:p>0,344423850230789</text:p>
          </table:table-cell>
          <table:table-cell table:formula="of:=SUBSTITUTE(LEFT([.B1126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26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md_0</text:p>
          </table:table-cell>
          <table:table-cell office:value-type="string" calcext:value-type="string">
            <text:p>0,344423850230789</text:p>
          </table:table-cell>
          <table:table-cell office:value-type="float" office:value="0.344423850230789" calcext:value-type="float">
            <text:p>0,344423850230789</text:p>
          </table:table-cell>
          <table:table-cell table:formula="of:=SUBSTITUTE(LEFT([.B1127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27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d_8</text:p>
          </table:table-cell>
          <table:table-cell office:value-type="string" calcext:value-type="string">
            <text:p>0,344026666182505</text:p>
          </table:table-cell>
          <table:table-cell office:value-type="float" office:value="0.344026666182505" calcext:value-type="float">
            <text:p>0,344026666182505</text:p>
          </table:table-cell>
          <table:table-cell table:formula="of:=SUBSTITUTE(LEFT([.B1128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128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fq_8</text:p>
          </table:table-cell>
          <table:table-cell office:value-type="string" calcext:value-type="string">
            <text:p>0,344026666182505</text:p>
          </table:table-cell>
          <table:table-cell office:value-type="float" office:value="0.344026666182505" calcext:value-type="float">
            <text:p>0,344026666182505</text:p>
          </table:table-cell>
          <table:table-cell table:formula="of:=SUBSTITUTE(LEFT([.B1129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129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a_8</text:p>
          </table:table-cell>
          <table:table-cell office:value-type="string" calcext:value-type="string">
            <text:p>0,344026666182505</text:p>
          </table:table-cell>
          <table:table-cell office:value-type="float" office:value="0.344026666182505" calcext:value-type="float">
            <text:p>0,344026666182505</text:p>
          </table:table-cell>
          <table:table-cell table:formula="of:=SUBSTITUTE(LEFT([.B1130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130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n_8</text:p>
          </table:table-cell>
          <table:table-cell office:value-type="string" calcext:value-type="string">
            <text:p>0,344026666182505</text:p>
          </table:table-cell>
          <table:table-cell office:value-type="float" office:value="0.344026666182505" calcext:value-type="float">
            <text:p>0,344026666182505</text:p>
          </table:table-cell>
          <table:table-cell table:formula="of:=SUBSTITUTE(LEFT([.B1131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131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qm_8</text:p>
          </table:table-cell>
          <table:table-cell office:value-type="string" calcext:value-type="string">
            <text:p>0,344026666182505</text:p>
          </table:table-cell>
          <table:table-cell office:value-type="float" office:value="0.344026666182505" calcext:value-type="float">
            <text:p>0,344026666182505</text:p>
          </table:table-cell>
          <table:table-cell table:formula="of:=SUBSTITUTE(LEFT([.B1132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132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tq_0</text:p>
          </table:table-cell>
          <table:table-cell office:value-type="string" calcext:value-type="string">
            <text:p>0,339298289239037</text:p>
          </table:table-cell>
          <table:table-cell office:value-type="float" office:value="0.339298289239037" calcext:value-type="float">
            <text:p>0,339298289239037</text:p>
          </table:table-cell>
          <table:table-cell table:formula="of:=SUBSTITUTE(LEFT([.B1133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33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mx_0</text:p>
          </table:table-cell>
          <table:table-cell office:value-type="string" calcext:value-type="string">
            <text:p>0,339298289239037</text:p>
          </table:table-cell>
          <table:table-cell office:value-type="float" office:value="0.339298289239037" calcext:value-type="float">
            <text:p>0,339298289239037</text:p>
          </table:table-cell>
          <table:table-cell table:formula="of:=SUBSTITUTE(LEFT([.B1134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34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_md_3</text:p>
          </table:table-cell>
          <table:table-cell office:value-type="string" calcext:value-type="string">
            <text:p>0,333238588465563</text:p>
          </table:table-cell>
          <table:table-cell office:value-type="float" office:value="0.333238588465563" calcext:value-type="float">
            <text:p>0,333238588465563</text:p>
          </table:table-cell>
          <table:table-cell table:formula="of:=SUBSTITUTE(LEFT([.B1135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35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tq_1</text:p>
          </table:table-cell>
          <table:table-cell office:value-type="string" calcext:value-type="string">
            <text:p>0,333238588465562</text:p>
          </table:table-cell>
          <table:table-cell office:value-type="float" office:value="0.333238588465562" calcext:value-type="float">
            <text:p>0,333238588465562</text:p>
          </table:table-cell>
          <table:table-cell table:formula="of:=SUBSTITUTE(LEFT([.B1136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3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am_1</text:p>
          </table:table-cell>
          <table:table-cell office:value-type="string" calcext:value-type="string">
            <text:p>0,333238588465562</text:p>
          </table:table-cell>
          <table:table-cell office:value-type="float" office:value="0.333238588465562" calcext:value-type="float">
            <text:p>0,333238588465562</text:p>
          </table:table-cell>
          <table:table-cell table:formula="of:=SUBSTITUTE(LEFT([.B1137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3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mx_1</text:p>
          </table:table-cell>
          <table:table-cell office:value-type="string" calcext:value-type="string">
            <text:p>0,333238588465562</text:p>
          </table:table-cell>
          <table:table-cell office:value-type="float" office:value="0.333238588465562" calcext:value-type="float">
            <text:p>0,333238588465562</text:p>
          </table:table-cell>
          <table:table-cell table:formula="of:=SUBSTITUTE(LEFT([.B1138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3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qm_1</text:p>
          </table:table-cell>
          <table:table-cell office:value-type="string" calcext:value-type="string">
            <text:p>0,333238588465562</text:p>
          </table:table-cell>
          <table:table-cell office:value-type="float" office:value="0.333238588465562" calcext:value-type="float">
            <text:p>0,333238588465562</text:p>
          </table:table-cell>
          <table:table-cell table:formula="of:=SUBSTITUTE(LEFT([.B1139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3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fq_1</text:p>
          </table:table-cell>
          <table:table-cell office:value-type="string" calcext:value-type="string">
            <text:p>0,333020772129625</text:p>
          </table:table-cell>
          <table:table-cell office:value-type="float" office:value="0.333020772129625" calcext:value-type="float">
            <text:p>0,333020772129625</text:p>
          </table:table-cell>
          <table:table-cell table:formula="of:=SUBSTITUTE(LEFT([.B1140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4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am_1</text:p>
          </table:table-cell>
          <table:table-cell office:value-type="string" calcext:value-type="string">
            <text:p>0,333020772129625</text:p>
          </table:table-cell>
          <table:table-cell office:value-type="float" office:value="0.333020772129625" calcext:value-type="float">
            <text:p>0,333020772129625</text:p>
          </table:table-cell>
          <table:table-cell table:formula="of:=SUBSTITUTE(LEFT([.B1141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41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qm_1</text:p>
          </table:table-cell>
          <table:table-cell office:value-type="string" calcext:value-type="string">
            <text:p>0,333020772129625</text:p>
          </table:table-cell>
          <table:table-cell office:value-type="float" office:value="0.333020772129625" calcext:value-type="float">
            <text:p>0,333020772129625</text:p>
          </table:table-cell>
          <table:table-cell table:formula="of:=SUBSTITUTE(LEFT([.B1142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42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tq_5</text:p>
          </table:table-cell>
          <table:table-cell office:value-type="string" calcext:value-type="string">
            <text:p>0,325082973391448</text:p>
          </table:table-cell>
          <table:table-cell office:value-type="float" office:value="0.325082973391448" calcext:value-type="float">
            <text:p>0,325082973391448</text:p>
          </table:table-cell>
          <table:table-cell table:formula="of:=SUBSTITUTE(LEFT([.B1143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143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md_4</text:p>
          </table:table-cell>
          <table:table-cell office:value-type="string" calcext:value-type="string">
            <text:p>0,316884748918891</text:p>
          </table:table-cell>
          <table:table-cell office:value-type="float" office:value="0.316884748918891" calcext:value-type="float">
            <text:p>0,316884748918891</text:p>
          </table:table-cell>
          <table:table-cell table:formula="of:=SUBSTITUTE(LEFT([.B1144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144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mn_1</text:p>
          </table:table-cell>
          <table:table-cell office:value-type="string" calcext:value-type="string">
            <text:p>0,307903611744959</text:p>
          </table:table-cell>
          <table:table-cell office:value-type="float" office:value="0.307903611744959" calcext:value-type="float">
            <text:p>0,307903611744959</text:p>
          </table:table-cell>
          <table:table-cell table:formula="of:=SUBSTITUTE(LEFT([.B1145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14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_tq_5</text:p>
          </table:table-cell>
          <table:table-cell office:value-type="string" calcext:value-type="string">
            <text:p>0,304883000356301</text:p>
          </table:table-cell>
          <table:table-cell office:value-type="float" office:value="0.304883000356301" calcext:value-type="float">
            <text:p>0,304883000356301</text:p>
          </table:table-cell>
          <table:table-cell table:formula="of:=SUBSTITUTE(LEFT([.B1146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146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sk_4</text:p>
          </table:table-cell>
          <table:table-cell office:value-type="string" calcext:value-type="string">
            <text:p>0,304883000356301</text:p>
          </table:table-cell>
          <table:table-cell office:value-type="float" office:value="0.304883000356301" calcext:value-type="float">
            <text:p>0,304883000356301</text:p>
          </table:table-cell>
          <table:table-cell table:formula="of:=SUBSTITUTE(LEFT([.B1147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147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'variables32-key'.N2:'variables32-key'.O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4T22:15:17.561345782</dc:date>
    <meta:editing-duration>P3DT4H52M49S</meta:editing-duration>
    <meta:editing-cycles>1</meta:editing-cycles>
    <meta:document-statistic meta:table-count="1" meta:cell-count="9070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variables32-key'.B2:'variables32-key'.C7" chart:data-source-has-labels="both" svg:x="1.331cm" svg:y="0.18cm" svg:width="14.349cm" svg:height="8.64cm">
          <chart:coordinate-region svg:x="2.614cm" svg:y="0.38cm" svg:width="13.066cm" svg:height="7.793cm"/>
          <chart:axis chart:dimension="x" chart:name="primary-x" chart:style-name="ch3" chartooo:axis-type="auto">
            <chartooo:date-scale/>
            <chart:categories table:cell-range-address="'variables32-key'.B3:'variables32-key'.B7"/>
          </chart:axis>
          <chart:axis chart:dimension="y" chart:name="primary-y" chart:style-name="ch4">
            <chart:title svg:x="0.451cm" svg:y="6.965cm" chart:style-name="ch5">
              <text:p>IMPORTÂNCIA (SEM UNIDADE))</text:p>
            </chart:title>
            <chart:grid chart:style-name="ch6" chart:class="major"/>
          </chart:axis>
          <chart:series chart:style-name="ch7" chart:values-cell-range-address="'variables32-key'.C3:'variables32-key'.C7" chart:label-cell-address="'variables32-key'.C2:'variables32-key'.C2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ortância</text:p>
                <draw:g>
                  <svg:desc>'variables32-key'.C2:'variables32-key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t</text:p>
                <draw:g>
                  <svg:desc>'variables32-key'.B3:'variables32-key'.B7</svg:desc>
                </draw:g>
              </table:table-cell>
              <table:table-cell office:value-type="float" office:value="327.981624168997">
                <text:p>327.981624168997</text:p>
                <draw:g>
                  <svg:desc>'variables32-key'.C3:'variables32-key'.C7</svg:desc>
                </draw:g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201.514078191748">
                <text:p>201.514078191748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51.7630231684331">
                <text:p>51.7630231684331</text:p>
              </table:table-cell>
            </table:table-row>
            <table:table-row>
              <table:table-cell office:value-type="string">
                <text:p>ps</text:p>
              </table:table-cell>
              <table:table-cell office:value-type="float" office:value="48.9266724401937">
                <text:p>48.9266724401937</text:p>
              </table:table-cell>
            </table:table-row>
            <table:table-row>
              <table:table-cell office:value-type="string">
                <text:p>dt</text:p>
              </table:table-cell>
              <table:table-cell office:value-type="float" office:value="21.7749575325941">
                <text:p>21.77495753259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9.032cm" xlink:href=".." xlink:type="simple" chart:class="chart:bar" chart:style-name="ch1">
        <chart:plot-area chart:style-name="ch2" table:cell-range-address="'variables32-key'.N2:'variables32-key'.O9" chart:data-source-has-labels="column" svg:x="1.331cm" svg:y="0.18cm" svg:width="14.359cm" svg:height="8.672cm">
          <chart:coordinate-region svg:x="2.138cm" svg:y="0.379cm" svg:width="13.552cm" svg:height="7.826cm"/>
          <chart:axis chart:dimension="x" chart:name="primary-x" chart:style-name="ch3" chartooo:axis-type="auto">
            <chartooo:date-scale/>
            <chart:categories table:cell-range-address="'variables32-key'.N2:'variables32-key'.N9"/>
          </chart:axis>
          <chart:axis chart:dimension="y" chart:name="primary-y" chart:style-name="ch4">
            <chart:title svg:x="0.451cm" svg:y="6.928cm" chart:style-name="ch5">
              <text:p>IMPORTÂNCIA (SEM UNIDADE)</text:p>
            </chart:title>
            <chart:grid chart:style-name="ch6" chart:class="major"/>
          </chart:axis>
          <chart:series chart:style-name="ch7" chart:values-cell-range-address="'variables32-key'.O2:'variables32-key'.O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'variables32-key'.N2:'variables32-key'.N9</svg:desc>
                </draw:g>
              </table:table-cell>
              <table:table-cell office:value-type="float" office:value="119.176187934498">
                <text:p>119.176187934498</text:p>
                <draw:g>
                  <svg:desc>'variables32-key'.O2:'variables32-key'.O9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.028854692372">
                <text:p>107.028854692372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6.4285029428815">
                <text:p>96.42850294288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.2460996856121">
                <text:p>89.2460996856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.7931258066427">
                <text:p>76.7931258066427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57.579914617635">
                <text:p>57.5799146176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9250586460131">
                <text:p>56.9250586460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.7826111763113">
                <text:p>48.78261117631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